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1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2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&gt;=99999" style:apply-style-name="Error" style:base-cell-address="Sheet1.A1"/>
    </style:style>
    <style:style style:name="ce3" style:family="table-cell" style:parent-style-name="Default">
      <style:map style:condition="cell-content()&gt;=99999" style:apply-style-name="Error" style:base-cell-address="Sheet1.A1"/>
    </style:style>
    <style:style style:name="ce1" style:family="table-cell" style:parent-style-name="Default">
      <style:map style:condition="cell-content()=[$Sheet1.$E$1]" style:apply-style-name="Good" style:base-cell-address="Sheet1.B1"/>
    </style:style>
    <style:style style:name="ce5" style:family="table-cell" style:parent-style-name="Default">
      <style:map style:condition="cell-content()=[$Sheet1.$E$1]" style:apply-style-name="Good" style:base-cell-address="Sheet1.B2"/>
    </style:style>
    <style:style style:name="ce6" style:family="table-cell" style:parent-style-name="Default">
      <style:map style:condition="cell-content()=[$Sheet1.$E$1]" style:apply-style-name="Good" style:base-cell-address="Sheet1.B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amount</text:p>
          </table:table-cell>
          <table:table-cell table:style-name="ce1" office:value-type="string" calcext:value-type="string">
            <text:p>unit</text:p>
          </table:table-cell>
          <table:table-cell office:value-type="string" calcext:value-type="string">
            <text:p>sq-meters</text:p>
          </table:table-cell>
          <table:table-cell office:value-type="string" calcext:value-type="string">
            <text:p>hectares</text:p>
          </table:table-cell>
          <table:table-cell office:value-type="string" calcext:value-type="string">
            <text:p>Sq-pole to sq-meter</text:p>
          </table:table-cell>
          <table:table-cell office:value-type="string" calcext:value-type="string">
            <text:p>Sq-rope to sq-meter</text:p>
          </table:table-cell>
          <table:table-cell office:value-type="string" calcext:value-type="string">
            <text:p>Acre to sq-meter</text:p>
          </table:table-cell>
          <table:table-cell office:value-type="string" calcext:value-type="string">
            <text:p>Sq-meter to hectar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2]=&quot;ropes&quot;;[.A2]*[.F2];IF([.B2]=&quot;poles&quot;;[.A2]*[.E2];[.A2]*[.G2]))" office:value-type="float" office:value="16187.424" calcext:value-type="float">
            <text:p>16187.424</text:p>
          </table:table-cell>
          <table:table-cell table:formula="of:=[.C2]*[.H2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3]=&quot;ropes&quot;;[.A3]*[.F3];IF([.B3]=&quot;poles&quot;;[.A3]*[.E3];[.A3]*[.G3]))" office:value-type="float" office:value="4046.856" calcext:value-type="float">
            <text:p>4046.856</text:p>
          </table:table-cell>
          <table:table-cell table:formula="of:=[.C3]*[.H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 office:value-type="string" calcext:value-type="string">
            <text:p>poles</text:p>
          </table:table-cell>
          <table:table-cell table:formula="of:=IF([.B4]=&quot;ropes&quot;;[.A4]*[.F4];IF([.B4]=&quot;poles&quot;;[.A4]*[.E4];[.A4]*[.G4]))" office:value-type="float" office:value="12.64642632" calcext:value-type="float">
            <text:p>12.64642632</text:p>
          </table:table-cell>
          <table:table-cell table:formula="of:=[.C4]*[.H4]" office:value-type="float" office:value="0.001264642632" calcext:value-type="float">
            <text:p>0.00126464263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5]=&quot;ropes&quot;;[.A5]*[.F5];IF([.B5]=&quot;poles&quot;;[.A5]*[.E5];[.A5]*[.G5]))" office:value-type="float" office:value="4046.856" calcext:value-type="float">
            <text:p>4046.856</text:p>
          </table:table-cell>
          <table:table-cell table:formula="of:=[.C5]*[.H5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6]=&quot;ropes&quot;;[.A6]*[.F6];IF([.B6]=&quot;poles&quot;;[.A6]*[.E6];[.A6]*[.G6]))" office:value-type="float" office:value="4046.856" calcext:value-type="float">
            <text:p>4046.856</text:p>
          </table:table-cell>
          <table:table-cell table:formula="of:=[.C6]*[.H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7]=&quot;ropes&quot;;[.A7]*[.F7];IF([.B7]=&quot;poles&quot;;[.A7]*[.E7];[.A7]*[.G7]))" office:value-type="float" office:value="32374.848" calcext:value-type="float">
            <text:p>32374.848</text:p>
          </table:table-cell>
          <table:table-cell table:formula="of:=[.C7]*[.H7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8]=&quot;ropes&quot;;[.A8]*[.F8];IF([.B8]=&quot;poles&quot;;[.A8]*[.E8];[.A8]*[.G8]))" office:value-type="float" office:value="4046.856" calcext:value-type="float">
            <text:p>4046.856</text:p>
          </table:table-cell>
          <table:table-cell table:formula="of:=[.C8]*[.H8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9]=&quot;ropes&quot;;[.A9]*[.F9];IF([.B9]=&quot;poles&quot;;[.A9]*[.E9];[.A9]*[.G9]))" office:value-type="float" office:value="4046.856" calcext:value-type="float">
            <text:p>4046.856</text:p>
          </table:table-cell>
          <table:table-cell table:formula="of:=[.C9]*[.H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10]=&quot;ropes&quot;;[.A10]*[.F10];IF([.B10]=&quot;poles&quot;;[.A10]*[.E10];[.A10]*[.G10]))" office:value-type="float" office:value="20234.28" calcext:value-type="float">
            <text:p>20234.28</text:p>
          </table:table-cell>
          <table:table-cell table:formula="of:=[.C10]*[.H10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1]=&quot;ropes&quot;;[.A11]*[.F11];IF([.B11]=&quot;poles&quot;;[.A11]*[.E11];[.A11]*[.G11]))" office:value-type="float" office:value="28.55110178" calcext:value-type="float">
            <text:p>28.55110178</text:p>
          </table:table-cell>
          <table:table-cell table:formula="of:=[.C11]*[.H11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2]=&quot;ropes&quot;;[.A12]*[.F12];IF([.B12]=&quot;poles&quot;;[.A12]*[.E12];[.A12]*[.G12]))" office:value-type="float" office:value="8093.712" calcext:value-type="float">
            <text:p>8093.712</text:p>
          </table:table-cell>
          <table:table-cell table:formula="of:=[.C12]*[.H12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3]=&quot;ropes&quot;;[.A13]*[.F13];IF([.B13]=&quot;poles&quot;;[.A13]*[.E13];[.A13]*[.G13]))" office:value-type="float" office:value="8093.712" calcext:value-type="float">
            <text:p>8093.712</text:p>
          </table:table-cell>
          <table:table-cell table:formula="of:=[.C13]*[.H13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14]=&quot;ropes&quot;;[.A14]*[.F14];IF([.B14]=&quot;poles&quot;;[.A14]*[.E14];[.A14]*[.G14]))" office:value-type="float" office:value="6070.284" calcext:value-type="float">
            <text:p>6070.284</text:p>
          </table:table-cell>
          <table:table-cell table:formula="of:=[.C14]*[.H14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5]=&quot;ropes&quot;;[.A15]*[.F15];IF([.B15]=&quot;poles&quot;;[.A15]*[.E15];[.A15]*[.G15]))" office:value-type="float" office:value="57.10220356" calcext:value-type="float">
            <text:p>57.10220356</text:p>
          </table:table-cell>
          <table:table-cell table:formula="of:=[.C15]*[.H15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6]=&quot;ropes&quot;;[.A16]*[.F16];IF([.B16]=&quot;poles&quot;;[.A16]*[.E16];[.A16]*[.G16]))" office:value-type="float" office:value="128.47995801" calcext:value-type="float">
            <text:p>128.47995801</text:p>
          </table:table-cell>
          <table:table-cell table:formula="of:=[.C16]*[.H16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7]=&quot;ropes&quot;;[.A17]*[.F17];IF([.B17]=&quot;poles&quot;;[.A17]*[.E17];[.A17]*[.G17]))" office:value-type="float" office:value="4046.856" calcext:value-type="float">
            <text:p>4046.856</text:p>
          </table:table-cell>
          <table:table-cell table:formula="of:=[.C17]*[.H1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8]=&quot;ropes&quot;;[.A18]*[.F18];IF([.B18]=&quot;poles&quot;;[.A18]*[.E18];[.A18]*[.G18]))" office:value-type="float" office:value="12140.568" calcext:value-type="float">
            <text:p>12140.568</text:p>
          </table:table-cell>
          <table:table-cell table:formula="of:=[.C18]*[.H18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9]=&quot;ropes&quot;;[.A19]*[.F19];IF([.B19]=&quot;poles&quot;;[.A19]*[.E19];[.A19]*[.G19]))" office:value-type="float" office:value="8093.712" calcext:value-type="float">
            <text:p>8093.712</text:p>
          </table:table-cell>
          <table:table-cell table:formula="of:=[.C19]*[.H19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20]=&quot;ropes&quot;;[.A20]*[.F20];IF([.B20]=&quot;poles&quot;;[.A20]*[.E20];[.A20]*[.G20]))" office:value-type="float" office:value="4046.856" calcext:value-type="float">
            <text:p>4046.856</text:p>
          </table:table-cell>
          <table:table-cell table:formula="of:=[.C20]*[.H20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21]=&quot;ropes&quot;;[.A21]*[.F21];IF([.B21]=&quot;poles&quot;;[.A21]*[.E21];[.A21]*[.G21]))" office:value-type="float" office:value="8093.712" calcext:value-type="float">
            <text:p>8093.712</text:p>
          </table:table-cell>
          <table:table-cell table:formula="of:=[.C21]*[.H21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22]=&quot;ropes&quot;;[.A22]*[.F22];IF([.B22]=&quot;poles&quot;;[.A22]*[.E22];[.A22]*[.G22]))" office:value-type="float" office:value="4046.856" calcext:value-type="float">
            <text:p>4046.856</text:p>
          </table:table-cell>
          <table:table-cell table:formula="of:=[.C22]*[.H2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23]=&quot;ropes&quot;;[.A23]*[.F23];IF([.B23]=&quot;poles&quot;;[.A23]*[.E23];[.A23]*[.G23]))" office:value-type="float" office:value="4046.856" calcext:value-type="float">
            <text:p>4046.856</text:p>
          </table:table-cell>
          <table:table-cell table:formula="of:=[.C23]*[.H2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24]=&quot;ropes&quot;;[.A24]*[.F24];IF([.B24]=&quot;poles&quot;;[.A24]*[.E24];[.A24]*[.G24]))" office:value-type="float" office:value="57.10220356" calcext:value-type="float">
            <text:p>57.10220356</text:p>
          </table:table-cell>
          <table:table-cell table:formula="of:=[.C24]*[.H24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25]=&quot;ropes&quot;;[.A25]*[.F25];IF([.B25]=&quot;poles&quot;;[.A25]*[.E25];[.A25]*[.G25]))" office:value-type="float" office:value="42.82665267" calcext:value-type="float">
            <text:p>42.82665267</text:p>
          </table:table-cell>
          <table:table-cell table:formula="of:=[.C25]*[.H25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26]=&quot;ropes&quot;;[.A26]*[.F26];IF([.B26]=&quot;poles&quot;;[.A26]*[.E26];[.A26]*[.G26]))" office:value-type="float" office:value="12140.568" calcext:value-type="float">
            <text:p>12140.568</text:p>
          </table:table-cell>
          <table:table-cell table:formula="of:=[.C26]*[.H26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27]=&quot;ropes&quot;;[.A27]*[.F27];IF([.B27]=&quot;poles&quot;;[.A27]*[.E27];[.A27]*[.G27]))" office:value-type="float" office:value="71.37775445" calcext:value-type="float">
            <text:p>71.37775445</text:p>
          </table:table-cell>
          <table:table-cell table:formula="of:=[.C27]*[.H27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28]=&quot;ropes&quot;;[.A28]*[.F28];IF([.B28]=&quot;poles&quot;;[.A28]*[.E28];[.A28]*[.G28]))" office:value-type="float" office:value="114.20440712" calcext:value-type="float">
            <text:p>114.20440712</text:p>
          </table:table-cell>
          <table:table-cell table:formula="of:=[.C28]*[.H28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29]=&quot;ropes&quot;;[.A29]*[.F29];IF([.B29]=&quot;poles&quot;;[.A29]*[.E29];[.A29]*[.G29]))" office:value-type="float" office:value="57.10220356" calcext:value-type="float">
            <text:p>57.10220356</text:p>
          </table:table-cell>
          <table:table-cell table:formula="of:=[.C29]*[.H29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/>
          <table:table-cell table:formula="of:=IF([.B30]=&quot;ropes&quot;;[.A30]*[.F30];IF([.B30]=&quot;poles&quot;;[.A30]*[.E30];[.A30]*[.G30]))" office:value-type="float" office:value="56655.984" calcext:value-type="float">
            <text:p>56655.984</text:p>
          </table:table-cell>
          <table:table-cell table:formula="of:=[.C30]*[.H30]" office:value-type="float" office:value="5.6655984" calcext:value-type="float">
            <text:p>5.66559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31]=&quot;ropes&quot;;[.A31]*[.F31];IF([.B31]=&quot;poles&quot;;[.A31]*[.E31];[.A31]*[.G31]))" office:value-type="float" office:value="8093.712" calcext:value-type="float">
            <text:p>8093.712</text:p>
          </table:table-cell>
          <table:table-cell table:formula="of:=[.C31]*[.H31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32]=&quot;ropes&quot;;[.A32]*[.F32];IF([.B32]=&quot;poles&quot;;[.A32]*[.E32];[.A32]*[.G32]))" office:value-type="float" office:value="4046.856" calcext:value-type="float">
            <text:p>4046.856</text:p>
          </table:table-cell>
          <table:table-cell table:formula="of:=[.C32]*[.H3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33]=&quot;ropes&quot;;[.A33]*[.F33];IF([.B33]=&quot;poles&quot;;[.A33]*[.E33];[.A33]*[.G33]))" office:value-type="float" office:value="4046.856" calcext:value-type="float">
            <text:p>4046.856</text:p>
          </table:table-cell>
          <table:table-cell table:formula="of:=[.C33]*[.H3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ole</text:p>
          </table:table-cell>
          <table:table-cell table:formula="of:=IF([.B34]=&quot;ropes&quot;;[.A34]*[.F34];IF([.B34]=&quot;poles&quot;;[.A34]*[.E34];[.A34]*[.G34]))" office:value-type="float" office:value="4046.856" calcext:value-type="float">
            <text:p>4046.856</text:p>
          </table:table-cell>
          <table:table-cell table:formula="of:=[.C34]*[.H3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formula="of:=IF([.B35]=&quot;ropes&quot;;[.A35]*[.F35];IF([.B35]=&quot;poles&quot;;[.A35]*[.E35];[.A35]*[.G35]))" office:value-type="float" office:value="40468.56" calcext:value-type="float">
            <text:p>40468.56</text:p>
          </table:table-cell>
          <table:table-cell table:formula="of:=[.C35]*[.H35]" office:value-type="float" office:value="4.046856" calcext:value-type="float">
            <text:p>4.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36]=&quot;ropes&quot;;[.A36]*[.F36];IF([.B36]=&quot;poles&quot;;[.A36]*[.E36];[.A36]*[.G36]))" office:value-type="float" office:value="8093.712" calcext:value-type="float">
            <text:p>8093.712</text:p>
          </table:table-cell>
          <table:table-cell table:formula="of:=[.C36]*[.H36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37]=&quot;ropes&quot;;[.A37]*[.F37];IF([.B37]=&quot;poles&quot;;[.A37]*[.E37];[.A37]*[.G37]))" office:value-type="float" office:value="4046.856" calcext:value-type="float">
            <text:p>4046.856</text:p>
          </table:table-cell>
          <table:table-cell table:formula="of:=[.C37]*[.H3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38]=&quot;ropes&quot;;[.A38]*[.F38];IF([.B38]=&quot;poles&quot;;[.A38]*[.E38];[.A38]*[.G38]))" office:value-type="float" office:value="24281.136" calcext:value-type="float">
            <text:p>24281.136</text:p>
          </table:table-cell>
          <table:table-cell table:formula="of:=[.C38]*[.H38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39]=&quot;ropes&quot;;[.A39]*[.F39];IF([.B39]=&quot;poles&quot;;[.A39]*[.E39];[.A39]*[.G39]))" office:value-type="float" office:value="24281.136" calcext:value-type="float">
            <text:p>24281.136</text:p>
          </table:table-cell>
          <table:table-cell table:formula="of:=[.C39]*[.H39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40]=&quot;ropes&quot;;[.A40]*[.F40];IF([.B40]=&quot;poles&quot;;[.A40]*[.E40];[.A40]*[.G40]))" office:value-type="float" office:value="4046.856" calcext:value-type="float">
            <text:p>4046.856</text:p>
          </table:table-cell>
          <table:table-cell table:formula="of:=[.C40]*[.H40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41]=&quot;ropes&quot;;[.A41]*[.F41];IF([.B41]=&quot;poles&quot;;[.A41]*[.E41];[.A41]*[.G41]))" office:value-type="float" office:value="32374.848" calcext:value-type="float">
            <text:p>32374.848</text:p>
          </table:table-cell>
          <table:table-cell table:formula="of:=[.C41]*[.H41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42]=&quot;ropes&quot;;[.A42]*[.F42];IF([.B42]=&quot;poles&quot;;[.A42]*[.E42];[.A42]*[.G42]))" office:value-type="float" office:value="8093.712" calcext:value-type="float">
            <text:p>8093.712</text:p>
          </table:table-cell>
          <table:table-cell table:formula="of:=[.C42]*[.H42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43]=&quot;ropes&quot;;[.A43]*[.F43];IF([.B43]=&quot;poles&quot;;[.A43]*[.E43];[.A43]*[.G43]))" office:value-type="float" office:value="71.37775445" calcext:value-type="float">
            <text:p>71.37775445</text:p>
          </table:table-cell>
          <table:table-cell table:formula="of:=[.C43]*[.H43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44]=&quot;ropes&quot;;[.A44]*[.F44];IF([.B44]=&quot;poles&quot;;[.A44]*[.E44];[.A44]*[.G44]))" office:value-type="float" office:value="4046.856" calcext:value-type="float">
            <text:p>4046.856</text:p>
          </table:table-cell>
          <table:table-cell table:formula="of:=[.C44]*[.H4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45]=&quot;ropes&quot;;[.A45]*[.F45];IF([.B45]=&quot;poles&quot;;[.A45]*[.E45];[.A45]*[.G45]))" office:value-type="float" office:value="99.92885623" calcext:value-type="float">
            <text:p>99.92885623</text:p>
          </table:table-cell>
          <table:table-cell table:formula="of:=[.C45]*[.H45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46]=&quot;ropes&quot;;[.A46]*[.F46];IF([.B46]=&quot;poles&quot;;[.A46]*[.E46];[.A46]*[.G46]))" office:value-type="float" office:value="85.65330534" calcext:value-type="float">
            <text:p>85.65330534</text:p>
          </table:table-cell>
          <table:table-cell table:formula="of:=[.C46]*[.H46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47]=&quot;ropes&quot;;[.A47]*[.F47];IF([.B47]=&quot;poles&quot;;[.A47]*[.E47];[.A47]*[.G47]))" office:value-type="float" office:value="128.47995801" calcext:value-type="float">
            <text:p>128.47995801</text:p>
          </table:table-cell>
          <table:table-cell table:formula="of:=[.C47]*[.H47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48]=&quot;ropes&quot;;[.A48]*[.F48];IF([.B48]=&quot;poles&quot;;[.A48]*[.E48];[.A48]*[.G48]))" office:value-type="float" office:value="16187.424" calcext:value-type="float">
            <text:p>16187.424</text:p>
          </table:table-cell>
          <table:table-cell table:formula="of:=[.C48]*[.H48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(1</text:p>
          </table:table-cell>
          <table:table-cell office:value-type="string" calcext:value-type="string">
            <text:p>pole)</text:p>
          </table:table-cell>
          <table:table-cell table:formula="of:=[.C48]+[.C49]" office:value-type="float" office:value="20234.28" calcext:value-type="float">
            <text:p>20234.28</text:p>
          </table:table-cell>
          <table:table-cell table:formula="of:=[.D48]+[.D49]" office:value-type="float" office:value="2.023428" calcext:value-type="float">
            <text:p>2.023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ole</text:p>
          </table:table-cell>
          <table:table-cell table:formula="of:=IF([.B49]=&quot;ropes&quot;;[.A49]*[.F49];IF([.B49]=&quot;poles&quot;;[.A49]*[.E49];[.A49]*[.G49]))" office:value-type="float" office:value="4046.856" calcext:value-type="float">
            <text:p>4046.856</text:p>
          </table:table-cell>
          <table:table-cell table:formula="of:=[.C49]*[.H4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50]=&quot;ropes&quot;;[.A50]*[.F50];IF([.B50]=&quot;poles&quot;;[.A50]*[.E50];[.A50]*[.G50]))" office:value-type="float" office:value="114.20440712" calcext:value-type="float">
            <text:p>114.20440712</text:p>
          </table:table-cell>
          <table:table-cell table:formula="of:=[.C50]*[.H50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51]=&quot;ropes&quot;;[.A51]*[.F51];IF([.B51]=&quot;poles&quot;;[.A51]*[.E51];[.A51]*[.G51]))" office:value-type="float" office:value="114.20440712" calcext:value-type="float">
            <text:p>114.20440712</text:p>
          </table:table-cell>
          <table:table-cell table:formula="of:=[.C51]*[.H51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ole</text:p>
          </table:table-cell>
          <table:table-cell table:formula="of:=IF([.B52]=&quot;ropes&quot;;[.A52]*[.F52];IF([.B52]=&quot;poles&quot;;[.A52]*[.E52];[.A52]*[.G52]))" office:value-type="float" office:value="4046.856" calcext:value-type="float">
            <text:p>4046.856</text:p>
          </table:table-cell>
          <table:table-cell table:formula="of:=[.C52]*[.H5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formula="of:=IF([.B53]=&quot;ropes&quot;;[.A53]*[.F53];IF([.B53]=&quot;poles&quot;;[.A53]*[.E53];[.A53]*[.G53]))" office:value-type="float" office:value="40468.56" calcext:value-type="float">
            <text:p>40468.56</text:p>
          </table:table-cell>
          <table:table-cell table:formula="of:=[.C53]*[.H53]" office:value-type="float" office:value="4.046856" calcext:value-type="float">
            <text:p>4.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54]=&quot;ropes&quot;;[.A54]*[.F54];IF([.B54]=&quot;poles&quot;;[.A54]*[.E54];[.A54]*[.G54]))" office:value-type="float" office:value="4046.856" calcext:value-type="float">
            <text:p>4046.856</text:p>
          </table:table-cell>
          <table:table-cell table:formula="of:=[.C54]*[.H5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55]=&quot;ropes&quot;;[.A55]*[.F55];IF([.B55]=&quot;poles&quot;;[.A55]*[.E55];[.A55]*[.G55]))" office:value-type="float" office:value="4046.856" calcext:value-type="float">
            <text:p>4046.856</text:p>
          </table:table-cell>
          <table:table-cell table:formula="of:=[.C55]*[.H55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56]=&quot;ropes&quot;;[.A56]*[.F56];IF([.B56]=&quot;poles&quot;;[.A56]*[.E56];[.A56]*[.G56]))" office:value-type="float" office:value="4046.856" calcext:value-type="float">
            <text:p>4046.856</text:p>
          </table:table-cell>
          <table:table-cell table:formula="of:=[.C56]*[.H5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57]=&quot;ropes&quot;;[.A57]*[.F57];IF([.B57]=&quot;poles&quot;;[.A57]*[.E57];[.A57]*[.G57]))" office:value-type="float" office:value="4046.856" calcext:value-type="float">
            <text:p>4046.856</text:p>
          </table:table-cell>
          <table:table-cell table:formula="of:=[.C57]*[.H5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58]=&quot;ropes&quot;;[.A58]*[.F58];IF([.B58]=&quot;poles&quot;;[.A58]*[.E58];[.A58]*[.G58]))" office:value-type="float" office:value="8093.712" calcext:value-type="float">
            <text:p>8093.712</text:p>
          </table:table-cell>
          <table:table-cell table:formula="of:=[.C58]*[.H58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59]=&quot;ropes&quot;;[.A59]*[.F59];IF([.B59]=&quot;poles&quot;;[.A59]*[.E59];[.A59]*[.G59]))" office:value-type="float" office:value="24281.136" calcext:value-type="float">
            <text:p>24281.136</text:p>
          </table:table-cell>
          <table:table-cell table:formula="of:=[.C59]*[.H59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60]=&quot;ropes&quot;;[.A60]*[.F60];IF([.B60]=&quot;poles&quot;;[.A60]*[.E60];[.A60]*[.G60]))" office:value-type="float" office:value="4046.856" calcext:value-type="float">
            <text:p>4046.856</text:p>
          </table:table-cell>
          <table:table-cell table:formula="of:=[.C60]*[.H60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61]=&quot;ropes&quot;;[.A61]*[.F61];IF([.B61]=&quot;poles&quot;;[.A61]*[.E61];[.A61]*[.G61]))" office:value-type="float" office:value="16187.424" calcext:value-type="float">
            <text:p>16187.424</text:p>
          </table:table-cell>
          <table:table-cell table:formula="of:=[.C61]*[.H61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62]=&quot;ropes&quot;;[.A62]*[.F62];IF([.B62]=&quot;poles&quot;;[.A62]*[.E62];[.A62]*[.G62]))" office:value-type="float" office:value="8093.712" calcext:value-type="float">
            <text:p>8093.712</text:p>
          </table:table-cell>
          <table:table-cell table:formula="of:=[.C62]*[.H62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63]=&quot;ropes&quot;;[.A63]*[.F63];IF([.B63]=&quot;poles&quot;;[.A63]*[.E63];[.A63]*[.G63]))" office:value-type="float" office:value="16187.424" calcext:value-type="float">
            <text:p>16187.424</text:p>
          </table:table-cell>
          <table:table-cell table:formula="of:=[.C63]*[.H63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64]=&quot;ropes&quot;;[.A64]*[.F64];IF([.B64]=&quot;poles&quot;;[.A64]*[.E64];[.A64]*[.G64]))" office:value-type="float" office:value="12140.568" calcext:value-type="float">
            <text:p>12140.568</text:p>
          </table:table-cell>
          <table:table-cell table:formula="of:=[.C64]*[.H64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65]=&quot;ropes&quot;;[.A65]*[.F65];IF([.B65]=&quot;poles&quot;;[.A65]*[.E65];[.A65]*[.G65]))" office:value-type="float" office:value="4046.856" calcext:value-type="float">
            <text:p>4046.856</text:p>
          </table:table-cell>
          <table:table-cell table:formula="of:=[.C65]*[.H65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66]=&quot;ropes&quot;;[.A66]*[.F66];IF([.B66]=&quot;poles&quot;;[.A66]*[.E66];[.A66]*[.G66]))" office:value-type="float" office:value="2023.428" calcext:value-type="float">
            <text:p>2023.428</text:p>
          </table:table-cell>
          <table:table-cell table:formula="of:=[.C66]*[.H66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67]=&quot;ropes&quot;;[.A67]*[.F67];IF([.B67]=&quot;poles&quot;;[.A67]*[.E67];[.A67]*[.G67]))" office:value-type="float" office:value="114.20440712" calcext:value-type="float">
            <text:p>114.20440712</text:p>
          </table:table-cell>
          <table:table-cell table:formula="of:=[.C67]*[.H67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68]=&quot;ropes&quot;;[.A68]*[.F68];IF([.B68]=&quot;poles&quot;;[.A68]*[.E68];[.A68]*[.G68]))" office:value-type="float" office:value="32374.848" calcext:value-type="float">
            <text:p>32374.848</text:p>
          </table:table-cell>
          <table:table-cell table:formula="of:=[.C68]*[.H68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69]=&quot;ropes&quot;;[.A69]*[.F69];IF([.B69]=&quot;poles&quot;;[.A69]*[.E69];[.A69]*[.G69]))" office:value-type="float" office:value="4046.856" calcext:value-type="float">
            <text:p>4046.856</text:p>
          </table:table-cell>
          <table:table-cell table:formula="of:=[.C69]*[.H6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70]=&quot;ropes&quot;;[.A70]*[.F70];IF([.B70]=&quot;poles&quot;;[.A70]*[.E70];[.A70]*[.G70]))" office:value-type="float" office:value="16187.424" calcext:value-type="float">
            <text:p>16187.424</text:p>
          </table:table-cell>
          <table:table-cell table:formula="of:=[.C70]*[.H7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71]=&quot;ropes&quot;;[.A71]*[.F71];IF([.B71]=&quot;poles&quot;;[.A71]*[.E71];[.A71]*[.G71]))" office:value-type="float" office:value="8093.712" calcext:value-type="float">
            <text:p>8093.712</text:p>
          </table:table-cell>
          <table:table-cell table:formula="of:=[.C71]*[.H71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oles</text:p>
          </table:table-cell>
          <table:table-cell table:formula="of:=IF([.B72]=&quot;ropes&quot;;[.A72]*[.F72];IF([.B72]=&quot;poles&quot;;[.A72]*[.E72];[.A72]*[.G72]))" office:value-type="float" office:value="75.87855792" calcext:value-type="float">
            <text:p>75.87855792</text:p>
          </table:table-cell>
          <table:table-cell table:formula="of:=[.C72]*[.H72]" office:value-type="float" office:value="0.007587855792" calcext:value-type="float">
            <text:p>0.0075878557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73]=&quot;ropes&quot;;[.A73]*[.F73];IF([.B73]=&quot;poles&quot;;[.A73]*[.E73];[.A73]*[.G73]))" office:value-type="float" office:value="24281.136" calcext:value-type="float">
            <text:p>24281.136</text:p>
          </table:table-cell>
          <table:table-cell table:formula="of:=[.C73]*[.H73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74]=&quot;ropes&quot;;[.A74]*[.F74];IF([.B74]=&quot;poles&quot;;[.A74]*[.E74];[.A74]*[.G74]))" office:value-type="float" office:value="20234.28" calcext:value-type="float">
            <text:p>20234.28</text:p>
          </table:table-cell>
          <table:table-cell table:formula="of:=[.C74]*[.H74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75]=&quot;ropes&quot;;[.A75]*[.F75];IF([.B75]=&quot;poles&quot;;[.A75]*[.E75];[.A75]*[.G75]))" office:value-type="float" office:value="8093.712" calcext:value-type="float">
            <text:p>8093.712</text:p>
          </table:table-cell>
          <table:table-cell table:formula="of:=[.C75]*[.H75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ropes</text:p>
          </table:table-cell>
          <table:table-cell table:formula="of:=IF([.B76]=&quot;ropes&quot;;[.A76]*[.F76];IF([.B76]=&quot;poles&quot;;[.A76]*[.E76];[.A76]*[.G76]))" office:value-type="float" office:value="214.13326335" calcext:value-type="float">
            <text:p>214.13326335</text:p>
          </table:table-cell>
          <table:table-cell table:formula="of:=[.C76]*[.H76]" office:value-type="float" office:value="0.021413326335" calcext:value-type="float">
            <text:p>0.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77]=&quot;ropes&quot;;[.A77]*[.F77];IF([.B77]=&quot;poles&quot;;[.A77]*[.E77];[.A77]*[.G77]))" office:value-type="float" office:value="8093.712" calcext:value-type="float">
            <text:p>8093.712</text:p>
          </table:table-cell>
          <table:table-cell table:formula="of:=[.C77]*[.H77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78]=&quot;ropes&quot;;[.A78]*[.F78];IF([.B78]=&quot;poles&quot;;[.A78]*[.E78];[.A78]*[.G78]))" office:value-type="float" office:value="12140.568" calcext:value-type="float">
            <text:p>12140.568</text:p>
          </table:table-cell>
          <table:table-cell table:formula="of:=[.C78]*[.H78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79]=&quot;ropes&quot;;[.A79]*[.F79];IF([.B79]=&quot;poles&quot;;[.A79]*[.E79];[.A79]*[.G79]))" office:value-type="float" office:value="4046.856" calcext:value-type="float">
            <text:p>4046.856</text:p>
          </table:table-cell>
          <table:table-cell table:formula="of:=[.C79]*[.H7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80]=&quot;ropes&quot;;[.A80]*[.F80];IF([.B80]=&quot;poles&quot;;[.A80]*[.E80];[.A80]*[.G80]))" office:value-type="float" office:value="114.20440712" calcext:value-type="float">
            <text:p>114.20440712</text:p>
          </table:table-cell>
          <table:table-cell table:formula="of:=[.C80]*[.H80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81]=&quot;ropes&quot;;[.A81]*[.F81];IF([.B81]=&quot;poles&quot;;[.A81]*[.E81];[.A81]*[.G81]))" office:value-type="float" office:value="71.37775445" calcext:value-type="float">
            <text:p>71.37775445</text:p>
          </table:table-cell>
          <table:table-cell table:formula="of:=[.C81]*[.H81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82]=&quot;ropes&quot;;[.A82]*[.F82];IF([.B82]=&quot;poles&quot;;[.A82]*[.E82];[.A82]*[.G82]))" office:value-type="float" office:value="6070.284" calcext:value-type="float">
            <text:p>6070.284</text:p>
          </table:table-cell>
          <table:table-cell table:formula="of:=[.C82]*[.H82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5"/>
          <table:table-cell table:formula="of:=IF([.B83]=&quot;ropes&quot;;[.A83]*[.F83];IF([.B83]=&quot;poles&quot;;[.A83]*[.E83];[.A83]*[.G83]))" office:value-type="float" office:value="3035.142" calcext:value-type="float">
            <text:p>3035.142</text:p>
          </table:table-cell>
          <table:table-cell table:formula="of:=[.C83]*[.H83]" office:value-type="float" office:value="0.3035142" calcext:value-type="float">
            <text:p>0.303514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84]=&quot;ropes&quot;;[.A84]*[.F84];IF([.B84]=&quot;poles&quot;;[.A84]*[.E84];[.A84]*[.G84]))" office:value-type="float" office:value="6070.284" calcext:value-type="float">
            <text:p>6070.284</text:p>
          </table:table-cell>
          <table:table-cell table:formula="of:=[.C84]*[.H84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85]=&quot;ropes&quot;;[.A85]*[.F85];IF([.B85]=&quot;poles&quot;;[.A85]*[.E85];[.A85]*[.G85]))" office:value-type="float" office:value="24281.136" calcext:value-type="float">
            <text:p>24281.136</text:p>
          </table:table-cell>
          <table:table-cell table:formula="of:=[.C85]*[.H85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/>
          <table:table-cell table:formula="of:=IF([.B86]=&quot;ropes&quot;;[.A86]*[.F86];IF([.B86]=&quot;poles&quot;;[.A86]*[.E86];[.A86]*[.G86]))" office:value-type="float" office:value="48562.272" calcext:value-type="float">
            <text:p>48562.272</text:p>
          </table:table-cell>
          <table:table-cell table:formula="of:=[.C86]*[.H86]" office:value-type="float" office:value="4.8562272" calcext:value-type="float">
            <text:p>4.856227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formula="of:=IF([.B87]=&quot;ropes&quot;;[.A87]*[.F87];IF([.B87]=&quot;poles&quot;;[.A87]*[.E87];[.A87]*[.G87]))" office:value-type="float" office:value="40468.56" calcext:value-type="float">
            <text:p>40468.56</text:p>
          </table:table-cell>
          <table:table-cell table:formula="of:=[.C87]*[.H87]" office:value-type="float" office:value="4.046856" calcext:value-type="float">
            <text:p>4.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.5" calcext:value-type="float">
            <text:p>6.5</text:p>
          </table:table-cell>
          <table:table-cell table:style-name="ce5"/>
          <table:table-cell table:formula="of:=IF([.B88]=&quot;ropes&quot;;[.A88]*[.F88];IF([.B88]=&quot;poles&quot;;[.A88]*[.E88];[.A88]*[.G88]))" office:value-type="float" office:value="26304.564" calcext:value-type="float">
            <text:p>26304.564</text:p>
          </table:table-cell>
          <table:table-cell table:formula="of:=[.C88]*[.H88]" office:value-type="float" office:value="2.6304564" calcext:value-type="float">
            <text:p>2.630456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89]=&quot;ropes&quot;;[.A89]*[.F89];IF([.B89]=&quot;poles&quot;;[.A89]*[.E89];[.A89]*[.G89]))" office:value-type="float" office:value="71.37775445" calcext:value-type="float">
            <text:p>71.37775445</text:p>
          </table:table-cell>
          <table:table-cell table:formula="of:=[.C89]*[.H89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90]=&quot;ropes&quot;;[.A90]*[.F90];IF([.B90]=&quot;poles&quot;;[.A90]*[.E90];[.A90]*[.G90]))" office:value-type="float" office:value="28.55110178" calcext:value-type="float">
            <text:p>28.55110178</text:p>
          </table:table-cell>
          <table:table-cell table:formula="of:=[.C90]*[.H90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91]=&quot;ropes&quot;;[.A91]*[.F91];IF([.B91]=&quot;poles&quot;;[.A91]*[.E91];[.A91]*[.G91]))" office:value-type="float" office:value="28.55110178" calcext:value-type="float">
            <text:p>28.55110178</text:p>
          </table:table-cell>
          <table:table-cell table:formula="of:=[.C91]*[.H91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92]=&quot;ropes&quot;;[.A92]*[.F92];IF([.B92]=&quot;poles&quot;;[.A92]*[.E92];[.A92]*[.G92]))" office:value-type="float" office:value="28.55110178" calcext:value-type="float">
            <text:p>28.55110178</text:p>
          </table:table-cell>
          <table:table-cell table:formula="of:=[.C92]*[.H92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/>
          <table:table-cell table:formula="of:=IF([.B93]=&quot;ropes&quot;;[.A93]*[.F93];IF([.B93]=&quot;poles&quot;;[.A93]*[.E93];[.A93]*[.G93]))" office:value-type="float" office:value="68796.552" calcext:value-type="float">
            <text:p>68796.552</text:p>
          </table:table-cell>
          <table:table-cell table:formula="of:=[.C93]*[.H93]" office:value-type="float" office:value="6.8796552" calcext:value-type="float">
            <text:p>6.879655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94]=&quot;ropes&quot;;[.A94]*[.F94];IF([.B94]=&quot;poles&quot;;[.A94]*[.E94];[.A94]*[.G94]))" office:value-type="float" office:value="10117.14" calcext:value-type="float">
            <text:p>10117.14</text:p>
          </table:table-cell>
          <table:table-cell table:formula="of:=[.C94]*[.H94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formula="of:=IF([.B95]=&quot;ropes&quot;;[.A95]*[.F95];IF([.B95]=&quot;poles&quot;;[.A95]*[.E95];[.A95]*[.G95]))" office:value-type="float" office:value="36421.704" calcext:value-type="float">
            <text:p>36421.704</text:p>
          </table:table-cell>
          <table:table-cell table:formula="of:=[.C95]*[.H95]" office:value-type="float" office:value="3.6421704" calcext:value-type="float">
            <text:p>3.642170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96]=&quot;ropes&quot;;[.A96]*[.F96];IF([.B96]=&quot;poles&quot;;[.A96]*[.E96];[.A96]*[.G96]))" office:value-type="float" office:value="4046.856" calcext:value-type="float">
            <text:p>4046.856</text:p>
          </table:table-cell>
          <table:table-cell table:formula="of:=[.C96]*[.H9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97]=&quot;ropes&quot;;[.A97]*[.F97];IF([.B97]=&quot;poles&quot;;[.A97]*[.E97];[.A97]*[.G97]))" office:value-type="float" office:value="4046.856" calcext:value-type="float">
            <text:p>4046.856</text:p>
          </table:table-cell>
          <table:table-cell table:formula="of:=[.C97]*[.H9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formula="of:=IF([.B98]=&quot;ropes&quot;;[.A98]*[.F98];IF([.B98]=&quot;poles&quot;;[.A98]*[.E98];[.A98]*[.G98]))" office:value-type="float" office:value="52609.128" calcext:value-type="float">
            <text:p>52609.128</text:p>
          </table:table-cell>
          <table:table-cell table:formula="of:=[.C98]*[.H98]" office:value-type="float" office:value="5.2609128" calcext:value-type="float">
            <text:p>5.26091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99]=&quot;ropes&quot;;[.A99]*[.F99];IF([.B99]=&quot;poles&quot;;[.A99]*[.E99];[.A99]*[.G99]))" office:value-type="float" office:value="128.47995801" calcext:value-type="float">
            <text:p>128.47995801</text:p>
          </table:table-cell>
          <table:table-cell table:formula="of:=[.C99]*[.H99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100]=&quot;ropes&quot;;[.A100]*[.F100];IF([.B100]=&quot;poles&quot;;[.A100]*[.E100];[.A100]*[.G100]))" office:value-type="float" office:value="16187.424" calcext:value-type="float">
            <text:p>16187.424</text:p>
          </table:table-cell>
          <table:table-cell table:formula="of:=[.C100]*[.H10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1]=&quot;ropes&quot;;[.A101]*[.F101];IF([.B101]=&quot;poles&quot;;[.A101]*[.E101];[.A101]*[.G101]))" office:value-type="float" office:value="4046.856" calcext:value-type="float">
            <text:p>4046.856</text:p>
          </table:table-cell>
          <table:table-cell table:formula="of:=[.C101]*[.H101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2]=&quot;ropes&quot;;[.A102]*[.F102];IF([.B102]=&quot;poles&quot;;[.A102]*[.E102];[.A102]*[.G102]))" office:value-type="float" office:value="4046.856" calcext:value-type="float">
            <text:p>4046.856</text:p>
          </table:table-cell>
          <table:table-cell table:formula="of:=[.C102]*[.H10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3]=&quot;ropes&quot;;[.A103]*[.F103];IF([.B103]=&quot;poles&quot;;[.A103]*[.E103];[.A103]*[.G103]))" office:value-type="float" office:value="4046.856" calcext:value-type="float">
            <text:p>4046.856</text:p>
          </table:table-cell>
          <table:table-cell table:formula="of:=[.C103]*[.H10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4]=&quot;ropes&quot;;[.A104]*[.F104];IF([.B104]=&quot;poles&quot;;[.A104]*[.E104];[.A104]*[.G104]))" office:value-type="float" office:value="4046.856" calcext:value-type="float">
            <text:p>4046.856</text:p>
          </table:table-cell>
          <table:table-cell table:formula="of:=[.C104]*[.H10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105]=&quot;ropes&quot;;[.A105]*[.F105];IF([.B105]=&quot;poles&quot;;[.A105]*[.E105];[.A105]*[.G105]))" office:value-type="float" office:value="228.40881424" calcext:value-type="float">
            <text:p>228.40881424</text:p>
          </table:table-cell>
          <table:table-cell table:formula="of:=[.C105]*[.H105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06]=&quot;ropes&quot;;[.A106]*[.F106];IF([.B106]=&quot;poles&quot;;[.A106]*[.E106];[.A106]*[.G106]))" office:value-type="float" office:value="8093.712" calcext:value-type="float">
            <text:p>8093.712</text:p>
          </table:table-cell>
          <table:table-cell table:formula="of:=[.C106]*[.H106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107]=&quot;ropes&quot;;[.A107]*[.F107];IF([.B107]=&quot;poles&quot;;[.A107]*[.E107];[.A107]*[.G107]))" office:value-type="float" office:value="10117.14" calcext:value-type="float">
            <text:p>10117.14</text:p>
          </table:table-cell>
          <table:table-cell table:formula="of:=[.C107]*[.H107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8]=&quot;ropes&quot;;[.A108]*[.F108];IF([.B108]=&quot;poles&quot;;[.A108]*[.E108];[.A108]*[.G108]))" office:value-type="float" office:value="4046.856" calcext:value-type="float">
            <text:p>4046.856</text:p>
          </table:table-cell>
          <table:table-cell table:formula="of:=[.C108]*[.H108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.7" calcext:value-type="float">
            <text:p>16.7</text:p>
          </table:table-cell>
          <table:table-cell table:style-name="ce5"/>
          <table:table-cell table:formula="of:=IF([.B109]=&quot;ropes&quot;;[.A109]*[.F109];IF([.B109]=&quot;poles&quot;;[.A109]*[.E109];[.A109]*[.G109]))" office:value-type="float" office:value="67582.4952" calcext:value-type="float">
            <text:p>67582.4952</text:p>
          </table:table-cell>
          <table:table-cell table:formula="of:=[.C109]*[.H109]" office:value-type="float" office:value="6.75824952" calcext:value-type="float">
            <text:p>6.7582495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110]=&quot;ropes&quot;;[.A110]*[.F110];IF([.B110]=&quot;poles&quot;;[.A110]*[.E110];[.A110]*[.G110]))" office:value-type="float" office:value="32374.848" calcext:value-type="float">
            <text:p>32374.848</text:p>
          </table:table-cell>
          <table:table-cell table:formula="of:=[.C110]*[.H110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111]=&quot;ropes&quot;;[.A111]*[.F111];IF([.B111]=&quot;poles&quot;;[.A111]*[.E111];[.A111]*[.G111]))" office:value-type="float" office:value="16187.424" calcext:value-type="float">
            <text:p>16187.424</text:p>
          </table:table-cell>
          <table:table-cell table:formula="of:=[.C111]*[.H111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112]=&quot;ropes&quot;;[.A112]*[.F112];IF([.B112]=&quot;poles&quot;;[.A112]*[.E112];[.A112]*[.G112]))" office:value-type="float" office:value="24281.136" calcext:value-type="float">
            <text:p>24281.136</text:p>
          </table:table-cell>
          <table:table-cell table:formula="of:=[.C112]*[.H112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13]=&quot;ropes&quot;;[.A113]*[.F113];IF([.B113]=&quot;poles&quot;;[.A113]*[.E113];[.A113]*[.G113]))" office:value-type="float" office:value="4046.856" calcext:value-type="float">
            <text:p>4046.856</text:p>
          </table:table-cell>
          <table:table-cell table:formula="of:=[.C113]*[.H11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14]=&quot;ropes&quot;;[.A114]*[.F114];IF([.B114]=&quot;poles&quot;;[.A114]*[.E114];[.A114]*[.G114]))" office:value-type="float" office:value="8093.712" calcext:value-type="float">
            <text:p>8093.712</text:p>
          </table:table-cell>
          <table:table-cell table:formula="of:=[.C114]*[.H114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115]=&quot;ropes&quot;;[.A115]*[.F115];IF([.B115]=&quot;poles&quot;;[.A115]*[.E115];[.A115]*[.G115]))" office:value-type="float" office:value="16187.424" calcext:value-type="float">
            <text:p>16187.424</text:p>
          </table:table-cell>
          <table:table-cell table:formula="of:=[.C115]*[.H115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116]=&quot;ropes&quot;;[.A116]*[.F116];IF([.B116]=&quot;poles&quot;;[.A116]*[.E116];[.A116]*[.G116]))" office:value-type="float" office:value="32374.848" calcext:value-type="float">
            <text:p>32374.848</text:p>
          </table:table-cell>
          <table:table-cell table:formula="of:=[.C116]*[.H116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formula="of:=IF([.B117]=&quot;ropes&quot;;[.A117]*[.F117];IF([.B117]=&quot;poles&quot;;[.A117]*[.E117];[.A117]*[.G117]))" office:value-type="float" office:value="40468.56" calcext:value-type="float">
            <text:p>40468.56</text:p>
          </table:table-cell>
          <table:table-cell table:formula="of:=[.C117]*[.H117]" office:value-type="float" office:value="4.046856" calcext:value-type="float">
            <text:p>4.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118]=&quot;ropes&quot;;[.A118]*[.F118];IF([.B118]=&quot;poles&quot;;[.A118]*[.E118];[.A118]*[.G118]))" office:value-type="float" office:value="6070.284" calcext:value-type="float">
            <text:p>6070.284</text:p>
          </table:table-cell>
          <table:table-cell table:formula="of:=[.C118]*[.H118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119]=&quot;ropes&quot;;[.A119]*[.F119];IF([.B119]=&quot;poles&quot;;[.A119]*[.E119];[.A119]*[.G119]))" office:value-type="float" office:value="16187.424" calcext:value-type="float">
            <text:p>16187.424</text:p>
          </table:table-cell>
          <table:table-cell table:formula="of:=[.C119]*[.H119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 office:value-type="string" calcext:value-type="string">
            <text:p>ropes</text:p>
          </table:table-cell>
          <table:table-cell table:formula="of:=IF([.B120]=&quot;ropes&quot;;[.A120]*[.F120];IF([.B120]=&quot;poles&quot;;[.A120]*[.E120];[.A120]*[.G120]))" office:value-type="float" office:value="35.688877225" calcext:value-type="float">
            <text:p>35.688877225</text:p>
          </table:table-cell>
          <table:table-cell table:formula="of:=[.C120]*[.H120]" office:value-type="float" office:value="0.0035688877225" calcext:value-type="float">
            <text:p>0.003568887722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121]=&quot;ropes&quot;;[.A121]*[.F121];IF([.B121]=&quot;poles&quot;;[.A121]*[.E121];[.A121]*[.G121]))" office:value-type="float" office:value="10117.14" calcext:value-type="float">
            <text:p>10117.14</text:p>
          </table:table-cell>
          <table:table-cell table:formula="of:=[.C121]*[.H121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122]=&quot;ropes&quot;;[.A122]*[.F122];IF([.B122]=&quot;poles&quot;;[.A122]*[.E122];[.A122]*[.G122]))" office:value-type="float" office:value="28327.992" calcext:value-type="float">
            <text:p>28327.992</text:p>
          </table:table-cell>
          <table:table-cell table:formula="of:=[.C122]*[.H122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123]=&quot;ropes&quot;;[.A123]*[.F123];IF([.B123]=&quot;poles&quot;;[.A123]*[.E123];[.A123]*[.G123]))" office:value-type="float" office:value="6070.284" calcext:value-type="float">
            <text:p>6070.284</text:p>
          </table:table-cell>
          <table:table-cell table:formula="of:=[.C123]*[.H123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24]=&quot;ropes&quot;;[.A124]*[.F124];IF([.B124]=&quot;poles&quot;;[.A124]*[.E124];[.A124]*[.G124]))" office:value-type="float" office:value="4046.856" calcext:value-type="float">
            <text:p>4046.856</text:p>
          </table:table-cell>
          <table:table-cell table:formula="of:=[.C124]*[.H12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25]=&quot;ropes&quot;;[.A125]*[.F125];IF([.B125]=&quot;poles&quot;;[.A125]*[.E125];[.A125]*[.G125]))" office:value-type="float" office:value="8093.712" calcext:value-type="float">
            <text:p>8093.712</text:p>
          </table:table-cell>
          <table:table-cell table:formula="of:=[.C125]*[.H125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26]=&quot;ropes&quot;;[.A126]*[.F126];IF([.B126]=&quot;poles&quot;;[.A126]*[.E126];[.A126]*[.G126]))" office:value-type="float" office:value="28.55110178" calcext:value-type="float">
            <text:p>28.55110178</text:p>
          </table:table-cell>
          <table:table-cell table:formula="of:=[.C126]*[.H126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27]=&quot;ropes&quot;;[.A127]*[.F127];IF([.B127]=&quot;poles&quot;;[.A127]*[.E127];[.A127]*[.G127]))" office:value-type="float" office:value="8093.712" calcext:value-type="float">
            <text:p>8093.712</text:p>
          </table:table-cell>
          <table:table-cell table:formula="of:=[.C127]*[.H127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oles,</text:p>
          </table:table-cell>
          <table:table-cell table:formula="of:=IF([.B128]=&quot;ropes&quot;;[.A128]*[.F128];IF([.B128]=&quot;poles&quot;;[.A128]*[.E128];[.A128]*[.G128]))" office:value-type="float" office:value="8093.712" calcext:value-type="float">
            <text:p>8093.712</text:p>
          </table:table-cell>
          <table:table-cell table:formula="of:=[.C128]*[.H128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29]=&quot;ropes&quot;;[.A129]*[.F129];IF([.B129]=&quot;poles&quot;;[.A129]*[.E129];[.A129]*[.G129]))" office:value-type="float" office:value="4046.856" calcext:value-type="float">
            <text:p>4046.856</text:p>
          </table:table-cell>
          <table:table-cell table:formula="of:=[.C129]*[.H12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pes</text:p>
          </table:table-cell>
          <table:table-cell table:formula="of:=(2/3)*[.C130]+[.C129]" office:value-type="float" office:value="4075.40710178" calcext:value-type="float">
            <text:p>4075.40710178</text:p>
          </table:table-cell>
          <table:table-cell table:formula="of:=(2/3)*[.D130]+[.D129]" office:value-type="float" office:value="0.407540710178" calcext:value-type="float">
            <text:p>0.4075407101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130]=&quot;ropes&quot;;[.A130]*[.F130];IF([.B130]=&quot;poles&quot;;[.A130]*[.E130];[.A130]*[.G130]))" office:value-type="float" office:value="42.82665267" calcext:value-type="float">
            <text:p>42.82665267</text:p>
          </table:table-cell>
          <table:table-cell table:formula="of:=[.C130]*[.H130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131]=&quot;ropes&quot;;[.A131]*[.F131];IF([.B131]=&quot;poles&quot;;[.A131]*[.E131];[.A131]*[.G131]))" office:value-type="float" office:value="99.92885623" calcext:value-type="float">
            <text:p>99.92885623</text:p>
          </table:table-cell>
          <table:table-cell table:formula="of:=[.C131]*[.H131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132]=&quot;ropes&quot;;[.A132]*[.F132];IF([.B132]=&quot;poles&quot;;[.A132]*[.E132];[.A132]*[.G132]))" office:value-type="float" office:value="20234.28" calcext:value-type="float">
            <text:p>20234.28</text:p>
          </table:table-cell>
          <table:table-cell table:formula="of:=[.C132]*[.H132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133]=&quot;ropes&quot;;[.A133]*[.F133];IF([.B133]=&quot;poles&quot;;[.A133]*[.E133];[.A133]*[.G133]))" office:value-type="float" office:value="10117.14" calcext:value-type="float">
            <text:p>10117.14</text:p>
          </table:table-cell>
          <table:table-cell table:formula="of:=[.C133]*[.H133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34]=&quot;ropes&quot;;[.A134]*[.F134];IF([.B134]=&quot;poles&quot;;[.A134]*[.E134];[.A134]*[.G134]))" office:value-type="float" office:value="128.47995801" calcext:value-type="float">
            <text:p>128.47995801</text:p>
          </table:table-cell>
          <table:table-cell table:formula="of:=[.C134]*[.H134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35]=&quot;ropes&quot;;[.A135]*[.F135];IF([.B135]=&quot;poles&quot;;[.A135]*[.E135];[.A135]*[.G135]))" office:value-type="float" office:value="8093.712" calcext:value-type="float">
            <text:p>8093.712</text:p>
          </table:table-cell>
          <table:table-cell table:formula="of:=[.C135]*[.H135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36]=&quot;ropes&quot;;[.A136]*[.F136];IF([.B136]=&quot;poles&quot;;[.A136]*[.E136];[.A136]*[.G136]))" office:value-type="float" office:value="85.65330534" calcext:value-type="float">
            <text:p>85.65330534</text:p>
          </table:table-cell>
          <table:table-cell table:formula="of:=[.C136]*[.H136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37]=&quot;ropes&quot;;[.A137]*[.F137];IF([.B137]=&quot;poles&quot;;[.A137]*[.E137];[.A137]*[.G137]))" office:value-type="float" office:value="12140.568" calcext:value-type="float">
            <text:p>12140.568</text:p>
          </table:table-cell>
          <table:table-cell table:formula="of:=[.C137]*[.H137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138]=&quot;ropes&quot;;[.A138]*[.F138];IF([.B138]=&quot;poles&quot;;[.A138]*[.E138];[.A138]*[.G138]))" office:value-type="float" office:value="6070.284" calcext:value-type="float">
            <text:p>6070.284</text:p>
          </table:table-cell>
          <table:table-cell table:formula="of:=[.C138]*[.H138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39]=&quot;ropes&quot;;[.A139]*[.F139];IF([.B139]=&quot;poles&quot;;[.A139]*[.E139];[.A139]*[.G139]))" office:value-type="float" office:value="4046.856" calcext:value-type="float">
            <text:p>4046.856</text:p>
          </table:table-cell>
          <table:table-cell table:formula="of:=[.C139]*[.H13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140]=&quot;ropes&quot;;[.A140]*[.F140];IF([.B140]=&quot;poles&quot;;[.A140]*[.E140];[.A140]*[.G140]))" office:value-type="float" office:value="20234.28" calcext:value-type="float">
            <text:p>20234.28</text:p>
          </table:table-cell>
          <table:table-cell table:formula="of:=[.C140]*[.H140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41]=&quot;ropes&quot;;[.A141]*[.F141];IF([.B141]=&quot;poles&quot;;[.A141]*[.E141];[.A141]*[.G141]))" office:value-type="float" office:value="4046.856" calcext:value-type="float">
            <text:p>4046.856</text:p>
          </table:table-cell>
          <table:table-cell table:formula="of:=[.C141]*[.H141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42]=&quot;ropes&quot;;[.A142]*[.F142];IF([.B142]=&quot;poles&quot;;[.A142]*[.E142];[.A142]*[.G142]))" office:value-type="float" office:value="4046.856" calcext:value-type="float">
            <text:p>4046.856</text:p>
          </table:table-cell>
          <table:table-cell table:formula="of:=[.C142]*[.H14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ropes</text:p>
          </table:table-cell>
          <table:table-cell table:formula="of:=IF([.B143]=&quot;ropes&quot;;[.A143]*[.F143];IF([.B143]=&quot;poles&quot;;[.A143]*[.E143];[.A143]*[.G143]))" office:value-type="float" office:value="256.95991602" calcext:value-type="float">
            <text:p>256.95991602</text:p>
          </table:table-cell>
          <table:table-cell table:formula="of:=[.C143]*[.H143]" office:value-type="float" office:value="0.025695991602" calcext:value-type="float">
            <text:p>0.02569599160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ropes</text:p>
          </table:table-cell>
          <table:table-cell table:formula="of:=IF([.B144]=&quot;ropes&quot;;[.A144]*[.F144];IF([.B144]=&quot;poles&quot;;[.A144]*[.E144];[.A144]*[.G144]))" office:value-type="float" office:value="21.413326335" calcext:value-type="float">
            <text:p>21.413326335</text:p>
          </table:table-cell>
          <table:table-cell table:formula="of:=[.C144]*[.H144]" office:value-type="float" office:value="0.0021413326335" calcext:value-type="float">
            <text:p>0.0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45]=&quot;ropes&quot;;[.A145]*[.F145];IF([.B145]=&quot;poles&quot;;[.A145]*[.E145];[.A145]*[.G145]))" office:value-type="float" office:value="8093.712" calcext:value-type="float">
            <text:p>8093.712</text:p>
          </table:table-cell>
          <table:table-cell table:formula="of:=[.C145]*[.H145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146]=&quot;ropes&quot;;[.A146]*[.F146];IF([.B146]=&quot;poles&quot;;[.A146]*[.E146];[.A146]*[.G146]))" office:value-type="float" office:value="16187.424" calcext:value-type="float">
            <text:p>16187.424</text:p>
          </table:table-cell>
          <table:table-cell table:formula="of:=[.C146]*[.H146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47]=&quot;ropes&quot;;[.A147]*[.F147];IF([.B147]=&quot;poles&quot;;[.A147]*[.E147];[.A147]*[.G147]))" office:value-type="float" office:value="4046.856" calcext:value-type="float">
            <text:p>4046.856</text:p>
          </table:table-cell>
          <table:table-cell table:formula="of:=[.C147]*[.H14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48]=&quot;ropes&quot;;[.A148]*[.F148];IF([.B148]=&quot;poles&quot;;[.A148]*[.E148];[.A148]*[.G148]))" office:value-type="float" office:value="4046.856" calcext:value-type="float">
            <text:p>4046.856</text:p>
          </table:table-cell>
          <table:table-cell table:formula="of:=[.C148]*[.H148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49]=&quot;ropes&quot;;[.A149]*[.F149];IF([.B149]=&quot;poles&quot;;[.A149]*[.E149];[.A149]*[.G149]))" office:value-type="float" office:value="8093.712" calcext:value-type="float">
            <text:p>8093.712</text:p>
          </table:table-cell>
          <table:table-cell table:formula="of:=[.C149]*[.H149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150]=&quot;ropes&quot;;[.A150]*[.F150];IF([.B150]=&quot;poles&quot;;[.A150]*[.E150];[.A150]*[.G150]))" office:value-type="float" office:value="32374.848" calcext:value-type="float">
            <text:p>32374.848</text:p>
          </table:table-cell>
          <table:table-cell table:formula="of:=[.C150]*[.H150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51]=&quot;ropes&quot;;[.A151]*[.F151];IF([.B151]=&quot;poles&quot;;[.A151]*[.E151];[.A151]*[.G151]))" office:value-type="float" office:value="128.47995801" calcext:value-type="float">
            <text:p>128.47995801</text:p>
          </table:table-cell>
          <table:table-cell table:formula="of:=[.C151]*[.H151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152]=&quot;ropes&quot;;[.A152]*[.F152];IF([.B152]=&quot;poles&quot;;[.A152]*[.E152];[.A152]*[.G152]))" office:value-type="float" office:value="20234.28" calcext:value-type="float">
            <text:p>20234.28</text:p>
          </table:table-cell>
          <table:table-cell table:formula="of:=[.C152]*[.H152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153]=&quot;ropes&quot;;[.A153]*[.F153];IF([.B153]=&quot;poles&quot;;[.A153]*[.E153];[.A153]*[.G153]))" office:value-type="float" office:value="71.37775445" calcext:value-type="float">
            <text:p>71.37775445</text:p>
          </table:table-cell>
          <table:table-cell table:formula="of:=[.C153]*[.H153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54]=&quot;ropes&quot;;[.A154]*[.F154];IF([.B154]=&quot;poles&quot;;[.A154]*[.E154];[.A154]*[.G154]))" office:value-type="float" office:value="4046.856" calcext:value-type="float">
            <text:p>4046.856</text:p>
          </table:table-cell>
          <table:table-cell table:formula="of:=[.C154]*[.H15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55]=&quot;ropes&quot;;[.A155]*[.F155];IF([.B155]=&quot;poles&quot;;[.A155]*[.E155];[.A155]*[.G155]))" office:value-type="float" office:value="4046.856" calcext:value-type="float">
            <text:p>4046.856</text:p>
          </table:table-cell>
          <table:table-cell table:formula="of:=[.C155]*[.H155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56]=&quot;ropes&quot;;[.A156]*[.F156];IF([.B156]=&quot;poles&quot;;[.A156]*[.E156];[.A156]*[.G156]))" office:value-type="float" office:value="128.47995801" calcext:value-type="float">
            <text:p>128.47995801</text:p>
          </table:table-cell>
          <table:table-cell table:formula="of:=[.C156]*[.H156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57]=&quot;ropes&quot;;[.A157]*[.F157];IF([.B157]=&quot;poles&quot;;[.A157]*[.E157];[.A157]*[.G157]))" office:value-type="float" office:value="85.65330534" calcext:value-type="float">
            <text:p>85.65330534</text:p>
          </table:table-cell>
          <table:table-cell table:formula="of:=[.C157]*[.H157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158]=&quot;ropes&quot;;[.A158]*[.F158];IF([.B158]=&quot;poles&quot;;[.A158]*[.E158];[.A158]*[.G158]))" office:value-type="float" office:value="142.7555089" calcext:value-type="float">
            <text:p>142.7555089</text:p>
          </table:table-cell>
          <table:table-cell table:formula="of:=[.C158]*[.H158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159]=&quot;ropes&quot;;[.A159]*[.F159];IF([.B159]=&quot;poles&quot;;[.A159]*[.E159];[.A159]*[.G159]))" office:value-type="float" office:value="114.20440712" calcext:value-type="float">
            <text:p>114.20440712</text:p>
          </table:table-cell>
          <table:table-cell table:formula="of:=[.C159]*[.H159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160]=&quot;ropes&quot;;[.A160]*[.F160];IF([.B160]=&quot;poles&quot;;[.A160]*[.E160];[.A160]*[.G160]))" office:value-type="float" office:value="24281.136" calcext:value-type="float">
            <text:p>24281.136</text:p>
          </table:table-cell>
          <table:table-cell table:formula="of:=[.C160]*[.H160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formula="of:=IF([.B161]=&quot;ropes&quot;;[.A161]*[.F161];IF([.B161]=&quot;poles&quot;;[.A161]*[.E161];[.A161]*[.G161]))" office:value-type="float" office:value="0" calcext:value-type="float">
            <text:p>0</text:p>
          </table:table-cell>
          <table:table-cell table:formula="of:=[.C161]*[.H161]" office:value-type="float" office:value="0" calcext:value-type="float">
            <text:p>0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62]=&quot;ropes&quot;;[.A162]*[.F162];IF([.B162]=&quot;poles&quot;;[.A162]*[.E162];[.A162]*[.G162]))" office:value-type="float" office:value="12140.568" calcext:value-type="float">
            <text:p>12140.568</text:p>
          </table:table-cell>
          <table:table-cell table:formula="of:=[.C162]*[.H162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oles</text:p>
          </table:table-cell>
          <table:table-cell table:formula="of:=IF([.B163]=&quot;ropes&quot;;[.A163]*[.F163];IF([.B163]=&quot;poles&quot;;[.A163]*[.E163];[.A163]*[.G163]))" office:value-type="float" office:value="50.58570528" calcext:value-type="float">
            <text:p>50.58570528</text:p>
          </table:table-cell>
          <table:table-cell table:formula="of:=[.C163]*[.H163]" office:value-type="float" office:value="0.005058570528" calcext:value-type="float">
            <text:p>0.0050585705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164]=&quot;ropes&quot;;[.A164]*[.F164];IF([.B164]=&quot;poles&quot;;[.A164]*[.E164];[.A164]*[.G164]))" office:value-type="float" office:value="2023.428" calcext:value-type="float">
            <text:p>2023.428</text:p>
          </table:table-cell>
          <table:table-cell table:formula="of:=[.C164]*[.H164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165]=&quot;ropes&quot;;[.A165]*[.F165];IF([.B165]=&quot;poles&quot;;[.A165]*[.E165];[.A165]*[.G165]))" office:value-type="float" office:value="6070.284" calcext:value-type="float">
            <text:p>6070.284</text:p>
          </table:table-cell>
          <table:table-cell table:formula="of:=[.C165]*[.H165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66]=&quot;ropes&quot;;[.A166]*[.F166];IF([.B166]=&quot;poles&quot;;[.A166]*[.E166];[.A166]*[.G166]))" office:value-type="float" office:value="4046.856" calcext:value-type="float">
            <text:p>4046.856</text:p>
          </table:table-cell>
          <table:table-cell table:formula="of:=[.C166]*[.H16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167]=&quot;ropes&quot;;[.A167]*[.F167];IF([.B167]=&quot;poles&quot;;[.A167]*[.E167];[.A167]*[.G167]))" office:value-type="float" office:value="20234.28" calcext:value-type="float">
            <text:p>20234.28</text:p>
          </table:table-cell>
          <table:table-cell table:formula="of:=[.C167]*[.H167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68]=&quot;ropes&quot;;[.A168]*[.F168];IF([.B168]=&quot;poles&quot;;[.A168]*[.E168];[.A168]*[.G168]))" office:value-type="float" office:value="8093.712" calcext:value-type="float">
            <text:p>8093.712</text:p>
          </table:table-cell>
          <table:table-cell table:formula="of:=[.C168]*[.H168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169]=&quot;ropes&quot;;[.A169]*[.F169];IF([.B169]=&quot;poles&quot;;[.A169]*[.E169];[.A169]*[.G169]))" office:value-type="float" office:value="20234.28" calcext:value-type="float">
            <text:p>20234.28</text:p>
          </table:table-cell>
          <table:table-cell table:formula="of:=[.C169]*[.H169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70]=&quot;ropes&quot;;[.A170]*[.F170];IF([.B170]=&quot;poles&quot;;[.A170]*[.E170];[.A170]*[.G170]))" office:value-type="float" office:value="28.55110178" calcext:value-type="float">
            <text:p>28.55110178</text:p>
          </table:table-cell>
          <table:table-cell table:formula="of:=[.C170]*[.H170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171]=&quot;ropes&quot;;[.A171]*[.F171];IF([.B171]=&quot;poles&quot;;[.A171]*[.E171];[.A171]*[.G171]))" office:value-type="float" office:value="42.82665267" calcext:value-type="float">
            <text:p>42.82665267</text:p>
          </table:table-cell>
          <table:table-cell table:formula="of:=[.C171]*[.H171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72]=&quot;ropes&quot;;[.A172]*[.F172];IF([.B172]=&quot;poles&quot;;[.A172]*[.E172];[.A172]*[.G172]))" office:value-type="float" office:value="8093.712" calcext:value-type="float">
            <text:p>8093.712</text:p>
          </table:table-cell>
          <table:table-cell table:formula="of:=[.C172]*[.H172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173]=&quot;ropes&quot;;[.A173]*[.F173];IF([.B173]=&quot;poles&quot;;[.A173]*[.E173];[.A173]*[.G173]))" office:value-type="float" office:value="6070.284" calcext:value-type="float">
            <text:p>6070.284</text:p>
          </table:table-cell>
          <table:table-cell table:formula="of:=[.C173]*[.H173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74]=&quot;ropes&quot;;[.A174]*[.F174];IF([.B174]=&quot;poles&quot;;[.A174]*[.E174];[.A174]*[.G174]))" office:value-type="float" office:value="8093.712" calcext:value-type="float">
            <text:p>8093.712</text:p>
          </table:table-cell>
          <table:table-cell table:formula="of:=[.C174]*[.H174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75]=&quot;ropes&quot;;[.A175]*[.F175];IF([.B175]=&quot;poles&quot;;[.A175]*[.E175];[.A175]*[.G175]))" office:value-type="float" office:value="4046.856" calcext:value-type="float">
            <text:p>4046.856</text:p>
          </table:table-cell>
          <table:table-cell table:formula="of:=[.C175]*[.H175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/>
          <table:table-cell table:formula="of:=IF([.B176]=&quot;ropes&quot;;[.A176]*[.F176];IF([.B176]=&quot;poles&quot;;[.A176]*[.E176];[.A176]*[.G176]))" office:value-type="float" office:value="56655.984" calcext:value-type="float">
            <text:p>56655.984</text:p>
          </table:table-cell>
          <table:table-cell table:formula="of:=[.C176]*[.H176]" office:value-type="float" office:value="5.6655984" calcext:value-type="float">
            <text:p>5.66559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177]=&quot;ropes&quot;;[.A177]*[.F177];IF([.B177]=&quot;poles&quot;;[.A177]*[.E177];[.A177]*[.G177]))" office:value-type="float" office:value="24281.136" calcext:value-type="float">
            <text:p>24281.136</text:p>
          </table:table-cell>
          <table:table-cell table:formula="of:=[.C177]*[.H177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E+019" calcext:value-type="float">
            <text:p>1E+019</text:p>
          </table:table-cell>
          <table:table-cell table:style-name="ce5"/>
          <table:table-cell table:formula="of:=IF([.B178]=&quot;ropes&quot;;[.A178]*[.F178];IF([.B178]=&quot;poles&quot;;[.A178]*[.E178];[.A178]*[.G178]))" office:value-type="float" office:value="4.046856E+022" calcext:value-type="float">
            <text:p>4.046856E+022</text:p>
          </table:table-cell>
          <table:table-cell table:formula="of:=[.C178]*[.H178]" office:value-type="float" office:value="4.046856E+018" calcext:value-type="float">
            <text:p>4.046856E+01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179]=&quot;ropes&quot;;[.A179]*[.F179];IF([.B179]=&quot;poles&quot;;[.A179]*[.E179];[.A179]*[.G179]))" office:value-type="float" office:value="114.20440712" calcext:value-type="float">
            <text:p>114.20440712</text:p>
          </table:table-cell>
          <table:table-cell table:formula="of:=[.C179]*[.H179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180]=&quot;ropes&quot;;[.A180]*[.F180];IF([.B180]=&quot;poles&quot;;[.A180]*[.E180];[.A180]*[.G180]))" office:value-type="float" office:value="16187.424" calcext:value-type="float">
            <text:p>16187.424</text:p>
          </table:table-cell>
          <table:table-cell table:formula="of:=[.C180]*[.H18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/>
          <table:table-cell table:formula="of:=IF([.B181]=&quot;ropes&quot;;[.A181]*[.F181];IF([.B181]=&quot;poles&quot;;[.A181]*[.E181];[.A181]*[.G181]))" office:value-type="float" office:value="68796.552" calcext:value-type="float">
            <text:p>68796.552</text:p>
          </table:table-cell>
          <table:table-cell table:formula="of:=[.C181]*[.H181]" office:value-type="float" office:value="6.8796552" calcext:value-type="float">
            <text:p>6.879655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182]=&quot;ropes&quot;;[.A182]*[.F182];IF([.B182]=&quot;poles&quot;;[.A182]*[.E182];[.A182]*[.G182]))" office:value-type="float" office:value="6070.284" calcext:value-type="float">
            <text:p>6070.284</text:p>
          </table:table-cell>
          <table:table-cell table:formula="of:=[.C182]*[.H182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183]=&quot;ropes&quot;;[.A183]*[.F183];IF([.B183]=&quot;poles&quot;;[.A183]*[.E183];[.A183]*[.G183]))" office:value-type="float" office:value="114.20440712" calcext:value-type="float">
            <text:p>114.20440712</text:p>
          </table:table-cell>
          <table:table-cell table:formula="of:=[.C183]*[.H183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84]=&quot;ropes&quot;;[.A184]*[.F184];IF([.B184]=&quot;poles&quot;;[.A184]*[.E184];[.A184]*[.G184]))" office:value-type="float" office:value="85.65330534" calcext:value-type="float">
            <text:p>85.65330534</text:p>
          </table:table-cell>
          <table:table-cell table:formula="of:=[.C184]*[.H184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85]=&quot;ropes&quot;;[.A185]*[.F185];IF([.B185]=&quot;poles&quot;;[.A185]*[.E185];[.A185]*[.G185]))" office:value-type="float" office:value="12140.568" calcext:value-type="float">
            <text:p>12140.568</text:p>
          </table:table-cell>
          <table:table-cell table:formula="of:=[.C185]*[.H185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86]=&quot;ropes&quot;;[.A186]*[.F186];IF([.B186]=&quot;poles&quot;;[.A186]*[.E186];[.A186]*[.G186]))" office:value-type="float" office:value="4046.856" calcext:value-type="float">
            <text:p>4046.856</text:p>
          </table:table-cell>
          <table:table-cell table:formula="of:=[.C186]*[.H18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87]=&quot;ropes&quot;;[.A187]*[.F187];IF([.B187]=&quot;poles&quot;;[.A187]*[.E187];[.A187]*[.G187]))" office:value-type="float" office:value="4046.856" calcext:value-type="float">
            <text:p>4046.856</text:p>
          </table:table-cell>
          <table:table-cell table:formula="of:=[.C187]*[.H18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88]=&quot;ropes&quot;;[.A188]*[.F188];IF([.B188]=&quot;poles&quot;;[.A188]*[.E188];[.A188]*[.G188]))" office:value-type="float" office:value="28.55110178" calcext:value-type="float">
            <text:p>28.55110178</text:p>
          </table:table-cell>
          <table:table-cell table:formula="of:=[.C188]*[.H188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89]=&quot;ropes&quot;;[.A189]*[.F189];IF([.B189]=&quot;poles&quot;;[.A189]*[.E189];[.A189]*[.G189]))" office:value-type="float" office:value="4046.856" calcext:value-type="float">
            <text:p>4046.856</text:p>
          </table:table-cell>
          <table:table-cell table:formula="of:=[.C189]*[.H18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90]=&quot;ropes&quot;;[.A190]*[.F190];IF([.B190]=&quot;poles&quot;;[.A190]*[.E190];[.A190]*[.G190]))" office:value-type="float" office:value="4046.856" calcext:value-type="float">
            <text:p>4046.856</text:p>
          </table:table-cell>
          <table:table-cell table:formula="of:=[.C190]*[.H190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91]=&quot;ropes&quot;;[.A191]*[.F191];IF([.B191]=&quot;poles&quot;;[.A191]*[.E191];[.A191]*[.G191]))" office:value-type="float" office:value="12140.568" calcext:value-type="float">
            <text:p>12140.568</text:p>
          </table:table-cell>
          <table:table-cell table:formula="of:=[.C191]*[.H191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192]=&quot;ropes&quot;;[.A192]*[.F192];IF([.B192]=&quot;poles&quot;;[.A192]*[.E192];[.A192]*[.G192]))" office:value-type="float" office:value="10117.14" calcext:value-type="float">
            <text:p>10117.14</text:p>
          </table:table-cell>
          <table:table-cell table:formula="of:=[.C192]*[.H192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193]=&quot;ropes&quot;;[.A193]*[.F193];IF([.B193]=&quot;poles&quot;;[.A193]*[.E193];[.A193]*[.G193]))" office:value-type="float" office:value="10117.14" calcext:value-type="float">
            <text:p>10117.14</text:p>
          </table:table-cell>
          <table:table-cell table:formula="of:=[.C193]*[.H193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194]=&quot;ropes&quot;;[.A194]*[.F194];IF([.B194]=&quot;poles&quot;;[.A194]*[.E194];[.A194]*[.G194]))" office:value-type="float" office:value="16187.424" calcext:value-type="float">
            <text:p>16187.424</text:p>
          </table:table-cell>
          <table:table-cell table:formula="of:=[.C194]*[.H194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ropes</text:p>
          </table:table-cell>
          <table:table-cell table:formula="of:=IF([.B195]=&quot;ropes&quot;;[.A195]*[.F195];IF([.B195]=&quot;poles&quot;;[.A195]*[.E195];[.A195]*[.G195]))" office:value-type="float" office:value="256.95991602" calcext:value-type="float">
            <text:p>256.95991602</text:p>
          </table:table-cell>
          <table:table-cell table:formula="of:=[.C195]*[.H195]" office:value-type="float" office:value="0.025695991602" calcext:value-type="float">
            <text:p>0.02569599160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196]=&quot;ropes&quot;;[.A196]*[.F196];IF([.B196]=&quot;poles&quot;;[.A196]*[.E196];[.A196]*[.G196]))" office:value-type="float" office:value="114.20440712" calcext:value-type="float">
            <text:p>114.20440712</text:p>
          </table:table-cell>
          <table:table-cell table:formula="of:=[.C196]*[.H196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ropes</text:p>
          </table:table-cell>
          <table:table-cell table:formula="of:=IF([.B197]=&quot;ropes&quot;;[.A197]*[.F197];IF([.B197]=&quot;poles&quot;;[.A197]*[.E197];[.A197]*[.G197]))" office:value-type="float" office:value="21.413326335" calcext:value-type="float">
            <text:p>21.413326335</text:p>
          </table:table-cell>
          <table:table-cell table:formula="of:=[.C197]*[.H197]" office:value-type="float" office:value="0.0021413326335" calcext:value-type="float">
            <text:p>0.0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ropes</text:p>
          </table:table-cell>
          <table:table-cell table:formula="of:=IF([.B198]=&quot;ropes&quot;;[.A198]*[.F198];IF([.B198]=&quot;poles&quot;;[.A198]*[.E198];[.A198]*[.G198]))" office:value-type="float" office:value="21.413326335" calcext:value-type="float">
            <text:p>21.413326335</text:p>
          </table:table-cell>
          <table:table-cell table:formula="of:=[.C198]*[.H198]" office:value-type="float" office:value="0.0021413326335" calcext:value-type="float">
            <text:p>0.0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E+019" calcext:value-type="float">
            <text:p>1E+019</text:p>
          </table:table-cell>
          <table:table-cell table:style-name="ce5"/>
          <table:table-cell table:formula="of:=IF([.B199]=&quot;ropes&quot;;[.A199]*[.F199];IF([.B199]=&quot;poles&quot;;[.A199]*[.E199];[.A199]*[.G199]))" office:value-type="float" office:value="4.046856E+022" calcext:value-type="float">
            <text:p>4.046856E+022</text:p>
          </table:table-cell>
          <table:table-cell table:formula="of:=[.C199]*[.H199]" office:value-type="float" office:value="4.046856E+018" calcext:value-type="float">
            <text:p>4.046856E+01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200]=&quot;ropes&quot;;[.A200]*[.F200];IF([.B200]=&quot;poles&quot;;[.A200]*[.E200];[.A200]*[.G200]))" office:value-type="float" office:value="16187.424" calcext:value-type="float">
            <text:p>16187.424</text:p>
          </table:table-cell>
          <table:table-cell table:formula="of:=[.C200]*[.H20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201]=&quot;ropes&quot;;[.A201]*[.F201];IF([.B201]=&quot;poles&quot;;[.A201]*[.E201];[.A201]*[.G201]))" office:value-type="float" office:value="4046.856" calcext:value-type="float">
            <text:p>4046.856</text:p>
          </table:table-cell>
          <table:table-cell table:formula="of:=[.C201]*[.H201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202]=&quot;ropes&quot;;[.A202]*[.F202];IF([.B202]=&quot;poles&quot;;[.A202]*[.E202];[.A202]*[.G202]))" office:value-type="float" office:value="10117.14" calcext:value-type="float">
            <text:p>10117.14</text:p>
          </table:table-cell>
          <table:table-cell table:formula="of:=[.C202]*[.H202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203]=&quot;ropes&quot;;[.A203]*[.F203];IF([.B203]=&quot;poles&quot;;[.A203]*[.E203];[.A203]*[.G203]))" office:value-type="float" office:value="12140.568" calcext:value-type="float">
            <text:p>12140.568</text:p>
          </table:table-cell>
          <table:table-cell table:formula="of:=[.C203]*[.H203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204]=&quot;ropes&quot;;[.A204]*[.F204];IF([.B204]=&quot;poles&quot;;[.A204]*[.E204];[.A204]*[.G204]))" office:value-type="float" office:value="6070.284" calcext:value-type="float">
            <text:p>6070.284</text:p>
          </table:table-cell>
          <table:table-cell table:formula="of:=[.C204]*[.H204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205]=&quot;ropes&quot;;[.A205]*[.F205];IF([.B205]=&quot;poles&quot;;[.A205]*[.E205];[.A205]*[.G205]))" office:value-type="float" office:value="10117.14" calcext:value-type="float">
            <text:p>10117.14</text:p>
          </table:table-cell>
          <table:table-cell table:formula="of:=[.C205]*[.H205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206]=&quot;ropes&quot;;[.A206]*[.F206];IF([.B206]=&quot;poles&quot;;[.A206]*[.E206];[.A206]*[.G206]))" office:value-type="float" office:value="4046.856" calcext:value-type="float">
            <text:p>4046.856</text:p>
          </table:table-cell>
          <table:table-cell table:formula="of:=[.C206]*[.H20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207]=&quot;ropes&quot;;[.A207]*[.F207];IF([.B207]=&quot;poles&quot;;[.A207]*[.E207];[.A207]*[.G207]))" office:value-type="float" office:value="10117.14" calcext:value-type="float">
            <text:p>10117.14</text:p>
          </table:table-cell>
          <table:table-cell table:formula="of:=[.C207]*[.H207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208]=&quot;ropes&quot;;[.A208]*[.F208];IF([.B208]=&quot;poles&quot;;[.A208]*[.E208];[.A208]*[.G208]))" office:value-type="float" office:value="99.92885623" calcext:value-type="float">
            <text:p>99.92885623</text:p>
          </table:table-cell>
          <table:table-cell table:formula="of:=[.C208]*[.H208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209]=&quot;ropes&quot;;[.A209]*[.F209];IF([.B209]=&quot;poles&quot;;[.A209]*[.E209];[.A209]*[.G209]))" office:value-type="float" office:value="42.82665267" calcext:value-type="float">
            <text:p>42.82665267</text:p>
          </table:table-cell>
          <table:table-cell table:formula="of:=[.C209]*[.H209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210]=&quot;ropes&quot;;[.A210]*[.F210];IF([.B210]=&quot;poles&quot;;[.A210]*[.E210];[.A210]*[.G210]))" office:value-type="float" office:value="24281.136" calcext:value-type="float">
            <text:p>24281.136</text:p>
          </table:table-cell>
          <table:table-cell table:formula="of:=[.C210]*[.H210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E+019" calcext:value-type="float">
            <text:p>1E+019</text:p>
          </table:table-cell>
          <table:table-cell table:style-name="ce5"/>
          <table:table-cell table:formula="of:=IF([.B211]=&quot;ropes&quot;;[.A211]*[.F211];IF([.B211]=&quot;poles&quot;;[.A211]*[.E211];[.A211]*[.G211]))" office:value-type="float" office:value="4.046856E+022" calcext:value-type="float">
            <text:p>4.046856E+022</text:p>
          </table:table-cell>
          <table:table-cell table:formula="of:=[.C211]*[.H211]" office:value-type="float" office:value="4.046856E+018" calcext:value-type="float">
            <text:p>4.046856E+01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212]=&quot;ropes&quot;;[.A212]*[.F212];IF([.B212]=&quot;poles&quot;;[.A212]*[.E212];[.A212]*[.G212]))" office:value-type="float" office:value="4046.856" calcext:value-type="float">
            <text:p>4046.856</text:p>
          </table:table-cell>
          <table:table-cell table:formula="of:=[.C212]*[.H21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/>
          <table:table-cell table:formula="of:=IF([.B213]=&quot;ropes&quot;;[.A213]*[.F213];IF([.B213]=&quot;poles&quot;;[.A213]*[.E213];[.A213]*[.G213]))" office:value-type="float" office:value="194249.088" calcext:value-type="float">
            <text:p>194249.088</text:p>
          </table:table-cell>
          <table:table-cell table:formula="of:=[.C213]*[.H213]" office:value-type="float" office:value="19.4249088" calcext:value-type="float">
            <text:p>19.424908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214]=&quot;ropes&quot;;[.A214]*[.F214];IF([.B214]=&quot;poles&quot;;[.A214]*[.E214];[.A214]*[.G214]))" office:value-type="float" office:value="10117.14" calcext:value-type="float">
            <text:p>10117.14</text:p>
          </table:table-cell>
          <table:table-cell table:formula="of:=[.C214]*[.H214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215]=&quot;ropes&quot;;[.A215]*[.F215];IF([.B215]=&quot;poles&quot;;[.A215]*[.E215];[.A215]*[.G215]))" office:value-type="float" office:value="16187.424" calcext:value-type="float">
            <text:p>16187.424</text:p>
          </table:table-cell>
          <table:table-cell table:formula="of:=[.C215]*[.H215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216]=&quot;ropes&quot;;[.A216]*[.F216];IF([.B216]=&quot;poles&quot;;[.A216]*[.E216];[.A216]*[.G216]))" office:value-type="float" office:value="2023.428" calcext:value-type="float">
            <text:p>2023.428</text:p>
          </table:table-cell>
          <table:table-cell table:formula="of:=[.C216]*[.H216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217]=&quot;ropes&quot;;[.A217]*[.F217];IF([.B217]=&quot;poles&quot;;[.A217]*[.E217];[.A217]*[.G217]))" office:value-type="float" office:value="10117.14" calcext:value-type="float">
            <text:p>10117.14</text:p>
          </table:table-cell>
          <table:table-cell table:formula="of:=[.C217]*[.H217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218]=&quot;ropes&quot;;[.A218]*[.F218];IF([.B218]=&quot;poles&quot;;[.A218]*[.E218];[.A218]*[.G218]))" office:value-type="float" office:value="71.37775445" calcext:value-type="float">
            <text:p>71.37775445</text:p>
          </table:table-cell>
          <table:table-cell table:formula="of:=[.C218]*[.H218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219]=&quot;ropes&quot;;[.A219]*[.F219];IF([.B219]=&quot;poles&quot;;[.A219]*[.E219];[.A219]*[.G219]))" office:value-type="float" office:value="28327.992" calcext:value-type="float">
            <text:p>28327.992</text:p>
          </table:table-cell>
          <table:table-cell table:formula="of:=[.C219]*[.H219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220]=&quot;ropes&quot;;[.A220]*[.F220];IF([.B220]=&quot;poles&quot;;[.A220]*[.E220];[.A220]*[.G220]))" office:value-type="float" office:value="8093.712" calcext:value-type="float">
            <text:p>8093.712</text:p>
          </table:table-cell>
          <table:table-cell table:formula="of:=[.C220]*[.H220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221]=&quot;ropes&quot;;[.A221]*[.F221];IF([.B221]=&quot;poles&quot;;[.A221]*[.E221];[.A221]*[.G221]))" office:value-type="float" office:value="6070.284" calcext:value-type="float">
            <text:p>6070.284</text:p>
          </table:table-cell>
          <table:table-cell table:formula="of:=[.C221]*[.H221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222]=&quot;ropes&quot;;[.A222]*[.F222];IF([.B222]=&quot;poles&quot;;[.A222]*[.E222];[.A222]*[.G222]))" office:value-type="float" office:value="8093.712" calcext:value-type="float">
            <text:p>8093.712</text:p>
          </table:table-cell>
          <table:table-cell table:formula="of:=[.C222]*[.H222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223]=&quot;ropes&quot;;[.A223]*[.F223];IF([.B223]=&quot;poles&quot;;[.A223]*[.E223];[.A223]*[.G223]))" office:value-type="float" office:value="4046.856" calcext:value-type="float">
            <text:p>4046.856</text:p>
          </table:table-cell>
          <table:table-cell table:formula="of:=[.C223]*[.H22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style-name="ce5"/>
          <table:table-cell table:formula="of:=IF([.B224]=&quot;ropes&quot;;[.A224]*[.F224];IF([.B224]=&quot;poles&quot;;[.A224]*[.E224];[.A224]*[.G224]))" office:value-type="float" office:value="5058.57" calcext:value-type="float">
            <text:p>5058.57</text:p>
          </table:table-cell>
          <table:table-cell table:formula="of:=[.C224]*[.H224]" office:value-type="float" office:value="0.505857" calcext:value-type="float">
            <text:p>0.50585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formula="of:=IF([.B225]=&quot;ropes&quot;;[.A225]*[.F225];IF([.B225]=&quot;poles&quot;;[.A225]*[.E225];[.A225]*[.G225]))" office:value-type="float" office:value="0" calcext:value-type="float">
            <text:p>0</text:p>
          </table:table-cell>
          <table:table-cell table:formula="of:=[.C225]*[.H225]" office:value-type="float" office:value="0" calcext:value-type="float">
            <text:p>0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226]=&quot;ropes&quot;;[.A226]*[.F226];IF([.B226]=&quot;poles&quot;;[.A226]*[.E226];[.A226]*[.G226]))" office:value-type="float" office:value="4046.856" calcext:value-type="float">
            <text:p>4046.856</text:p>
          </table:table-cell>
          <table:table-cell table:formula="of:=[.C226]*[.H22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227]=&quot;ropes&quot;;[.A227]*[.F227];IF([.B227]=&quot;poles&quot;;[.A227]*[.E227];[.A227]*[.G227]))" office:value-type="float" office:value="4046.856" calcext:value-type="float">
            <text:p>4046.856</text:p>
          </table:table-cell>
          <table:table-cell table:formula="of:=[.C227]*[.H22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228]=&quot;ropes&quot;;[.A228]*[.F228];IF([.B228]=&quot;poles&quot;;[.A228]*[.E228];[.A228]*[.G228]))" office:value-type="float" office:value="8093.712" calcext:value-type="float">
            <text:p>8093.712</text:p>
          </table:table-cell>
          <table:table-cell table:formula="of:=[.C228]*[.H228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229]=&quot;ropes&quot;;[.A229]*[.F229];IF([.B229]=&quot;poles&quot;;[.A229]*[.E229];[.A229]*[.G229]))" office:value-type="float" office:value="16187.424" calcext:value-type="float">
            <text:p>16187.424</text:p>
          </table:table-cell>
          <table:table-cell table:formula="of:=[.C229]*[.H229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230]=&quot;ropes&quot;;[.A230]*[.F230];IF([.B230]=&quot;poles&quot;;[.A230]*[.E230];[.A230]*[.G230]))" office:value-type="float" office:value="16187.424" calcext:value-type="float">
            <text:p>16187.424</text:p>
          </table:table-cell>
          <table:table-cell table:formula="of:=[.C230]*[.H23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231]=&quot;ropes&quot;;[.A231]*[.F231];IF([.B231]=&quot;poles&quot;;[.A231]*[.E231];[.A231]*[.G231]))" office:value-type="float" office:value="16187.424" calcext:value-type="float">
            <text:p>16187.424</text:p>
          </table:table-cell>
          <table:table-cell table:formula="of:=[.C231]*[.H231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232]=&quot;ropes&quot;;[.A232]*[.F232];IF([.B232]=&quot;poles&quot;;[.A232]*[.E232];[.A232]*[.G232]))" office:value-type="float" office:value="8093.712" calcext:value-type="float">
            <text:p>8093.712</text:p>
          </table:table-cell>
          <table:table-cell table:formula="of:=[.C232]*[.H232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233]=&quot;ropes&quot;;[.A233]*[.F233];IF([.B233]=&quot;poles&quot;;[.A233]*[.E233];[.A233]*[.G233]))" office:value-type="float" office:value="12140.568" calcext:value-type="float">
            <text:p>12140.568</text:p>
          </table:table-cell>
          <table:table-cell table:formula="of:=[.C233]*[.H233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234]=&quot;ropes&quot;;[.A234]*[.F234];IF([.B234]=&quot;poles&quot;;[.A234]*[.E234];[.A234]*[.G234]))" office:value-type="float" office:value="42.82665267" calcext:value-type="float">
            <text:p>42.82665267</text:p>
          </table:table-cell>
          <table:table-cell table:formula="of:=[.C234]*[.H234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235]=&quot;ropes&quot;;[.A235]*[.F235];IF([.B235]=&quot;poles&quot;;[.A235]*[.E235];[.A235]*[.G235]))" office:value-type="float" office:value="28.55110178" calcext:value-type="float">
            <text:p>28.55110178</text:p>
          </table:table-cell>
          <table:table-cell table:formula="of:=[.C235]*[.H235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236]=&quot;ropes&quot;;[.A236]*[.F236];IF([.B236]=&quot;poles&quot;;[.A236]*[.E236];[.A236]*[.G236]))" office:value-type="float" office:value="42.82665267" calcext:value-type="float">
            <text:p>42.82665267</text:p>
          </table:table-cell>
          <table:table-cell table:formula="of:=[.C236]*[.H236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237]=&quot;ropes&quot;;[.A237]*[.F237];IF([.B237]=&quot;poles&quot;;[.A237]*[.E237];[.A237]*[.G237]))" office:value-type="float" office:value="12140.568" calcext:value-type="float">
            <text:p>12140.568</text:p>
          </table:table-cell>
          <table:table-cell table:formula="of:=[.C237]*[.H237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238]=&quot;ropes&quot;;[.A238]*[.F238];IF([.B238]=&quot;poles&quot;;[.A238]*[.E238];[.A238]*[.G238]))" office:value-type="float" office:value="20234.28" calcext:value-type="float">
            <text:p>20234.28</text:p>
          </table:table-cell>
          <table:table-cell table:formula="of:=[.C238]*[.H238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239]=&quot;ropes&quot;;[.A239]*[.F239];IF([.B239]=&quot;poles&quot;;[.A239]*[.E239];[.A239]*[.G239]))" office:value-type="float" office:value="4046.856" calcext:value-type="float">
            <text:p>4046.856</text:p>
          </table:table-cell>
          <table:table-cell table:formula="of:=[.C239]*[.H23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240]=&quot;ropes&quot;;[.A240]*[.F240];IF([.B240]=&quot;poles&quot;;[.A240]*[.E240];[.A240]*[.G240]))" office:value-type="float" office:value="4046.856" calcext:value-type="float">
            <text:p>4046.856</text:p>
          </table:table-cell>
          <table:table-cell table:formula="of:=[.C240]*[.H240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241]=&quot;ropes&quot;;[.A241]*[.F241];IF([.B241]=&quot;poles&quot;;[.A241]*[.E241];[.A241]*[.G241]))" office:value-type="float" office:value="57.10220356" calcext:value-type="float">
            <text:p>57.10220356</text:p>
          </table:table-cell>
          <table:table-cell table:formula="of:=[.C241]*[.H241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E+019" calcext:value-type="float">
            <text:p>1E+019</text:p>
          </table:table-cell>
          <table:table-cell table:style-name="ce5"/>
          <table:table-cell table:formula="of:=IF([.B242]=&quot;ropes&quot;;[.A242]*[.F242];IF([.B242]=&quot;poles&quot;;[.A242]*[.E242];[.A242]*[.G242]))" office:value-type="float" office:value="4.046856E+022" calcext:value-type="float">
            <text:p>4.046856E+022</text:p>
          </table:table-cell>
          <table:table-cell table:formula="of:=[.C242]*[.H242]" office:value-type="float" office:value="4.046856E+018" calcext:value-type="float">
            <text:p>4.046856E+01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243]=&quot;ropes&quot;;[.A243]*[.F243];IF([.B243]=&quot;poles&quot;;[.A243]*[.E243];[.A243]*[.G243]))" office:value-type="float" office:value="8093.712" calcext:value-type="float">
            <text:p>8093.712</text:p>
          </table:table-cell>
          <table:table-cell table:formula="of:=[.C243]*[.H243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244]=&quot;ropes&quot;;[.A244]*[.F244];IF([.B244]=&quot;poles&quot;;[.A244]*[.E244];[.A244]*[.G244]))" office:value-type="float" office:value="16187.424" calcext:value-type="float">
            <text:p>16187.424</text:p>
          </table:table-cell>
          <table:table-cell table:formula="of:=[.C244]*[.H244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245]=&quot;ropes&quot;;[.A245]*[.F245];IF([.B245]=&quot;poles&quot;;[.A245]*[.E245];[.A245]*[.G245]))" office:value-type="float" office:value="4046.856" calcext:value-type="float">
            <text:p>4046.856</text:p>
          </table:table-cell>
          <table:table-cell table:formula="of:=[.C245]*[.H245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246]=&quot;ropes&quot;;[.A246]*[.F246];IF([.B246]=&quot;poles&quot;;[.A246]*[.E246];[.A246]*[.G246]))" office:value-type="float" office:value="12140.568" calcext:value-type="float">
            <text:p>12140.568</text:p>
          </table:table-cell>
          <table:table-cell table:formula="of:=[.C246]*[.H246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/>
          <table:table-cell table:formula="of:=IF([.B247]=&quot;ropes&quot;;[.A247]*[.F247];IF([.B247]=&quot;poles&quot;;[.A247]*[.E247];[.A247]*[.G247]))" office:value-type="float" office:value="93077.688" calcext:value-type="float">
            <text:p>93077.688</text:p>
          </table:table-cell>
          <table:table-cell table:formula="of:=[.C247]*[.H247]" office:value-type="float" office:value="9.3077688" calcext:value-type="float">
            <text:p>9.307768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248]=&quot;ropes&quot;;[.A248]*[.F248];IF([.B248]=&quot;poles&quot;;[.A248]*[.E248];[.A248]*[.G248]))" office:value-type="float" office:value="4046.856" calcext:value-type="float">
            <text:p>4046.856</text:p>
          </table:table-cell>
          <table:table-cell table:formula="of:=[.C248]*[.H248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249]=&quot;ropes&quot;;[.A249]*[.F249];IF([.B249]=&quot;poles&quot;;[.A249]*[.E249];[.A249]*[.G249]))" office:value-type="float" office:value="10117.14" calcext:value-type="float">
            <text:p>10117.14</text:p>
          </table:table-cell>
          <table:table-cell table:formula="of:=[.C249]*[.H249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formula="of:=IF([.B250]=&quot;ropes&quot;;[.A250]*[.F250];IF([.B250]=&quot;poles&quot;;[.A250]*[.E250];[.A250]*[.G250]))" office:value-type="float" office:value="40468.56" calcext:value-type="float">
            <text:p>40468.56</text:p>
          </table:table-cell>
          <table:table-cell table:formula="of:=[.C250]*[.H250]" office:value-type="float" office:value="4.046856" calcext:value-type="float">
            <text:p>4.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formula="of:=IF([.B251]=&quot;ropes&quot;;[.A251]*[.F251];IF([.B251]=&quot;poles&quot;;[.A251]*[.E251];[.A251]*[.G251]))" office:value-type="float" office:value="40468.56" calcext:value-type="float">
            <text:p>40468.56</text:p>
          </table:table-cell>
          <table:table-cell table:formula="of:=[.C251]*[.H251]" office:value-type="float" office:value="4.046856" calcext:value-type="float">
            <text:p>4.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252]=&quot;ropes&quot;;[.A252]*[.F252];IF([.B252]=&quot;poles&quot;;[.A252]*[.E252];[.A252]*[.G252]))" office:value-type="float" office:value="57.10220356" calcext:value-type="float">
            <text:p>57.10220356</text:p>
          </table:table-cell>
          <table:table-cell table:formula="of:=[.C252]*[.H252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253]=&quot;ropes&quot;;[.A253]*[.F253];IF([.B253]=&quot;poles&quot;;[.A253]*[.E253];[.A253]*[.G253]))" office:value-type="float" office:value="12140.568" calcext:value-type="float">
            <text:p>12140.568</text:p>
          </table:table-cell>
          <table:table-cell table:formula="of:=[.C253]*[.H253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opes</text:p>
          </table:table-cell>
          <table:table-cell table:formula="of:=IF([.B254]=&quot;ropes&quot;;[.A254]*[.F254];IF([.B254]=&quot;poles&quot;;[.A254]*[.E254];[.A254]*[.G254]))" office:value-type="float" office:value="185.58216157" calcext:value-type="float">
            <text:p>185.58216157</text:p>
          </table:table-cell>
          <table:table-cell table:formula="of:=[.C254]*[.H254]" office:value-type="float" office:value="0.018558216157" calcext:value-type="float">
            <text:p>0.01855821615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/>
          <table:table-cell table:formula="of:=IF([.B255]=&quot;ropes&quot;;[.A255]*[.F255];IF([.B255]=&quot;poles&quot;;[.A255]*[.E255];[.A255]*[.G255]))" office:value-type="float" office:value="194249.088" calcext:value-type="float">
            <text:p>194249.088</text:p>
          </table:table-cell>
          <table:table-cell table:formula="of:=[.C255]*[.H255]" office:value-type="float" office:value="19.4249088" calcext:value-type="float">
            <text:p>19.424908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256]=&quot;ropes&quot;;[.A256]*[.F256];IF([.B256]=&quot;poles&quot;;[.A256]*[.E256];[.A256]*[.G256]))" office:value-type="float" office:value="4046.856" calcext:value-type="float">
            <text:p>4046.856</text:p>
          </table:table-cell>
          <table:table-cell table:formula="of:=[.C256]*[.H25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257]=&quot;ropes&quot;;[.A257]*[.F257];IF([.B257]=&quot;poles&quot;;[.A257]*[.E257];[.A257]*[.G257]))" office:value-type="float" office:value="4046.856" calcext:value-type="float">
            <text:p>4046.856</text:p>
          </table:table-cell>
          <table:table-cell table:formula="of:=[.C257]*[.H25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258]=&quot;ropes&quot;;[.A258]*[.F258];IF([.B258]=&quot;poles&quot;;[.A258]*[.E258];[.A258]*[.G258]))" office:value-type="float" office:value="16187.424" calcext:value-type="float">
            <text:p>16187.424</text:p>
          </table:table-cell>
          <table:table-cell table:formula="of:=[.C258]*[.H258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259]=&quot;ropes&quot;;[.A259]*[.F259];IF([.B259]=&quot;poles&quot;;[.A259]*[.E259];[.A259]*[.G259]))" office:value-type="float" office:value="10117.14" calcext:value-type="float">
            <text:p>10117.14</text:p>
          </table:table-cell>
          <table:table-cell table:formula="of:=[.C259]*[.H259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260]=&quot;ropes&quot;;[.A260]*[.F260];IF([.B260]=&quot;poles&quot;;[.A260]*[.E260];[.A260]*[.G260]))" office:value-type="float" office:value="28327.992" calcext:value-type="float">
            <text:p>28327.992</text:p>
          </table:table-cell>
          <table:table-cell table:formula="of:=[.C260]*[.H260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261]=&quot;ropes&quot;;[.A261]*[.F261];IF([.B261]=&quot;poles&quot;;[.A261]*[.E261];[.A261]*[.G261]))" office:value-type="float" office:value="12140.568" calcext:value-type="float">
            <text:p>12140.568</text:p>
          </table:table-cell>
          <table:table-cell table:formula="of:=[.C261]*[.H261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262]=&quot;ropes&quot;;[.A262]*[.F262];IF([.B262]=&quot;poles&quot;;[.A262]*[.E262];[.A262]*[.G262]))" office:value-type="float" office:value="28327.992" calcext:value-type="float">
            <text:p>28327.992</text:p>
          </table:table-cell>
          <table:table-cell table:formula="of:=[.C262]*[.H262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263]=&quot;ropes&quot;;[.A263]*[.F263];IF([.B263]=&quot;poles&quot;;[.A263]*[.E263];[.A263]*[.G263]))" office:value-type="float" office:value="16187.424" calcext:value-type="float">
            <text:p>16187.424</text:p>
          </table:table-cell>
          <table:table-cell table:formula="of:=[.C263]*[.H263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264]=&quot;ropes&quot;;[.A264]*[.F264];IF([.B264]=&quot;poles&quot;;[.A264]*[.E264];[.A264]*[.G264]))" office:value-type="float" office:value="12140.568" calcext:value-type="float">
            <text:p>12140.568</text:p>
          </table:table-cell>
          <table:table-cell table:formula="of:=[.C264]*[.H264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265]=&quot;ropes&quot;;[.A265]*[.F265];IF([.B265]=&quot;poles&quot;;[.A265]*[.E265];[.A265]*[.G265]))" office:value-type="float" office:value="16187.424" calcext:value-type="float">
            <text:p>16187.424</text:p>
          </table:table-cell>
          <table:table-cell table:formula="of:=[.C265]*[.H265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266]=&quot;ropes&quot;;[.A266]*[.F266];IF([.B266]=&quot;poles&quot;;[.A266]*[.E266];[.A266]*[.G266]))" office:value-type="float" office:value="16187.424" calcext:value-type="float">
            <text:p>16187.424</text:p>
          </table:table-cell>
          <table:table-cell table:formula="of:=[.C266]*[.H266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267]=&quot;ropes&quot;;[.A267]*[.F267];IF([.B267]=&quot;poles&quot;;[.A267]*[.E267];[.A267]*[.G267]))" office:value-type="float" office:value="4046.856" calcext:value-type="float">
            <text:p>4046.856</text:p>
          </table:table-cell>
          <table:table-cell table:formula="of:=[.C267]*[.H26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268]=&quot;ropes&quot;;[.A268]*[.F268];IF([.B268]=&quot;poles&quot;;[.A268]*[.E268];[.A268]*[.G268]))" office:value-type="float" office:value="42.82665267" calcext:value-type="float">
            <text:p>42.82665267</text:p>
          </table:table-cell>
          <table:table-cell table:formula="of:=[.C268]*[.H268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269]=&quot;ropes&quot;;[.A269]*[.F269];IF([.B269]=&quot;poles&quot;;[.A269]*[.E269];[.A269]*[.G269]))" office:value-type="float" office:value="142.7555089" calcext:value-type="float">
            <text:p>142.7555089</text:p>
          </table:table-cell>
          <table:table-cell table:formula="of:=[.C269]*[.H269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ropes</text:p>
          </table:table-cell>
          <table:table-cell table:formula="of:=IF([.B270]=&quot;ropes&quot;;[.A270]*[.F270];IF([.B270]=&quot;poles&quot;;[.A270]*[.E270];[.A270]*[.G270]))" office:value-type="float" office:value="21.413326335" calcext:value-type="float">
            <text:p>21.413326335</text:p>
          </table:table-cell>
          <table:table-cell table:formula="of:=[.C270]*[.H270]" office:value-type="float" office:value="0.0021413326335" calcext:value-type="float">
            <text:p>0.0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271]=&quot;ropes&quot;;[.A271]*[.F271];IF([.B271]=&quot;poles&quot;;[.A271]*[.E271];[.A271]*[.G271]))" office:value-type="float" office:value="12140.568" calcext:value-type="float">
            <text:p>12140.568</text:p>
          </table:table-cell>
          <table:table-cell table:formula="of:=[.C271]*[.H271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5"/>
          <table:table-cell table:formula="of:=IF([.B272]=&quot;ropes&quot;;[.A272]*[.F272];IF([.B272]=&quot;poles&quot;;[.A272]*[.E272];[.A272]*[.G272]))" office:value-type="float" office:value="16592.1096" calcext:value-type="float">
            <text:p>16592.1096</text:p>
          </table:table-cell>
          <table:table-cell table:formula="of:=[.C272]*[.H272]" office:value-type="float" office:value="1.65921096" calcext:value-type="float">
            <text:p>1.6592109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273]=&quot;ropes&quot;;[.A273]*[.F273];IF([.B273]=&quot;poles&quot;;[.A273]*[.E273];[.A273]*[.G273]))" office:value-type="float" office:value="228.40881424" calcext:value-type="float">
            <text:p>228.40881424</text:p>
          </table:table-cell>
          <table:table-cell table:formula="of:=[.C273]*[.H273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274]=&quot;ropes&quot;;[.A274]*[.F274];IF([.B274]=&quot;poles&quot;;[.A274]*[.E274];[.A274]*[.G274]))" office:value-type="float" office:value="12140.568" calcext:value-type="float">
            <text:p>12140.568</text:p>
          </table:table-cell>
          <table:table-cell table:formula="of:=[.C274]*[.H274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275]=&quot;ropes&quot;;[.A275]*[.F275];IF([.B275]=&quot;poles&quot;;[.A275]*[.E275];[.A275]*[.G275]))" office:value-type="float" office:value="16187.424" calcext:value-type="float">
            <text:p>16187.424</text:p>
          </table:table-cell>
          <table:table-cell table:formula="of:=[.C275]*[.H275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276]=&quot;ropes&quot;;[.A276]*[.F276];IF([.B276]=&quot;poles&quot;;[.A276]*[.E276];[.A276]*[.G276]))" office:value-type="float" office:value="57.10220356" calcext:value-type="float">
            <text:p>57.10220356</text:p>
          </table:table-cell>
          <table:table-cell table:formula="of:=[.C276]*[.H276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277]=&quot;ropes&quot;;[.A277]*[.F277];IF([.B277]=&quot;poles&quot;;[.A277]*[.E277];[.A277]*[.G277]))" office:value-type="float" office:value="57.10220356" calcext:value-type="float">
            <text:p>57.10220356</text:p>
          </table:table-cell>
          <table:table-cell table:formula="of:=[.C277]*[.H277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/>
          <table:table-cell table:formula="of:=IF([.B278]=&quot;ropes&quot;;[.A278]*[.F278];IF([.B278]=&quot;poles&quot;;[.A278]*[.E278];[.A278]*[.G278]))" office:value-type="float" office:value="129499.392" calcext:value-type="float">
            <text:p>129499.392</text:p>
          </table:table-cell>
          <table:table-cell table:formula="of:=[.C278]*[.H278]" office:value-type="float" office:value="12.9499392" calcext:value-type="float">
            <text:p>12.94993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279]=&quot;ropes&quot;;[.A279]*[.F279];IF([.B279]=&quot;poles&quot;;[.A279]*[.E279];[.A279]*[.G279]))" office:value-type="float" office:value="85.65330534" calcext:value-type="float">
            <text:p>85.65330534</text:p>
          </table:table-cell>
          <table:table-cell table:formula="of:=[.C279]*[.H279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280]=&quot;ropes&quot;;[.A280]*[.F280];IF([.B280]=&quot;poles&quot;;[.A280]*[.E280];[.A280]*[.G280]))" office:value-type="float" office:value="228.40881424" calcext:value-type="float">
            <text:p>228.40881424</text:p>
          </table:table-cell>
          <table:table-cell table:formula="of:=[.C280]*[.H280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281]=&quot;ropes&quot;;[.A281]*[.F281];IF([.B281]=&quot;poles&quot;;[.A281]*[.E281];[.A281]*[.G281]))" office:value-type="float" office:value="32374.848" calcext:value-type="float">
            <text:p>32374.848</text:p>
          </table:table-cell>
          <table:table-cell table:formula="of:=[.C281]*[.H281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282]=&quot;ropes&quot;;[.A282]*[.F282];IF([.B282]=&quot;poles&quot;;[.A282]*[.E282];[.A282]*[.G282]))" office:value-type="float" office:value="24281.136" calcext:value-type="float">
            <text:p>24281.136</text:p>
          </table:table-cell>
          <table:table-cell table:formula="of:=[.C282]*[.H282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283]=&quot;ropes&quot;;[.A283]*[.F283];IF([.B283]=&quot;poles&quot;;[.A283]*[.E283];[.A283]*[.G283]))" office:value-type="float" office:value="99.92885623" calcext:value-type="float">
            <text:p>99.92885623</text:p>
          </table:table-cell>
          <table:table-cell table:formula="of:=[.C283]*[.H283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284]=&quot;ropes&quot;;[.A284]*[.F284];IF([.B284]=&quot;poles&quot;;[.A284]*[.E284];[.A284]*[.G284]))" office:value-type="float" office:value="6070.284" calcext:value-type="float">
            <text:p>6070.284</text:p>
          </table:table-cell>
          <table:table-cell table:formula="of:=[.C284]*[.H284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285]=&quot;ropes&quot;;[.A285]*[.F285];IF([.B285]=&quot;poles&quot;;[.A285]*[.E285];[.A285]*[.G285]))" office:value-type="float" office:value="16187.424" calcext:value-type="float">
            <text:p>16187.424</text:p>
          </table:table-cell>
          <table:table-cell table:formula="of:=[.C285]*[.H285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286]=&quot;ropes&quot;;[.A286]*[.F286];IF([.B286]=&quot;poles&quot;;[.A286]*[.E286];[.A286]*[.G286]))" office:value-type="float" office:value="12140.568" calcext:value-type="float">
            <text:p>12140.568</text:p>
          </table:table-cell>
          <table:table-cell table:formula="of:=[.C286]*[.H286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287]=&quot;ropes&quot;;[.A287]*[.F287];IF([.B287]=&quot;poles&quot;;[.A287]*[.E287];[.A287]*[.G287]))" office:value-type="float" office:value="99.92885623" calcext:value-type="float">
            <text:p>99.92885623</text:p>
          </table:table-cell>
          <table:table-cell table:formula="of:=[.C287]*[.H287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288]=&quot;ropes&quot;;[.A288]*[.F288];IF([.B288]=&quot;poles&quot;;[.A288]*[.E288];[.A288]*[.G288]))" office:value-type="float" office:value="12140.568" calcext:value-type="float">
            <text:p>12140.568</text:p>
          </table:table-cell>
          <table:table-cell table:formula="of:=[.C288]*[.H288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289]=&quot;ropes&quot;;[.A289]*[.F289];IF([.B289]=&quot;poles&quot;;[.A289]*[.E289];[.A289]*[.G289]))" office:value-type="float" office:value="57.10220356" calcext:value-type="float">
            <text:p>57.10220356</text:p>
          </table:table-cell>
          <table:table-cell table:formula="of:=[.C289]*[.H289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290]=&quot;ropes&quot;;[.A290]*[.F290];IF([.B290]=&quot;poles&quot;;[.A290]*[.E290];[.A290]*[.G290]))" office:value-type="float" office:value="57.10220356" calcext:value-type="float">
            <text:p>57.10220356</text:p>
          </table:table-cell>
          <table:table-cell table:formula="of:=[.C290]*[.H290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291]=&quot;ropes&quot;;[.A291]*[.F291];IF([.B291]=&quot;poles&quot;;[.A291]*[.E291];[.A291]*[.G291]))" office:value-type="float" office:value="10117.14" calcext:value-type="float">
            <text:p>10117.14</text:p>
          </table:table-cell>
          <table:table-cell table:formula="of:=[.C291]*[.H291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292]=&quot;ropes&quot;;[.A292]*[.F292];IF([.B292]=&quot;poles&quot;;[.A292]*[.E292];[.A292]*[.G292]))" office:value-type="float" office:value="10117.14" calcext:value-type="float">
            <text:p>10117.14</text:p>
          </table:table-cell>
          <table:table-cell table:formula="of:=[.C292]*[.H292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293]=&quot;ropes&quot;;[.A293]*[.F293];IF([.B293]=&quot;poles&quot;;[.A293]*[.E293];[.A293]*[.G293]))" office:value-type="float" office:value="4046.856" calcext:value-type="float">
            <text:p>4046.856</text:p>
          </table:table-cell>
          <table:table-cell table:formula="of:=[.C293]*[.H29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294]=&quot;ropes&quot;;[.A294]*[.F294];IF([.B294]=&quot;poles&quot;;[.A294]*[.E294];[.A294]*[.G294]))" office:value-type="float" office:value="2023.428" calcext:value-type="float">
            <text:p>2023.428</text:p>
          </table:table-cell>
          <table:table-cell table:formula="of:=[.C294]*[.H294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295]=&quot;ropes&quot;;[.A295]*[.F295];IF([.B295]=&quot;poles&quot;;[.A295]*[.E295];[.A295]*[.G295]))" office:value-type="float" office:value="2023.428" calcext:value-type="float">
            <text:p>2023.428</text:p>
          </table:table-cell>
          <table:table-cell table:formula="of:=[.C295]*[.H295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296]=&quot;ropes&quot;;[.A296]*[.F296];IF([.B296]=&quot;poles&quot;;[.A296]*[.E296];[.A296]*[.G296]))" office:value-type="float" office:value="2023.428" calcext:value-type="float">
            <text:p>2023.428</text:p>
          </table:table-cell>
          <table:table-cell table:formula="of:=[.C296]*[.H296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297]=&quot;ropes&quot;;[.A297]*[.F297];IF([.B297]=&quot;poles&quot;;[.A297]*[.E297];[.A297]*[.G297]))" office:value-type="float" office:value="2023.428" calcext:value-type="float">
            <text:p>2023.428</text:p>
          </table:table-cell>
          <table:table-cell table:formula="of:=[.C297]*[.H297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298]=&quot;ropes&quot;;[.A298]*[.F298];IF([.B298]=&quot;poles&quot;;[.A298]*[.E298];[.A298]*[.G298]))" office:value-type="float" office:value="57.10220356" calcext:value-type="float">
            <text:p>57.10220356</text:p>
          </table:table-cell>
          <table:table-cell table:formula="of:=[.C298]*[.H298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299]=&quot;ropes&quot;;[.A299]*[.F299];IF([.B299]=&quot;poles&quot;;[.A299]*[.E299];[.A299]*[.G299]))" office:value-type="float" office:value="16187.424" calcext:value-type="float">
            <text:p>16187.424</text:p>
          </table:table-cell>
          <table:table-cell table:formula="of:=[.C299]*[.H299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300]=&quot;ropes&quot;;[.A300]*[.F300];IF([.B300]=&quot;poles&quot;;[.A300]*[.E300];[.A300]*[.G300]))" office:value-type="float" office:value="57.10220356" calcext:value-type="float">
            <text:p>57.10220356</text:p>
          </table:table-cell>
          <table:table-cell table:formula="of:=[.C300]*[.H300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301]=&quot;ropes&quot;;[.A301]*[.F301];IF([.B301]=&quot;poles&quot;;[.A301]*[.E301];[.A301]*[.G301]))" office:value-type="float" office:value="57.10220356" calcext:value-type="float">
            <text:p>57.10220356</text:p>
          </table:table-cell>
          <table:table-cell table:formula="of:=[.C301]*[.H301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302]=&quot;ropes&quot;;[.A302]*[.F302];IF([.B302]=&quot;poles&quot;;[.A302]*[.E302];[.A302]*[.G302]))" office:value-type="float" office:value="20234.28" calcext:value-type="float">
            <text:p>20234.28</text:p>
          </table:table-cell>
          <table:table-cell table:formula="of:=[.C302]*[.H302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303]=&quot;ropes&quot;;[.A303]*[.F303];IF([.B303]=&quot;poles&quot;;[.A303]*[.E303];[.A303]*[.G303]))" office:value-type="float" office:value="42.82665267" calcext:value-type="float">
            <text:p>42.82665267</text:p>
          </table:table-cell>
          <table:table-cell table:formula="of:=[.C303]*[.H303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 office:value-type="string" calcext:value-type="string">
            <text:p>ropes</text:p>
          </table:table-cell>
          <table:table-cell table:formula="of:=IF([.B304]=&quot;ropes&quot;;[.A304]*[.F304];IF([.B304]=&quot;poles&quot;;[.A304]*[.E304];[.A304]*[.G304]))" office:value-type="float" office:value="35.688877225" calcext:value-type="float">
            <text:p>35.688877225</text:p>
          </table:table-cell>
          <table:table-cell table:formula="of:=[.C304]*[.H304]" office:value-type="float" office:value="0.0035688877225" calcext:value-type="float">
            <text:p>0.003568887722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305]=&quot;ropes&quot;;[.A305]*[.F305];IF([.B305]=&quot;poles&quot;;[.A305]*[.E305];[.A305]*[.G305]))" office:value-type="float" office:value="24281.136" calcext:value-type="float">
            <text:p>24281.136</text:p>
          </table:table-cell>
          <table:table-cell table:formula="of:=[.C305]*[.H305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/>
          <table:table-cell table:formula="of:=IF([.B306]=&quot;ropes&quot;;[.A306]*[.F306];IF([.B306]=&quot;poles&quot;;[.A306]*[.E306];[.A306]*[.G306]))" office:value-type="float" office:value="97124.544" calcext:value-type="float">
            <text:p>97124.544</text:p>
          </table:table-cell>
          <table:table-cell table:formula="of:=[.C306]*[.H306]" office:value-type="float" office:value="9.7124544" calcext:value-type="float">
            <text:p>9.712454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ropes</text:p>
          </table:table-cell>
          <table:table-cell table:formula="of:=IF([.B307]=&quot;ropes&quot;;[.A307]*[.F307];IF([.B307]=&quot;poles&quot;;[.A307]*[.E307];[.A307]*[.G307]))" office:value-type="float" office:value="256.95991602" calcext:value-type="float">
            <text:p>256.95991602</text:p>
          </table:table-cell>
          <table:table-cell table:formula="of:=[.C307]*[.H307]" office:value-type="float" office:value="0.025695991602" calcext:value-type="float">
            <text:p>0.02569599160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308]=&quot;ropes&quot;;[.A308]*[.F308];IF([.B308]=&quot;poles&quot;;[.A308]*[.E308];[.A308]*[.G308]))" office:value-type="float" office:value="4046.856" calcext:value-type="float">
            <text:p>4046.856</text:p>
          </table:table-cell>
          <table:table-cell table:formula="of:=[.C308]*[.H308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309]=&quot;ropes&quot;;[.A309]*[.F309];IF([.B309]=&quot;poles&quot;;[.A309]*[.E309];[.A309]*[.G309]))" office:value-type="float" office:value="32374.848" calcext:value-type="float">
            <text:p>32374.848</text:p>
          </table:table-cell>
          <table:table-cell table:formula="of:=[.C309]*[.H309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310]=&quot;ropes&quot;;[.A310]*[.F310];IF([.B310]=&quot;poles&quot;;[.A310]*[.E310];[.A310]*[.G310]))" office:value-type="float" office:value="24281.136" calcext:value-type="float">
            <text:p>24281.136</text:p>
          </table:table-cell>
          <table:table-cell table:formula="of:=[.C310]*[.H310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311]=&quot;ropes&quot;;[.A311]*[.F311];IF([.B311]=&quot;poles&quot;;[.A311]*[.E311];[.A311]*[.G311]))" office:value-type="float" office:value="85.65330534" calcext:value-type="float">
            <text:p>85.65330534</text:p>
          </table:table-cell>
          <table:table-cell table:formula="of:=[.C311]*[.H311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312]=&quot;ropes&quot;;[.A312]*[.F312];IF([.B312]=&quot;poles&quot;;[.A312]*[.E312];[.A312]*[.G312]))" office:value-type="float" office:value="85.65330534" calcext:value-type="float">
            <text:p>85.65330534</text:p>
          </table:table-cell>
          <table:table-cell table:formula="of:=[.C312]*[.H312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313]=&quot;ropes&quot;;[.A313]*[.F313];IF([.B313]=&quot;poles&quot;;[.A313]*[.E313];[.A313]*[.G313]))" office:value-type="float" office:value="57.10220356" calcext:value-type="float">
            <text:p>57.10220356</text:p>
          </table:table-cell>
          <table:table-cell table:formula="of:=[.C313]*[.H313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314]=&quot;ropes&quot;;[.A314]*[.F314];IF([.B314]=&quot;poles&quot;;[.A314]*[.E314];[.A314]*[.G314]))" office:value-type="float" office:value="42.82665267" calcext:value-type="float">
            <text:p>42.82665267</text:p>
          </table:table-cell>
          <table:table-cell table:formula="of:=[.C314]*[.H314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315]=&quot;ropes&quot;;[.A315]*[.F315];IF([.B315]=&quot;poles&quot;;[.A315]*[.E315];[.A315]*[.G315]))" office:value-type="float" office:value="6070.284" calcext:value-type="float">
            <text:p>6070.284</text:p>
          </table:table-cell>
          <table:table-cell table:formula="of:=[.C315]*[.H315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316]=&quot;ropes&quot;;[.A316]*[.F316];IF([.B316]=&quot;poles&quot;;[.A316]*[.E316];[.A316]*[.G316]))" office:value-type="float" office:value="4046.856" calcext:value-type="float">
            <text:p>4046.856</text:p>
          </table:table-cell>
          <table:table-cell table:formula="of:=[.C316]*[.H31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317]=&quot;ropes&quot;;[.A317]*[.F317];IF([.B317]=&quot;poles&quot;;[.A317]*[.E317];[.A317]*[.G317]))" office:value-type="float" office:value="12140.568" calcext:value-type="float">
            <text:p>12140.568</text:p>
          </table:table-cell>
          <table:table-cell table:formula="of:=[.C317]*[.H317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318]=&quot;ropes&quot;;[.A318]*[.F318];IF([.B318]=&quot;poles&quot;;[.A318]*[.E318];[.A318]*[.G318]))" office:value-type="float" office:value="4046.856" calcext:value-type="float">
            <text:p>4046.856</text:p>
          </table:table-cell>
          <table:table-cell table:formula="of:=[.C318]*[.H318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319]=&quot;ropes&quot;;[.A319]*[.F319];IF([.B319]=&quot;poles&quot;;[.A319]*[.E319];[.A319]*[.G319]))" office:value-type="float" office:value="32374.848" calcext:value-type="float">
            <text:p>32374.848</text:p>
          </table:table-cell>
          <table:table-cell table:formula="of:=[.C319]*[.H319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5" office:value-type="string" calcext:value-type="string">
            <text:p>ropes</text:p>
          </table:table-cell>
          <table:table-cell table:formula="of:=IF([.B320]=&quot;ropes&quot;;[.A320]*[.F320];IF([.B320]=&quot;poles&quot;;[.A320]*[.E320];[.A320]*[.G320]))" office:value-type="float" office:value="3.5688877225" calcext:value-type="float">
            <text:p>3.5688877225</text:p>
          </table:table-cell>
          <table:table-cell table:formula="of:=[.C320]*[.H320]" office:value-type="float" office:value="0.00035688877225" calcext:value-type="float">
            <text:p>0.0003568887722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321]=&quot;ropes&quot;;[.A321]*[.F321];IF([.B321]=&quot;poles&quot;;[.A321]*[.E321];[.A321]*[.G321]))" office:value-type="float" office:value="4046.856" calcext:value-type="float">
            <text:p>4046.856</text:p>
          </table:table-cell>
          <table:table-cell table:formula="of:=[.C321]*[.H321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322]=&quot;ropes&quot;;[.A322]*[.F322];IF([.B322]=&quot;poles&quot;;[.A322]*[.E322];[.A322]*[.G322]))" office:value-type="float" office:value="12140.568" calcext:value-type="float">
            <text:p>12140.568</text:p>
          </table:table-cell>
          <table:table-cell table:formula="of:=[.C322]*[.H322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323]=&quot;ropes&quot;;[.A323]*[.F323];IF([.B323]=&quot;poles&quot;;[.A323]*[.E323];[.A323]*[.G323]))" office:value-type="float" office:value="12140.568" calcext:value-type="float">
            <text:p>12140.568</text:p>
          </table:table-cell>
          <table:table-cell table:formula="of:=[.C323]*[.H323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324]=&quot;ropes&quot;;[.A324]*[.F324];IF([.B324]=&quot;poles&quot;;[.A324]*[.E324];[.A324]*[.G324]))" office:value-type="float" office:value="12140.568" calcext:value-type="float">
            <text:p>12140.568</text:p>
          </table:table-cell>
          <table:table-cell table:formula="of:=[.C324]*[.H324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325]=&quot;ropes&quot;;[.A325]*[.F325];IF([.B325]=&quot;poles&quot;;[.A325]*[.E325];[.A325]*[.G325]))" office:value-type="float" office:value="16187.424" calcext:value-type="float">
            <text:p>16187.424</text:p>
          </table:table-cell>
          <table:table-cell table:formula="of:=[.C325]*[.H325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/>
          <table:table-cell table:formula="of:=IF([.B326]=&quot;ropes&quot;;[.A326]*[.F326];IF([.B326]=&quot;poles&quot;;[.A326]*[.E326];[.A326]*[.G326]))" office:value-type="float" office:value="60702.84" calcext:value-type="float">
            <text:p>60702.84</text:p>
          </table:table-cell>
          <table:table-cell table:formula="of:=[.C326]*[.H326]" office:value-type="float" office:value="6.070284" calcext:value-type="float">
            <text:p>6.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/>
          <table:table-cell table:formula="of:=IF([.B327]=&quot;ropes&quot;;[.A327]*[.F327];IF([.B327]=&quot;poles&quot;;[.A327]*[.E327];[.A327]*[.G327]))" office:value-type="float" office:value="64749.696" calcext:value-type="float">
            <text:p>64749.696</text:p>
          </table:table-cell>
          <table:table-cell table:formula="of:=[.C327]*[.H327]" office:value-type="float" office:value="6.4749696" calcext:value-type="float">
            <text:p>6.474969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/>
          <table:table-cell table:formula="of:=IF([.B328]=&quot;ropes&quot;;[.A328]*[.F328];IF([.B328]=&quot;poles&quot;;[.A328]*[.E328];[.A328]*[.G328]))" office:value-type="float" office:value="64749.696" calcext:value-type="float">
            <text:p>64749.696</text:p>
          </table:table-cell>
          <table:table-cell table:formula="of:=[.C328]*[.H328]" office:value-type="float" office:value="6.4749696" calcext:value-type="float">
            <text:p>6.474969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/>
          <table:table-cell table:formula="of:=IF([.B329]=&quot;ropes&quot;;[.A329]*[.F329];IF([.B329]=&quot;poles&quot;;[.A329]*[.E329];[.A329]*[.G329]))" office:value-type="float" office:value="64749.696" calcext:value-type="float">
            <text:p>64749.696</text:p>
          </table:table-cell>
          <table:table-cell table:formula="of:=[.C329]*[.H329]" office:value-type="float" office:value="6.4749696" calcext:value-type="float">
            <text:p>6.474969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330]=&quot;ropes&quot;;[.A330]*[.F330];IF([.B330]=&quot;poles&quot;;[.A330]*[.E330];[.A330]*[.G330]))" office:value-type="float" office:value="57.10220356" calcext:value-type="float">
            <text:p>57.10220356</text:p>
          </table:table-cell>
          <table:table-cell table:formula="of:=[.C330]*[.H330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331]=&quot;ropes&quot;;[.A331]*[.F331];IF([.B331]=&quot;poles&quot;;[.A331]*[.E331];[.A331]*[.G331]))" office:value-type="float" office:value="8093.712" calcext:value-type="float">
            <text:p>8093.712</text:p>
          </table:table-cell>
          <table:table-cell table:formula="of:=[.C331]*[.H331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332]=&quot;ropes&quot;;[.A332]*[.F332];IF([.B332]=&quot;poles&quot;;[.A332]*[.E332];[.A332]*[.G332]))" office:value-type="float" office:value="57.10220356" calcext:value-type="float">
            <text:p>57.10220356</text:p>
          </table:table-cell>
          <table:table-cell table:formula="of:=[.C332]*[.H332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333]=&quot;ropes&quot;;[.A333]*[.F333];IF([.B333]=&quot;poles&quot;;[.A333]*[.E333];[.A333]*[.G333]))" office:value-type="float" office:value="2023.428" calcext:value-type="float">
            <text:p>2023.428</text:p>
          </table:table-cell>
          <table:table-cell table:formula="of:=[.C333]*[.H333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334]=&quot;ropes&quot;;[.A334]*[.F334];IF([.B334]=&quot;poles&quot;;[.A334]*[.E334];[.A334]*[.G334]))" office:value-type="float" office:value="16187.424" calcext:value-type="float">
            <text:p>16187.424</text:p>
          </table:table-cell>
          <table:table-cell table:formula="of:=[.C334]*[.H334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335]=&quot;ropes&quot;;[.A335]*[.F335];IF([.B335]=&quot;poles&quot;;[.A335]*[.E335];[.A335]*[.G335]))" office:value-type="float" office:value="114.20440712" calcext:value-type="float">
            <text:p>114.20440712</text:p>
          </table:table-cell>
          <table:table-cell table:formula="of:=[.C335]*[.H335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/>
          <table:table-cell table:formula="of:=IF([.B336]=&quot;ropes&quot;;[.A336]*[.F336];IF([.B336]=&quot;poles&quot;;[.A336]*[.E336];[.A336]*[.G336]))" office:value-type="float" office:value="60702.84" calcext:value-type="float">
            <text:p>60702.84</text:p>
          </table:table-cell>
          <table:table-cell table:formula="of:=[.C336]*[.H336]" office:value-type="float" office:value="6.070284" calcext:value-type="float">
            <text:p>6.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/>
          <table:table-cell table:formula="of:=IF([.B337]=&quot;ropes&quot;;[.A337]*[.F337];IF([.B337]=&quot;poles&quot;;[.A337]*[.E337];[.A337]*[.G337]))" office:value-type="float" office:value="72843.408" calcext:value-type="float">
            <text:p>72843.408</text:p>
          </table:table-cell>
          <table:table-cell table:formula="of:=[.C337]*[.H337]" office:value-type="float" office:value="7.2843408" calcext:value-type="float">
            <text:p>7.284340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/>
          <table:table-cell table:formula="of:=IF([.B338]=&quot;ropes&quot;;[.A338]*[.F338];IF([.B338]=&quot;poles&quot;;[.A338]*[.E338];[.A338]*[.G338]))" office:value-type="float" office:value="48562.272" calcext:value-type="float">
            <text:p>48562.272</text:p>
          </table:table-cell>
          <table:table-cell table:formula="of:=[.C338]*[.H338]" office:value-type="float" office:value="4.8562272" calcext:value-type="float">
            <text:p>4.856227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ropes</text:p>
          </table:table-cell>
          <table:table-cell table:formula="of:=IF([.B339]=&quot;ropes&quot;;[.A339]*[.F339];IF([.B339]=&quot;poles&quot;;[.A339]*[.E339];[.A339]*[.G339]))" office:value-type="float" office:value="199.85771246" calcext:value-type="float">
            <text:p>199.85771246</text:p>
          </table:table-cell>
          <table:table-cell table:formula="of:=[.C339]*[.H339]" office:value-type="float" office:value="0.019985771246" calcext:value-type="float">
            <text:p>0.01998577124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340]=&quot;ropes&quot;;[.A340]*[.F340];IF([.B340]=&quot;poles&quot;;[.A340]*[.E340];[.A340]*[.G340]))" office:value-type="float" office:value="16187.424" calcext:value-type="float">
            <text:p>16187.424</text:p>
          </table:table-cell>
          <table:table-cell table:formula="of:=[.C340]*[.H34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341]=&quot;ropes&quot;;[.A341]*[.F341];IF([.B341]=&quot;poles&quot;;[.A341]*[.E341];[.A341]*[.G341]))" office:value-type="float" office:value="85.65330534" calcext:value-type="float">
            <text:p>85.65330534</text:p>
          </table:table-cell>
          <table:table-cell table:formula="of:=[.C341]*[.H341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342]=&quot;ropes&quot;;[.A342]*[.F342];IF([.B342]=&quot;poles&quot;;[.A342]*[.E342];[.A342]*[.G342]))" office:value-type="float" office:value="57.10220356" calcext:value-type="float">
            <text:p>57.10220356</text:p>
          </table:table-cell>
          <table:table-cell table:formula="of:=[.C342]*[.H342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343]=&quot;ropes&quot;;[.A343]*[.F343];IF([.B343]=&quot;poles&quot;;[.A343]*[.E343];[.A343]*[.G343]))" office:value-type="float" office:value="2023.428" calcext:value-type="float">
            <text:p>2023.428</text:p>
          </table:table-cell>
          <table:table-cell table:formula="of:=[.C343]*[.H343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344]=&quot;ropes&quot;;[.A344]*[.F344];IF([.B344]=&quot;poles&quot;;[.A344]*[.E344];[.A344]*[.G344]))" office:value-type="float" office:value="2023.428" calcext:value-type="float">
            <text:p>2023.428</text:p>
          </table:table-cell>
          <table:table-cell table:formula="of:=[.C344]*[.H344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345]=&quot;ropes&quot;;[.A345]*[.F345];IF([.B345]=&quot;poles&quot;;[.A345]*[.E345];[.A345]*[.G345]))" office:value-type="float" office:value="71.37775445" calcext:value-type="float">
            <text:p>71.37775445</text:p>
          </table:table-cell>
          <table:table-cell table:formula="of:=[.C345]*[.H345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346]=&quot;ropes&quot;;[.A346]*[.F346];IF([.B346]=&quot;poles&quot;;[.A346]*[.E346];[.A346]*[.G346]))" office:value-type="float" office:value="32374.848" calcext:value-type="float">
            <text:p>32374.848</text:p>
          </table:table-cell>
          <table:table-cell table:formula="of:=[.C346]*[.H346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347]=&quot;ropes&quot;;[.A347]*[.F347];IF([.B347]=&quot;poles&quot;;[.A347]*[.E347];[.A347]*[.G347]))" office:value-type="float" office:value="32374.848" calcext:value-type="float">
            <text:p>32374.848</text:p>
          </table:table-cell>
          <table:table-cell table:formula="of:=[.C347]*[.H347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348]=&quot;ropes&quot;;[.A348]*[.F348];IF([.B348]=&quot;poles&quot;;[.A348]*[.E348];[.A348]*[.G348]))" office:value-type="float" office:value="114.20440712" calcext:value-type="float">
            <text:p>114.20440712</text:p>
          </table:table-cell>
          <table:table-cell table:formula="of:=[.C348]*[.H348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349]=&quot;ropes&quot;;[.A349]*[.F349];IF([.B349]=&quot;poles&quot;;[.A349]*[.E349];[.A349]*[.G349]))" office:value-type="float" office:value="85.65330534" calcext:value-type="float">
            <text:p>85.65330534</text:p>
          </table:table-cell>
          <table:table-cell table:formula="of:=[.C349]*[.H349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350]=&quot;ropes&quot;;[.A350]*[.F350];IF([.B350]=&quot;poles&quot;;[.A350]*[.E350];[.A350]*[.G350]))" office:value-type="float" office:value="16187.424" calcext:value-type="float">
            <text:p>16187.424</text:p>
          </table:table-cell>
          <table:table-cell table:formula="of:=[.C350]*[.H35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formula="of:=IF([.B351]=&quot;ropes&quot;;[.A351]*[.F351];IF([.B351]=&quot;poles&quot;;[.A351]*[.E351];[.A351]*[.G351]))" office:value-type="float" office:value="0" calcext:value-type="float">
            <text:p>0</text:p>
          </table:table-cell>
          <table:table-cell table:formula="of:=[.C351]*[.H351]" office:value-type="float" office:value="0" calcext:value-type="float">
            <text:p>0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352]=&quot;ropes&quot;;[.A352]*[.F352];IF([.B352]=&quot;poles&quot;;[.A352]*[.E352];[.A352]*[.G352]))" office:value-type="float" office:value="28.55110178" calcext:value-type="float">
            <text:p>28.55110178</text:p>
          </table:table-cell>
          <table:table-cell table:formula="of:=[.C352]*[.H352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353]=&quot;ropes&quot;;[.A353]*[.F353];IF([.B353]=&quot;poles&quot;;[.A353]*[.E353];[.A353]*[.G353]))" office:value-type="float" office:value="4046.856" calcext:value-type="float">
            <text:p>4046.856</text:p>
          </table:table-cell>
          <table:table-cell table:formula="of:=[.C353]*[.H35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354]=&quot;ropes&quot;;[.A354]*[.F354];IF([.B354]=&quot;poles&quot;;[.A354]*[.E354];[.A354]*[.G354]))" office:value-type="float" office:value="32374.848" calcext:value-type="float">
            <text:p>32374.848</text:p>
          </table:table-cell>
          <table:table-cell table:formula="of:=[.C354]*[.H354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355]=&quot;ropes&quot;;[.A355]*[.F355];IF([.B355]=&quot;poles&quot;;[.A355]*[.E355];[.A355]*[.G355]))" office:value-type="float" office:value="16187.424" calcext:value-type="float">
            <text:p>16187.424</text:p>
          </table:table-cell>
          <table:table-cell table:formula="of:=[.C355]*[.H355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356]=&quot;ropes&quot;;[.A356]*[.F356];IF([.B356]=&quot;poles&quot;;[.A356]*[.E356];[.A356]*[.G356]))" office:value-type="float" office:value="12140.568" calcext:value-type="float">
            <text:p>12140.568</text:p>
          </table:table-cell>
          <table:table-cell table:formula="of:=[.C356]*[.H356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357]=&quot;ropes&quot;;[.A357]*[.F357];IF([.B357]=&quot;poles&quot;;[.A357]*[.E357];[.A357]*[.G357]))" office:value-type="float" office:value="2023.428" calcext:value-type="float">
            <text:p>2023.428</text:p>
          </table:table-cell>
          <table:table-cell table:formula="of:=[.C357]*[.H357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/>
          <table:table-cell table:formula="of:=IF([.B358]=&quot;ropes&quot;;[.A358]*[.F358];IF([.B358]=&quot;poles&quot;;[.A358]*[.E358];[.A358]*[.G358]))" office:value-type="float" office:value="64749.696" calcext:value-type="float">
            <text:p>64749.696</text:p>
          </table:table-cell>
          <table:table-cell table:formula="of:=[.C358]*[.H358]" office:value-type="float" office:value="6.4749696" calcext:value-type="float">
            <text:p>6.474969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359]=&quot;ropes&quot;;[.A359]*[.F359];IF([.B359]=&quot;poles&quot;;[.A359]*[.E359];[.A359]*[.G359]))" office:value-type="float" office:value="28.55110178" calcext:value-type="float">
            <text:p>28.55110178</text:p>
          </table:table-cell>
          <table:table-cell table:formula="of:=[.C359]*[.H359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360]=&quot;ropes&quot;;[.A360]*[.F360];IF([.B360]=&quot;poles&quot;;[.A360]*[.E360];[.A360]*[.G360]))" office:value-type="float" office:value="57.10220356" calcext:value-type="float">
            <text:p>57.10220356</text:p>
          </table:table-cell>
          <table:table-cell table:formula="of:=[.C360]*[.H360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361]=&quot;ropes&quot;;[.A361]*[.F361];IF([.B361]=&quot;poles&quot;;[.A361]*[.E361];[.A361]*[.G361]))" office:value-type="float" office:value="85.65330534" calcext:value-type="float">
            <text:p>85.65330534</text:p>
          </table:table-cell>
          <table:table-cell table:formula="of:=[.C361]*[.H361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5"/>
          <table:table-cell table:formula="of:=IF([.B362]=&quot;ropes&quot;;[.A362]*[.F362];IF([.B362]=&quot;poles&quot;;[.A362]*[.E362];[.A362]*[.G362]))" office:value-type="float" office:value="323748.48" calcext:value-type="float">
            <text:p>323748.48</text:p>
          </table:table-cell>
          <table:table-cell table:formula="of:=[.C362]*[.H362]" office:value-type="float" office:value="32.374848" calcext:value-type="float">
            <text:p>32.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363]=&quot;ropes&quot;;[.A363]*[.F363];IF([.B363]=&quot;poles&quot;;[.A363]*[.E363];[.A363]*[.G363]))" office:value-type="float" office:value="28.55110178" calcext:value-type="float">
            <text:p>28.55110178</text:p>
          </table:table-cell>
          <table:table-cell table:formula="of:=[.C363]*[.H363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364]=&quot;ropes&quot;;[.A364]*[.F364];IF([.B364]=&quot;poles&quot;;[.A364]*[.E364];[.A364]*[.G364]))" office:value-type="float" office:value="114.20440712" calcext:value-type="float">
            <text:p>114.20440712</text:p>
          </table:table-cell>
          <table:table-cell table:formula="of:=[.C364]*[.H364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formula="of:=IF([.B365]=&quot;ropes&quot;;[.A365]*[.F365];IF([.B365]=&quot;poles&quot;;[.A365]*[.E365];[.A365]*[.G365]))" office:value-type="float" office:value="36421.704" calcext:value-type="float">
            <text:p>36421.704</text:p>
          </table:table-cell>
          <table:table-cell table:formula="of:=[.C365]*[.H365]" office:value-type="float" office:value="3.6421704" calcext:value-type="float">
            <text:p>3.642170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366]=&quot;ropes&quot;;[.A366]*[.F366];IF([.B366]=&quot;poles&quot;;[.A366]*[.E366];[.A366]*[.G366]))" office:value-type="float" office:value="128.47995801" calcext:value-type="float">
            <text:p>128.47995801</text:p>
          </table:table-cell>
          <table:table-cell table:formula="of:=[.C366]*[.H366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367]=&quot;ropes&quot;;[.A367]*[.F367];IF([.B367]=&quot;poles&quot;;[.A367]*[.E367];[.A367]*[.G367]))" office:value-type="float" office:value="114.20440712" calcext:value-type="float">
            <text:p>114.20440712</text:p>
          </table:table-cell>
          <table:table-cell table:formula="of:=[.C367]*[.H367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ropes</text:p>
          </table:table-cell>
          <table:table-cell table:formula="of:=IF([.B368]=&quot;ropes&quot;;[.A368]*[.F368];IF([.B368]=&quot;poles&quot;;[.A368]*[.E368];[.A368]*[.G368]))" office:value-type="float" office:value="21.413326335" calcext:value-type="float">
            <text:p>21.413326335</text:p>
          </table:table-cell>
          <table:table-cell table:formula="of:=[.C368]*[.H368]" office:value-type="float" office:value="0.0021413326335" calcext:value-type="float">
            <text:p>0.0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369]=&quot;ropes&quot;;[.A369]*[.F369];IF([.B369]=&quot;poles&quot;;[.A369]*[.E369];[.A369]*[.G369]))" office:value-type="float" office:value="6070.284" calcext:value-type="float">
            <text:p>6070.284</text:p>
          </table:table-cell>
          <table:table-cell table:formula="of:=[.C369]*[.H369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370]=&quot;ropes&quot;;[.A370]*[.F370];IF([.B370]=&quot;poles&quot;;[.A370]*[.E370];[.A370]*[.G370]))" office:value-type="float" office:value="4046.856" calcext:value-type="float">
            <text:p>4046.856</text:p>
          </table:table-cell>
          <table:table-cell table:formula="of:=[.C370]*[.H370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371]=&quot;ropes&quot;;[.A371]*[.F371];IF([.B371]=&quot;poles&quot;;[.A371]*[.E371];[.A371]*[.G371]))" office:value-type="float" office:value="12140.568" calcext:value-type="float">
            <text:p>12140.568</text:p>
          </table:table-cell>
          <table:table-cell table:formula="of:=[.C371]*[.H371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372]=&quot;ropes&quot;;[.A372]*[.F372];IF([.B372]=&quot;poles&quot;;[.A372]*[.E372];[.A372]*[.G372]))" office:value-type="float" office:value="4046.856" calcext:value-type="float">
            <text:p>4046.856</text:p>
          </table:table-cell>
          <table:table-cell table:formula="of:=[.C372]*[.H37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/>
          <table:table-cell table:formula="of:=IF([.B373]=&quot;ropes&quot;;[.A373]*[.F373];IF([.B373]=&quot;poles&quot;;[.A373]*[.E373];[.A373]*[.G373]))" office:value-type="float" office:value="64749.696" calcext:value-type="float">
            <text:p>64749.696</text:p>
          </table:table-cell>
          <table:table-cell table:formula="of:=[.C373]*[.H373]" office:value-type="float" office:value="6.4749696" calcext:value-type="float">
            <text:p>6.474969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 office:value-type="string" calcext:value-type="string">
            <text:p>ropes</text:p>
          </table:table-cell>
          <table:table-cell table:formula="of:=IF([.B374]=&quot;ropes&quot;;[.A374]*[.F374];IF([.B374]=&quot;poles&quot;;[.A374]*[.E374];[.A374]*[.G374]))" office:value-type="float" office:value="7.137775445" calcext:value-type="float">
            <text:p>7.137775445</text:p>
          </table:table-cell>
          <table:table-cell table:formula="of:=[.C374]*[.H374]" office:value-type="float" office:value="0.0007137775445" calcext:value-type="float">
            <text:p>0.0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formula="of:=IF([.B375]=&quot;ropes&quot;;[.A375]*[.F375];IF([.B375]=&quot;poles&quot;;[.A375]*[.E375];[.A375]*[.G375]))" office:value-type="float" office:value="36421.704" calcext:value-type="float">
            <text:p>36421.704</text:p>
          </table:table-cell>
          <table:table-cell table:formula="of:=[.C375]*[.H375]" office:value-type="float" office:value="3.6421704" calcext:value-type="float">
            <text:p>3.642170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376]=&quot;ropes&quot;;[.A376]*[.F376];IF([.B376]=&quot;poles&quot;;[.A376]*[.E376];[.A376]*[.G376]))" office:value-type="float" office:value="4046.856" calcext:value-type="float">
            <text:p>4046.856</text:p>
          </table:table-cell>
          <table:table-cell table:formula="of:=[.C376]*[.H37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377]=&quot;ropes&quot;;[.A377]*[.F377];IF([.B377]=&quot;poles&quot;;[.A377]*[.E377];[.A377]*[.G377]))" office:value-type="float" office:value="28327.992" calcext:value-type="float">
            <text:p>28327.992</text:p>
          </table:table-cell>
          <table:table-cell table:formula="of:=[.C377]*[.H377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378]=&quot;ropes&quot;;[.A378]*[.F378];IF([.B378]=&quot;poles&quot;;[.A378]*[.E378];[.A378]*[.G378]))" office:value-type="float" office:value="12140.568" calcext:value-type="float">
            <text:p>12140.568</text:p>
          </table:table-cell>
          <table:table-cell table:formula="of:=[.C378]*[.H378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formula="of:=IF([.B379]=&quot;ropes&quot;;[.A379]*[.F379];IF([.B379]=&quot;poles&quot;;[.A379]*[.E379];[.A379]*[.G379]))" office:value-type="float" office:value="40468.56" calcext:value-type="float">
            <text:p>40468.56</text:p>
          </table:table-cell>
          <table:table-cell table:formula="of:=[.C379]*[.H379]" office:value-type="float" office:value="4.046856" calcext:value-type="float">
            <text:p>4.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380]=&quot;ropes&quot;;[.A380]*[.F380];IF([.B380]=&quot;poles&quot;;[.A380]*[.E380];[.A380]*[.G380]))" office:value-type="float" office:value="16187.424" calcext:value-type="float">
            <text:p>16187.424</text:p>
          </table:table-cell>
          <table:table-cell table:formula="of:=[.C380]*[.H38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381]=&quot;ropes&quot;;[.A381]*[.F381];IF([.B381]=&quot;poles&quot;;[.A381]*[.E381];[.A381]*[.G381]))" office:value-type="float" office:value="4046.856" calcext:value-type="float">
            <text:p>4046.856</text:p>
          </table:table-cell>
          <table:table-cell table:formula="of:=[.C381]*[.H381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382]=&quot;ropes&quot;;[.A382]*[.F382];IF([.B382]=&quot;poles&quot;;[.A382]*[.E382];[.A382]*[.G382]))" office:value-type="float" office:value="12140.568" calcext:value-type="float">
            <text:p>12140.568</text:p>
          </table:table-cell>
          <table:table-cell table:formula="of:=[.C382]*[.H382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formula="of:=IF([.B383]=&quot;ropes&quot;;[.A383]*[.F383];IF([.B383]=&quot;poles&quot;;[.A383]*[.E383];[.A383]*[.G383]))" office:value-type="float" office:value="52609.128" calcext:value-type="float">
            <text:p>52609.128</text:p>
          </table:table-cell>
          <table:table-cell table:formula="of:=[.C383]*[.H383]" office:value-type="float" office:value="5.2609128" calcext:value-type="float">
            <text:p>5.26091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/>
          <table:table-cell table:formula="of:=IF([.B384]=&quot;ropes&quot;;[.A384]*[.F384];IF([.B384]=&quot;poles&quot;;[.A384]*[.E384];[.A384]*[.G384]))" office:value-type="float" office:value="109265.112" calcext:value-type="float">
            <text:p>109265.112</text:p>
          </table:table-cell>
          <table:table-cell table:formula="of:=[.C384]*[.H384]" office:value-type="float" office:value="10.9265112" calcext:value-type="float">
            <text:p>10.92651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385]=&quot;ropes&quot;;[.A385]*[.F385];IF([.B385]=&quot;poles&quot;;[.A385]*[.E385];[.A385]*[.G385]))" office:value-type="float" office:value="2023.428" calcext:value-type="float">
            <text:p>2023.428</text:p>
          </table:table-cell>
          <table:table-cell table:formula="of:=[.C385]*[.H385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formula="of:=IF([.B386]=&quot;ropes&quot;;[.A386]*[.F386];IF([.B386]=&quot;poles&quot;;[.A386]*[.E386];[.A386]*[.G386]))" office:value-type="float" office:value="52609.128" calcext:value-type="float">
            <text:p>52609.128</text:p>
          </table:table-cell>
          <table:table-cell table:formula="of:=[.C386]*[.H386]" office:value-type="float" office:value="5.2609128" calcext:value-type="float">
            <text:p>5.26091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formula="of:=IF([.B387]=&quot;ropes&quot;;[.A387]*[.F387];IF([.B387]=&quot;poles&quot;;[.A387]*[.E387];[.A387]*[.G387]))" office:value-type="float" office:value="36421.704" calcext:value-type="float">
            <text:p>36421.704</text:p>
          </table:table-cell>
          <table:table-cell table:formula="of:=[.C387]*[.H387]" office:value-type="float" office:value="3.6421704" calcext:value-type="float">
            <text:p>3.642170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388]=&quot;ropes&quot;;[.A388]*[.F388];IF([.B388]=&quot;poles&quot;;[.A388]*[.E388];[.A388]*[.G388]))" office:value-type="float" office:value="12140.568" calcext:value-type="float">
            <text:p>12140.568</text:p>
          </table:table-cell>
          <table:table-cell table:formula="of:=[.C388]*[.H388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389]=&quot;ropes&quot;;[.A389]*[.F389];IF([.B389]=&quot;poles&quot;;[.A389]*[.E389];[.A389]*[.G389]))" office:value-type="float" office:value="28327.992" calcext:value-type="float">
            <text:p>28327.992</text:p>
          </table:table-cell>
          <table:table-cell table:formula="of:=[.C389]*[.H389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ropes</text:p>
          </table:table-cell>
          <table:table-cell table:formula="of:=IF([.B390]=&quot;ropes&quot;;[.A390]*[.F390];IF([.B390]=&quot;poles&quot;;[.A390]*[.E390];[.A390]*[.G390]))" office:value-type="float" office:value="256.95991602" calcext:value-type="float">
            <text:p>256.95991602</text:p>
          </table:table-cell>
          <table:table-cell table:formula="of:=[.C390]*[.H390]" office:value-type="float" office:value="0.025695991602" calcext:value-type="float">
            <text:p>0.02569599160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391]=&quot;ropes&quot;;[.A391]*[.F391];IF([.B391]=&quot;poles&quot;;[.A391]*[.E391];[.A391]*[.G391]))" office:value-type="float" office:value="2023.428" calcext:value-type="float">
            <text:p>2023.428</text:p>
          </table:table-cell>
          <table:table-cell table:formula="of:=[.C391]*[.H391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392]=&quot;ropes&quot;;[.A392]*[.F392];IF([.B392]=&quot;poles&quot;;[.A392]*[.E392];[.A392]*[.G392]))" office:value-type="float" office:value="71.37775445" calcext:value-type="float">
            <text:p>71.37775445</text:p>
          </table:table-cell>
          <table:table-cell table:formula="of:=[.C392]*[.H392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393]=&quot;ropes&quot;;[.A393]*[.F393];IF([.B393]=&quot;poles&quot;;[.A393]*[.E393];[.A393]*[.G393]))" office:value-type="float" office:value="85.65330534" calcext:value-type="float">
            <text:p>85.65330534</text:p>
          </table:table-cell>
          <table:table-cell table:formula="of:=[.C393]*[.H393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394]=&quot;ropes&quot;;[.A394]*[.F394];IF([.B394]=&quot;poles&quot;;[.A394]*[.E394];[.A394]*[.G394]))" office:value-type="float" office:value="4046.856" calcext:value-type="float">
            <text:p>4046.856</text:p>
          </table:table-cell>
          <table:table-cell table:formula="of:=[.C394]*[.H39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395]=&quot;ropes&quot;;[.A395]*[.F395];IF([.B395]=&quot;poles&quot;;[.A395]*[.E395];[.A395]*[.G395]))" office:value-type="float" office:value="2023.428" calcext:value-type="float">
            <text:p>2023.428</text:p>
          </table:table-cell>
          <table:table-cell table:formula="of:=[.C395]*[.H395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396]=&quot;ropes&quot;;[.A396]*[.F396];IF([.B396]=&quot;poles&quot;;[.A396]*[.E396];[.A396]*[.G396]))" office:value-type="float" office:value="228.40881424" calcext:value-type="float">
            <text:p>228.40881424</text:p>
          </table:table-cell>
          <table:table-cell table:formula="of:=[.C396]*[.H396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ropes</text:p>
          </table:table-cell>
          <table:table-cell table:formula="of:=IF([.B397]=&quot;ropes&quot;;[.A397]*[.F397];IF([.B397]=&quot;poles&quot;;[.A397]*[.E397];[.A397]*[.G397]))" office:value-type="float" office:value="342.61322136" calcext:value-type="float">
            <text:p>342.61322136</text:p>
          </table:table-cell>
          <table:table-cell table:formula="of:=[.C397]*[.H397]" office:value-type="float" office:value="0.034261322136" calcext:value-type="float">
            <text:p>0.034261322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398]=&quot;ropes&quot;;[.A398]*[.F398];IF([.B398]=&quot;poles&quot;;[.A398]*[.E398];[.A398]*[.G398]))" office:value-type="float" office:value="228.40881424" calcext:value-type="float">
            <text:p>228.40881424</text:p>
          </table:table-cell>
          <table:table-cell table:formula="of:=[.C398]*[.H398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399]=&quot;ropes&quot;;[.A399]*[.F399];IF([.B399]=&quot;poles&quot;;[.A399]*[.E399];[.A399]*[.G399]))" office:value-type="float" office:value="20234.28" calcext:value-type="float">
            <text:p>20234.28</text:p>
          </table:table-cell>
          <table:table-cell table:formula="of:=[.C399]*[.H399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400]=&quot;ropes&quot;;[.A400]*[.F400];IF([.B400]=&quot;poles&quot;;[.A400]*[.E400];[.A400]*[.G400]))" office:value-type="float" office:value="8093.712" calcext:value-type="float">
            <text:p>8093.712</text:p>
          </table:table-cell>
          <table:table-cell table:formula="of:=[.C400]*[.H400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.5" calcext:value-type="float">
            <text:p>6.5</text:p>
          </table:table-cell>
          <table:table-cell table:style-name="ce5"/>
          <table:table-cell table:formula="of:=IF([.B401]=&quot;ropes&quot;;[.A401]*[.F401];IF([.B401]=&quot;poles&quot;;[.A401]*[.E401];[.A401]*[.G401]))" office:value-type="float" office:value="26304.564" calcext:value-type="float">
            <text:p>26304.564</text:p>
          </table:table-cell>
          <table:table-cell table:formula="of:=[.C401]*[.H401]" office:value-type="float" office:value="2.6304564" calcext:value-type="float">
            <text:p>2.630456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402]=&quot;ropes&quot;;[.A402]*[.F402];IF([.B402]=&quot;poles&quot;;[.A402]*[.E402];[.A402]*[.G402]))" office:value-type="float" office:value="4046.856" calcext:value-type="float">
            <text:p>4046.856</text:p>
          </table:table-cell>
          <table:table-cell table:formula="of:=[.C402]*[.H40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403]=&quot;ropes&quot;;[.A403]*[.F403];IF([.B403]=&quot;poles&quot;;[.A403]*[.E403];[.A403]*[.G403]))" office:value-type="float" office:value="8093.712" calcext:value-type="float">
            <text:p>8093.712</text:p>
          </table:table-cell>
          <table:table-cell table:formula="of:=[.C403]*[.H403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404]=&quot;ropes&quot;;[.A404]*[.F404];IF([.B404]=&quot;poles&quot;;[.A404]*[.E404];[.A404]*[.G404]))" office:value-type="float" office:value="16187.424" calcext:value-type="float">
            <text:p>16187.424</text:p>
          </table:table-cell>
          <table:table-cell table:formula="of:=[.C404]*[.H404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405]=&quot;ropes&quot;;[.A405]*[.F405];IF([.B405]=&quot;poles&quot;;[.A405]*[.E405];[.A405]*[.G405]))" office:value-type="float" office:value="12140.568" calcext:value-type="float">
            <text:p>12140.568</text:p>
          </table:table-cell>
          <table:table-cell table:formula="of:=[.C405]*[.H405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406]=&quot;ropes&quot;;[.A406]*[.F406];IF([.B406]=&quot;poles&quot;;[.A406]*[.E406];[.A406]*[.G406]))" office:value-type="float" office:value="24281.136" calcext:value-type="float">
            <text:p>24281.136</text:p>
          </table:table-cell>
          <table:table-cell table:formula="of:=[.C406]*[.H406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ropes</text:p>
          </table:table-cell>
          <table:table-cell table:formula="of:=IF([.B407]=&quot;ropes&quot;;[.A407]*[.F407];IF([.B407]=&quot;poles&quot;;[.A407]*[.E407];[.A407]*[.G407]))" office:value-type="float" office:value="456.81762848" calcext:value-type="float">
            <text:p>456.81762848</text:p>
          </table:table-cell>
          <table:table-cell table:formula="of:=[.C407]*[.H407]" office:value-type="float" office:value="0.045681762848" calcext:value-type="float">
            <text:p>0.045681762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408]=&quot;ropes&quot;;[.A408]*[.F408];IF([.B408]=&quot;poles&quot;;[.A408]*[.E408];[.A408]*[.G408]))" office:value-type="float" office:value="4046.856" calcext:value-type="float">
            <text:p>4046.856</text:p>
          </table:table-cell>
          <table:table-cell table:formula="of:=[.C408]*[.H408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409]=&quot;ropes&quot;;[.A409]*[.F409];IF([.B409]=&quot;poles&quot;;[.A409]*[.E409];[.A409]*[.G409]))" office:value-type="float" office:value="28327.992" calcext:value-type="float">
            <text:p>28327.992</text:p>
          </table:table-cell>
          <table:table-cell table:formula="of:=[.C409]*[.H409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410]=&quot;ropes&quot;;[.A410]*[.F410];IF([.B410]=&quot;poles&quot;;[.A410]*[.E410];[.A410]*[.G410]))" office:value-type="float" office:value="4046.856" calcext:value-type="float">
            <text:p>4046.856</text:p>
          </table:table-cell>
          <table:table-cell table:formula="of:=[.C410]*[.H410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411]=&quot;ropes&quot;;[.A411]*[.F411];IF([.B411]=&quot;poles&quot;;[.A411]*[.E411];[.A411]*[.G411]))" office:value-type="float" office:value="16187.424" calcext:value-type="float">
            <text:p>16187.424</text:p>
          </table:table-cell>
          <table:table-cell table:formula="of:=[.C411]*[.H411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412]=&quot;ropes&quot;;[.A412]*[.F412];IF([.B412]=&quot;poles&quot;;[.A412]*[.E412];[.A412]*[.G412]))" office:value-type="float" office:value="4046.856" calcext:value-type="float">
            <text:p>4046.856</text:p>
          </table:table-cell>
          <table:table-cell table:formula="of:=[.C412]*[.H41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413]=&quot;ropes&quot;;[.A413]*[.F413];IF([.B413]=&quot;poles&quot;;[.A413]*[.E413];[.A413]*[.G413]))" office:value-type="float" office:value="32374.848" calcext:value-type="float">
            <text:p>32374.848</text:p>
          </table:table-cell>
          <table:table-cell table:formula="of:=[.C413]*[.H413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formula="of:=IF([.B414]=&quot;ropes&quot;;[.A414]*[.F414];IF([.B414]=&quot;poles&quot;;[.A414]*[.E414];[.A414]*[.G414]))" office:value-type="float" office:value="40468.56" calcext:value-type="float">
            <text:p>40468.56</text:p>
          </table:table-cell>
          <table:table-cell table:formula="of:=[.C414]*[.H414]" office:value-type="float" office:value="4.046856" calcext:value-type="float">
            <text:p>4.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415]=&quot;ropes&quot;;[.A415]*[.F415];IF([.B415]=&quot;poles&quot;;[.A415]*[.E415];[.A415]*[.G415]))" office:value-type="float" office:value="8093.712" calcext:value-type="float">
            <text:p>8093.712</text:p>
          </table:table-cell>
          <table:table-cell table:formula="of:=[.C415]*[.H415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416]=&quot;ropes&quot;;[.A416]*[.F416];IF([.B416]=&quot;poles&quot;;[.A416]*[.E416];[.A416]*[.G416]))" office:value-type="float" office:value="85.65330534" calcext:value-type="float">
            <text:p>85.65330534</text:p>
          </table:table-cell>
          <table:table-cell table:formula="of:=[.C416]*[.H416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417]=&quot;ropes&quot;;[.A417]*[.F417];IF([.B417]=&quot;poles&quot;;[.A417]*[.E417];[.A417]*[.G417]))" office:value-type="float" office:value="16187.424" calcext:value-type="float">
            <text:p>16187.424</text:p>
          </table:table-cell>
          <table:table-cell table:formula="of:=[.C417]*[.H417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5"/>
          <table:table-cell table:formula="of:=IF([.B418]=&quot;ropes&quot;;[.A418]*[.F418];IF([.B418]=&quot;poles&quot;;[.A418]*[.E418];[.A418]*[.G418]))" office:value-type="float" office:value="14163.996" calcext:value-type="float">
            <text:p>14163.996</text:p>
          </table:table-cell>
          <table:table-cell table:formula="of:=[.C418]*[.H418]" office:value-type="float" office:value="1.4163996" calcext:value-type="float">
            <text:p>1.416399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419]=&quot;ropes&quot;;[.A419]*[.F419];IF([.B419]=&quot;poles&quot;;[.A419]*[.E419];[.A419]*[.G419]))" office:value-type="float" office:value="57.10220356" calcext:value-type="float">
            <text:p>57.10220356</text:p>
          </table:table-cell>
          <table:table-cell table:formula="of:=[.C419]*[.H419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420]=&quot;ropes&quot;;[.A420]*[.F420];IF([.B420]=&quot;poles&quot;;[.A420]*[.E420];[.A420]*[.G420]))" office:value-type="float" office:value="16187.424" calcext:value-type="float">
            <text:p>16187.424</text:p>
          </table:table-cell>
          <table:table-cell table:formula="of:=[.C420]*[.H42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5"/>
          <table:table-cell table:formula="of:=IF([.B421]=&quot;ropes&quot;;[.A421]*[.F421];IF([.B421]=&quot;poles&quot;;[.A421]*[.E421];[.A421]*[.G421]))" office:value-type="float" office:value="14163.996" calcext:value-type="float">
            <text:p>14163.996</text:p>
          </table:table-cell>
          <table:table-cell table:formula="of:=[.C421]*[.H421]" office:value-type="float" office:value="1.4163996" calcext:value-type="float">
            <text:p>1.416399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422]=&quot;ropes&quot;;[.A422]*[.F422];IF([.B422]=&quot;poles&quot;;[.A422]*[.E422];[.A422]*[.G422]))" office:value-type="float" office:value="20234.28" calcext:value-type="float">
            <text:p>20234.28</text:p>
          </table:table-cell>
          <table:table-cell table:formula="of:=[.C422]*[.H422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423]=&quot;ropes&quot;;[.A423]*[.F423];IF([.B423]=&quot;poles&quot;;[.A423]*[.E423];[.A423]*[.G423]))" office:value-type="float" office:value="16187.424" calcext:value-type="float">
            <text:p>16187.424</text:p>
          </table:table-cell>
          <table:table-cell table:formula="of:=[.C423]*[.H423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424]=&quot;ropes&quot;;[.A424]*[.F424];IF([.B424]=&quot;poles&quot;;[.A424]*[.E424];[.A424]*[.G424]))" office:value-type="float" office:value="12140.568" calcext:value-type="float">
            <text:p>12140.568</text:p>
          </table:table-cell>
          <table:table-cell table:formula="of:=[.C424]*[.H424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425]=&quot;ropes&quot;;[.A425]*[.F425];IF([.B425]=&quot;poles&quot;;[.A425]*[.E425];[.A425]*[.G425]))" office:value-type="float" office:value="12140.568" calcext:value-type="float">
            <text:p>12140.568</text:p>
          </table:table-cell>
          <table:table-cell table:formula="of:=[.C425]*[.H425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426]=&quot;ropes&quot;;[.A426]*[.F426];IF([.B426]=&quot;poles&quot;;[.A426]*[.E426];[.A426]*[.G426]))" office:value-type="float" office:value="42.82665267" calcext:value-type="float">
            <text:p>42.82665267</text:p>
          </table:table-cell>
          <table:table-cell table:formula="of:=[.C426]*[.H426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427]=&quot;ropes&quot;;[.A427]*[.F427];IF([.B427]=&quot;poles&quot;;[.A427]*[.E427];[.A427]*[.G427]))" office:value-type="float" office:value="16187.424" calcext:value-type="float">
            <text:p>16187.424</text:p>
          </table:table-cell>
          <table:table-cell table:formula="of:=[.C427]*[.H427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428]=&quot;ropes&quot;;[.A428]*[.F428];IF([.B428]=&quot;poles&quot;;[.A428]*[.E428];[.A428]*[.G428]))" office:value-type="float" office:value="4046.856" calcext:value-type="float">
            <text:p>4046.856</text:p>
          </table:table-cell>
          <table:table-cell table:formula="of:=[.C428]*[.H428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429]=&quot;ropes&quot;;[.A429]*[.F429];IF([.B429]=&quot;poles&quot;;[.A429]*[.E429];[.A429]*[.G429]))" office:value-type="float" office:value="16187.424" calcext:value-type="float">
            <text:p>16187.424</text:p>
          </table:table-cell>
          <table:table-cell table:formula="of:=[.C429]*[.H429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430]=&quot;ropes&quot;;[.A430]*[.F430];IF([.B430]=&quot;poles&quot;;[.A430]*[.E430];[.A430]*[.G430]))" office:value-type="float" office:value="85.65330534" calcext:value-type="float">
            <text:p>85.65330534</text:p>
          </table:table-cell>
          <table:table-cell table:formula="of:=[.C430]*[.H430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/>
          <table:table-cell table:formula="of:=IF([.B431]=&quot;ropes&quot;;[.A431]*[.F431];IF([.B431]=&quot;poles&quot;;[.A431]*[.E431];[.A431]*[.G431]))" office:value-type="float" office:value="153780.528" calcext:value-type="float">
            <text:p>153780.528</text:p>
          </table:table-cell>
          <table:table-cell table:formula="of:=[.C431]*[.H431]" office:value-type="float" office:value="15.3780528" calcext:value-type="float">
            <text:p>15.37805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432]=&quot;ropes&quot;;[.A432]*[.F432];IF([.B432]=&quot;poles&quot;;[.A432]*[.E432];[.A432]*[.G432]))" office:value-type="float" office:value="16187.424" calcext:value-type="float">
            <text:p>16187.424</text:p>
          </table:table-cell>
          <table:table-cell table:formula="of:=[.C432]*[.H432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433]=&quot;ropes&quot;;[.A433]*[.F433];IF([.B433]=&quot;poles&quot;;[.A433]*[.E433];[.A433]*[.G433]))" office:value-type="float" office:value="12140.568" calcext:value-type="float">
            <text:p>12140.568</text:p>
          </table:table-cell>
          <table:table-cell table:formula="of:=[.C433]*[.H433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434]=&quot;ropes&quot;;[.A434]*[.F434];IF([.B434]=&quot;poles&quot;;[.A434]*[.E434];[.A434]*[.G434]))" office:value-type="float" office:value="2023.428" calcext:value-type="float">
            <text:p>2023.428</text:p>
          </table:table-cell>
          <table:table-cell table:formula="of:=[.C434]*[.H434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ole</text:p>
          </table:table-cell>
          <table:table-cell table:formula="of:=IF([.B435]=&quot;ropes&quot;;[.A435]*[.F435];IF([.B435]=&quot;poles&quot;;[.A435]*[.E435];[.A435]*[.G435]))" office:value-type="float" office:value="4046.856" calcext:value-type="float">
            <text:p>4046.856</text:p>
          </table:table-cell>
          <table:table-cell table:formula="of:=[.C435]*[.H435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436]=&quot;ropes&quot;;[.A436]*[.F436];IF([.B436]=&quot;poles&quot;;[.A436]*[.E436];[.A436]*[.G436]))" office:value-type="float" office:value="12140.568" calcext:value-type="float">
            <text:p>12140.568</text:p>
          </table:table-cell>
          <table:table-cell table:formula="of:=[.C436]*[.H436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437]=&quot;ropes&quot;;[.A437]*[.F437];IF([.B437]=&quot;poles&quot;;[.A437]*[.E437];[.A437]*[.G437]))" office:value-type="float" office:value="24281.136" calcext:value-type="float">
            <text:p>24281.136</text:p>
          </table:table-cell>
          <table:table-cell table:formula="of:=[.C437]*[.H437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438]=&quot;ropes&quot;;[.A438]*[.F438];IF([.B438]=&quot;poles&quot;;[.A438]*[.E438];[.A438]*[.G438]))" office:value-type="float" office:value="57.10220356" calcext:value-type="float">
            <text:p>57.10220356</text:p>
          </table:table-cell>
          <table:table-cell table:formula="of:=[.C438]*[.H438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439]=&quot;ropes&quot;;[.A439]*[.F439];IF([.B439]=&quot;poles&quot;;[.A439]*[.E439];[.A439]*[.G439]))" office:value-type="float" office:value="20234.28" calcext:value-type="float">
            <text:p>20234.28</text:p>
          </table:table-cell>
          <table:table-cell table:formula="of:=[.C439]*[.H439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.5" calcext:value-type="float">
            <text:p>7.5</text:p>
          </table:table-cell>
          <table:table-cell table:style-name="ce5"/>
          <table:table-cell table:formula="of:=IF([.B440]=&quot;ropes&quot;;[.A440]*[.F440];IF([.B440]=&quot;poles&quot;;[.A440]*[.E440];[.A440]*[.G440]))" office:value-type="float" office:value="30351.42" calcext:value-type="float">
            <text:p>30351.42</text:p>
          </table:table-cell>
          <table:table-cell table:formula="of:=[.C440]*[.H440]" office:value-type="float" office:value="3.035142" calcext:value-type="float">
            <text:p>3.03514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441]=&quot;ropes&quot;;[.A441]*[.F441];IF([.B441]=&quot;poles&quot;;[.A441]*[.E441];[.A441]*[.G441]))" office:value-type="float" office:value="6070.284" calcext:value-type="float">
            <text:p>6070.284</text:p>
          </table:table-cell>
          <table:table-cell table:formula="of:=[.C441]*[.H441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.5" calcext:value-type="float">
            <text:p>8.5</text:p>
          </table:table-cell>
          <table:table-cell table:style-name="ce5"/>
          <table:table-cell table:formula="of:=IF([.B442]=&quot;ropes&quot;;[.A442]*[.F442];IF([.B442]=&quot;poles&quot;;[.A442]*[.E442];[.A442]*[.G442]))" office:value-type="float" office:value="34398.276" calcext:value-type="float">
            <text:p>34398.276</text:p>
          </table:table-cell>
          <table:table-cell table:formula="of:=[.C442]*[.H442]" office:value-type="float" office:value="3.4398276" calcext:value-type="float">
            <text:p>3.439827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/>
          <table:table-cell table:formula="of:=IF([.B443]=&quot;ropes&quot;;[.A443]*[.F443];IF([.B443]=&quot;poles&quot;;[.A443]*[.E443];[.A443]*[.G443]))" office:value-type="float" office:value="18210.852" calcext:value-type="float">
            <text:p>18210.852</text:p>
          </table:table-cell>
          <table:table-cell table:formula="of:=[.C443]*[.H443]" office:value-type="float" office:value="1.8210852" calcext:value-type="float">
            <text:p>1.821085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444]=&quot;ropes&quot;;[.A444]*[.F444];IF([.B444]=&quot;poles&quot;;[.A444]*[.E444];[.A444]*[.G444]))" office:value-type="float" office:value="8093.712" calcext:value-type="float">
            <text:p>8093.712</text:p>
          </table:table-cell>
          <table:table-cell table:formula="of:=[.C444]*[.H444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5"/>
          <table:table-cell table:formula="of:=IF([.B445]=&quot;ropes&quot;;[.A445]*[.F445];IF([.B445]=&quot;poles&quot;;[.A445]*[.E445];[.A445]*[.G445]))" office:value-type="float" office:value="22257.708" calcext:value-type="float">
            <text:p>22257.708</text:p>
          </table:table-cell>
          <table:table-cell table:formula="of:=[.C445]*[.H445]" office:value-type="float" office:value="2.2257708" calcext:value-type="float">
            <text:p>2.225770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446]=&quot;ropes&quot;;[.A446]*[.F446];IF([.B446]=&quot;poles&quot;;[.A446]*[.E446];[.A446]*[.G446]))" office:value-type="float" office:value="4046.856" calcext:value-type="float">
            <text:p>4046.856</text:p>
          </table:table-cell>
          <table:table-cell table:formula="of:=[.C446]*[.H44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447]=&quot;ropes&quot;;[.A447]*[.F447];IF([.B447]=&quot;poles&quot;;[.A447]*[.E447];[.A447]*[.G447]))" office:value-type="float" office:value="8093.712" calcext:value-type="float">
            <text:p>8093.712</text:p>
          </table:table-cell>
          <table:table-cell table:formula="of:=[.C447]*[.H447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448]=&quot;ropes&quot;;[.A448]*[.F448];IF([.B448]=&quot;poles&quot;;[.A448]*[.E448];[.A448]*[.G448]))" office:value-type="float" office:value="2023.428" calcext:value-type="float">
            <text:p>2023.428</text:p>
          </table:table-cell>
          <table:table-cell table:formula="of:=[.C448]*[.H448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449]=&quot;ropes&quot;;[.A449]*[.F449];IF([.B449]=&quot;poles&quot;;[.A449]*[.E449];[.A449]*[.G449]))" office:value-type="float" office:value="24281.136" calcext:value-type="float">
            <text:p>24281.136</text:p>
          </table:table-cell>
          <table:table-cell table:formula="of:=[.C449]*[.H449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450]=&quot;ropes&quot;;[.A450]*[.F450];IF([.B450]=&quot;poles&quot;;[.A450]*[.E450];[.A450]*[.G450]))" office:value-type="float" office:value="32374.848" calcext:value-type="float">
            <text:p>32374.848</text:p>
          </table:table-cell>
          <table:table-cell table:formula="of:=[.C450]*[.H450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451]=&quot;ropes&quot;;[.A451]*[.F451];IF([.B451]=&quot;poles&quot;;[.A451]*[.E451];[.A451]*[.G451]))" office:value-type="float" office:value="16187.424" calcext:value-type="float">
            <text:p>16187.424</text:p>
          </table:table-cell>
          <table:table-cell table:formula="of:=[.C451]*[.H451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452]=&quot;ropes&quot;;[.A452]*[.F452];IF([.B452]=&quot;poles&quot;;[.A452]*[.E452];[.A452]*[.G452]))" office:value-type="float" office:value="24281.136" calcext:value-type="float">
            <text:p>24281.136</text:p>
          </table:table-cell>
          <table:table-cell table:formula="of:=[.C452]*[.H452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ropes</text:p>
          </table:table-cell>
          <table:table-cell table:formula="of:=IF([.B453]=&quot;ropes&quot;;[.A453]*[.F453];IF([.B453]=&quot;poles&quot;;[.A453]*[.E453];[.A453]*[.G453]))" office:value-type="float" office:value="342.61322136" calcext:value-type="float">
            <text:p>342.61322136</text:p>
          </table:table-cell>
          <table:table-cell table:formula="of:=[.C453]*[.H453]" office:value-type="float" office:value="0.034261322136" calcext:value-type="float">
            <text:p>0.034261322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.5" calcext:value-type="float">
            <text:p>6.5</text:p>
          </table:table-cell>
          <table:table-cell table:style-name="ce5"/>
          <table:table-cell table:formula="of:=IF([.B454]=&quot;ropes&quot;;[.A454]*[.F454];IF([.B454]=&quot;poles&quot;;[.A454]*[.E454];[.A454]*[.G454]))" office:value-type="float" office:value="26304.564" calcext:value-type="float">
            <text:p>26304.564</text:p>
          </table:table-cell>
          <table:table-cell table:formula="of:=[.C454]*[.H454]" office:value-type="float" office:value="2.6304564" calcext:value-type="float">
            <text:p>2.630456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455]=&quot;ropes&quot;;[.A455]*[.F455];IF([.B455]=&quot;poles&quot;;[.A455]*[.E455];[.A455]*[.G455]))" office:value-type="float" office:value="12140.568" calcext:value-type="float">
            <text:p>12140.568</text:p>
          </table:table-cell>
          <table:table-cell table:formula="of:=[.C455]*[.H455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style-name="ce5"/>
          <table:table-cell table:formula="of:=IF([.B456]=&quot;ropes&quot;;[.A456]*[.F456];IF([.B456]=&quot;poles&quot;;[.A456]*[.E456];[.A456]*[.G456]))" office:value-type="float" office:value="46538.844" calcext:value-type="float">
            <text:p>46538.844</text:p>
          </table:table-cell>
          <table:table-cell table:formula="of:=[.C456]*[.H456]" office:value-type="float" office:value="4.6538844" calcext:value-type="float">
            <text:p>4.653884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.5" calcext:value-type="float">
            <text:p>9.5</text:p>
          </table:table-cell>
          <table:table-cell table:style-name="ce5"/>
          <table:table-cell table:formula="of:=IF([.B457]=&quot;ropes&quot;;[.A457]*[.F457];IF([.B457]=&quot;poles&quot;;[.A457]*[.E457];[.A457]*[.G457]))" office:value-type="float" office:value="38445.132" calcext:value-type="float">
            <text:p>38445.132</text:p>
          </table:table-cell>
          <table:table-cell table:formula="of:=[.C457]*[.H457]" office:value-type="float" office:value="3.8445132" calcext:value-type="float">
            <text:p>3.844513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5"/>
          <table:table-cell table:formula="of:=IF([.B458]=&quot;ropes&quot;;[.A458]*[.F458];IF([.B458]=&quot;poles&quot;;[.A458]*[.E458];[.A458]*[.G458]))" office:value-type="float" office:value="22257.708" calcext:value-type="float">
            <text:p>22257.708</text:p>
          </table:table-cell>
          <table:table-cell table:formula="of:=[.C458]*[.H458]" office:value-type="float" office:value="2.2257708" calcext:value-type="float">
            <text:p>2.225770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459]=&quot;ropes&quot;;[.A459]*[.F459];IF([.B459]=&quot;poles&quot;;[.A459]*[.E459];[.A459]*[.G459]))" office:value-type="float" office:value="12140.568" calcext:value-type="float">
            <text:p>12140.568</text:p>
          </table:table-cell>
          <table:table-cell table:formula="of:=[.C459]*[.H459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460]=&quot;ropes&quot;;[.A460]*[.F460];IF([.B460]=&quot;poles&quot;;[.A460]*[.E460];[.A460]*[.G460]))" office:value-type="float" office:value="4046.856" calcext:value-type="float">
            <text:p>4046.856</text:p>
          </table:table-cell>
          <table:table-cell table:formula="of:=[.C460]*[.H460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461]=&quot;ropes&quot;;[.A461]*[.F461];IF([.B461]=&quot;poles&quot;;[.A461]*[.E461];[.A461]*[.G461]))" office:value-type="float" office:value="12140.568" calcext:value-type="float">
            <text:p>12140.568</text:p>
          </table:table-cell>
          <table:table-cell table:formula="of:=[.C461]*[.H461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462]=&quot;ropes&quot;;[.A462]*[.F462];IF([.B462]=&quot;poles&quot;;[.A462]*[.E462];[.A462]*[.G462]))" office:value-type="float" office:value="20234.28" calcext:value-type="float">
            <text:p>20234.28</text:p>
          </table:table-cell>
          <table:table-cell table:formula="of:=[.C462]*[.H462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463]=&quot;ropes&quot;;[.A463]*[.F463];IF([.B463]=&quot;poles&quot;;[.A463]*[.E463];[.A463]*[.G463]))" office:value-type="float" office:value="16187.424" calcext:value-type="float">
            <text:p>16187.424</text:p>
          </table:table-cell>
          <table:table-cell table:formula="of:=[.C463]*[.H463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464]=&quot;ropes&quot;;[.A464]*[.F464];IF([.B464]=&quot;poles&quot;;[.A464]*[.E464];[.A464]*[.G464]))" office:value-type="float" office:value="24281.136" calcext:value-type="float">
            <text:p>24281.136</text:p>
          </table:table-cell>
          <table:table-cell table:formula="of:=[.C464]*[.H464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/>
          <table:table-cell table:formula="of:=IF([.B465]=&quot;ropes&quot;;[.A465]*[.F465];IF([.B465]=&quot;poles&quot;;[.A465]*[.E465];[.A465]*[.G465]))" office:value-type="float" office:value="60702.84" calcext:value-type="float">
            <text:p>60702.84</text:p>
          </table:table-cell>
          <table:table-cell table:formula="of:=[.C465]*[.H465]" office:value-type="float" office:value="6.070284" calcext:value-type="float">
            <text:p>6.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466]=&quot;ropes&quot;;[.A466]*[.F466];IF([.B466]=&quot;poles&quot;;[.A466]*[.E466];[.A466]*[.G466]))" office:value-type="float" office:value="16187.424" calcext:value-type="float">
            <text:p>16187.424</text:p>
          </table:table-cell>
          <table:table-cell table:formula="of:=[.C466]*[.H466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467]=&quot;ropes&quot;;[.A467]*[.F467];IF([.B467]=&quot;poles&quot;;[.A467]*[.E467];[.A467]*[.G467]))" office:value-type="float" office:value="6070.284" calcext:value-type="float">
            <text:p>6070.284</text:p>
          </table:table-cell>
          <table:table-cell table:formula="of:=[.C467]*[.H467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formula="of:=IF([.B468]=&quot;ropes&quot;;[.A468]*[.F468];IF([.B468]=&quot;poles&quot;;[.A468]*[.E468];[.A468]*[.G468]))" office:value-type="float" office:value="40468.56" calcext:value-type="float">
            <text:p>40468.56</text:p>
          </table:table-cell>
          <table:table-cell table:formula="of:=[.C468]*[.H468]" office:value-type="float" office:value="4.046856" calcext:value-type="float">
            <text:p>4.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.5" calcext:value-type="float">
            <text:p>7.5</text:p>
          </table:table-cell>
          <table:table-cell table:style-name="ce5" office:value-type="string" calcext:value-type="string">
            <text:p>hectares</text:p>
          </table:table-cell>
          <table:table-cell table:formula="of:=IF([.B469]=&quot;ropes&quot;;[.A469]*[.F469];IF([.B469]=&quot;poles&quot;;[.A469]*[.E469];[.A469]*[.G469]))" office:value-type="float" office:value="30351.42" calcext:value-type="float">
            <text:p>30351.42</text:p>
          </table:table-cell>
          <table:table-cell table:formula="of:=[.C469]*[.H469]" office:value-type="float" office:value="3.035142" calcext:value-type="float">
            <text:p>3.03514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470]=&quot;ropes&quot;;[.A470]*[.F470];IF([.B470]=&quot;poles&quot;;[.A470]*[.E470];[.A470]*[.G470]))" office:value-type="float" office:value="12140.568" calcext:value-type="float">
            <text:p>12140.568</text:p>
          </table:table-cell>
          <table:table-cell table:formula="of:=[.C470]*[.H470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471]=&quot;ropes&quot;;[.A471]*[.F471];IF([.B471]=&quot;poles&quot;;[.A471]*[.E471];[.A471]*[.G471]))" office:value-type="float" office:value="28327.992" calcext:value-type="float">
            <text:p>28327.992</text:p>
          </table:table-cell>
          <table:table-cell table:formula="of:=[.C471]*[.H471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472]=&quot;ropes&quot;;[.A472]*[.F472];IF([.B472]=&quot;poles&quot;;[.A472]*[.E472];[.A472]*[.G472]))" office:value-type="float" office:value="16187.424" calcext:value-type="float">
            <text:p>16187.424</text:p>
          </table:table-cell>
          <table:table-cell table:formula="of:=[.C472]*[.H472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473]=&quot;ropes&quot;;[.A473]*[.F473];IF([.B473]=&quot;poles&quot;;[.A473]*[.E473];[.A473]*[.G473]))" office:value-type="float" office:value="6070.284" calcext:value-type="float">
            <text:p>6070.284</text:p>
          </table:table-cell>
          <table:table-cell table:formula="of:=[.C473]*[.H473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474]=&quot;ropes&quot;;[.A474]*[.F474];IF([.B474]=&quot;poles&quot;;[.A474]*[.E474];[.A474]*[.G474]))" office:value-type="float" office:value="6070.284" calcext:value-type="float">
            <text:p>6070.284</text:p>
          </table:table-cell>
          <table:table-cell table:formula="of:=[.C474]*[.H474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475]=&quot;ropes&quot;;[.A475]*[.F475];IF([.B475]=&quot;poles&quot;;[.A475]*[.E475];[.A475]*[.G475]))" office:value-type="float" office:value="12140.568" calcext:value-type="float">
            <text:p>12140.568</text:p>
          </table:table-cell>
          <table:table-cell table:formula="of:=[.C475]*[.H475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476]=&quot;ropes&quot;;[.A476]*[.F476];IF([.B476]=&quot;poles&quot;;[.A476]*[.E476];[.A476]*[.G476]))" office:value-type="float" office:value="12140.568" calcext:value-type="float">
            <text:p>12140.568</text:p>
          </table:table-cell>
          <table:table-cell table:formula="of:=[.C476]*[.H476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477]=&quot;ropes&quot;;[.A477]*[.F477];IF([.B477]=&quot;poles&quot;;[.A477]*[.E477];[.A477]*[.G477]))" office:value-type="float" office:value="4046.856" calcext:value-type="float">
            <text:p>4046.856</text:p>
          </table:table-cell>
          <table:table-cell table:formula="of:=[.C477]*[.H47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478]=&quot;ropes&quot;;[.A478]*[.F478];IF([.B478]=&quot;poles&quot;;[.A478]*[.E478];[.A478]*[.G478]))" office:value-type="float" office:value="32374.848" calcext:value-type="float">
            <text:p>32374.848</text:p>
          </table:table-cell>
          <table:table-cell table:formula="of:=[.C478]*[.H478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479]=&quot;ropes&quot;;[.A479]*[.F479];IF([.B479]=&quot;poles&quot;;[.A479]*[.E479];[.A479]*[.G479]))" office:value-type="float" office:value="4046.856" calcext:value-type="float">
            <text:p>4046.856</text:p>
          </table:table-cell>
          <table:table-cell table:formula="of:=[.C479]*[.H47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480]=&quot;ropes&quot;;[.A480]*[.F480];IF([.B480]=&quot;poles&quot;;[.A480]*[.E480];[.A480]*[.G480]))" office:value-type="float" office:value="28327.992" calcext:value-type="float">
            <text:p>28327.992</text:p>
          </table:table-cell>
          <table:table-cell table:formula="of:=[.C480]*[.H480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481]=&quot;ropes&quot;;[.A481]*[.F481];IF([.B481]=&quot;poles&quot;;[.A481]*[.E481];[.A481]*[.G481]))" office:value-type="float" office:value="4046.856" calcext:value-type="float">
            <text:p>4046.856</text:p>
          </table:table-cell>
          <table:table-cell table:formula="of:=[.C481]*[.H481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482]=&quot;ropes&quot;;[.A482]*[.F482];IF([.B482]=&quot;poles&quot;;[.A482]*[.E482];[.A482]*[.G482]))" office:value-type="float" office:value="6070.284" calcext:value-type="float">
            <text:p>6070.284</text:p>
          </table:table-cell>
          <table:table-cell table:formula="of:=[.C482]*[.H482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483]=&quot;ropes&quot;;[.A483]*[.F483];IF([.B483]=&quot;poles&quot;;[.A483]*[.E483];[.A483]*[.G483]))" office:value-type="float" office:value="4046.856" calcext:value-type="float">
            <text:p>4046.856</text:p>
          </table:table-cell>
          <table:table-cell table:formula="of:=[.C483]*[.H48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484]=&quot;ropes&quot;;[.A484]*[.F484];IF([.B484]=&quot;poles&quot;;[.A484]*[.E484];[.A484]*[.G484]))" office:value-type="float" office:value="4046.856" calcext:value-type="float">
            <text:p>4046.856</text:p>
          </table:table-cell>
          <table:table-cell table:formula="of:=[.C484]*[.H48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485]=&quot;ropes&quot;;[.A485]*[.F485];IF([.B485]=&quot;poles&quot;;[.A485]*[.E485];[.A485]*[.G485]))" office:value-type="float" office:value="24281.136" calcext:value-type="float">
            <text:p>24281.136</text:p>
          </table:table-cell>
          <table:table-cell table:formula="of:=[.C485]*[.H485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486]=&quot;ropes&quot;;[.A486]*[.F486];IF([.B486]=&quot;poles&quot;;[.A486]*[.E486];[.A486]*[.G486]))" office:value-type="float" office:value="28.55110178" calcext:value-type="float">
            <text:p>28.55110178</text:p>
          </table:table-cell>
          <table:table-cell table:formula="of:=[.C486]*[.H486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487]=&quot;ropes&quot;;[.A487]*[.F487];IF([.B487]=&quot;poles&quot;;[.A487]*[.E487];[.A487]*[.G487]))" office:value-type="float" office:value="10117.14" calcext:value-type="float">
            <text:p>10117.14</text:p>
          </table:table-cell>
          <table:table-cell table:formula="of:=[.C487]*[.H487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488]=&quot;ropes&quot;;[.A488]*[.F488];IF([.B488]=&quot;poles&quot;;[.A488]*[.E488];[.A488]*[.G488]))" office:value-type="float" office:value="6070.284" calcext:value-type="float">
            <text:p>6070.284</text:p>
          </table:table-cell>
          <table:table-cell table:formula="of:=[.C488]*[.H488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489]=&quot;ropes&quot;;[.A489]*[.F489];IF([.B489]=&quot;poles&quot;;[.A489]*[.E489];[.A489]*[.G489]))" office:value-type="float" office:value="12140.568" calcext:value-type="float">
            <text:p>12140.568</text:p>
          </table:table-cell>
          <table:table-cell table:formula="of:=[.C489]*[.H489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490]=&quot;ropes&quot;;[.A490]*[.F490];IF([.B490]=&quot;poles&quot;;[.A490]*[.E490];[.A490]*[.G490]))" office:value-type="float" office:value="12140.568" calcext:value-type="float">
            <text:p>12140.568</text:p>
          </table:table-cell>
          <table:table-cell table:formula="of:=[.C490]*[.H490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491]=&quot;ropes&quot;;[.A491]*[.F491];IF([.B491]=&quot;poles&quot;;[.A491]*[.E491];[.A491]*[.G491]))" office:value-type="float" office:value="24281.136" calcext:value-type="float">
            <text:p>24281.136</text:p>
          </table:table-cell>
          <table:table-cell table:formula="of:=[.C491]*[.H491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492]=&quot;ropes&quot;;[.A492]*[.F492];IF([.B492]=&quot;poles&quot;;[.A492]*[.E492];[.A492]*[.G492]))" office:value-type="float" office:value="28327.992" calcext:value-type="float">
            <text:p>28327.992</text:p>
          </table:table-cell>
          <table:table-cell table:formula="of:=[.C492]*[.H492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/>
          <table:table-cell table:formula="of:=IF([.B493]=&quot;ropes&quot;;[.A493]*[.F493];IF([.B493]=&quot;poles&quot;;[.A493]*[.E493];[.A493]*[.G493]))" office:value-type="float" office:value="129499.392" calcext:value-type="float">
            <text:p>129499.392</text:p>
          </table:table-cell>
          <table:table-cell table:formula="of:=[.C493]*[.H493]" office:value-type="float" office:value="12.9499392" calcext:value-type="float">
            <text:p>12.94993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494]=&quot;ropes&quot;;[.A494]*[.F494];IF([.B494]=&quot;poles&quot;;[.A494]*[.E494];[.A494]*[.G494]))" office:value-type="float" office:value="12140.568" calcext:value-type="float">
            <text:p>12140.568</text:p>
          </table:table-cell>
          <table:table-cell table:formula="of:=[.C494]*[.H494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495]=&quot;ropes&quot;;[.A495]*[.F495];IF([.B495]=&quot;poles&quot;;[.A495]*[.E495];[.A495]*[.G495]))" office:value-type="float" office:value="99.92885623" calcext:value-type="float">
            <text:p>99.92885623</text:p>
          </table:table-cell>
          <table:table-cell table:formula="of:=[.C495]*[.H495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.5" calcext:value-type="float">
            <text:p>6.5</text:p>
          </table:table-cell>
          <table:table-cell table:style-name="ce5" office:value-type="string" calcext:value-type="string">
            <text:p>ropes</text:p>
          </table:table-cell>
          <table:table-cell table:formula="of:=IF([.B496]=&quot;ropes&quot;;[.A496]*[.F496];IF([.B496]=&quot;poles&quot;;[.A496]*[.E496];[.A496]*[.G496]))" office:value-type="float" office:value="92.791080785" calcext:value-type="float">
            <text:p>92.791080785</text:p>
          </table:table-cell>
          <table:table-cell table:formula="of:=[.C496]*[.H496]" office:value-type="float" office:value="0.0092791080785" calcext:value-type="float">
            <text:p>0.009279108078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497]=&quot;ropes&quot;;[.A497]*[.F497];IF([.B497]=&quot;poles&quot;;[.A497]*[.E497];[.A497]*[.G497]))" office:value-type="float" office:value="28327.992" calcext:value-type="float">
            <text:p>28327.992</text:p>
          </table:table-cell>
          <table:table-cell table:formula="of:=[.C497]*[.H497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formula="of:=IF([.B498]=&quot;ropes&quot;;[.A498]*[.F498];IF([.B498]=&quot;poles&quot;;[.A498]*[.E498];[.A498]*[.G498]))" office:value-type="float" office:value="36421.704" calcext:value-type="float">
            <text:p>36421.704</text:p>
          </table:table-cell>
          <table:table-cell table:formula="of:=[.C498]*[.H498]" office:value-type="float" office:value="3.6421704" calcext:value-type="float">
            <text:p>3.642170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499]=&quot;ropes&quot;;[.A499]*[.F499];IF([.B499]=&quot;poles&quot;;[.A499]*[.E499];[.A499]*[.G499]))" office:value-type="float" office:value="28327.992" calcext:value-type="float">
            <text:p>28327.992</text:p>
          </table:table-cell>
          <table:table-cell table:formula="of:=[.C499]*[.H499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500]=&quot;ropes&quot;;[.A500]*[.F500];IF([.B500]=&quot;poles&quot;;[.A500]*[.E500];[.A500]*[.G500]))" office:value-type="float" office:value="16187.424" calcext:value-type="float">
            <text:p>16187.424</text:p>
          </table:table-cell>
          <table:table-cell table:formula="of:=[.C500]*[.H50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501]=&quot;ropes&quot;;[.A501]*[.F501];IF([.B501]=&quot;poles&quot;;[.A501]*[.E501];[.A501]*[.G501]))" office:value-type="float" office:value="57.10220356" calcext:value-type="float">
            <text:p>57.10220356</text:p>
          </table:table-cell>
          <table:table-cell table:formula="of:=[.C501]*[.H501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502]=&quot;ropes&quot;;[.A502]*[.F502];IF([.B502]=&quot;poles&quot;;[.A502]*[.E502];[.A502]*[.G502]))" office:value-type="float" office:value="85.65330534" calcext:value-type="float">
            <text:p>85.65330534</text:p>
          </table:table-cell>
          <table:table-cell table:formula="of:=[.C502]*[.H502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503]=&quot;ropes&quot;;[.A503]*[.F503];IF([.B503]=&quot;poles&quot;;[.A503]*[.E503];[.A503]*[.G503]))" office:value-type="float" office:value="99.92885623" calcext:value-type="float">
            <text:p>99.92885623</text:p>
          </table:table-cell>
          <table:table-cell table:formula="of:=[.C503]*[.H503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504]=&quot;ropes&quot;;[.A504]*[.F504];IF([.B504]=&quot;poles&quot;;[.A504]*[.E504];[.A504]*[.G504]))" office:value-type="float" office:value="12140.568" calcext:value-type="float">
            <text:p>12140.568</text:p>
          </table:table-cell>
          <table:table-cell table:formula="of:=[.C504]*[.H504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505]=&quot;ropes&quot;;[.A505]*[.F505];IF([.B505]=&quot;poles&quot;;[.A505]*[.E505];[.A505]*[.G505]))" office:value-type="float" office:value="6070.284" calcext:value-type="float">
            <text:p>6070.284</text:p>
          </table:table-cell>
          <table:table-cell table:formula="of:=[.C505]*[.H505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506]=&quot;ropes&quot;;[.A506]*[.F506];IF([.B506]=&quot;poles&quot;;[.A506]*[.E506];[.A506]*[.G506]))" office:value-type="float" office:value="16187.424" calcext:value-type="float">
            <text:p>16187.424</text:p>
          </table:table-cell>
          <table:table-cell table:formula="of:=[.C506]*[.H506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507]=&quot;ropes&quot;;[.A507]*[.F507];IF([.B507]=&quot;poles&quot;;[.A507]*[.E507];[.A507]*[.G507]))" office:value-type="float" office:value="99.92885623" calcext:value-type="float">
            <text:p>99.92885623</text:p>
          </table:table-cell>
          <table:table-cell table:formula="of:=[.C507]*[.H507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ropes</text:p>
          </table:table-cell>
          <table:table-cell table:formula="of:=IF([.B508]=&quot;ropes&quot;;[.A508]*[.F508];IF([.B508]=&quot;poles&quot;;[.A508]*[.E508];[.A508]*[.G508]))" office:value-type="float" office:value="214.13326335" calcext:value-type="float">
            <text:p>214.13326335</text:p>
          </table:table-cell>
          <table:table-cell table:formula="of:=[.C508]*[.H508]" office:value-type="float" office:value="0.021413326335" calcext:value-type="float">
            <text:p>0.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509]=&quot;ropes&quot;;[.A509]*[.F509];IF([.B509]=&quot;poles&quot;;[.A509]*[.E509];[.A509]*[.G509]))" office:value-type="float" office:value="4046.856" calcext:value-type="float">
            <text:p>4046.856</text:p>
          </table:table-cell>
          <table:table-cell table:formula="of:=[.C509]*[.H50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510]=&quot;ropes&quot;;[.A510]*[.F510];IF([.B510]=&quot;poles&quot;;[.A510]*[.E510];[.A510]*[.G510]))" office:value-type="float" office:value="4046.856" calcext:value-type="float">
            <text:p>4046.856</text:p>
          </table:table-cell>
          <table:table-cell table:formula="of:=[.C510]*[.H510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511]=&quot;ropes&quot;;[.A511]*[.F511];IF([.B511]=&quot;poles&quot;;[.A511]*[.E511];[.A511]*[.G511]))" office:value-type="float" office:value="4046.856" calcext:value-type="float">
            <text:p>4046.856</text:p>
          </table:table-cell>
          <table:table-cell table:formula="of:=[.C511]*[.H511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512]=&quot;ropes&quot;;[.A512]*[.F512];IF([.B512]=&quot;poles&quot;;[.A512]*[.E512];[.A512]*[.G512]))" office:value-type="float" office:value="4046.856" calcext:value-type="float">
            <text:p>4046.856</text:p>
          </table:table-cell>
          <table:table-cell table:formula="of:=[.C512]*[.H51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formula="of:=IF([.B513]=&quot;ropes&quot;;[.A513]*[.F513];IF([.B513]=&quot;poles&quot;;[.A513]*[.E513];[.A513]*[.G513]))" office:value-type="float" office:value="36421.704" calcext:value-type="float">
            <text:p>36421.704</text:p>
          </table:table-cell>
          <table:table-cell table:formula="of:=[.C513]*[.H513]" office:value-type="float" office:value="3.6421704" calcext:value-type="float">
            <text:p>3.642170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514]=&quot;ropes&quot;;[.A514]*[.F514];IF([.B514]=&quot;poles&quot;;[.A514]*[.E514];[.A514]*[.G514]))" office:value-type="float" office:value="16187.424" calcext:value-type="float">
            <text:p>16187.424</text:p>
          </table:table-cell>
          <table:table-cell table:formula="of:=[.C514]*[.H514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515]=&quot;ropes&quot;;[.A515]*[.F515];IF([.B515]=&quot;poles&quot;;[.A515]*[.E515];[.A515]*[.G515]))" office:value-type="float" office:value="28327.992" calcext:value-type="float">
            <text:p>28327.992</text:p>
          </table:table-cell>
          <table:table-cell table:formula="of:=[.C515]*[.H515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516]=&quot;ropes&quot;;[.A516]*[.F516];IF([.B516]=&quot;poles&quot;;[.A516]*[.E516];[.A516]*[.G516]))" office:value-type="float" office:value="85.65330534" calcext:value-type="float">
            <text:p>85.65330534</text:p>
          </table:table-cell>
          <table:table-cell table:formula="of:=[.C516]*[.H516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517]=&quot;ropes&quot;;[.A517]*[.F517];IF([.B517]=&quot;poles&quot;;[.A517]*[.E517];[.A517]*[.G517]))" office:value-type="float" office:value="8093.712" calcext:value-type="float">
            <text:p>8093.712</text:p>
          </table:table-cell>
          <table:table-cell table:formula="of:=[.C517]*[.H517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518]=&quot;ropes&quot;;[.A518]*[.F518];IF([.B518]=&quot;poles&quot;;[.A518]*[.E518];[.A518]*[.G518]))" office:value-type="float" office:value="42.82665267" calcext:value-type="float">
            <text:p>42.82665267</text:p>
          </table:table-cell>
          <table:table-cell table:formula="of:=[.C518]*[.H518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519]=&quot;ropes&quot;;[.A519]*[.F519];IF([.B519]=&quot;poles&quot;;[.A519]*[.E519];[.A519]*[.G519]))" office:value-type="float" office:value="71.37775445" calcext:value-type="float">
            <text:p>71.37775445</text:p>
          </table:table-cell>
          <table:table-cell table:formula="of:=[.C519]*[.H519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520]=&quot;ropes&quot;;[.A520]*[.F520];IF([.B520]=&quot;poles&quot;;[.A520]*[.E520];[.A520]*[.G520]))" office:value-type="float" office:value="16187.424" calcext:value-type="float">
            <text:p>16187.424</text:p>
          </table:table-cell>
          <table:table-cell table:formula="of:=[.C520]*[.H52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521]=&quot;ropes&quot;;[.A521]*[.F521];IF([.B521]=&quot;poles&quot;;[.A521]*[.E521];[.A521]*[.G521]))" office:value-type="float" office:value="16187.424" calcext:value-type="float">
            <text:p>16187.424</text:p>
          </table:table-cell>
          <table:table-cell table:formula="of:=[.C521]*[.H521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/>
          <table:table-cell table:formula="of:=IF([.B522]=&quot;ropes&quot;;[.A522]*[.F522];IF([.B522]=&quot;poles&quot;;[.A522]*[.E522];[.A522]*[.G522]))" office:value-type="float" office:value="18210.852" calcext:value-type="float">
            <text:p>18210.852</text:p>
          </table:table-cell>
          <table:table-cell table:formula="of:=[.C522]*[.H522]" office:value-type="float" office:value="1.8210852" calcext:value-type="float">
            <text:p>1.821085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/>
          <table:table-cell table:formula="of:=IF([.B523]=&quot;ropes&quot;;[.A523]*[.F523];IF([.B523]=&quot;poles&quot;;[.A523]*[.E523];[.A523]*[.G523]))" office:value-type="float" office:value="18210.852" calcext:value-type="float">
            <text:p>18210.852</text:p>
          </table:table-cell>
          <table:table-cell table:formula="of:=[.C523]*[.H523]" office:value-type="float" office:value="1.8210852" calcext:value-type="float">
            <text:p>1.821085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524]=&quot;ropes&quot;;[.A524]*[.F524];IF([.B524]=&quot;poles&quot;;[.A524]*[.E524];[.A524]*[.G524]))" office:value-type="float" office:value="16187.424" calcext:value-type="float">
            <text:p>16187.424</text:p>
          </table:table-cell>
          <table:table-cell table:formula="of:=[.C524]*[.H524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525]=&quot;ropes&quot;;[.A525]*[.F525];IF([.B525]=&quot;poles&quot;;[.A525]*[.E525];[.A525]*[.G525]))" office:value-type="float" office:value="228.40881424" calcext:value-type="float">
            <text:p>228.40881424</text:p>
          </table:table-cell>
          <table:table-cell table:formula="of:=[.C525]*[.H525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/>
          <table:table-cell table:formula="of:=IF([.B526]=&quot;ropes&quot;;[.A526]*[.F526];IF([.B526]=&quot;poles&quot;;[.A526]*[.E526];[.A526]*[.G526]))" office:value-type="float" office:value="18210.852" calcext:value-type="float">
            <text:p>18210.852</text:p>
          </table:table-cell>
          <table:table-cell table:formula="of:=[.C526]*[.H526]" office:value-type="float" office:value="1.8210852" calcext:value-type="float">
            <text:p>1.821085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 office:value-type="string" calcext:value-type="string">
            <text:p>ropes</text:p>
          </table:table-cell>
          <table:table-cell table:formula="of:=IF([.B527]=&quot;ropes&quot;;[.A527]*[.F527];IF([.B527]=&quot;poles&quot;;[.A527]*[.E527];[.A527]*[.G527]))" office:value-type="float" office:value="64.239979005" calcext:value-type="float">
            <text:p>64.239979005</text:p>
          </table:table-cell>
          <table:table-cell table:formula="of:=[.C527]*[.H527]" office:value-type="float" office:value="0.0064239979005" calcext:value-type="float">
            <text:p>0.006423997900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formula="of:=IF([.B528]=&quot;ropes&quot;;[.A528]*[.F528];IF([.B528]=&quot;poles&quot;;[.A528]*[.E528];[.A528]*[.G528]))" office:value-type="float" office:value="36421.704" calcext:value-type="float">
            <text:p>36421.704</text:p>
          </table:table-cell>
          <table:table-cell table:formula="of:=[.C528]*[.H528]" office:value-type="float" office:value="3.6421704" calcext:value-type="float">
            <text:p>3.642170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formula="of:=IF([.B529]=&quot;ropes&quot;;[.A529]*[.F529];IF([.B529]=&quot;poles&quot;;[.A529]*[.E529];[.A529]*[.G529]))" office:value-type="float" office:value="0" calcext:value-type="float">
            <text:p>0</text:p>
          </table:table-cell>
          <table:table-cell table:formula="of:=[.C529]*[.H529]" office:value-type="float" office:value="0" calcext:value-type="float">
            <text:p>0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530]=&quot;ropes&quot;;[.A530]*[.F530];IF([.B530]=&quot;poles&quot;;[.A530]*[.E530];[.A530]*[.G530]))" office:value-type="float" office:value="57.10220356" calcext:value-type="float">
            <text:p>57.10220356</text:p>
          </table:table-cell>
          <table:table-cell table:formula="of:=[.C530]*[.H530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531]=&quot;ropes&quot;;[.A531]*[.F531];IF([.B531]=&quot;poles&quot;;[.A531]*[.E531];[.A531]*[.G531]))" office:value-type="float" office:value="4046.856" calcext:value-type="float">
            <text:p>4046.856</text:p>
          </table:table-cell>
          <table:table-cell table:formula="of:=[.C531]*[.H531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532]=&quot;ropes&quot;;[.A532]*[.F532];IF([.B532]=&quot;poles&quot;;[.A532]*[.E532];[.A532]*[.G532]))" office:value-type="float" office:value="16187.424" calcext:value-type="float">
            <text:p>16187.424</text:p>
          </table:table-cell>
          <table:table-cell table:formula="of:=[.C532]*[.H532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533]=&quot;ropes&quot;;[.A533]*[.F533];IF([.B533]=&quot;poles&quot;;[.A533]*[.E533];[.A533]*[.G533]))" office:value-type="float" office:value="6070.284" calcext:value-type="float">
            <text:p>6070.284</text:p>
          </table:table-cell>
          <table:table-cell table:formula="of:=[.C533]*[.H533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.5" calcext:value-type="float">
            <text:p>6.5</text:p>
          </table:table-cell>
          <table:table-cell table:style-name="ce5"/>
          <table:table-cell table:formula="of:=IF([.B534]=&quot;ropes&quot;;[.A534]*[.F534];IF([.B534]=&quot;poles&quot;;[.A534]*[.E534];[.A534]*[.G534]))" office:value-type="float" office:value="26304.564" calcext:value-type="float">
            <text:p>26304.564</text:p>
          </table:table-cell>
          <table:table-cell table:formula="of:=[.C534]*[.H534]" office:value-type="float" office:value="2.6304564" calcext:value-type="float">
            <text:p>2.630456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535]=&quot;ropes&quot;;[.A535]*[.F535];IF([.B535]=&quot;poles&quot;;[.A535]*[.E535];[.A535]*[.G535]))" office:value-type="float" office:value="16187.424" calcext:value-type="float">
            <text:p>16187.424</text:p>
          </table:table-cell>
          <table:table-cell table:formula="of:=[.C535]*[.H535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536]=&quot;ropes&quot;;[.A536]*[.F536];IF([.B536]=&quot;poles&quot;;[.A536]*[.E536];[.A536]*[.G536]))" office:value-type="float" office:value="16187.424" calcext:value-type="float">
            <text:p>16187.424</text:p>
          </table:table-cell>
          <table:table-cell table:formula="of:=[.C536]*[.H536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537]=&quot;ropes&quot;;[.A537]*[.F537];IF([.B537]=&quot;poles&quot;;[.A537]*[.E537];[.A537]*[.G537]))" office:value-type="float" office:value="42.82665267" calcext:value-type="float">
            <text:p>42.82665267</text:p>
          </table:table-cell>
          <table:table-cell table:formula="of:=[.C537]*[.H537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538]=&quot;ropes&quot;;[.A538]*[.F538];IF([.B538]=&quot;poles&quot;;[.A538]*[.E538];[.A538]*[.G538]))" office:value-type="float" office:value="16187.424" calcext:value-type="float">
            <text:p>16187.424</text:p>
          </table:table-cell>
          <table:table-cell table:formula="of:=[.C538]*[.H538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539]=&quot;ropes&quot;;[.A539]*[.F539];IF([.B539]=&quot;poles&quot;;[.A539]*[.E539];[.A539]*[.G539]))" office:value-type="float" office:value="6070.284" calcext:value-type="float">
            <text:p>6070.284</text:p>
          </table:table-cell>
          <table:table-cell table:formula="of:=[.C539]*[.H539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540]=&quot;ropes&quot;;[.A540]*[.F540];IF([.B540]=&quot;poles&quot;;[.A540]*[.E540];[.A540]*[.G540]))" office:value-type="float" office:value="16187.424" calcext:value-type="float">
            <text:p>16187.424</text:p>
          </table:table-cell>
          <table:table-cell table:formula="of:=[.C540]*[.H54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541]=&quot;ropes&quot;;[.A541]*[.F541];IF([.B541]=&quot;poles&quot;;[.A541]*[.E541];[.A541]*[.G541]))" office:value-type="float" office:value="42.82665267" calcext:value-type="float">
            <text:p>42.82665267</text:p>
          </table:table-cell>
          <table:table-cell table:formula="of:=[.C541]*[.H541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542]=&quot;ropes&quot;;[.A542]*[.F542];IF([.B542]=&quot;poles&quot;;[.A542]*[.E542];[.A542]*[.G542]))" office:value-type="float" office:value="8093.712" calcext:value-type="float">
            <text:p>8093.712</text:p>
          </table:table-cell>
          <table:table-cell table:formula="of:=[.C542]*[.H542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543]=&quot;ropes&quot;;[.A543]*[.F543];IF([.B543]=&quot;poles&quot;;[.A543]*[.E543];[.A543]*[.G543]))" office:value-type="float" office:value="24281.136" calcext:value-type="float">
            <text:p>24281.136</text:p>
          </table:table-cell>
          <table:table-cell table:formula="of:=[.C543]*[.H543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formula="of:=IF([.B544]=&quot;ropes&quot;;[.A544]*[.F544];IF([.B544]=&quot;poles&quot;;[.A544]*[.E544];[.A544]*[.G544]))" office:value-type="float" office:value="52609.128" calcext:value-type="float">
            <text:p>52609.128</text:p>
          </table:table-cell>
          <table:table-cell table:formula="of:=[.C544]*[.H544]" office:value-type="float" office:value="5.2609128" calcext:value-type="float">
            <text:p>5.26091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545]=&quot;ropes&quot;;[.A545]*[.F545];IF([.B545]=&quot;poles&quot;;[.A545]*[.E545];[.A545]*[.G545]))" office:value-type="float" office:value="32374.848" calcext:value-type="float">
            <text:p>32374.848</text:p>
          </table:table-cell>
          <table:table-cell table:formula="of:=[.C545]*[.H545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.5" calcext:value-type="float">
            <text:p>7.5</text:p>
          </table:table-cell>
          <table:table-cell table:style-name="ce5"/>
          <table:table-cell table:formula="of:=IF([.B546]=&quot;ropes&quot;;[.A546]*[.F546];IF([.B546]=&quot;poles&quot;;[.A546]*[.E546];[.A546]*[.G546]))" office:value-type="float" office:value="30351.42" calcext:value-type="float">
            <text:p>30351.42</text:p>
          </table:table-cell>
          <table:table-cell table:formula="of:=[.C546]*[.H546]" office:value-type="float" office:value="3.035142" calcext:value-type="float">
            <text:p>3.03514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547]=&quot;ropes&quot;;[.A547]*[.F547];IF([.B547]=&quot;poles&quot;;[.A547]*[.E547];[.A547]*[.G547]))" office:value-type="float" office:value="6070.284" calcext:value-type="float">
            <text:p>6070.284</text:p>
          </table:table-cell>
          <table:table-cell table:formula="of:=[.C547]*[.H547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ole</text:p>
          </table:table-cell>
          <table:table-cell table:formula="of:=IF([.B548]=&quot;ropes&quot;;[.A548]*[.F548];IF([.B548]=&quot;poles&quot;;[.A548]*[.E548];[.A548]*[.G548]))" office:value-type="float" office:value="4046.856" calcext:value-type="float">
            <text:p>4046.856</text:p>
          </table:table-cell>
          <table:table-cell table:formula="of:=[.C548]*[.H548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549]=&quot;ropes&quot;;[.A549]*[.F549];IF([.B549]=&quot;poles&quot;;[.A549]*[.E549];[.A549]*[.G549]))" office:value-type="float" office:value="24281.136" calcext:value-type="float">
            <text:p>24281.136</text:p>
          </table:table-cell>
          <table:table-cell table:formula="of:=[.C549]*[.H549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550]=&quot;ropes&quot;;[.A550]*[.F550];IF([.B550]=&quot;poles&quot;;[.A550]*[.E550];[.A550]*[.G550]))" office:value-type="float" office:value="24281.136" calcext:value-type="float">
            <text:p>24281.136</text:p>
          </table:table-cell>
          <table:table-cell table:formula="of:=[.C550]*[.H550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551]=&quot;ropes&quot;;[.A551]*[.F551];IF([.B551]=&quot;poles&quot;;[.A551]*[.E551];[.A551]*[.G551]))" office:value-type="float" office:value="16187.424" calcext:value-type="float">
            <text:p>16187.424</text:p>
          </table:table-cell>
          <table:table-cell table:formula="of:=[.C551]*[.H551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552]=&quot;ropes&quot;;[.A552]*[.F552];IF([.B552]=&quot;poles&quot;;[.A552]*[.E552];[.A552]*[.G552]))" office:value-type="float" office:value="16187.424" calcext:value-type="float">
            <text:p>16187.424</text:p>
          </table:table-cell>
          <table:table-cell table:formula="of:=[.C552]*[.H552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553]=&quot;ropes&quot;;[.A553]*[.F553];IF([.B553]=&quot;poles&quot;;[.A553]*[.E553];[.A553]*[.G553]))" office:value-type="float" office:value="6070.284" calcext:value-type="float">
            <text:p>6070.284</text:p>
          </table:table-cell>
          <table:table-cell table:formula="of:=[.C553]*[.H553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554]=&quot;ropes&quot;;[.A554]*[.F554];IF([.B554]=&quot;poles&quot;;[.A554]*[.E554];[.A554]*[.G554]))" office:value-type="float" office:value="20234.28" calcext:value-type="float">
            <text:p>20234.28</text:p>
          </table:table-cell>
          <table:table-cell table:formula="of:=[.C554]*[.H554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555]=&quot;ropes&quot;;[.A555]*[.F555];IF([.B555]=&quot;poles&quot;;[.A555]*[.E555];[.A555]*[.G555]))" office:value-type="float" office:value="4046.856" calcext:value-type="float">
            <text:p>4046.856</text:p>
          </table:table-cell>
          <table:table-cell table:formula="of:=[.C555]*[.H555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556]=&quot;ropes&quot;;[.A556]*[.F556];IF([.B556]=&quot;poles&quot;;[.A556]*[.E556];[.A556]*[.G556]))" office:value-type="float" office:value="6070.284" calcext:value-type="float">
            <text:p>6070.284</text:p>
          </table:table-cell>
          <table:table-cell table:formula="of:=[.C556]*[.H556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557]=&quot;ropes&quot;;[.A557]*[.F557];IF([.B557]=&quot;poles&quot;;[.A557]*[.E557];[.A557]*[.G557]))" office:value-type="float" office:value="85.65330534" calcext:value-type="float">
            <text:p>85.65330534</text:p>
          </table:table-cell>
          <table:table-cell table:formula="of:=[.C557]*[.H557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558]=&quot;ropes&quot;;[.A558]*[.F558];IF([.B558]=&quot;poles&quot;;[.A558]*[.E558];[.A558]*[.G558]))" office:value-type="float" office:value="4046.856" calcext:value-type="float">
            <text:p>4046.856</text:p>
          </table:table-cell>
          <table:table-cell table:formula="of:=[.C558]*[.H558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559]=&quot;ropes&quot;;[.A559]*[.F559];IF([.B559]=&quot;poles&quot;;[.A559]*[.E559];[.A559]*[.G559]))" office:value-type="float" office:value="8093.712" calcext:value-type="float">
            <text:p>8093.712</text:p>
          </table:table-cell>
          <table:table-cell table:formula="of:=[.C559]*[.H559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/>
          <table:table-cell table:formula="of:=IF([.B560]=&quot;ropes&quot;;[.A560]*[.F560];IF([.B560]=&quot;poles&quot;;[.A560]*[.E560];[.A560]*[.G560]))" office:value-type="float" office:value="64749.696" calcext:value-type="float">
            <text:p>64749.696</text:p>
          </table:table-cell>
          <table:table-cell table:formula="of:=[.C560]*[.H560]" office:value-type="float" office:value="6.4749696" calcext:value-type="float">
            <text:p>6.474969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561]=&quot;ropes&quot;;[.A561]*[.F561];IF([.B561]=&quot;poles&quot;;[.A561]*[.E561];[.A561]*[.G561]))" office:value-type="float" office:value="85.65330534" calcext:value-type="float">
            <text:p>85.65330534</text:p>
          </table:table-cell>
          <table:table-cell table:formula="of:=[.C561]*[.H561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562]=&quot;ropes&quot;;[.A562]*[.F562];IF([.B562]=&quot;poles&quot;;[.A562]*[.E562];[.A562]*[.G562]))" office:value-type="float" office:value="4046.856" calcext:value-type="float">
            <text:p>4046.856</text:p>
          </table:table-cell>
          <table:table-cell table:formula="of:=[.C562]*[.H56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/>
          <table:table-cell table:formula="of:=IF([.B563]=&quot;ropes&quot;;[.A563]*[.F563];IF([.B563]=&quot;poles&quot;;[.A563]*[.E563];[.A563]*[.G563]))" office:value-type="float" office:value="194249.088" calcext:value-type="float">
            <text:p>194249.088</text:p>
          </table:table-cell>
          <table:table-cell table:formula="of:=[.C563]*[.H563]" office:value-type="float" office:value="19.4249088" calcext:value-type="float">
            <text:p>19.424908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564]=&quot;ropes&quot;;[.A564]*[.F564];IF([.B564]=&quot;poles&quot;;[.A564]*[.E564];[.A564]*[.G564]))" office:value-type="float" office:value="16187.424" calcext:value-type="float">
            <text:p>16187.424</text:p>
          </table:table-cell>
          <table:table-cell table:formula="of:=[.C564]*[.H564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565]=&quot;ropes&quot;;[.A565]*[.F565];IF([.B565]=&quot;poles&quot;;[.A565]*[.E565];[.A565]*[.G565]))" office:value-type="float" office:value="32374.848" calcext:value-type="float">
            <text:p>32374.848</text:p>
          </table:table-cell>
          <table:table-cell table:formula="of:=[.C565]*[.H565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/>
          <table:table-cell table:formula="of:=IF([.B566]=&quot;ropes&quot;;[.A566]*[.F566];IF([.B566]=&quot;poles&quot;;[.A566]*[.E566];[.A566]*[.G566]))" office:value-type="float" office:value="64749.696" calcext:value-type="float">
            <text:p>64749.696</text:p>
          </table:table-cell>
          <table:table-cell table:formula="of:=[.C566]*[.H566]" office:value-type="float" office:value="6.4749696" calcext:value-type="float">
            <text:p>6.474969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567]=&quot;ropes&quot;;[.A567]*[.F567];IF([.B567]=&quot;poles&quot;;[.A567]*[.E567];[.A567]*[.G567]))" office:value-type="float" office:value="4046.856" calcext:value-type="float">
            <text:p>4046.856</text:p>
          </table:table-cell>
          <table:table-cell table:formula="of:=[.C567]*[.H56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568]=&quot;ropes&quot;;[.A568]*[.F568];IF([.B568]=&quot;poles&quot;;[.A568]*[.E568];[.A568]*[.G568]))" office:value-type="float" office:value="85.65330534" calcext:value-type="float">
            <text:p>85.65330534</text:p>
          </table:table-cell>
          <table:table-cell table:formula="of:=[.C568]*[.H568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569]=&quot;ropes&quot;;[.A569]*[.F569];IF([.B569]=&quot;poles&quot;;[.A569]*[.E569];[.A569]*[.G569]))" office:value-type="float" office:value="85.65330534" calcext:value-type="float">
            <text:p>85.65330534</text:p>
          </table:table-cell>
          <table:table-cell table:formula="of:=[.C569]*[.H569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570]=&quot;ropes&quot;;[.A570]*[.F570];IF([.B570]=&quot;poles&quot;;[.A570]*[.E570];[.A570]*[.G570]))" office:value-type="float" office:value="228.40881424" calcext:value-type="float">
            <text:p>228.40881424</text:p>
          </table:table-cell>
          <table:table-cell table:formula="of:=[.C570]*[.H570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/>
          <table:table-cell table:formula="of:=IF([.B571]=&quot;ropes&quot;;[.A571]*[.F571];IF([.B571]=&quot;poles&quot;;[.A571]*[.E571];[.A571]*[.G571]))" office:value-type="float" office:value="97124.544" calcext:value-type="float">
            <text:p>97124.544</text:p>
          </table:table-cell>
          <table:table-cell table:formula="of:=[.C571]*[.H571]" office:value-type="float" office:value="9.7124544" calcext:value-type="float">
            <text:p>9.712454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/>
          <table:table-cell table:formula="of:=IF([.B572]=&quot;ropes&quot;;[.A572]*[.F572];IF([.B572]=&quot;poles&quot;;[.A572]*[.E572];[.A572]*[.G572]))" office:value-type="float" office:value="68796.552" calcext:value-type="float">
            <text:p>68796.552</text:p>
          </table:table-cell>
          <table:table-cell table:formula="of:=[.C572]*[.H572]" office:value-type="float" office:value="6.8796552" calcext:value-type="float">
            <text:p>6.879655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573]=&quot;ropes&quot;;[.A573]*[.F573];IF([.B573]=&quot;poles&quot;;[.A573]*[.E573];[.A573]*[.G573]))" office:value-type="float" office:value="16187.424" calcext:value-type="float">
            <text:p>16187.424</text:p>
          </table:table-cell>
          <table:table-cell table:formula="of:=[.C573]*[.H573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574]=&quot;ropes&quot;;[.A574]*[.F574];IF([.B574]=&quot;poles&quot;;[.A574]*[.E574];[.A574]*[.G574]))" office:value-type="float" office:value="20234.28" calcext:value-type="float">
            <text:p>20234.28</text:p>
          </table:table-cell>
          <table:table-cell table:formula="of:=[.C574]*[.H574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575]=&quot;ropes&quot;;[.A575]*[.F575];IF([.B575]=&quot;poles&quot;;[.A575]*[.E575];[.A575]*[.G575]))" office:value-type="float" office:value="85.65330534" calcext:value-type="float">
            <text:p>85.65330534</text:p>
          </table:table-cell>
          <table:table-cell table:formula="of:=[.C575]*[.H575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576]=&quot;ropes&quot;;[.A576]*[.F576];IF([.B576]=&quot;poles&quot;;[.A576]*[.E576];[.A576]*[.G576]))" office:value-type="float" office:value="57.10220356" calcext:value-type="float">
            <text:p>57.10220356</text:p>
          </table:table-cell>
          <table:table-cell table:formula="of:=[.C576]*[.H576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577]=&quot;ropes&quot;;[.A577]*[.F577];IF([.B577]=&quot;poles&quot;;[.A577]*[.E577];[.A577]*[.G577]))" office:value-type="float" office:value="6070.284" calcext:value-type="float">
            <text:p>6070.284</text:p>
          </table:table-cell>
          <table:table-cell table:formula="of:=[.C577]*[.H577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578]=&quot;ropes&quot;;[.A578]*[.F578];IF([.B578]=&quot;poles&quot;;[.A578]*[.E578];[.A578]*[.G578]))" office:value-type="float" office:value="57.10220356" calcext:value-type="float">
            <text:p>57.10220356</text:p>
          </table:table-cell>
          <table:table-cell table:formula="of:=[.C578]*[.H578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579]=&quot;ropes&quot;;[.A579]*[.F579];IF([.B579]=&quot;poles&quot;;[.A579]*[.E579];[.A579]*[.G579]))" office:value-type="float" office:value="114.20440712" calcext:value-type="float">
            <text:p>114.20440712</text:p>
          </table:table-cell>
          <table:table-cell table:formula="of:=[.C579]*[.H579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580]=&quot;ropes&quot;;[.A580]*[.F580];IF([.B580]=&quot;poles&quot;;[.A580]*[.E580];[.A580]*[.G580]))" office:value-type="float" office:value="8093.712" calcext:value-type="float">
            <text:p>8093.712</text:p>
          </table:table-cell>
          <table:table-cell table:formula="of:=[.C580]*[.H580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581]=&quot;ropes&quot;;[.A581]*[.F581];IF([.B581]=&quot;poles&quot;;[.A581]*[.E581];[.A581]*[.G581]))" office:value-type="float" office:value="142.7555089" calcext:value-type="float">
            <text:p>142.7555089</text:p>
          </table:table-cell>
          <table:table-cell table:formula="of:=[.C581]*[.H581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582]=&quot;ropes&quot;;[.A582]*[.F582];IF([.B582]=&quot;poles&quot;;[.A582]*[.E582];[.A582]*[.G582]))" office:value-type="float" office:value="85.65330534" calcext:value-type="float">
            <text:p>85.65330534</text:p>
          </table:table-cell>
          <table:table-cell table:formula="of:=[.C582]*[.H582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583]=&quot;ropes&quot;;[.A583]*[.F583];IF([.B583]=&quot;poles&quot;;[.A583]*[.E583];[.A583]*[.G583]))" office:value-type="float" office:value="6070.284" calcext:value-type="float">
            <text:p>6070.284</text:p>
          </table:table-cell>
          <table:table-cell table:formula="of:=[.C583]*[.H583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ole</text:p>
          </table:table-cell>
          <table:table-cell table:formula="of:=IF([.B584]=&quot;ropes&quot;;[.A584]*[.F584];IF([.B584]=&quot;poles&quot;;[.A584]*[.E584];[.A584]*[.G584]))" office:value-type="float" office:value="4046.856" calcext:value-type="float">
            <text:p>4046.856</text:p>
          </table:table-cell>
          <table:table-cell table:formula="of:=[.C584]*[.H58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585]=&quot;ropes&quot;;[.A585]*[.F585];IF([.B585]=&quot;poles&quot;;[.A585]*[.E585];[.A585]*[.G585]))" office:value-type="float" office:value="28.55110178" calcext:value-type="float">
            <text:p>28.55110178</text:p>
          </table:table-cell>
          <table:table-cell table:formula="of:=[.C585]*[.H585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ole</text:p>
          </table:table-cell>
          <table:table-cell table:formula="of:=IF([.B586]=&quot;ropes&quot;;[.A586]*[.F586];IF([.B586]=&quot;poles&quot;;[.A586]*[.E586];[.A586]*[.G586]))" office:value-type="float" office:value="4046.856" calcext:value-type="float">
            <text:p>4046.856</text:p>
          </table:table-cell>
          <table:table-cell table:formula="of:=[.C586]*[.H58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587]=&quot;ropes&quot;;[.A587]*[.F587];IF([.B587]=&quot;poles&quot;;[.A587]*[.E587];[.A587]*[.G587]))" office:value-type="float" office:value="10117.14" calcext:value-type="float">
            <text:p>10117.14</text:p>
          </table:table-cell>
          <table:table-cell table:formula="of:=[.C587]*[.H587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588]=&quot;ropes&quot;;[.A588]*[.F588];IF([.B588]=&quot;poles&quot;;[.A588]*[.E588];[.A588]*[.G588]))" office:value-type="float" office:value="85.65330534" calcext:value-type="float">
            <text:p>85.65330534</text:p>
          </table:table-cell>
          <table:table-cell table:formula="of:=[.C588]*[.H588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589]=&quot;ropes&quot;;[.A589]*[.F589];IF([.B589]=&quot;poles&quot;;[.A589]*[.E589];[.A589]*[.G589]))" office:value-type="float" office:value="85.65330534" calcext:value-type="float">
            <text:p>85.65330534</text:p>
          </table:table-cell>
          <table:table-cell table:formula="of:=[.C589]*[.H589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590]=&quot;ropes&quot;;[.A590]*[.F590];IF([.B590]=&quot;poles&quot;;[.A590]*[.E590];[.A590]*[.G590]))" office:value-type="float" office:value="85.65330534" calcext:value-type="float">
            <text:p>85.65330534</text:p>
          </table:table-cell>
          <table:table-cell table:formula="of:=[.C590]*[.H590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591]=&quot;ropes&quot;;[.A591]*[.F591];IF([.B591]=&quot;poles&quot;;[.A591]*[.E591];[.A591]*[.G591]))" office:value-type="float" office:value="28.55110178" calcext:value-type="float">
            <text:p>28.55110178</text:p>
          </table:table-cell>
          <table:table-cell table:formula="of:=[.C591]*[.H591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592]=&quot;ropes&quot;;[.A592]*[.F592];IF([.B592]=&quot;poles&quot;;[.A592]*[.E592];[.A592]*[.G592]))" office:value-type="float" office:value="85.65330534" calcext:value-type="float">
            <text:p>85.65330534</text:p>
          </table:table-cell>
          <table:table-cell table:formula="of:=[.C592]*[.H592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593]=&quot;ropes&quot;;[.A593]*[.F593];IF([.B593]=&quot;poles&quot;;[.A593]*[.E593];[.A593]*[.G593]))" office:value-type="float" office:value="71.37775445" calcext:value-type="float">
            <text:p>71.37775445</text:p>
          </table:table-cell>
          <table:table-cell table:formula="of:=[.C593]*[.H593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/>
          <table:table-cell table:formula="of:=IF([.B594]=&quot;ropes&quot;;[.A594]*[.F594];IF([.B594]=&quot;poles&quot;;[.A594]*[.E594];[.A594]*[.G594]))" office:value-type="float" office:value="291373.632" calcext:value-type="float">
            <text:p>291373.632</text:p>
          </table:table-cell>
          <table:table-cell table:formula="of:=[.C594]*[.H594]" office:value-type="float" office:value="29.1373632" calcext:value-type="float">
            <text:p>29.137363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 office:value-type="string" calcext:value-type="string">
            <text:p>ropes</text:p>
          </table:table-cell>
          <table:table-cell table:formula="of:=IF([.B595]=&quot;ropes&quot;;[.A595]*[.F595];IF([.B595]=&quot;poles&quot;;[.A595]*[.E595];[.A595]*[.G595]))" office:value-type="float" office:value="7.137775445" calcext:value-type="float">
            <text:p>7.137775445</text:p>
          </table:table-cell>
          <table:table-cell table:formula="of:=[.C595]*[.H595]" office:value-type="float" office:value="0.0007137775445" calcext:value-type="float">
            <text:p>0.0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/>
          <table:table-cell table:formula="of:=IF([.B596]=&quot;ropes&quot;;[.A596]*[.F596];IF([.B596]=&quot;poles&quot;;[.A596]*[.E596];[.A596]*[.G596]))" office:value-type="float" office:value="97124.544" calcext:value-type="float">
            <text:p>97124.544</text:p>
          </table:table-cell>
          <table:table-cell table:formula="of:=[.C596]*[.H596]" office:value-type="float" office:value="9.7124544" calcext:value-type="float">
            <text:p>9.712454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597]=&quot;ropes&quot;;[.A597]*[.F597];IF([.B597]=&quot;poles&quot;;[.A597]*[.E597];[.A597]*[.G597]))" office:value-type="float" office:value="8093.712" calcext:value-type="float">
            <text:p>8093.712</text:p>
          </table:table-cell>
          <table:table-cell table:formula="of:=[.C597]*[.H597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598]=&quot;ropes&quot;;[.A598]*[.F598];IF([.B598]=&quot;poles&quot;;[.A598]*[.E598];[.A598]*[.G598]))" office:value-type="float" office:value="32374.848" calcext:value-type="float">
            <text:p>32374.848</text:p>
          </table:table-cell>
          <table:table-cell table:formula="of:=[.C598]*[.H598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599]=&quot;ropes&quot;;[.A599]*[.F599];IF([.B599]=&quot;poles&quot;;[.A599]*[.E599];[.A599]*[.G599]))" office:value-type="float" office:value="6070.284" calcext:value-type="float">
            <text:p>6070.284</text:p>
          </table:table-cell>
          <table:table-cell table:formula="of:=[.C599]*[.H599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600]=&quot;ropes&quot;;[.A600]*[.F600];IF([.B600]=&quot;poles&quot;;[.A600]*[.E600];[.A600]*[.G600]))" office:value-type="float" office:value="8093.712" calcext:value-type="float">
            <text:p>8093.712</text:p>
          </table:table-cell>
          <table:table-cell table:formula="of:=[.C600]*[.H600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601]=&quot;ropes&quot;;[.A601]*[.F601];IF([.B601]=&quot;poles&quot;;[.A601]*[.E601];[.A601]*[.G601]))" office:value-type="float" office:value="42.82665267" calcext:value-type="float">
            <text:p>42.82665267</text:p>
          </table:table-cell>
          <table:table-cell table:formula="of:=[.C601]*[.H601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602]=&quot;ropes&quot;;[.A602]*[.F602];IF([.B602]=&quot;poles&quot;;[.A602]*[.E602];[.A602]*[.G602]))" office:value-type="float" office:value="57.10220356" calcext:value-type="float">
            <text:p>57.10220356</text:p>
          </table:table-cell>
          <table:table-cell table:formula="of:=[.C602]*[.H602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603]=&quot;ropes&quot;;[.A603]*[.F603];IF([.B603]=&quot;poles&quot;;[.A603]*[.E603];[.A603]*[.G603]))" office:value-type="float" office:value="57.10220356" calcext:value-type="float">
            <text:p>57.10220356</text:p>
          </table:table-cell>
          <table:table-cell table:formula="of:=[.C603]*[.H603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604]=&quot;ropes&quot;;[.A604]*[.F604];IF([.B604]=&quot;poles&quot;;[.A604]*[.E604];[.A604]*[.G604]))" office:value-type="float" office:value="12140.568" calcext:value-type="float">
            <text:p>12140.568</text:p>
          </table:table-cell>
          <table:table-cell table:formula="of:=[.C604]*[.H604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formula="of:=IF([.B605]=&quot;ropes&quot;;[.A605]*[.F605];IF([.B605]=&quot;poles&quot;;[.A605]*[.E605];[.A605]*[.G605]))" office:value-type="float" office:value="40468.56" calcext:value-type="float">
            <text:p>40468.56</text:p>
          </table:table-cell>
          <table:table-cell table:formula="of:=[.C605]*[.H605]" office:value-type="float" office:value="4.046856" calcext:value-type="float">
            <text:p>4.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606]=&quot;ropes&quot;;[.A606]*[.F606];IF([.B606]=&quot;poles&quot;;[.A606]*[.E606];[.A606]*[.G606]))" office:value-type="float" office:value="85.65330534" calcext:value-type="float">
            <text:p>85.65330534</text:p>
          </table:table-cell>
          <table:table-cell table:formula="of:=[.C606]*[.H606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607]=&quot;ropes&quot;;[.A607]*[.F607];IF([.B607]=&quot;poles&quot;;[.A607]*[.E607];[.A607]*[.G607]))" office:value-type="float" office:value="42.82665267" calcext:value-type="float">
            <text:p>42.82665267</text:p>
          </table:table-cell>
          <table:table-cell table:formula="of:=[.C607]*[.H607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608]=&quot;ropes&quot;;[.A608]*[.F608];IF([.B608]=&quot;poles&quot;;[.A608]*[.E608];[.A608]*[.G608]))" office:value-type="float" office:value="114.20440712" calcext:value-type="float">
            <text:p>114.20440712</text:p>
          </table:table-cell>
          <table:table-cell table:formula="of:=[.C608]*[.H608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/>
          <table:table-cell table:formula="of:=IF([.B609]=&quot;ropes&quot;;[.A609]*[.F609];IF([.B609]=&quot;poles&quot;;[.A609]*[.E609];[.A609]*[.G609]))" office:value-type="float" office:value="194249.088" calcext:value-type="float">
            <text:p>194249.088</text:p>
          </table:table-cell>
          <table:table-cell table:formula="of:=[.C609]*[.H609]" office:value-type="float" office:value="19.4249088" calcext:value-type="float">
            <text:p>19.424908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610]=&quot;ropes&quot;;[.A610]*[.F610];IF([.B610]=&quot;poles&quot;;[.A610]*[.E610];[.A610]*[.G610]))" office:value-type="float" office:value="99.92885623" calcext:value-type="float">
            <text:p>99.92885623</text:p>
          </table:table-cell>
          <table:table-cell table:formula="of:=[.C610]*[.H610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611]=&quot;ropes&quot;;[.A611]*[.F611];IF([.B611]=&quot;poles&quot;;[.A611]*[.E611];[.A611]*[.G611]))" office:value-type="float" office:value="71.37775445" calcext:value-type="float">
            <text:p>71.37775445</text:p>
          </table:table-cell>
          <table:table-cell table:formula="of:=[.C611]*[.H611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612]=&quot;ropes&quot;;[.A612]*[.F612];IF([.B612]=&quot;poles&quot;;[.A612]*[.E612];[.A612]*[.G612]))" office:value-type="float" office:value="57.10220356" calcext:value-type="float">
            <text:p>57.10220356</text:p>
          </table:table-cell>
          <table:table-cell table:formula="of:=[.C612]*[.H612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613]=&quot;ropes&quot;;[.A613]*[.F613];IF([.B613]=&quot;poles&quot;;[.A613]*[.E613];[.A613]*[.G613]))" office:value-type="float" office:value="142.7555089" calcext:value-type="float">
            <text:p>142.7555089</text:p>
          </table:table-cell>
          <table:table-cell table:formula="of:=[.C613]*[.H613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614]=&quot;ropes&quot;;[.A614]*[.F614];IF([.B614]=&quot;poles&quot;;[.A614]*[.E614];[.A614]*[.G614]))" office:value-type="float" office:value="71.37775445" calcext:value-type="float">
            <text:p>71.37775445</text:p>
          </table:table-cell>
          <table:table-cell table:formula="of:=[.C614]*[.H614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style-name="ce5" office:value-type="string" calcext:value-type="string">
            <text:p>poles</text:p>
          </table:table-cell>
          <table:table-cell table:formula="of:=IF([.B615]=&quot;ropes&quot;;[.A615]*[.F615];IF([.B615]=&quot;poles&quot;;[.A615]*[.E615];[.A615]*[.G615]))" office:value-type="float" office:value="31.6160658" calcext:value-type="float">
            <text:p>31.6160658</text:p>
          </table:table-cell>
          <table:table-cell table:formula="of:=[.C615]*[.H615]" office:value-type="float" office:value="0.00316160658" calcext:value-type="float">
            <text:p>0.0031616065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616]=&quot;ropes&quot;;[.A616]*[.F616];IF([.B616]=&quot;poles&quot;;[.A616]*[.E616];[.A616]*[.G616]))" office:value-type="float" office:value="71.37775445" calcext:value-type="float">
            <text:p>71.37775445</text:p>
          </table:table-cell>
          <table:table-cell table:formula="of:=[.C616]*[.H616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opes</text:p>
          </table:table-cell>
          <table:table-cell table:formula="of:=IF([.B617]=&quot;ropes&quot;;[.A617]*[.F617];IF([.B617]=&quot;poles&quot;;[.A617]*[.E617];[.A617]*[.G617]))" office:value-type="float" office:value="185.58216157" calcext:value-type="float">
            <text:p>185.58216157</text:p>
          </table:table-cell>
          <table:table-cell table:formula="of:=[.C617]*[.H617]" office:value-type="float" office:value="0.018558216157" calcext:value-type="float">
            <text:p>0.01855821615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618]=&quot;ropes&quot;;[.A618]*[.F618];IF([.B618]=&quot;poles&quot;;[.A618]*[.E618];[.A618]*[.G618]))" office:value-type="float" office:value="128.47995801" calcext:value-type="float">
            <text:p>128.47995801</text:p>
          </table:table-cell>
          <table:table-cell table:formula="of:=[.C618]*[.H618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619]=&quot;ropes&quot;;[.A619]*[.F619];IF([.B619]=&quot;poles&quot;;[.A619]*[.E619];[.A619]*[.G619]))" office:value-type="float" office:value="20234.28" calcext:value-type="float">
            <text:p>20234.28</text:p>
          </table:table-cell>
          <table:table-cell table:formula="of:=[.C619]*[.H619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620]=&quot;ropes&quot;;[.A620]*[.F620];IF([.B620]=&quot;poles&quot;;[.A620]*[.E620];[.A620]*[.G620]))" office:value-type="float" office:value="71.37775445" calcext:value-type="float">
            <text:p>71.37775445</text:p>
          </table:table-cell>
          <table:table-cell table:formula="of:=[.C620]*[.H620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621]=&quot;ropes&quot;;[.A621]*[.F621];IF([.B621]=&quot;poles&quot;;[.A621]*[.E621];[.A621]*[.G621]))" office:value-type="float" office:value="24281.136" calcext:value-type="float">
            <text:p>24281.136</text:p>
          </table:table-cell>
          <table:table-cell table:formula="of:=[.C621]*[.H621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622]=&quot;ropes&quot;;[.A622]*[.F622];IF([.B622]=&quot;poles&quot;;[.A622]*[.E622];[.A622]*[.G622]))" office:value-type="float" office:value="24281.136" calcext:value-type="float">
            <text:p>24281.136</text:p>
          </table:table-cell>
          <table:table-cell table:formula="of:=[.C622]*[.H622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623]=&quot;ropes&quot;;[.A623]*[.F623];IF([.B623]=&quot;poles&quot;;[.A623]*[.E623];[.A623]*[.G623]))" office:value-type="float" office:value="71.37775445" calcext:value-type="float">
            <text:p>71.37775445</text:p>
          </table:table-cell>
          <table:table-cell table:formula="of:=[.C623]*[.H623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624]=&quot;ropes&quot;;[.A624]*[.F624];IF([.B624]=&quot;poles&quot;;[.A624]*[.E624];[.A624]*[.G624]))" office:value-type="float" office:value="57.10220356" calcext:value-type="float">
            <text:p>57.10220356</text:p>
          </table:table-cell>
          <table:table-cell table:formula="of:=[.C624]*[.H624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/>
          <table:table-cell table:formula="of:=IF([.B625]=&quot;ropes&quot;;[.A625]*[.F625];IF([.B625]=&quot;poles&quot;;[.A625]*[.E625];[.A625]*[.G625]))" office:value-type="float" office:value="18210.852" calcext:value-type="float">
            <text:p>18210.852</text:p>
          </table:table-cell>
          <table:table-cell table:formula="of:=[.C625]*[.H625]" office:value-type="float" office:value="1.8210852" calcext:value-type="float">
            <text:p>1.821085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/>
          <table:table-cell table:formula="of:=IF([.B626]=&quot;ropes&quot;;[.A626]*[.F626];IF([.B626]=&quot;poles&quot;;[.A626]*[.E626];[.A626]*[.G626]))" office:value-type="float" office:value="194249.088" calcext:value-type="float">
            <text:p>194249.088</text:p>
          </table:table-cell>
          <table:table-cell table:formula="of:=[.C626]*[.H626]" office:value-type="float" office:value="19.4249088" calcext:value-type="float">
            <text:p>19.424908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627]=&quot;ropes&quot;;[.A627]*[.F627];IF([.B627]=&quot;poles&quot;;[.A627]*[.E627];[.A627]*[.G627]))" office:value-type="float" office:value="114.20440712" calcext:value-type="float">
            <text:p>114.20440712</text:p>
          </table:table-cell>
          <table:table-cell table:formula="of:=[.C627]*[.H627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628]=&quot;ropes&quot;;[.A628]*[.F628];IF([.B628]=&quot;poles&quot;;[.A628]*[.E628];[.A628]*[.G628]))" office:value-type="float" office:value="28.55110178" calcext:value-type="float">
            <text:p>28.55110178</text:p>
          </table:table-cell>
          <table:table-cell table:formula="of:=[.C628]*[.H628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629]=&quot;ropes&quot;;[.A629]*[.F629];IF([.B629]=&quot;poles&quot;;[.A629]*[.E629];[.A629]*[.G629]))" office:value-type="float" office:value="57.10220356" calcext:value-type="float">
            <text:p>57.10220356</text:p>
          </table:table-cell>
          <table:table-cell table:formula="of:=[.C629]*[.H629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630]=&quot;ropes&quot;;[.A630]*[.F630];IF([.B630]=&quot;poles&quot;;[.A630]*[.E630];[.A630]*[.G630]))" office:value-type="float" office:value="114.20440712" calcext:value-type="float">
            <text:p>114.20440712</text:p>
          </table:table-cell>
          <table:table-cell table:formula="of:=[.C630]*[.H630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formula="of:=IF([.B631]=&quot;ropes&quot;;[.A631]*[.F631];IF([.B631]=&quot;poles&quot;;[.A631]*[.E631];[.A631]*[.G631]))" office:value-type="float" office:value="40468.56" calcext:value-type="float">
            <text:p>40468.56</text:p>
          </table:table-cell>
          <table:table-cell table:formula="of:=[.C631]*[.H631]" office:value-type="float" office:value="4.046856" calcext:value-type="float">
            <text:p>4.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632]=&quot;ropes&quot;;[.A632]*[.F632];IF([.B632]=&quot;poles&quot;;[.A632]*[.E632];[.A632]*[.G632]))" office:value-type="float" office:value="8093.712" calcext:value-type="float">
            <text:p>8093.712</text:p>
          </table:table-cell>
          <table:table-cell table:formula="of:=[.C632]*[.H632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/>
          <table:table-cell table:formula="of:=IF([.B633]=&quot;ropes&quot;;[.A633]*[.F633];IF([.B633]=&quot;poles&quot;;[.A633]*[.E633];[.A633]*[.G633]))" office:value-type="float" office:value="194249.088" calcext:value-type="float">
            <text:p>194249.088</text:p>
          </table:table-cell>
          <table:table-cell table:formula="of:=[.C633]*[.H633]" office:value-type="float" office:value="19.4249088" calcext:value-type="float">
            <text:p>19.424908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634]=&quot;ropes&quot;;[.A634]*[.F634];IF([.B634]=&quot;poles&quot;;[.A634]*[.E634];[.A634]*[.G634]))" office:value-type="float" office:value="114.20440712" calcext:value-type="float">
            <text:p>114.20440712</text:p>
          </table:table-cell>
          <table:table-cell table:formula="of:=[.C634]*[.H634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635]=&quot;ropes&quot;;[.A635]*[.F635];IF([.B635]=&quot;poles&quot;;[.A635]*[.E635];[.A635]*[.G635]))" office:value-type="float" office:value="228.40881424" calcext:value-type="float">
            <text:p>228.40881424</text:p>
          </table:table-cell>
          <table:table-cell table:formula="of:=[.C635]*[.H635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636]=&quot;ropes&quot;;[.A636]*[.F636];IF([.B636]=&quot;poles&quot;;[.A636]*[.E636];[.A636]*[.G636]))" office:value-type="float" office:value="128.47995801" calcext:value-type="float">
            <text:p>128.47995801</text:p>
          </table:table-cell>
          <table:table-cell table:formula="of:=[.C636]*[.H636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637]=&quot;ropes&quot;;[.A637]*[.F637];IF([.B637]=&quot;poles&quot;;[.A637]*[.E637];[.A637]*[.G637]))" office:value-type="float" office:value="114.20440712" calcext:value-type="float">
            <text:p>114.20440712</text:p>
          </table:table-cell>
          <table:table-cell table:formula="of:=[.C637]*[.H637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638]=&quot;ropes&quot;;[.A638]*[.F638];IF([.B638]=&quot;poles&quot;;[.A638]*[.E638];[.A638]*[.G638]))" office:value-type="float" office:value="28327.992" calcext:value-type="float">
            <text:p>28327.992</text:p>
          </table:table-cell>
          <table:table-cell table:formula="of:=[.C638]*[.H638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639]=&quot;ropes&quot;;[.A639]*[.F639];IF([.B639]=&quot;poles&quot;;[.A639]*[.E639];[.A639]*[.G639]))" office:value-type="float" office:value="42.82665267" calcext:value-type="float">
            <text:p>42.82665267</text:p>
          </table:table-cell>
          <table:table-cell table:formula="of:=[.C639]*[.H639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640]=&quot;ropes&quot;;[.A640]*[.F640];IF([.B640]=&quot;poles&quot;;[.A640]*[.E640];[.A640]*[.G640]))" office:value-type="float" office:value="32374.848" calcext:value-type="float">
            <text:p>32374.848</text:p>
          </table:table-cell>
          <table:table-cell table:formula="of:=[.C640]*[.H640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641]=&quot;ropes&quot;;[.A641]*[.F641];IF([.B641]=&quot;poles&quot;;[.A641]*[.E641];[.A641]*[.G641]))" office:value-type="float" office:value="28.55110178" calcext:value-type="float">
            <text:p>28.55110178</text:p>
          </table:table-cell>
          <table:table-cell table:formula="of:=[.C641]*[.H641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 office:value-type="string" calcext:value-type="string">
            <text:p>ropes</text:p>
          </table:table-cell>
          <table:table-cell table:formula="of:=IF([.B642]=&quot;ropes&quot;;[.A642]*[.F642];IF([.B642]=&quot;poles&quot;;[.A642]*[.E642];[.A642]*[.G642]))" office:value-type="float" office:value="35.688877225" calcext:value-type="float">
            <text:p>35.688877225</text:p>
          </table:table-cell>
          <table:table-cell table:formula="of:=[.C642]*[.H642]" office:value-type="float" office:value="0.0035688877225" calcext:value-type="float">
            <text:p>0.003568887722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643]=&quot;ropes&quot;;[.A643]*[.F643];IF([.B643]=&quot;poles&quot;;[.A643]*[.E643];[.A643]*[.G643]))" office:value-type="float" office:value="6070.284" calcext:value-type="float">
            <text:p>6070.284</text:p>
          </table:table-cell>
          <table:table-cell table:formula="of:=[.C643]*[.H643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formula="of:=IF([.B644]=&quot;ropes&quot;;[.A644]*[.F644];IF([.B644]=&quot;poles&quot;;[.A644]*[.E644];[.A644]*[.G644]))" office:value-type="float" office:value="40468.56" calcext:value-type="float">
            <text:p>40468.56</text:p>
          </table:table-cell>
          <table:table-cell table:formula="of:=[.C644]*[.H644]" office:value-type="float" office:value="4.046856" calcext:value-type="float">
            <text:p>4.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645]=&quot;ropes&quot;;[.A645]*[.F645];IF([.B645]=&quot;poles&quot;;[.A645]*[.E645];[.A645]*[.G645]))" office:value-type="float" office:value="71.37775445" calcext:value-type="float">
            <text:p>71.37775445</text:p>
          </table:table-cell>
          <table:table-cell table:formula="of:=[.C645]*[.H645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646]=&quot;ropes&quot;;[.A646]*[.F646];IF([.B646]=&quot;poles&quot;;[.A646]*[.E646];[.A646]*[.G646]))" office:value-type="float" office:value="71.37775445" calcext:value-type="float">
            <text:p>71.37775445</text:p>
          </table:table-cell>
          <table:table-cell table:formula="of:=[.C646]*[.H646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647]=&quot;ropes&quot;;[.A647]*[.F647];IF([.B647]=&quot;poles&quot;;[.A647]*[.E647];[.A647]*[.G647]))" office:value-type="float" office:value="8093.712" calcext:value-type="float">
            <text:p>8093.712</text:p>
          </table:table-cell>
          <table:table-cell table:formula="of:=[.C647]*[.H647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ropes</text:p>
          </table:table-cell>
          <table:table-cell table:formula="of:=IF([.B648]=&quot;ropes&quot;;[.A648]*[.F648];IF([.B648]=&quot;poles&quot;;[.A648]*[.E648];[.A648]*[.G648]))" office:value-type="float" office:value="171.30661068" calcext:value-type="float">
            <text:p>171.30661068</text:p>
          </table:table-cell>
          <table:table-cell table:formula="of:=[.C648]*[.H648]" office:value-type="float" office:value="0.017130661068" calcext:value-type="float">
            <text:p>0.0171306610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/>
          <table:table-cell table:formula="of:=IF([.B649]=&quot;ropes&quot;;[.A649]*[.F649];IF([.B649]=&quot;poles&quot;;[.A649]*[.E649];[.A649]*[.G649]))" office:value-type="float" office:value="194249.088" calcext:value-type="float">
            <text:p>194249.088</text:p>
          </table:table-cell>
          <table:table-cell table:formula="of:=[.C649]*[.H649]" office:value-type="float" office:value="19.4249088" calcext:value-type="float">
            <text:p>19.424908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ropes</text:p>
          </table:table-cell>
          <table:table-cell table:formula="of:=IF([.B650]=&quot;ropes&quot;;[.A650]*[.F650];IF([.B650]=&quot;poles&quot;;[.A650]*[.E650];[.A650]*[.G650]))" office:value-type="float" office:value="171.30661068" calcext:value-type="float">
            <text:p>171.30661068</text:p>
          </table:table-cell>
          <table:table-cell table:formula="of:=[.C650]*[.H650]" office:value-type="float" office:value="0.017130661068" calcext:value-type="float">
            <text:p>0.0171306610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651]=&quot;ropes&quot;;[.A651]*[.F651];IF([.B651]=&quot;poles&quot;;[.A651]*[.E651];[.A651]*[.G651]))" office:value-type="float" office:value="85.65330534" calcext:value-type="float">
            <text:p>85.65330534</text:p>
          </table:table-cell>
          <table:table-cell table:formula="of:=[.C651]*[.H651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652]=&quot;ropes&quot;;[.A652]*[.F652];IF([.B652]=&quot;poles&quot;;[.A652]*[.E652];[.A652]*[.G652]))" office:value-type="float" office:value="8093.712" calcext:value-type="float">
            <text:p>8093.712</text:p>
          </table:table-cell>
          <table:table-cell table:formula="of:=[.C652]*[.H652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653]=&quot;ropes&quot;;[.A653]*[.F653];IF([.B653]=&quot;poles&quot;;[.A653]*[.E653];[.A653]*[.G653]))" office:value-type="float" office:value="28.55110178" calcext:value-type="float">
            <text:p>28.55110178</text:p>
          </table:table-cell>
          <table:table-cell table:formula="of:=[.C653]*[.H653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ropes</text:p>
          </table:table-cell>
          <table:table-cell table:formula="of:=IF([.B654]=&quot;ropes&quot;;[.A654]*[.F654];IF([.B654]=&quot;poles&quot;;[.A654]*[.E654];[.A654]*[.G654]))" office:value-type="float" office:value="21.413326335" calcext:value-type="float">
            <text:p>21.413326335</text:p>
          </table:table-cell>
          <table:table-cell table:formula="of:=[.C654]*[.H654]" office:value-type="float" office:value="0.0021413326335" calcext:value-type="float">
            <text:p>0.0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655]=&quot;ropes&quot;;[.A655]*[.F655];IF([.B655]=&quot;poles&quot;;[.A655]*[.E655];[.A655]*[.G655]))" office:value-type="float" office:value="114.20440712" calcext:value-type="float">
            <text:p>114.20440712</text:p>
          </table:table-cell>
          <table:table-cell table:formula="of:=[.C655]*[.H655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ropes</text:p>
          </table:table-cell>
          <table:table-cell table:formula="of:=IF([.B656]=&quot;ropes&quot;;[.A656]*[.F656];IF([.B656]=&quot;poles&quot;;[.A656]*[.E656];[.A656]*[.G656]))" office:value-type="float" office:value="342.61322136" calcext:value-type="float">
            <text:p>342.61322136</text:p>
          </table:table-cell>
          <table:table-cell table:formula="of:=[.C656]*[.H656]" office:value-type="float" office:value="0.034261322136" calcext:value-type="float">
            <text:p>0.034261322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ropes</text:p>
          </table:table-cell>
          <table:table-cell table:formula="of:=IF([.B657]=&quot;ropes&quot;;[.A657]*[.F657];IF([.B657]=&quot;poles&quot;;[.A657]*[.E657];[.A657]*[.G657]))" office:value-type="float" office:value="256.95991602" calcext:value-type="float">
            <text:p>256.95991602</text:p>
          </table:table-cell>
          <table:table-cell table:formula="of:=[.C657]*[.H657]" office:value-type="float" office:value="0.025695991602" calcext:value-type="float">
            <text:p>0.02569599160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658]=&quot;ropes&quot;;[.A658]*[.F658];IF([.B658]=&quot;poles&quot;;[.A658]*[.E658];[.A658]*[.G658]))" office:value-type="float" office:value="16187.424" calcext:value-type="float">
            <text:p>16187.424</text:p>
          </table:table-cell>
          <table:table-cell table:formula="of:=[.C658]*[.H658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659]=&quot;ropes&quot;;[.A659]*[.F659];IF([.B659]=&quot;poles&quot;;[.A659]*[.E659];[.A659]*[.G659]))" office:value-type="float" office:value="4046.856" calcext:value-type="float">
            <text:p>4046.856</text:p>
          </table:table-cell>
          <table:table-cell table:formula="of:=[.C659]*[.H65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660]=&quot;ropes&quot;;[.A660]*[.F660];IF([.B660]=&quot;poles&quot;;[.A660]*[.E660];[.A660]*[.G660]))" office:value-type="float" office:value="16187.424" calcext:value-type="float">
            <text:p>16187.424</text:p>
          </table:table-cell>
          <table:table-cell table:formula="of:=[.C660]*[.H66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661]=&quot;ropes&quot;;[.A661]*[.F661];IF([.B661]=&quot;poles&quot;;[.A661]*[.E661];[.A661]*[.G661]))" office:value-type="float" office:value="71.37775445" calcext:value-type="float">
            <text:p>71.37775445</text:p>
          </table:table-cell>
          <table:table-cell table:formula="of:=[.C661]*[.H661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662]=&quot;ropes&quot;;[.A662]*[.F662];IF([.B662]=&quot;poles&quot;;[.A662]*[.E662];[.A662]*[.G662]))" office:value-type="float" office:value="4046.856" calcext:value-type="float">
            <text:p>4046.856</text:p>
          </table:table-cell>
          <table:table-cell table:formula="of:=[.C662]*[.H66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663]=&quot;ropes&quot;;[.A663]*[.F663];IF([.B663]=&quot;poles&quot;;[.A663]*[.E663];[.A663]*[.G663]))" office:value-type="float" office:value="28.55110178" calcext:value-type="float">
            <text:p>28.55110178</text:p>
          </table:table-cell>
          <table:table-cell table:formula="of:=[.C663]*[.H663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664]=&quot;ropes&quot;;[.A664]*[.F664];IF([.B664]=&quot;poles&quot;;[.A664]*[.E664];[.A664]*[.G664]))" office:value-type="float" office:value="57.10220356" calcext:value-type="float">
            <text:p>57.10220356</text:p>
          </table:table-cell>
          <table:table-cell table:formula="of:=[.C664]*[.H664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665]=&quot;ropes&quot;;[.A665]*[.F665];IF([.B665]=&quot;poles&quot;;[.A665]*[.E665];[.A665]*[.G665]))" office:value-type="float" office:value="114.20440712" calcext:value-type="float">
            <text:p>114.20440712</text:p>
          </table:table-cell>
          <table:table-cell table:formula="of:=[.C665]*[.H665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666]=&quot;ropes&quot;;[.A666]*[.F666];IF([.B666]=&quot;poles&quot;;[.A666]*[.E666];[.A666]*[.G666]))" office:value-type="float" office:value="42.82665267" calcext:value-type="float">
            <text:p>42.82665267</text:p>
          </table:table-cell>
          <table:table-cell table:formula="of:=[.C666]*[.H666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667]=&quot;ropes&quot;;[.A667]*[.F667];IF([.B667]=&quot;poles&quot;;[.A667]*[.E667];[.A667]*[.G667]))" office:value-type="float" office:value="2023.428" calcext:value-type="float">
            <text:p>2023.428</text:p>
          </table:table-cell>
          <table:table-cell table:formula="of:=[.C667]*[.H667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668]=&quot;ropes&quot;;[.A668]*[.F668];IF([.B668]=&quot;poles&quot;;[.A668]*[.E668];[.A668]*[.G668]))" office:value-type="float" office:value="4046.856" calcext:value-type="float">
            <text:p>4046.856</text:p>
          </table:table-cell>
          <table:table-cell table:formula="of:=[.C668]*[.H668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669]=&quot;ropes&quot;;[.A669]*[.F669];IF([.B669]=&quot;poles&quot;;[.A669]*[.E669];[.A669]*[.G669]))" office:value-type="float" office:value="28.55110178" calcext:value-type="float">
            <text:p>28.55110178</text:p>
          </table:table-cell>
          <table:table-cell table:formula="of:=[.C669]*[.H669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 office:value-type="string" calcext:value-type="string">
            <text:p>ropes</text:p>
          </table:table-cell>
          <table:table-cell table:formula="of:=IF([.B670]=&quot;ropes&quot;;[.A670]*[.F670];IF([.B670]=&quot;poles&quot;;[.A670]*[.E670];[.A670]*[.G670]))" office:value-type="float" office:value="35.688877225" calcext:value-type="float">
            <text:p>35.688877225</text:p>
          </table:table-cell>
          <table:table-cell table:formula="of:=[.C670]*[.H670]" office:value-type="float" office:value="0.0035688877225" calcext:value-type="float">
            <text:p>0.003568887722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671]=&quot;ropes&quot;;[.A671]*[.F671];IF([.B671]=&quot;poles&quot;;[.A671]*[.E671];[.A671]*[.G671]))" office:value-type="float" office:value="142.7555089" calcext:value-type="float">
            <text:p>142.7555089</text:p>
          </table:table-cell>
          <table:table-cell table:formula="of:=[.C671]*[.H671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/>
          <table:table-cell table:formula="of:=IF([.B672]=&quot;ropes&quot;;[.A672]*[.F672];IF([.B672]=&quot;poles&quot;;[.A672]*[.E672];[.A672]*[.G672]))" office:value-type="float" office:value="18210.852" calcext:value-type="float">
            <text:p>18210.852</text:p>
          </table:table-cell>
          <table:table-cell table:formula="of:=[.C672]*[.H672]" office:value-type="float" office:value="1.8210852" calcext:value-type="float">
            <text:p>1.821085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673]=&quot;ropes&quot;;[.A673]*[.F673];IF([.B673]=&quot;poles&quot;;[.A673]*[.E673];[.A673]*[.G673]))" office:value-type="float" office:value="8093.712" calcext:value-type="float">
            <text:p>8093.712</text:p>
          </table:table-cell>
          <table:table-cell table:formula="of:=[.C673]*[.H673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674]=&quot;ropes&quot;;[.A674]*[.F674];IF([.B674]=&quot;poles&quot;;[.A674]*[.E674];[.A674]*[.G674]))" office:value-type="float" office:value="128.47995801" calcext:value-type="float">
            <text:p>128.47995801</text:p>
          </table:table-cell>
          <table:table-cell table:formula="of:=[.C674]*[.H674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ropes</text:p>
          </table:table-cell>
          <table:table-cell table:formula="of:=IF([.B675]=&quot;ropes&quot;;[.A675]*[.F675];IF([.B675]=&quot;poles&quot;;[.A675]*[.E675];[.A675]*[.G675]))" office:value-type="float" office:value="157.03105979" calcext:value-type="float">
            <text:p>157.03105979</text:p>
          </table:table-cell>
          <table:table-cell table:formula="of:=[.C675]*[.H675]" office:value-type="float" office:value="0.015703105979" calcext:value-type="float">
            <text:p>0.01570310597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5"/>
          <table:table-cell table:formula="of:=IF([.B676]=&quot;ropes&quot;;[.A676]*[.F676];IF([.B676]=&quot;poles&quot;;[.A676]*[.E676];[.A676]*[.G676]))" office:value-type="float" office:value="809.3712" calcext:value-type="float">
            <text:p>809.3712</text:p>
          </table:table-cell>
          <table:table-cell table:formula="of:=[.C676]*[.H676]" office:value-type="float" office:value="0.08093712" calcext:value-type="float">
            <text:p>0.0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677]=&quot;ropes&quot;;[.A677]*[.F677];IF([.B677]=&quot;poles&quot;;[.A677]*[.E677];[.A677]*[.G677]))" office:value-type="float" office:value="128.47995801" calcext:value-type="float">
            <text:p>128.47995801</text:p>
          </table:table-cell>
          <table:table-cell table:formula="of:=[.C677]*[.H677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678]=&quot;ropes&quot;;[.A678]*[.F678];IF([.B678]=&quot;poles&quot;;[.A678]*[.E678];[.A678]*[.G678]))" office:value-type="float" office:value="42.82665267" calcext:value-type="float">
            <text:p>42.82665267</text:p>
          </table:table-cell>
          <table:table-cell table:formula="of:=[.C678]*[.H678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679]=&quot;ropes&quot;;[.A679]*[.F679];IF([.B679]=&quot;poles&quot;;[.A679]*[.E679];[.A679]*[.G679]))" office:value-type="float" office:value="8093.712" calcext:value-type="float">
            <text:p>8093.712</text:p>
          </table:table-cell>
          <table:table-cell table:formula="of:=[.C679]*[.H679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680]=&quot;ropes&quot;;[.A680]*[.F680];IF([.B680]=&quot;poles&quot;;[.A680]*[.E680];[.A680]*[.G680]))" office:value-type="float" office:value="4046.856" calcext:value-type="float">
            <text:p>4046.856</text:p>
          </table:table-cell>
          <table:table-cell table:formula="of:=[.C680]*[.H680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681]=&quot;ropes&quot;;[.A681]*[.F681];IF([.B681]=&quot;poles&quot;;[.A681]*[.E681];[.A681]*[.G681]))" office:value-type="float" office:value="2023.428" calcext:value-type="float">
            <text:p>2023.428</text:p>
          </table:table-cell>
          <table:table-cell table:formula="of:=[.C681]*[.H681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682]=&quot;ropes&quot;;[.A682]*[.F682];IF([.B682]=&quot;poles&quot;;[.A682]*[.E682];[.A682]*[.G682]))" office:value-type="float" office:value="4046.856" calcext:value-type="float">
            <text:p>4046.856</text:p>
          </table:table-cell>
          <table:table-cell table:formula="of:=[.C682]*[.H68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683]=&quot;ropes&quot;;[.A683]*[.F683];IF([.B683]=&quot;poles&quot;;[.A683]*[.E683];[.A683]*[.G683]))" office:value-type="float" office:value="2023.428" calcext:value-type="float">
            <text:p>2023.428</text:p>
          </table:table-cell>
          <table:table-cell table:formula="of:=[.C683]*[.H683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684]=&quot;ropes&quot;;[.A684]*[.F684];IF([.B684]=&quot;poles&quot;;[.A684]*[.E684];[.A684]*[.G684]))" office:value-type="float" office:value="2023.428" calcext:value-type="float">
            <text:p>2023.428</text:p>
          </table:table-cell>
          <table:table-cell table:formula="of:=[.C684]*[.H684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685]=&quot;ropes&quot;;[.A685]*[.F685];IF([.B685]=&quot;poles&quot;;[.A685]*[.E685];[.A685]*[.G685]))" office:value-type="float" office:value="2023.428" calcext:value-type="float">
            <text:p>2023.428</text:p>
          </table:table-cell>
          <table:table-cell table:formula="of:=[.C685]*[.H685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686]=&quot;ropes&quot;;[.A686]*[.F686];IF([.B686]=&quot;poles&quot;;[.A686]*[.E686];[.A686]*[.G686]))" office:value-type="float" office:value="114.20440712" calcext:value-type="float">
            <text:p>114.20440712</text:p>
          </table:table-cell>
          <table:table-cell table:formula="of:=[.C686]*[.H686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687]=&quot;ropes&quot;;[.A687]*[.F687];IF([.B687]=&quot;poles&quot;;[.A687]*[.E687];[.A687]*[.G687]))" office:value-type="float" office:value="114.20440712" calcext:value-type="float">
            <text:p>114.20440712</text:p>
          </table:table-cell>
          <table:table-cell table:formula="of:=[.C687]*[.H687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688]=&quot;ropes&quot;;[.A688]*[.F688];IF([.B688]=&quot;poles&quot;;[.A688]*[.E688];[.A688]*[.G688]))" office:value-type="float" office:value="114.20440712" calcext:value-type="float">
            <text:p>114.20440712</text:p>
          </table:table-cell>
          <table:table-cell table:formula="of:=[.C688]*[.H688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689]=&quot;ropes&quot;;[.A689]*[.F689];IF([.B689]=&quot;poles&quot;;[.A689]*[.E689];[.A689]*[.G689]))" office:value-type="float" office:value="114.20440712" calcext:value-type="float">
            <text:p>114.20440712</text:p>
          </table:table-cell>
          <table:table-cell table:formula="of:=[.C689]*[.H689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690]=&quot;ropes&quot;;[.A690]*[.F690];IF([.B690]=&quot;poles&quot;;[.A690]*[.E690];[.A690]*[.G690]))" office:value-type="float" office:value="28.55110178" calcext:value-type="float">
            <text:p>28.55110178</text:p>
          </table:table-cell>
          <table:table-cell table:formula="of:=[.C690]*[.H690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691]=&quot;ropes&quot;;[.A691]*[.F691];IF([.B691]=&quot;poles&quot;;[.A691]*[.E691];[.A691]*[.G691]))" office:value-type="float" office:value="28.55110178" calcext:value-type="float">
            <text:p>28.55110178</text:p>
          </table:table-cell>
          <table:table-cell table:formula="of:=[.C691]*[.H691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692]=&quot;ropes&quot;;[.A692]*[.F692];IF([.B692]=&quot;poles&quot;;[.A692]*[.E692];[.A692]*[.G692]))" office:value-type="float" office:value="114.20440712" calcext:value-type="float">
            <text:p>114.20440712</text:p>
          </table:table-cell>
          <table:table-cell table:formula="of:=[.C692]*[.H692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693]=&quot;ropes&quot;;[.A693]*[.F693];IF([.B693]=&quot;poles&quot;;[.A693]*[.E693];[.A693]*[.G693]))" office:value-type="float" office:value="57.10220356" calcext:value-type="float">
            <text:p>57.10220356</text:p>
          </table:table-cell>
          <table:table-cell table:formula="of:=[.C693]*[.H693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694]=&quot;ropes&quot;;[.A694]*[.F694];IF([.B694]=&quot;poles&quot;;[.A694]*[.E694];[.A694]*[.G694]))" office:value-type="float" office:value="4046.856" calcext:value-type="float">
            <text:p>4046.856</text:p>
          </table:table-cell>
          <table:table-cell table:formula="of:=[.C694]*[.H69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695]=&quot;ropes&quot;;[.A695]*[.F695];IF([.B695]=&quot;poles&quot;;[.A695]*[.E695];[.A695]*[.G695]))" office:value-type="float" office:value="16187.424" calcext:value-type="float">
            <text:p>16187.424</text:p>
          </table:table-cell>
          <table:table-cell table:formula="of:=[.C695]*[.H695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696]=&quot;ropes&quot;;[.A696]*[.F696];IF([.B696]=&quot;poles&quot;;[.A696]*[.E696];[.A696]*[.G696]))" office:value-type="float" office:value="99.92885623" calcext:value-type="float">
            <text:p>99.92885623</text:p>
          </table:table-cell>
          <table:table-cell table:formula="of:=[.C696]*[.H696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697]=&quot;ropes&quot;;[.A697]*[.F697];IF([.B697]=&quot;poles&quot;;[.A697]*[.E697];[.A697]*[.G697]))" office:value-type="float" office:value="57.10220356" calcext:value-type="float">
            <text:p>57.10220356</text:p>
          </table:table-cell>
          <table:table-cell table:formula="of:=[.C697]*[.H697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698]=&quot;ropes&quot;;[.A698]*[.F698];IF([.B698]=&quot;poles&quot;;[.A698]*[.E698];[.A698]*[.G698]))" office:value-type="float" office:value="114.20440712" calcext:value-type="float">
            <text:p>114.20440712</text:p>
          </table:table-cell>
          <table:table-cell table:formula="of:=[.C698]*[.H698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699]=&quot;ropes&quot;;[.A699]*[.F699];IF([.B699]=&quot;poles&quot;;[.A699]*[.E699];[.A699]*[.G699]))" office:value-type="float" office:value="142.7555089" calcext:value-type="float">
            <text:p>142.7555089</text:p>
          </table:table-cell>
          <table:table-cell table:formula="of:=[.C699]*[.H699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formula="of:=IF([.B700]=&quot;ropes&quot;;[.A700]*[.F700];IF([.B700]=&quot;poles&quot;;[.A700]*[.E700];[.A700]*[.G700]))" office:value-type="float" office:value="0" calcext:value-type="float">
            <text:p>0</text:p>
          </table:table-cell>
          <table:table-cell table:formula="of:=[.C700]*[.H700]" office:value-type="float" office:value="0" calcext:value-type="float">
            <text:p>0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701]=&quot;ropes&quot;;[.A701]*[.F701];IF([.B701]=&quot;poles&quot;;[.A701]*[.E701];[.A701]*[.G701]))" office:value-type="float" office:value="28.55110178" calcext:value-type="float">
            <text:p>28.55110178</text:p>
          </table:table-cell>
          <table:table-cell table:formula="of:=[.C701]*[.H701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702]=&quot;ropes&quot;;[.A702]*[.F702];IF([.B702]=&quot;poles&quot;;[.A702]*[.E702];[.A702]*[.G702]))" office:value-type="float" office:value="71.37775445" calcext:value-type="float">
            <text:p>71.37775445</text:p>
          </table:table-cell>
          <table:table-cell table:formula="of:=[.C702]*[.H702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/>
          <table:table-cell table:formula="of:=IF([.B703]=&quot;ropes&quot;;[.A703]*[.F703];IF([.B703]=&quot;poles&quot;;[.A703]*[.E703];[.A703]*[.G703]))" office:value-type="float" office:value="18210.852" calcext:value-type="float">
            <text:p>18210.852</text:p>
          </table:table-cell>
          <table:table-cell table:formula="of:=[.C703]*[.H703]" office:value-type="float" office:value="1.8210852" calcext:value-type="float">
            <text:p>1.821085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704]=&quot;ropes&quot;;[.A704]*[.F704];IF([.B704]=&quot;poles&quot;;[.A704]*[.E704];[.A704]*[.G704]))" office:value-type="float" office:value="28.55110178" calcext:value-type="float">
            <text:p>28.55110178</text:p>
          </table:table-cell>
          <table:table-cell table:formula="of:=[.C704]*[.H704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/>
          <table:table-cell table:formula="of:=IF([.B705]=&quot;ropes&quot;;[.A705]*[.F705];IF([.B705]=&quot;poles&quot;;[.A705]*[.E705];[.A705]*[.G705]))" office:value-type="float" office:value="64749.696" calcext:value-type="float">
            <text:p>64749.696</text:p>
          </table:table-cell>
          <table:table-cell table:formula="of:=[.C705]*[.H705]" office:value-type="float" office:value="6.4749696" calcext:value-type="float">
            <text:p>6.474969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ole</text:p>
          </table:table-cell>
          <table:table-cell table:formula="of:=IF([.B706]=&quot;ropes&quot;;[.A706]*[.F706];IF([.B706]=&quot;poles&quot;;[.A706]*[.E706];[.A706]*[.G706]))" office:value-type="float" office:value="4046.856" calcext:value-type="float">
            <text:p>4046.856</text:p>
          </table:table-cell>
          <table:table-cell table:formula="of:=[.C706]*[.H70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707]=&quot;ropes&quot;;[.A707]*[.F707];IF([.B707]=&quot;poles&quot;;[.A707]*[.E707];[.A707]*[.G707]))" office:value-type="float" office:value="42.82665267" calcext:value-type="float">
            <text:p>42.82665267</text:p>
          </table:table-cell>
          <table:table-cell table:formula="of:=[.C707]*[.H707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708]=&quot;ropes&quot;;[.A708]*[.F708];IF([.B708]=&quot;poles&quot;;[.A708]*[.E708];[.A708]*[.G708]))" office:value-type="float" office:value="28.55110178" calcext:value-type="float">
            <text:p>28.55110178</text:p>
          </table:table-cell>
          <table:table-cell table:formula="of:=[.C708]*[.H708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709]=&quot;ropes&quot;;[.A709]*[.F709];IF([.B709]=&quot;poles&quot;;[.A709]*[.E709];[.A709]*[.G709]))" office:value-type="float" office:value="57.10220356" calcext:value-type="float">
            <text:p>57.10220356</text:p>
          </table:table-cell>
          <table:table-cell table:formula="of:=[.C709]*[.H709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710]=&quot;ropes&quot;;[.A710]*[.F710];IF([.B710]=&quot;poles&quot;;[.A710]*[.E710];[.A710]*[.G710]))" office:value-type="float" office:value="16187.424" calcext:value-type="float">
            <text:p>16187.424</text:p>
          </table:table-cell>
          <table:table-cell table:formula="of:=[.C710]*[.H71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711]=&quot;ropes&quot;;[.A711]*[.F711];IF([.B711]=&quot;poles&quot;;[.A711]*[.E711];[.A711]*[.G711]))" office:value-type="float" office:value="85.65330534" calcext:value-type="float">
            <text:p>85.65330534</text:p>
          </table:table-cell>
          <table:table-cell table:formula="of:=[.C711]*[.H711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ropes</text:p>
          </table:table-cell>
          <table:table-cell table:formula="of:=IF([.B712]=&quot;ropes&quot;;[.A712]*[.F712];IF([.B712]=&quot;poles&quot;;[.A712]*[.E712];[.A712]*[.G712]))" office:value-type="float" office:value="171.30661068" calcext:value-type="float">
            <text:p>171.30661068</text:p>
          </table:table-cell>
          <table:table-cell table:formula="of:=[.C712]*[.H712]" office:value-type="float" office:value="0.017130661068" calcext:value-type="float">
            <text:p>0.0171306610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713]=&quot;ropes&quot;;[.A713]*[.F713];IF([.B713]=&quot;poles&quot;;[.A713]*[.E713];[.A713]*[.G713]))" office:value-type="float" office:value="28.55110178" calcext:value-type="float">
            <text:p>28.55110178</text:p>
          </table:table-cell>
          <table:table-cell table:formula="of:=[.C713]*[.H713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ropes</text:p>
          </table:table-cell>
          <table:table-cell table:formula="of:=IF([.B714]=&quot;ropes&quot;;[.A714]*[.F714];IF([.B714]=&quot;poles&quot;;[.A714]*[.E714];[.A714]*[.G714]))" office:value-type="float" office:value="21.413326335" calcext:value-type="float">
            <text:p>21.413326335</text:p>
          </table:table-cell>
          <table:table-cell table:formula="of:=[.C714]*[.H714]" office:value-type="float" office:value="0.0021413326335" calcext:value-type="float">
            <text:p>0.0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715]=&quot;ropes&quot;;[.A715]*[.F715];IF([.B715]=&quot;poles&quot;;[.A715]*[.E715];[.A715]*[.G715]))" office:value-type="float" office:value="42.82665267" calcext:value-type="float">
            <text:p>42.82665267</text:p>
          </table:table-cell>
          <table:table-cell table:formula="of:=[.C715]*[.H715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716]=&quot;ropes&quot;;[.A716]*[.F716];IF([.B716]=&quot;poles&quot;;[.A716]*[.E716];[.A716]*[.G716]))" office:value-type="float" office:value="42.82665267" calcext:value-type="float">
            <text:p>42.82665267</text:p>
          </table:table-cell>
          <table:table-cell table:formula="of:=[.C716]*[.H716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717]=&quot;ropes&quot;;[.A717]*[.F717];IF([.B717]=&quot;poles&quot;;[.A717]*[.E717];[.A717]*[.G717]))" office:value-type="float" office:value="57.10220356" calcext:value-type="float">
            <text:p>57.10220356</text:p>
          </table:table-cell>
          <table:table-cell table:formula="of:=[.C717]*[.H717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718]=&quot;ropes&quot;;[.A718]*[.F718];IF([.B718]=&quot;poles&quot;;[.A718]*[.E718];[.A718]*[.G718]))" office:value-type="float" office:value="85.65330534" calcext:value-type="float">
            <text:p>85.65330534</text:p>
          </table:table-cell>
          <table:table-cell table:formula="of:=[.C718]*[.H718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719]=&quot;ropes&quot;;[.A719]*[.F719];IF([.B719]=&quot;poles&quot;;[.A719]*[.E719];[.A719]*[.G719]))" office:value-type="float" office:value="8093.712" calcext:value-type="float">
            <text:p>8093.712</text:p>
          </table:table-cell>
          <table:table-cell table:formula="of:=[.C719]*[.H719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720]=&quot;ropes&quot;;[.A720]*[.F720];IF([.B720]=&quot;poles&quot;;[.A720]*[.E720];[.A720]*[.G720]))" office:value-type="float" office:value="4046.856" calcext:value-type="float">
            <text:p>4046.856</text:p>
          </table:table-cell>
          <table:table-cell table:formula="of:=[.C720]*[.H720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poles</text:p>
          </table:table-cell>
          <table:table-cell table:formula="of:=IF([.B721]=&quot;ropes&quot;;[.A721]*[.F721];IF([.B721]=&quot;poles&quot;;[.A721]*[.E721];[.A721]*[.G721]))" office:value-type="float" office:value="101.17141056" calcext:value-type="float">
            <text:p>101.17141056</text:p>
          </table:table-cell>
          <table:table-cell table:formula="of:=[.C721]*[.H721]" office:value-type="float" office:value="0.010117141056" calcext:value-type="float">
            <text:p>0.0101171410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722]=&quot;ropes&quot;;[.A722]*[.F722];IF([.B722]=&quot;poles&quot;;[.A722]*[.E722];[.A722]*[.G722]))" office:value-type="float" office:value="20234.28" calcext:value-type="float">
            <text:p>20234.28</text:p>
          </table:table-cell>
          <table:table-cell table:formula="of:=[.C722]*[.H722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723]=&quot;ropes&quot;;[.A723]*[.F723];IF([.B723]=&quot;poles&quot;;[.A723]*[.E723];[.A723]*[.G723]))" office:value-type="float" office:value="4046.856" calcext:value-type="float">
            <text:p>4046.856</text:p>
          </table:table-cell>
          <table:table-cell table:formula="of:=[.C723]*[.H72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724]=&quot;ropes&quot;;[.A724]*[.F724];IF([.B724]=&quot;poles&quot;;[.A724]*[.E724];[.A724]*[.G724]))" office:value-type="float" office:value="28.55110178" calcext:value-type="float">
            <text:p>28.55110178</text:p>
          </table:table-cell>
          <table:table-cell table:formula="of:=[.C724]*[.H724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725]=&quot;ropes&quot;;[.A725]*[.F725];IF([.B725]=&quot;poles&quot;;[.A725]*[.E725];[.A725]*[.G725]))" office:value-type="float" office:value="28.55110178" calcext:value-type="float">
            <text:p>28.55110178</text:p>
          </table:table-cell>
          <table:table-cell table:formula="of:=[.C725]*[.H725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style-name="ce5" office:value-type="string" calcext:value-type="string">
            <text:p>ropes</text:p>
          </table:table-cell>
          <table:table-cell table:formula="of:=IF([.B726]=&quot;ropes&quot;;[.A726]*[.F726];IF([.B726]=&quot;poles&quot;;[.A726]*[.E726];[.A726]*[.G726]))" office:value-type="float" office:value="17.8444386125" calcext:value-type="float">
            <text:p>17.8444386125</text:p>
          </table:table-cell>
          <table:table-cell table:formula="of:=[.C726]*[.H726]" office:value-type="float" office:value="0.00178444386125" calcext:value-type="float">
            <text:p>0.0017844438612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727]=&quot;ropes&quot;;[.A727]*[.F727];IF([.B727]=&quot;poles&quot;;[.A727]*[.E727];[.A727]*[.G727]))" office:value-type="float" office:value="16187.424" calcext:value-type="float">
            <text:p>16187.424</text:p>
          </table:table-cell>
          <table:table-cell table:formula="of:=[.C727]*[.H727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728]=&quot;ropes&quot;;[.A728]*[.F728];IF([.B728]=&quot;poles&quot;;[.A728]*[.E728];[.A728]*[.G728]))" office:value-type="float" office:value="42.82665267" calcext:value-type="float">
            <text:p>42.82665267</text:p>
          </table:table-cell>
          <table:table-cell table:formula="of:=[.C728]*[.H728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729]=&quot;ropes&quot;;[.A729]*[.F729];IF([.B729]=&quot;poles&quot;;[.A729]*[.E729];[.A729]*[.G729]))" office:value-type="float" office:value="8093.712" calcext:value-type="float">
            <text:p>8093.712</text:p>
          </table:table-cell>
          <table:table-cell table:formula="of:=[.C729]*[.H729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730]=&quot;ropes&quot;;[.A730]*[.F730];IF([.B730]=&quot;poles&quot;;[.A730]*[.E730];[.A730]*[.G730]))" office:value-type="float" office:value="4046.856" calcext:value-type="float">
            <text:p>4046.856</text:p>
          </table:table-cell>
          <table:table-cell table:formula="of:=[.C730]*[.H730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731]=&quot;ropes&quot;;[.A731]*[.F731];IF([.B731]=&quot;poles&quot;;[.A731]*[.E731];[.A731]*[.G731]))" office:value-type="float" office:value="6070.284" calcext:value-type="float">
            <text:p>6070.284</text:p>
          </table:table-cell>
          <table:table-cell table:formula="of:=[.C731]*[.H731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732]=&quot;ropes&quot;;[.A732]*[.F732];IF([.B732]=&quot;poles&quot;;[.A732]*[.E732];[.A732]*[.G732]))" office:value-type="float" office:value="12140.568" calcext:value-type="float">
            <text:p>12140.568</text:p>
          </table:table-cell>
          <table:table-cell table:formula="of:=[.C732]*[.H732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733]=&quot;ropes&quot;;[.A733]*[.F733];IF([.B733]=&quot;poles&quot;;[.A733]*[.E733];[.A733]*[.G733]))" office:value-type="float" office:value="32374.848" calcext:value-type="float">
            <text:p>32374.848</text:p>
          </table:table-cell>
          <table:table-cell table:formula="of:=[.C733]*[.H733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734]=&quot;ropes&quot;;[.A734]*[.F734];IF([.B734]=&quot;poles&quot;;[.A734]*[.E734];[.A734]*[.G734]))" office:value-type="float" office:value="16187.424" calcext:value-type="float">
            <text:p>16187.424</text:p>
          </table:table-cell>
          <table:table-cell table:formula="of:=[.C734]*[.H734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735]=&quot;ropes&quot;;[.A735]*[.F735];IF([.B735]=&quot;poles&quot;;[.A735]*[.E735];[.A735]*[.G735]))" office:value-type="float" office:value="12140.568" calcext:value-type="float">
            <text:p>12140.568</text:p>
          </table:table-cell>
          <table:table-cell table:formula="of:=[.C735]*[.H735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736]=&quot;ropes&quot;;[.A736]*[.F736];IF([.B736]=&quot;poles&quot;;[.A736]*[.E736];[.A736]*[.G736]))" office:value-type="float" office:value="142.7555089" calcext:value-type="float">
            <text:p>142.7555089</text:p>
          </table:table-cell>
          <table:table-cell table:formula="of:=[.C736]*[.H736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737]=&quot;ropes&quot;;[.A737]*[.F737];IF([.B737]=&quot;poles&quot;;[.A737]*[.E737];[.A737]*[.G737]))" office:value-type="float" office:value="20234.28" calcext:value-type="float">
            <text:p>20234.28</text:p>
          </table:table-cell>
          <table:table-cell table:formula="of:=[.C737]*[.H737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738]=&quot;ropes&quot;;[.A738]*[.F738];IF([.B738]=&quot;poles&quot;;[.A738]*[.E738];[.A738]*[.G738]))" office:value-type="float" office:value="8093.712" calcext:value-type="float">
            <text:p>8093.712</text:p>
          </table:table-cell>
          <table:table-cell table:formula="of:=[.C738]*[.H738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739]=&quot;ropes&quot;;[.A739]*[.F739];IF([.B739]=&quot;poles&quot;;[.A739]*[.E739];[.A739]*[.G739]))" office:value-type="float" office:value="24281.136" calcext:value-type="float">
            <text:p>24281.136</text:p>
          </table:table-cell>
          <table:table-cell table:formula="of:=[.C739]*[.H739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740]=&quot;ropes&quot;;[.A740]*[.F740];IF([.B740]=&quot;poles&quot;;[.A740]*[.E740];[.A740]*[.G740]))" office:value-type="float" office:value="20234.28" calcext:value-type="float">
            <text:p>20234.28</text:p>
          </table:table-cell>
          <table:table-cell table:formula="of:=[.C740]*[.H740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741]=&quot;ropes&quot;;[.A741]*[.F741];IF([.B741]=&quot;poles&quot;;[.A741]*[.E741];[.A741]*[.G741]))" office:value-type="float" office:value="12140.568" calcext:value-type="float">
            <text:p>12140.568</text:p>
          </table:table-cell>
          <table:table-cell table:formula="of:=[.C741]*[.H741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742]=&quot;ropes&quot;;[.A742]*[.F742];IF([.B742]=&quot;poles&quot;;[.A742]*[.E742];[.A742]*[.G742]))" office:value-type="float" office:value="16187.424" calcext:value-type="float">
            <text:p>16187.424</text:p>
          </table:table-cell>
          <table:table-cell table:formula="of:=[.C742]*[.H742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743]=&quot;ropes&quot;;[.A743]*[.F743];IF([.B743]=&quot;poles&quot;;[.A743]*[.E743];[.A743]*[.G743]))" office:value-type="float" office:value="24281.136" calcext:value-type="float">
            <text:p>24281.136</text:p>
          </table:table-cell>
          <table:table-cell table:formula="of:=[.C743]*[.H743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744]=&quot;ropes&quot;;[.A744]*[.F744];IF([.B744]=&quot;poles&quot;;[.A744]*[.E744];[.A744]*[.G744]))" office:value-type="float" office:value="28327.992" calcext:value-type="float">
            <text:p>28327.992</text:p>
          </table:table-cell>
          <table:table-cell table:formula="of:=[.C744]*[.H744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745]=&quot;ropes&quot;;[.A745]*[.F745];IF([.B745]=&quot;poles&quot;;[.A745]*[.E745];[.A745]*[.G745]))" office:value-type="float" office:value="99.92885623" calcext:value-type="float">
            <text:p>99.92885623</text:p>
          </table:table-cell>
          <table:table-cell table:formula="of:=[.C745]*[.H745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746]=&quot;ropes&quot;;[.A746]*[.F746];IF([.B746]=&quot;poles&quot;;[.A746]*[.E746];[.A746]*[.G746]))" office:value-type="float" office:value="28.55110178" calcext:value-type="float">
            <text:p>28.55110178</text:p>
          </table:table-cell>
          <table:table-cell table:formula="of:=[.C746]*[.H746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747]=&quot;ropes&quot;;[.A747]*[.F747];IF([.B747]=&quot;poles&quot;;[.A747]*[.E747];[.A747]*[.G747]))" office:value-type="float" office:value="6070.284" calcext:value-type="float">
            <text:p>6070.284</text:p>
          </table:table-cell>
          <table:table-cell table:formula="of:=[.C747]*[.H747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ropes</text:p>
          </table:table-cell>
          <table:table-cell table:formula="of:=IF([.B748]=&quot;ropes&quot;;[.A748]*[.F748];IF([.B748]=&quot;poles&quot;;[.A748]*[.E748];[.A748]*[.G748]))" office:value-type="float" office:value="214.13326335" calcext:value-type="float">
            <text:p>214.13326335</text:p>
          </table:table-cell>
          <table:table-cell table:formula="of:=[.C748]*[.H748]" office:value-type="float" office:value="0.021413326335" calcext:value-type="float">
            <text:p>0.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749]=&quot;ropes&quot;;[.A749]*[.F749];IF([.B749]=&quot;poles&quot;;[.A749]*[.E749];[.A749]*[.G749]))" office:value-type="float" office:value="8093.712" calcext:value-type="float">
            <text:p>8093.712</text:p>
          </table:table-cell>
          <table:table-cell table:formula="of:=[.C749]*[.H749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750]=&quot;ropes&quot;;[.A750]*[.F750];IF([.B750]=&quot;poles&quot;;[.A750]*[.E750];[.A750]*[.G750]))" office:value-type="float" office:value="71.37775445" calcext:value-type="float">
            <text:p>71.37775445</text:p>
          </table:table-cell>
          <table:table-cell table:formula="of:=[.C750]*[.H750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ropes</text:p>
          </table:table-cell>
          <table:table-cell table:formula="of:=IF([.B751]=&quot;ropes&quot;;[.A751]*[.F751];IF([.B751]=&quot;poles&quot;;[.A751]*[.E751];[.A751]*[.G751]))" office:value-type="float" office:value="21.413326335" calcext:value-type="float">
            <text:p>21.413326335</text:p>
          </table:table-cell>
          <table:table-cell table:formula="of:=[.C751]*[.H751]" office:value-type="float" office:value="0.0021413326335" calcext:value-type="float">
            <text:p>0.0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752]=&quot;ropes&quot;;[.A752]*[.F752];IF([.B752]=&quot;poles&quot;;[.A752]*[.E752];[.A752]*[.G752]))" office:value-type="float" office:value="85.65330534" calcext:value-type="float">
            <text:p>85.65330534</text:p>
          </table:table-cell>
          <table:table-cell table:formula="of:=[.C752]*[.H752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753]=&quot;ropes&quot;;[.A753]*[.F753];IF([.B753]=&quot;poles&quot;;[.A753]*[.E753];[.A753]*[.G753]))" office:value-type="float" office:value="228.40881424" calcext:value-type="float">
            <text:p>228.40881424</text:p>
          </table:table-cell>
          <table:table-cell table:formula="of:=[.C753]*[.H753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754]=&quot;ropes&quot;;[.A754]*[.F754];IF([.B754]=&quot;poles&quot;;[.A754]*[.E754];[.A754]*[.G754]))" office:value-type="float" office:value="28.55110178" calcext:value-type="float">
            <text:p>28.55110178</text:p>
          </table:table-cell>
          <table:table-cell table:formula="of:=[.C754]*[.H754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755]=&quot;ropes&quot;;[.A755]*[.F755];IF([.B755]=&quot;poles&quot;;[.A755]*[.E755];[.A755]*[.G755]))" office:value-type="float" office:value="85.65330534" calcext:value-type="float">
            <text:p>85.65330534</text:p>
          </table:table-cell>
          <table:table-cell table:formula="of:=[.C755]*[.H755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756]=&quot;ropes&quot;;[.A756]*[.F756];IF([.B756]=&quot;poles&quot;;[.A756]*[.E756];[.A756]*[.G756]))" office:value-type="float" office:value="6070.284" calcext:value-type="float">
            <text:p>6070.284</text:p>
          </table:table-cell>
          <table:table-cell table:formula="of:=[.C756]*[.H756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757]=&quot;ropes&quot;;[.A757]*[.F757];IF([.B757]=&quot;poles&quot;;[.A757]*[.E757];[.A757]*[.G757]))" office:value-type="float" office:value="12140.568" calcext:value-type="float">
            <text:p>12140.568</text:p>
          </table:table-cell>
          <table:table-cell table:formula="of:=[.C757]*[.H757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758]=&quot;ropes&quot;;[.A758]*[.F758];IF([.B758]=&quot;poles&quot;;[.A758]*[.E758];[.A758]*[.G758]))" office:value-type="float" office:value="42.82665267" calcext:value-type="float">
            <text:p>42.82665267</text:p>
          </table:table-cell>
          <table:table-cell table:formula="of:=[.C758]*[.H758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759]=&quot;ropes&quot;;[.A759]*[.F759];IF([.B759]=&quot;poles&quot;;[.A759]*[.E759];[.A759]*[.G759]))" office:value-type="float" office:value="4046.856" calcext:value-type="float">
            <text:p>4046.856</text:p>
          </table:table-cell>
          <table:table-cell table:formula="of:=[.C759]*[.H75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760]=&quot;ropes&quot;;[.A760]*[.F760];IF([.B760]=&quot;poles&quot;;[.A760]*[.E760];[.A760]*[.G760]))" office:value-type="float" office:value="2023.428" calcext:value-type="float">
            <text:p>2023.428</text:p>
          </table:table-cell>
          <table:table-cell table:formula="of:=[.C760]*[.H760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761]=&quot;ropes&quot;;[.A761]*[.F761];IF([.B761]=&quot;poles&quot;;[.A761]*[.E761];[.A761]*[.G761]))" office:value-type="float" office:value="57.10220356" calcext:value-type="float">
            <text:p>57.10220356</text:p>
          </table:table-cell>
          <table:table-cell table:formula="of:=[.C761]*[.H761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762]=&quot;ropes&quot;;[.A762]*[.F762];IF([.B762]=&quot;poles&quot;;[.A762]*[.E762];[.A762]*[.G762]))" office:value-type="float" office:value="228.40881424" calcext:value-type="float">
            <text:p>228.40881424</text:p>
          </table:table-cell>
          <table:table-cell table:formula="of:=[.C762]*[.H762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763]=&quot;ropes&quot;;[.A763]*[.F763];IF([.B763]=&quot;poles&quot;;[.A763]*[.E763];[.A763]*[.G763]))" office:value-type="float" office:value="85.65330534" calcext:value-type="float">
            <text:p>85.65330534</text:p>
          </table:table-cell>
          <table:table-cell table:formula="of:=[.C763]*[.H763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764]=&quot;ropes&quot;;[.A764]*[.F764];IF([.B764]=&quot;poles&quot;;[.A764]*[.E764];[.A764]*[.G764]))" office:value-type="float" office:value="12140.568" calcext:value-type="float">
            <text:p>12140.568</text:p>
          </table:table-cell>
          <table:table-cell table:formula="of:=[.C764]*[.H764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765]=&quot;ropes&quot;;[.A765]*[.F765];IF([.B765]=&quot;poles&quot;;[.A765]*[.E765];[.A765]*[.G765]))" office:value-type="float" office:value="57.10220356" calcext:value-type="float">
            <text:p>57.10220356</text:p>
          </table:table-cell>
          <table:table-cell table:formula="of:=[.C765]*[.H765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766]=&quot;ropes&quot;;[.A766]*[.F766];IF([.B766]=&quot;poles&quot;;[.A766]*[.E766];[.A766]*[.G766]))" office:value-type="float" office:value="28.55110178" calcext:value-type="float">
            <text:p>28.55110178</text:p>
          </table:table-cell>
          <table:table-cell table:formula="of:=[.C766]*[.H766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767]=&quot;ropes&quot;;[.A767]*[.F767];IF([.B767]=&quot;poles&quot;;[.A767]*[.E767];[.A767]*[.G767]))" office:value-type="float" office:value="114.20440712" calcext:value-type="float">
            <text:p>114.20440712</text:p>
          </table:table-cell>
          <table:table-cell table:formula="of:=[.C767]*[.H767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768]=&quot;ropes&quot;;[.A768]*[.F768];IF([.B768]=&quot;poles&quot;;[.A768]*[.E768];[.A768]*[.G768]))" office:value-type="float" office:value="4046.856" calcext:value-type="float">
            <text:p>4046.856</text:p>
          </table:table-cell>
          <table:table-cell table:formula="of:=[.C768]*[.H768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769]=&quot;ropes&quot;;[.A769]*[.F769];IF([.B769]=&quot;poles&quot;;[.A769]*[.E769];[.A769]*[.G769]))" office:value-type="float" office:value="71.37775445" calcext:value-type="float">
            <text:p>71.37775445</text:p>
          </table:table-cell>
          <table:table-cell table:formula="of:=[.C769]*[.H769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770]=&quot;ropes&quot;;[.A770]*[.F770];IF([.B770]=&quot;poles&quot;;[.A770]*[.E770];[.A770]*[.G770]))" office:value-type="float" office:value="42.82665267" calcext:value-type="float">
            <text:p>42.82665267</text:p>
          </table:table-cell>
          <table:table-cell table:formula="of:=[.C770]*[.H770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ropes</text:p>
          </table:table-cell>
          <table:table-cell table:formula="of:=IF([.B771]=&quot;ropes&quot;;[.A771]*[.F771];IF([.B771]=&quot;poles&quot;;[.A771]*[.E771];[.A771]*[.G771]))" office:value-type="float" office:value="171.30661068" calcext:value-type="float">
            <text:p>171.30661068</text:p>
          </table:table-cell>
          <table:table-cell table:formula="of:=[.C771]*[.H771]" office:value-type="float" office:value="0.017130661068" calcext:value-type="float">
            <text:p>0.0171306610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772]=&quot;ropes&quot;;[.A772]*[.F772];IF([.B772]=&quot;poles&quot;;[.A772]*[.E772];[.A772]*[.G772]))" office:value-type="float" office:value="8093.712" calcext:value-type="float">
            <text:p>8093.712</text:p>
          </table:table-cell>
          <table:table-cell table:formula="of:=[.C772]*[.H772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773]=&quot;ropes&quot;;[.A773]*[.F773];IF([.B773]=&quot;poles&quot;;[.A773]*[.E773];[.A773]*[.G773]))" office:value-type="float" office:value="12140.568" calcext:value-type="float">
            <text:p>12140.568</text:p>
          </table:table-cell>
          <table:table-cell table:formula="of:=[.C773]*[.H773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774]=&quot;ropes&quot;;[.A774]*[.F774];IF([.B774]=&quot;poles&quot;;[.A774]*[.E774];[.A774]*[.G774]))" office:value-type="float" office:value="4046.856" calcext:value-type="float">
            <text:p>4046.856</text:p>
          </table:table-cell>
          <table:table-cell table:formula="of:=[.C774]*[.H77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775]=&quot;ropes&quot;;[.A775]*[.F775];IF([.B775]=&quot;poles&quot;;[.A775]*[.E775];[.A775]*[.G775]))" office:value-type="float" office:value="4046.856" calcext:value-type="float">
            <text:p>4046.856</text:p>
          </table:table-cell>
          <table:table-cell table:formula="of:=[.C775]*[.H775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776]=&quot;ropes&quot;;[.A776]*[.F776];IF([.B776]=&quot;poles&quot;;[.A776]*[.E776];[.A776]*[.G776]))" office:value-type="float" office:value="4046.856" calcext:value-type="float">
            <text:p>4046.856</text:p>
          </table:table-cell>
          <table:table-cell table:formula="of:=[.C776]*[.H77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777]=&quot;ropes&quot;;[.A777]*[.F777];IF([.B777]=&quot;poles&quot;;[.A777]*[.E777];[.A777]*[.G777]))" office:value-type="float" office:value="4046.856" calcext:value-type="float">
            <text:p>4046.856</text:p>
          </table:table-cell>
          <table:table-cell table:formula="of:=[.C777]*[.H77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778]=&quot;ropes&quot;;[.A778]*[.F778];IF([.B778]=&quot;poles&quot;;[.A778]*[.E778];[.A778]*[.G778]))" office:value-type="float" office:value="28.55110178" calcext:value-type="float">
            <text:p>28.55110178</text:p>
          </table:table-cell>
          <table:table-cell table:formula="of:=[.C778]*[.H778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779]=&quot;ropes&quot;;[.A779]*[.F779];IF([.B779]=&quot;poles&quot;;[.A779]*[.E779];[.A779]*[.G779]))" office:value-type="float" office:value="28.55110178" calcext:value-type="float">
            <text:p>28.55110178</text:p>
          </table:table-cell>
          <table:table-cell table:formula="of:=[.C779]*[.H779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780]=&quot;ropes&quot;;[.A780]*[.F780];IF([.B780]=&quot;poles&quot;;[.A780]*[.E780];[.A780]*[.G780]))" office:value-type="float" office:value="24281.136" calcext:value-type="float">
            <text:p>24281.136</text:p>
          </table:table-cell>
          <table:table-cell table:formula="of:=[.C780]*[.H780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781]=&quot;ropes&quot;;[.A781]*[.F781];IF([.B781]=&quot;poles&quot;;[.A781]*[.E781];[.A781]*[.G781]))" office:value-type="float" office:value="57.10220356" calcext:value-type="float">
            <text:p>57.10220356</text:p>
          </table:table-cell>
          <table:table-cell table:formula="of:=[.C781]*[.H781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782]=&quot;ropes&quot;;[.A782]*[.F782];IF([.B782]=&quot;poles&quot;;[.A782]*[.E782];[.A782]*[.G782]))" office:value-type="float" office:value="8093.712" calcext:value-type="float">
            <text:p>8093.712</text:p>
          </table:table-cell>
          <table:table-cell table:formula="of:=[.C782]*[.H782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/>
          <table:table-cell table:formula="of:=IF([.B783]=&quot;ropes&quot;;[.A783]*[.F783];IF([.B783]=&quot;poles&quot;;[.A783]*[.E783];[.A783]*[.G783]))" office:value-type="float" office:value="80937.12" calcext:value-type="float">
            <text:p>80937.12</text:p>
          </table:table-cell>
          <table:table-cell table:formula="of:=[.C783]*[.H783]" office:value-type="float" office:value="8.093712" calcext:value-type="float">
            <text:p>8.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784]=&quot;ropes&quot;;[.A784]*[.F784];IF([.B784]=&quot;poles&quot;;[.A784]*[.E784];[.A784]*[.G784]))" office:value-type="float" office:value="85.65330534" calcext:value-type="float">
            <text:p>85.65330534</text:p>
          </table:table-cell>
          <table:table-cell table:formula="of:=[.C784]*[.H784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formula="of:=IF([.B785]=&quot;ropes&quot;;[.A785]*[.F785];IF([.B785]=&quot;poles&quot;;[.A785]*[.E785];[.A785]*[.G785]))" office:value-type="float" office:value="36421.704" calcext:value-type="float">
            <text:p>36421.704</text:p>
          </table:table-cell>
          <table:table-cell table:formula="of:=[.C785]*[.H785]" office:value-type="float" office:value="3.6421704" calcext:value-type="float">
            <text:p>3.642170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786]=&quot;ropes&quot;;[.A786]*[.F786];IF([.B786]=&quot;poles&quot;;[.A786]*[.E786];[.A786]*[.G786]))" office:value-type="float" office:value="16187.424" calcext:value-type="float">
            <text:p>16187.424</text:p>
          </table:table-cell>
          <table:table-cell table:formula="of:=[.C786]*[.H786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787]=&quot;ropes&quot;;[.A787]*[.F787];IF([.B787]=&quot;poles&quot;;[.A787]*[.E787];[.A787]*[.G787]))" office:value-type="float" office:value="85.65330534" calcext:value-type="float">
            <text:p>85.65330534</text:p>
          </table:table-cell>
          <table:table-cell table:formula="of:=[.C787]*[.H787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788]=&quot;ropes&quot;;[.A788]*[.F788];IF([.B788]=&quot;poles&quot;;[.A788]*[.E788];[.A788]*[.G788]))" office:value-type="float" office:value="16187.424" calcext:value-type="float">
            <text:p>16187.424</text:p>
          </table:table-cell>
          <table:table-cell table:formula="of:=[.C788]*[.H788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789]=&quot;ropes&quot;;[.A789]*[.F789];IF([.B789]=&quot;poles&quot;;[.A789]*[.E789];[.A789]*[.G789]))" office:value-type="float" office:value="4046.856" calcext:value-type="float">
            <text:p>4046.856</text:p>
          </table:table-cell>
          <table:table-cell table:formula="of:=[.C789]*[.H78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790]=&quot;ropes&quot;;[.A790]*[.F790];IF([.B790]=&quot;poles&quot;;[.A790]*[.E790];[.A790]*[.G790]))" office:value-type="float" office:value="4046.856" calcext:value-type="float">
            <text:p>4046.856</text:p>
          </table:table-cell>
          <table:table-cell table:formula="of:=[.C790]*[.H790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791]=&quot;ropes&quot;;[.A791]*[.F791];IF([.B791]=&quot;poles&quot;;[.A791]*[.E791];[.A791]*[.G791]))" office:value-type="float" office:value="128.47995801" calcext:value-type="float">
            <text:p>128.47995801</text:p>
          </table:table-cell>
          <table:table-cell table:formula="of:=[.C791]*[.H791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/>
          <table:table-cell table:formula="of:=IF([.B792]=&quot;ropes&quot;;[.A792]*[.F792];IF([.B792]=&quot;poles&quot;;[.A792]*[.E792];[.A792]*[.G792]))" office:value-type="float" office:value="18210.852" calcext:value-type="float">
            <text:p>18210.852</text:p>
          </table:table-cell>
          <table:table-cell table:formula="of:=[.C792]*[.H792]" office:value-type="float" office:value="1.8210852" calcext:value-type="float">
            <text:p>1.821085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793]=&quot;ropes&quot;;[.A793]*[.F793];IF([.B793]=&quot;poles&quot;;[.A793]*[.E793];[.A793]*[.G793]))" office:value-type="float" office:value="4046.856" calcext:value-type="float">
            <text:p>4046.856</text:p>
          </table:table-cell>
          <table:table-cell table:formula="of:=[.C793]*[.H79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794]=&quot;ropes&quot;;[.A794]*[.F794];IF([.B794]=&quot;poles&quot;;[.A794]*[.E794];[.A794]*[.G794]))" office:value-type="float" office:value="71.37775445" calcext:value-type="float">
            <text:p>71.37775445</text:p>
          </table:table-cell>
          <table:table-cell table:formula="of:=[.C794]*[.H794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795]=&quot;ropes&quot;;[.A795]*[.F795];IF([.B795]=&quot;poles&quot;;[.A795]*[.E795];[.A795]*[.G795]))" office:value-type="float" office:value="85.65330534" calcext:value-type="float">
            <text:p>85.65330534</text:p>
          </table:table-cell>
          <table:table-cell table:formula="of:=[.C795]*[.H795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796]=&quot;ropes&quot;;[.A796]*[.F796];IF([.B796]=&quot;poles&quot;;[.A796]*[.E796];[.A796]*[.G796]))" office:value-type="float" office:value="4046.856" calcext:value-type="float">
            <text:p>4046.856</text:p>
          </table:table-cell>
          <table:table-cell table:formula="of:=[.C796]*[.H79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797]=&quot;ropes&quot;;[.A797]*[.F797];IF([.B797]=&quot;poles&quot;;[.A797]*[.E797];[.A797]*[.G797]))" office:value-type="float" office:value="16187.424" calcext:value-type="float">
            <text:p>16187.424</text:p>
          </table:table-cell>
          <table:table-cell table:formula="of:=[.C797]*[.H797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798]=&quot;ropes&quot;;[.A798]*[.F798];IF([.B798]=&quot;poles&quot;;[.A798]*[.E798];[.A798]*[.G798]))" office:value-type="float" office:value="16187.424" calcext:value-type="float">
            <text:p>16187.424</text:p>
          </table:table-cell>
          <table:table-cell table:formula="of:=[.C798]*[.H798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poles</text:p>
          </table:table-cell>
          <table:table-cell table:formula="of:=IF([.B799]=&quot;ropes&quot;;[.A799]*[.F799];IF([.B799]=&quot;poles&quot;;[.A799]*[.E799];[.A799]*[.G799]))" office:value-type="float" office:value="101.17141056" calcext:value-type="float">
            <text:p>101.17141056</text:p>
          </table:table-cell>
          <table:table-cell table:formula="of:=[.C799]*[.H799]" office:value-type="float" office:value="0.010117141056" calcext:value-type="float">
            <text:p>0.0101171410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800]=&quot;ropes&quot;;[.A800]*[.F800];IF([.B800]=&quot;poles&quot;;[.A800]*[.E800];[.A800]*[.G800]))" office:value-type="float" office:value="16187.424" calcext:value-type="float">
            <text:p>16187.424</text:p>
          </table:table-cell>
          <table:table-cell table:formula="of:=[.C800]*[.H80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ropes</text:p>
          </table:table-cell>
          <table:table-cell table:formula="of:=IF([.B801]=&quot;ropes&quot;;[.A801]*[.F801];IF([.B801]=&quot;poles&quot;;[.A801]*[.E801];[.A801]*[.G801]))" office:value-type="float" office:value="342.61322136" calcext:value-type="float">
            <text:p>342.61322136</text:p>
          </table:table-cell>
          <table:table-cell table:formula="of:=[.C801]*[.H801]" office:value-type="float" office:value="0.034261322136" calcext:value-type="float">
            <text:p>0.034261322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802]=&quot;ropes&quot;;[.A802]*[.F802];IF([.B802]=&quot;poles&quot;;[.A802]*[.E802];[.A802]*[.G802]))" office:value-type="float" office:value="228.40881424" calcext:value-type="float">
            <text:p>228.40881424</text:p>
          </table:table-cell>
          <table:table-cell table:formula="of:=[.C802]*[.H802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803]=&quot;ropes&quot;;[.A803]*[.F803];IF([.B803]=&quot;poles&quot;;[.A803]*[.E803];[.A803]*[.G803]))" office:value-type="float" office:value="142.7555089" calcext:value-type="float">
            <text:p>142.7555089</text:p>
          </table:table-cell>
          <table:table-cell table:formula="of:=[.C803]*[.H803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804]=&quot;ropes&quot;;[.A804]*[.F804];IF([.B804]=&quot;poles&quot;;[.A804]*[.E804];[.A804]*[.G804]))" office:value-type="float" office:value="228.40881424" calcext:value-type="float">
            <text:p>228.40881424</text:p>
          </table:table-cell>
          <table:table-cell table:formula="of:=[.C804]*[.H804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805]=&quot;ropes&quot;;[.A805]*[.F805];IF([.B805]=&quot;poles&quot;;[.A805]*[.E805];[.A805]*[.G805]))" office:value-type="float" office:value="42.82665267" calcext:value-type="float">
            <text:p>42.82665267</text:p>
          </table:table-cell>
          <table:table-cell table:formula="of:=[.C805]*[.H805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806]=&quot;ropes&quot;;[.A806]*[.F806];IF([.B806]=&quot;poles&quot;;[.A806]*[.E806];[.A806]*[.G806]))" office:value-type="float" office:value="57.10220356" calcext:value-type="float">
            <text:p>57.10220356</text:p>
          </table:table-cell>
          <table:table-cell table:formula="of:=[.C806]*[.H806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807]=&quot;ropes&quot;;[.A807]*[.F807];IF([.B807]=&quot;poles&quot;;[.A807]*[.E807];[.A807]*[.G807]))" office:value-type="float" office:value="228.40881424" calcext:value-type="float">
            <text:p>228.40881424</text:p>
          </table:table-cell>
          <table:table-cell table:formula="of:=[.C807]*[.H807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808]=&quot;ropes&quot;;[.A808]*[.F808];IF([.B808]=&quot;poles&quot;;[.A808]*[.E808];[.A808]*[.G808]))" office:value-type="float" office:value="12140.568" calcext:value-type="float">
            <text:p>12140.568</text:p>
          </table:table-cell>
          <table:table-cell table:formula="of:=[.C808]*[.H808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809]=&quot;ropes&quot;;[.A809]*[.F809];IF([.B809]=&quot;poles&quot;;[.A809]*[.E809];[.A809]*[.G809]))" office:value-type="float" office:value="57.10220356" calcext:value-type="float">
            <text:p>57.10220356</text:p>
          </table:table-cell>
          <table:table-cell table:formula="of:=[.C809]*[.H809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810]=&quot;ropes&quot;;[.A810]*[.F810];IF([.B810]=&quot;poles&quot;;[.A810]*[.E810];[.A810]*[.G810]))" office:value-type="float" office:value="4046.856" calcext:value-type="float">
            <text:p>4046.856</text:p>
          </table:table-cell>
          <table:table-cell table:formula="of:=[.C810]*[.H810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811]=&quot;ropes&quot;;[.A811]*[.F811];IF([.B811]=&quot;poles&quot;;[.A811]*[.E811];[.A811]*[.G811]))" office:value-type="float" office:value="71.37775445" calcext:value-type="float">
            <text:p>71.37775445</text:p>
          </table:table-cell>
          <table:table-cell table:formula="of:=[.C811]*[.H811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812]=&quot;ropes&quot;;[.A812]*[.F812];IF([.B812]=&quot;poles&quot;;[.A812]*[.E812];[.A812]*[.G812]))" office:value-type="float" office:value="16187.424" calcext:value-type="float">
            <text:p>16187.424</text:p>
          </table:table-cell>
          <table:table-cell table:formula="of:=[.C812]*[.H812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/>
          <table:table-cell table:formula="of:=IF([.B813]=&quot;ropes&quot;;[.A813]*[.F813];IF([.B813]=&quot;poles&quot;;[.A813]*[.E813];[.A813]*[.G813]))" office:value-type="float" office:value="113311.968" calcext:value-type="float">
            <text:p>113311.968</text:p>
          </table:table-cell>
          <table:table-cell table:formula="of:=[.C813]*[.H813]" office:value-type="float" office:value="11.3311968" calcext:value-type="float">
            <text:p>11.33119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814]=&quot;ropes&quot;;[.A814]*[.F814];IF([.B814]=&quot;poles&quot;;[.A814]*[.E814];[.A814]*[.G814]))" office:value-type="float" office:value="16187.424" calcext:value-type="float">
            <text:p>16187.424</text:p>
          </table:table-cell>
          <table:table-cell table:formula="of:=[.C814]*[.H814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815]=&quot;ropes&quot;;[.A815]*[.F815];IF([.B815]=&quot;poles&quot;;[.A815]*[.E815];[.A815]*[.G815]))" office:value-type="float" office:value="4046.856" calcext:value-type="float">
            <text:p>4046.856</text:p>
          </table:table-cell>
          <table:table-cell table:formula="of:=[.C815]*[.H815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816]=&quot;ropes&quot;;[.A816]*[.F816];IF([.B816]=&quot;poles&quot;;[.A816]*[.E816];[.A816]*[.G816]))" office:value-type="float" office:value="228.40881424" calcext:value-type="float">
            <text:p>228.40881424</text:p>
          </table:table-cell>
          <table:table-cell table:formula="of:=[.C816]*[.H816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ropes</text:p>
          </table:table-cell>
          <table:table-cell table:formula="of:=IF([.B817]=&quot;ropes&quot;;[.A817]*[.F817];IF([.B817]=&quot;poles&quot;;[.A817]*[.E817];[.A817]*[.G817]))" office:value-type="float" office:value="256.95991602" calcext:value-type="float">
            <text:p>256.95991602</text:p>
          </table:table-cell>
          <table:table-cell table:formula="of:=[.C817]*[.H817]" office:value-type="float" office:value="0.025695991602" calcext:value-type="float">
            <text:p>0.02569599160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818]=&quot;ropes&quot;;[.A818]*[.F818];IF([.B818]=&quot;poles&quot;;[.A818]*[.E818];[.A818]*[.G818]))" office:value-type="float" office:value="28.55110178" calcext:value-type="float">
            <text:p>28.55110178</text:p>
          </table:table-cell>
          <table:table-cell table:formula="of:=[.C818]*[.H818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819]=&quot;ropes&quot;;[.A819]*[.F819];IF([.B819]=&quot;poles&quot;;[.A819]*[.E819];[.A819]*[.G819]))" office:value-type="float" office:value="8093.712" calcext:value-type="float">
            <text:p>8093.712</text:p>
          </table:table-cell>
          <table:table-cell table:formula="of:=[.C819]*[.H819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820]=&quot;ropes&quot;;[.A820]*[.F820];IF([.B820]=&quot;poles&quot;;[.A820]*[.E820];[.A820]*[.G820]))" office:value-type="float" office:value="114.20440712" calcext:value-type="float">
            <text:p>114.20440712</text:p>
          </table:table-cell>
          <table:table-cell table:formula="of:=[.C820]*[.H820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ropes</text:p>
          </table:table-cell>
          <table:table-cell table:formula="of:=IF([.B821]=&quot;ropes&quot;;[.A821]*[.F821];IF([.B821]=&quot;poles&quot;;[.A821]*[.E821];[.A821]*[.G821]))" office:value-type="float" office:value="171.30661068" calcext:value-type="float">
            <text:p>171.30661068</text:p>
          </table:table-cell>
          <table:table-cell table:formula="of:=[.C821]*[.H821]" office:value-type="float" office:value="0.017130661068" calcext:value-type="float">
            <text:p>0.0171306610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822]=&quot;ropes&quot;;[.A822]*[.F822];IF([.B822]=&quot;poles&quot;;[.A822]*[.E822];[.A822]*[.G822]))" office:value-type="float" office:value="114.20440712" calcext:value-type="float">
            <text:p>114.20440712</text:p>
          </table:table-cell>
          <table:table-cell table:formula="of:=[.C822]*[.H822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823]=&quot;ropes&quot;;[.A823]*[.F823];IF([.B823]=&quot;poles&quot;;[.A823]*[.E823];[.A823]*[.G823]))" office:value-type="float" office:value="57.10220356" calcext:value-type="float">
            <text:p>57.10220356</text:p>
          </table:table-cell>
          <table:table-cell table:formula="of:=[.C823]*[.H823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824]=&quot;ropes&quot;;[.A824]*[.F824];IF([.B824]=&quot;poles&quot;;[.A824]*[.E824];[.A824]*[.G824]))" office:value-type="float" office:value="16187.424" calcext:value-type="float">
            <text:p>16187.424</text:p>
          </table:table-cell>
          <table:table-cell table:formula="of:=[.C824]*[.H824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825]=&quot;ropes&quot;;[.A825]*[.F825];IF([.B825]=&quot;poles&quot;;[.A825]*[.E825];[.A825]*[.G825]))" office:value-type="float" office:value="10117.14" calcext:value-type="float">
            <text:p>10117.14</text:p>
          </table:table-cell>
          <table:table-cell table:formula="of:=[.C825]*[.H825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826]=&quot;ropes&quot;;[.A826]*[.F826];IF([.B826]=&quot;poles&quot;;[.A826]*[.E826];[.A826]*[.G826]))" office:value-type="float" office:value="57.10220356" calcext:value-type="float">
            <text:p>57.10220356</text:p>
          </table:table-cell>
          <table:table-cell table:formula="of:=[.C826]*[.H826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ropes</text:p>
          </table:table-cell>
          <table:table-cell table:formula="of:=IF([.B827]=&quot;ropes&quot;;[.A827]*[.F827];IF([.B827]=&quot;poles&quot;;[.A827]*[.E827];[.A827]*[.G827]))" office:value-type="float" office:value="342.61322136" calcext:value-type="float">
            <text:p>342.61322136</text:p>
          </table:table-cell>
          <table:table-cell table:formula="of:=[.C827]*[.H827]" office:value-type="float" office:value="0.034261322136" calcext:value-type="float">
            <text:p>0.034261322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828]=&quot;ropes&quot;;[.A828]*[.F828];IF([.B828]=&quot;poles&quot;;[.A828]*[.E828];[.A828]*[.G828]))" office:value-type="float" office:value="8093.712" calcext:value-type="float">
            <text:p>8093.712</text:p>
          </table:table-cell>
          <table:table-cell table:formula="of:=[.C828]*[.H828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829]=&quot;ropes&quot;;[.A829]*[.F829];IF([.B829]=&quot;poles&quot;;[.A829]*[.E829];[.A829]*[.G829]))" office:value-type="float" office:value="12140.568" calcext:value-type="float">
            <text:p>12140.568</text:p>
          </table:table-cell>
          <table:table-cell table:formula="of:=[.C829]*[.H829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830]=&quot;ropes&quot;;[.A830]*[.F830];IF([.B830]=&quot;poles&quot;;[.A830]*[.E830];[.A830]*[.G830]))" office:value-type="float" office:value="57.10220356" calcext:value-type="float">
            <text:p>57.10220356</text:p>
          </table:table-cell>
          <table:table-cell table:formula="of:=[.C830]*[.H830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831]=&quot;ropes&quot;;[.A831]*[.F831];IF([.B831]=&quot;poles&quot;;[.A831]*[.E831];[.A831]*[.G831]))" office:value-type="float" office:value="57.10220356" calcext:value-type="float">
            <text:p>57.10220356</text:p>
          </table:table-cell>
          <table:table-cell table:formula="of:=[.C831]*[.H831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/>
          <table:table-cell table:formula="of:=IF([.B832]=&quot;ropes&quot;;[.A832]*[.F832];IF([.B832]=&quot;poles&quot;;[.A832]*[.E832];[.A832]*[.G832]))" office:value-type="float" office:value="64749.696" calcext:value-type="float">
            <text:p>64749.696</text:p>
          </table:table-cell>
          <table:table-cell table:formula="of:=[.C832]*[.H832]" office:value-type="float" office:value="6.4749696" calcext:value-type="float">
            <text:p>6.474969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833]=&quot;ropes&quot;;[.A833]*[.F833];IF([.B833]=&quot;poles&quot;;[.A833]*[.E833];[.A833]*[.G833]))" office:value-type="float" office:value="20234.28" calcext:value-type="float">
            <text:p>20234.28</text:p>
          </table:table-cell>
          <table:table-cell table:formula="of:=[.C833]*[.H833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834]=&quot;ropes&quot;;[.A834]*[.F834];IF([.B834]=&quot;poles&quot;;[.A834]*[.E834];[.A834]*[.G834]))" office:value-type="float" office:value="10117.14" calcext:value-type="float">
            <text:p>10117.14</text:p>
          </table:table-cell>
          <table:table-cell table:formula="of:=[.C834]*[.H834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835]=&quot;ropes&quot;;[.A835]*[.F835];IF([.B835]=&quot;poles&quot;;[.A835]*[.E835];[.A835]*[.G835]))" office:value-type="float" office:value="57.10220356" calcext:value-type="float">
            <text:p>57.10220356</text:p>
          </table:table-cell>
          <table:table-cell table:formula="of:=[.C835]*[.H835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836]=&quot;ropes&quot;;[.A836]*[.F836];IF([.B836]=&quot;poles&quot;;[.A836]*[.E836];[.A836]*[.G836]))" office:value-type="float" office:value="28.55110178" calcext:value-type="float">
            <text:p>28.55110178</text:p>
          </table:table-cell>
          <table:table-cell table:formula="of:=[.C836]*[.H836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837]=&quot;ropes&quot;;[.A837]*[.F837];IF([.B837]=&quot;poles&quot;;[.A837]*[.E837];[.A837]*[.G837]))" office:value-type="float" office:value="28.55110178" calcext:value-type="float">
            <text:p>28.55110178</text:p>
          </table:table-cell>
          <table:table-cell table:formula="of:=[.C837]*[.H837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838]=&quot;ropes&quot;;[.A838]*[.F838];IF([.B838]=&quot;poles&quot;;[.A838]*[.E838];[.A838]*[.G838]))" office:value-type="float" office:value="71.37775445" calcext:value-type="float">
            <text:p>71.37775445</text:p>
          </table:table-cell>
          <table:table-cell table:formula="of:=[.C838]*[.H838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839]=&quot;ropes&quot;;[.A839]*[.F839];IF([.B839]=&quot;poles&quot;;[.A839]*[.E839];[.A839]*[.G839]))" office:value-type="float" office:value="16187.424" calcext:value-type="float">
            <text:p>16187.424</text:p>
          </table:table-cell>
          <table:table-cell table:formula="of:=[.C839]*[.H839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840]=&quot;ropes&quot;;[.A840]*[.F840];IF([.B840]=&quot;poles&quot;;[.A840]*[.E840];[.A840]*[.G840]))" office:value-type="float" office:value="114.20440712" calcext:value-type="float">
            <text:p>114.20440712</text:p>
          </table:table-cell>
          <table:table-cell table:formula="of:=[.C840]*[.H840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841]=&quot;ropes&quot;;[.A841]*[.F841];IF([.B841]=&quot;poles&quot;;[.A841]*[.E841];[.A841]*[.G841]))" office:value-type="float" office:value="142.7555089" calcext:value-type="float">
            <text:p>142.7555089</text:p>
          </table:table-cell>
          <table:table-cell table:formula="of:=[.C841]*[.H841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842]=&quot;ropes&quot;;[.A842]*[.F842];IF([.B842]=&quot;poles&quot;;[.A842]*[.E842];[.A842]*[.G842]))" office:value-type="float" office:value="42.82665267" calcext:value-type="float">
            <text:p>42.82665267</text:p>
          </table:table-cell>
          <table:table-cell table:formula="of:=[.C842]*[.H842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843]=&quot;ropes&quot;;[.A843]*[.F843];IF([.B843]=&quot;poles&quot;;[.A843]*[.E843];[.A843]*[.G843]))" office:value-type="float" office:value="4046.856" calcext:value-type="float">
            <text:p>4046.856</text:p>
          </table:table-cell>
          <table:table-cell table:formula="of:=[.C843]*[.H84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844]=&quot;ropes&quot;;[.A844]*[.F844];IF([.B844]=&quot;poles&quot;;[.A844]*[.E844];[.A844]*[.G844]))" office:value-type="float" office:value="4046.856" calcext:value-type="float">
            <text:p>4046.856</text:p>
          </table:table-cell>
          <table:table-cell table:formula="of:=[.C844]*[.H84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845]=&quot;ropes&quot;;[.A845]*[.F845];IF([.B845]=&quot;poles&quot;;[.A845]*[.E845];[.A845]*[.G845]))" office:value-type="float" office:value="85.65330534" calcext:value-type="float">
            <text:p>85.65330534</text:p>
          </table:table-cell>
          <table:table-cell table:formula="of:=[.C845]*[.H845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846]=&quot;ropes&quot;;[.A846]*[.F846];IF([.B846]=&quot;poles&quot;;[.A846]*[.E846];[.A846]*[.G846]))" office:value-type="float" office:value="28327.992" calcext:value-type="float">
            <text:p>28327.992</text:p>
          </table:table-cell>
          <table:table-cell table:formula="of:=[.C846]*[.H846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847]=&quot;ropes&quot;;[.A847]*[.F847];IF([.B847]=&quot;poles&quot;;[.A847]*[.E847];[.A847]*[.G847]))" office:value-type="float" office:value="32374.848" calcext:value-type="float">
            <text:p>32374.848</text:p>
          </table:table-cell>
          <table:table-cell table:formula="of:=[.C847]*[.H847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848]=&quot;ropes&quot;;[.A848]*[.F848];IF([.B848]=&quot;poles&quot;;[.A848]*[.E848];[.A848]*[.G848]))" office:value-type="float" office:value="114.20440712" calcext:value-type="float">
            <text:p>114.20440712</text:p>
          </table:table-cell>
          <table:table-cell table:formula="of:=[.C848]*[.H848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849]=&quot;ropes&quot;;[.A849]*[.F849];IF([.B849]=&quot;poles&quot;;[.A849]*[.E849];[.A849]*[.G849]))" office:value-type="float" office:value="16187.424" calcext:value-type="float">
            <text:p>16187.424</text:p>
          </table:table-cell>
          <table:table-cell table:formula="of:=[.C849]*[.H849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850]=&quot;ropes&quot;;[.A850]*[.F850];IF([.B850]=&quot;poles&quot;;[.A850]*[.E850];[.A850]*[.G850]))" office:value-type="float" office:value="8093.712" calcext:value-type="float">
            <text:p>8093.712</text:p>
          </table:table-cell>
          <table:table-cell table:formula="of:=[.C850]*[.H850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ropes</text:p>
          </table:table-cell>
          <table:table-cell table:formula="of:=IF([.B851]=&quot;ropes&quot;;[.A851]*[.F851];IF([.B851]=&quot;poles&quot;;[.A851]*[.E851];[.A851]*[.G851]))" office:value-type="float" office:value="456.81762848" calcext:value-type="float">
            <text:p>456.81762848</text:p>
          </table:table-cell>
          <table:table-cell table:formula="of:=[.C851]*[.H851]" office:value-type="float" office:value="0.045681762848" calcext:value-type="float">
            <text:p>0.045681762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852]=&quot;ropes&quot;;[.A852]*[.F852];IF([.B852]=&quot;poles&quot;;[.A852]*[.E852];[.A852]*[.G852]))" office:value-type="float" office:value="4046.856" calcext:value-type="float">
            <text:p>4046.856</text:p>
          </table:table-cell>
          <table:table-cell table:formula="of:=[.C852]*[.H85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853]=&quot;ropes&quot;;[.A853]*[.F853];IF([.B853]=&quot;poles&quot;;[.A853]*[.E853];[.A853]*[.G853]))" office:value-type="float" office:value="85.65330534" calcext:value-type="float">
            <text:p>85.65330534</text:p>
          </table:table-cell>
          <table:table-cell table:formula="of:=[.C853]*[.H853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ole</text:p>
          </table:table-cell>
          <table:table-cell table:formula="of:=IF([.B854]=&quot;ropes&quot;;[.A854]*[.F854];IF([.B854]=&quot;poles&quot;;[.A854]*[.E854];[.A854]*[.G854]))" office:value-type="float" office:value="4046.856" calcext:value-type="float">
            <text:p>4046.856</text:p>
          </table:table-cell>
          <table:table-cell table:formula="of:=[.C854]*[.H85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855]=&quot;ropes&quot;;[.A855]*[.F855];IF([.B855]=&quot;poles&quot;;[.A855]*[.E855];[.A855]*[.G855]))" office:value-type="float" office:value="57.10220356" calcext:value-type="float">
            <text:p>57.10220356</text:p>
          </table:table-cell>
          <table:table-cell table:formula="of:=[.C855]*[.H855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856]=&quot;ropes&quot;;[.A856]*[.F856];IF([.B856]=&quot;poles&quot;;[.A856]*[.E856];[.A856]*[.G856]))" office:value-type="float" office:value="42.82665267" calcext:value-type="float">
            <text:p>42.82665267</text:p>
          </table:table-cell>
          <table:table-cell table:formula="of:=[.C856]*[.H856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857]=&quot;ropes&quot;;[.A857]*[.F857];IF([.B857]=&quot;poles&quot;;[.A857]*[.E857];[.A857]*[.G857]))" office:value-type="float" office:value="85.65330534" calcext:value-type="float">
            <text:p>85.65330534</text:p>
          </table:table-cell>
          <table:table-cell table:formula="of:=[.C857]*[.H857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5" office:value-type="string" calcext:value-type="string">
            <text:p>ropes</text:p>
          </table:table-cell>
          <table:table-cell table:formula="of:=IF([.B858]=&quot;ropes&quot;;[.A858]*[.F858];IF([.B858]=&quot;poles&quot;;[.A858]*[.E858];[.A858]*[.G858]))" office:value-type="float" office:value="3.5688877225" calcext:value-type="float">
            <text:p>3.5688877225</text:p>
          </table:table-cell>
          <table:table-cell table:formula="of:=[.C858]*[.H858]" office:value-type="float" office:value="0.00035688877225" calcext:value-type="float">
            <text:p>0.0003568887722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859]=&quot;ropes&quot;;[.A859]*[.F859];IF([.B859]=&quot;poles&quot;;[.A859]*[.E859];[.A859]*[.G859]))" office:value-type="float" office:value="228.40881424" calcext:value-type="float">
            <text:p>228.40881424</text:p>
          </table:table-cell>
          <table:table-cell table:formula="of:=[.C859]*[.H859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/>
          <table:table-cell table:formula="of:=IF([.B860]=&quot;ropes&quot;;[.A860]*[.F860];IF([.B860]=&quot;poles&quot;;[.A860]*[.E860];[.A860]*[.G860]))" office:value-type="float" office:value="145686.816" calcext:value-type="float">
            <text:p>145686.816</text:p>
          </table:table-cell>
          <table:table-cell table:formula="of:=[.C860]*[.H860]" office:value-type="float" office:value="14.5686816" calcext:value-type="float">
            <text:p>14.568681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ropes</text:p>
          </table:table-cell>
          <table:table-cell table:formula="of:=IF([.B861]=&quot;ropes&quot;;[.A861]*[.F861];IF([.B861]=&quot;poles&quot;;[.A861]*[.E861];[.A861]*[.G861]))" office:value-type="float" office:value="342.61322136" calcext:value-type="float">
            <text:p>342.61322136</text:p>
          </table:table-cell>
          <table:table-cell table:formula="of:=[.C861]*[.H861]" office:value-type="float" office:value="0.034261322136" calcext:value-type="float">
            <text:p>0.034261322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ropes</text:p>
          </table:table-cell>
          <table:table-cell table:formula="of:=IF([.B862]=&quot;ropes&quot;;[.A862]*[.F862];IF([.B862]=&quot;poles&quot;;[.A862]*[.E862];[.A862]*[.G862]))" office:value-type="float" office:value="456.81762848" calcext:value-type="float">
            <text:p>456.81762848</text:p>
          </table:table-cell>
          <table:table-cell table:formula="of:=[.C862]*[.H862]" office:value-type="float" office:value="0.045681762848" calcext:value-type="float">
            <text:p>0.045681762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863]=&quot;ropes&quot;;[.A863]*[.F863];IF([.B863]=&quot;poles&quot;;[.A863]*[.E863];[.A863]*[.G863]))" office:value-type="float" office:value="20234.28" calcext:value-type="float">
            <text:p>20234.28</text:p>
          </table:table-cell>
          <table:table-cell table:formula="of:=[.C863]*[.H863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864]=&quot;ropes&quot;;[.A864]*[.F864];IF([.B864]=&quot;poles&quot;;[.A864]*[.E864];[.A864]*[.G864]))" office:value-type="float" office:value="28.55110178" calcext:value-type="float">
            <text:p>28.55110178</text:p>
          </table:table-cell>
          <table:table-cell table:formula="of:=[.C864]*[.H864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865]=&quot;ropes&quot;;[.A865]*[.F865];IF([.B865]=&quot;poles&quot;;[.A865]*[.E865];[.A865]*[.G865]))" office:value-type="float" office:value="57.10220356" calcext:value-type="float">
            <text:p>57.10220356</text:p>
          </table:table-cell>
          <table:table-cell table:formula="of:=[.C865]*[.H865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866]=&quot;ropes&quot;;[.A866]*[.F866];IF([.B866]=&quot;poles&quot;;[.A866]*[.E866];[.A866]*[.G866]))" office:value-type="float" office:value="57.10220356" calcext:value-type="float">
            <text:p>57.10220356</text:p>
          </table:table-cell>
          <table:table-cell table:formula="of:=[.C866]*[.H866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867]=&quot;ropes&quot;;[.A867]*[.F867];IF([.B867]=&quot;poles&quot;;[.A867]*[.E867];[.A867]*[.G867]))" office:value-type="float" office:value="85.65330534" calcext:value-type="float">
            <text:p>85.65330534</text:p>
          </table:table-cell>
          <table:table-cell table:formula="of:=[.C867]*[.H867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868]=&quot;ropes&quot;;[.A868]*[.F868];IF([.B868]=&quot;poles&quot;;[.A868]*[.E868];[.A868]*[.G868]))" office:value-type="float" office:value="114.20440712" calcext:value-type="float">
            <text:p>114.20440712</text:p>
          </table:table-cell>
          <table:table-cell table:formula="of:=[.C868]*[.H868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869]=&quot;ropes&quot;;[.A869]*[.F869];IF([.B869]=&quot;poles&quot;;[.A869]*[.E869];[.A869]*[.G869]))" office:value-type="float" office:value="85.65330534" calcext:value-type="float">
            <text:p>85.65330534</text:p>
          </table:table-cell>
          <table:table-cell table:formula="of:=[.C869]*[.H869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870]=&quot;ropes&quot;;[.A870]*[.F870];IF([.B870]=&quot;poles&quot;;[.A870]*[.E870];[.A870]*[.G870]))" office:value-type="float" office:value="4046.856" calcext:value-type="float">
            <text:p>4046.856</text:p>
          </table:table-cell>
          <table:table-cell table:formula="of:=[.C870]*[.H870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871]=&quot;ropes&quot;;[.A871]*[.F871];IF([.B871]=&quot;poles&quot;;[.A871]*[.E871];[.A871]*[.G871]))" office:value-type="float" office:value="24281.136" calcext:value-type="float">
            <text:p>24281.136</text:p>
          </table:table-cell>
          <table:table-cell table:formula="of:=[.C871]*[.H871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872]=&quot;ropes&quot;;[.A872]*[.F872];IF([.B872]=&quot;poles&quot;;[.A872]*[.E872];[.A872]*[.G872]))" office:value-type="float" office:value="85.65330534" calcext:value-type="float">
            <text:p>85.65330534</text:p>
          </table:table-cell>
          <table:table-cell table:formula="of:=[.C872]*[.H872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873]=&quot;ropes&quot;;[.A873]*[.F873];IF([.B873]=&quot;poles&quot;;[.A873]*[.E873];[.A873]*[.G873]))" office:value-type="float" office:value="16187.424" calcext:value-type="float">
            <text:p>16187.424</text:p>
          </table:table-cell>
          <table:table-cell table:formula="of:=[.C873]*[.H873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formula="of:=IF([.B874]=&quot;ropes&quot;;[.A874]*[.F874];IF([.B874]=&quot;poles&quot;;[.A874]*[.E874];[.A874]*[.G874]))" office:value-type="float" office:value="36421.704" calcext:value-type="float">
            <text:p>36421.704</text:p>
          </table:table-cell>
          <table:table-cell table:formula="of:=[.C874]*[.H874]" office:value-type="float" office:value="3.6421704" calcext:value-type="float">
            <text:p>3.642170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875]=&quot;ropes&quot;;[.A875]*[.F875];IF([.B875]=&quot;poles&quot;;[.A875]*[.E875];[.A875]*[.G875]))" office:value-type="float" office:value="114.20440712" calcext:value-type="float">
            <text:p>114.20440712</text:p>
          </table:table-cell>
          <table:table-cell table:formula="of:=[.C875]*[.H875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876]=&quot;ropes&quot;;[.A876]*[.F876];IF([.B876]=&quot;poles&quot;;[.A876]*[.E876];[.A876]*[.G876]))" office:value-type="float" office:value="228.40881424" calcext:value-type="float">
            <text:p>228.40881424</text:p>
          </table:table-cell>
          <table:table-cell table:formula="of:=[.C876]*[.H876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877]=&quot;ropes&quot;;[.A877]*[.F877];IF([.B877]=&quot;poles&quot;;[.A877]*[.E877];[.A877]*[.G877]))" office:value-type="float" office:value="4046.856" calcext:value-type="float">
            <text:p>4046.856</text:p>
          </table:table-cell>
          <table:table-cell table:formula="of:=[.C877]*[.H87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878]=&quot;ropes&quot;;[.A878]*[.F878];IF([.B878]=&quot;poles&quot;;[.A878]*[.E878];[.A878]*[.G878]))" office:value-type="float" office:value="99.92885623" calcext:value-type="float">
            <text:p>99.92885623</text:p>
          </table:table-cell>
          <table:table-cell table:formula="of:=[.C878]*[.H878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 office:value-type="string" calcext:value-type="string">
            <text:p>ropes</text:p>
          </table:table-cell>
          <table:table-cell table:formula="of:=IF([.B879]=&quot;ropes&quot;;[.A879]*[.F879];IF([.B879]=&quot;poles&quot;;[.A879]*[.E879];[.A879]*[.G879]))" office:value-type="float" office:value="7.137775445" calcext:value-type="float">
            <text:p>7.137775445</text:p>
          </table:table-cell>
          <table:table-cell table:formula="of:=[.C879]*[.H879]" office:value-type="float" office:value="0.0007137775445" calcext:value-type="float">
            <text:p>0.0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880]=&quot;ropes&quot;;[.A880]*[.F880];IF([.B880]=&quot;poles&quot;;[.A880]*[.E880];[.A880]*[.G880]))" office:value-type="float" office:value="8093.712" calcext:value-type="float">
            <text:p>8093.712</text:p>
          </table:table-cell>
          <table:table-cell table:formula="of:=[.C880]*[.H880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881]=&quot;ropes&quot;;[.A881]*[.F881];IF([.B881]=&quot;poles&quot;;[.A881]*[.E881];[.A881]*[.G881]))" office:value-type="float" office:value="28.55110178" calcext:value-type="float">
            <text:p>28.55110178</text:p>
          </table:table-cell>
          <table:table-cell table:formula="of:=[.C881]*[.H881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882]=&quot;ropes&quot;;[.A882]*[.F882];IF([.B882]=&quot;poles&quot;;[.A882]*[.E882];[.A882]*[.G882]))" office:value-type="float" office:value="6070.284" calcext:value-type="float">
            <text:p>6070.284</text:p>
          </table:table-cell>
          <table:table-cell table:formula="of:=[.C882]*[.H882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formula="of:=IF([.B883]=&quot;ropes&quot;;[.A883]*[.F883];IF([.B883]=&quot;poles&quot;;[.A883]*[.E883];[.A883]*[.G883]))" office:value-type="float" office:value="40468.56" calcext:value-type="float">
            <text:p>40468.56</text:p>
          </table:table-cell>
          <table:table-cell table:formula="of:=[.C883]*[.H883]" office:value-type="float" office:value="4.046856" calcext:value-type="float">
            <text:p>4.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884]=&quot;ropes&quot;;[.A884]*[.F884];IF([.B884]=&quot;poles&quot;;[.A884]*[.E884];[.A884]*[.G884]))" office:value-type="float" office:value="228.40881424" calcext:value-type="float">
            <text:p>228.40881424</text:p>
          </table:table-cell>
          <table:table-cell table:formula="of:=[.C884]*[.H884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885]=&quot;ropes&quot;;[.A885]*[.F885];IF([.B885]=&quot;poles&quot;;[.A885]*[.E885];[.A885]*[.G885]))" office:value-type="float" office:value="57.10220356" calcext:value-type="float">
            <text:p>57.10220356</text:p>
          </table:table-cell>
          <table:table-cell table:formula="of:=[.C885]*[.H885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886]=&quot;ropes&quot;;[.A886]*[.F886];IF([.B886]=&quot;poles&quot;;[.A886]*[.E886];[.A886]*[.G886]))" office:value-type="float" office:value="42.82665267" calcext:value-type="float">
            <text:p>42.82665267</text:p>
          </table:table-cell>
          <table:table-cell table:formula="of:=[.C886]*[.H886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887]=&quot;ropes&quot;;[.A887]*[.F887];IF([.B887]=&quot;poles&quot;;[.A887]*[.E887];[.A887]*[.G887]))" office:value-type="float" office:value="42.82665267" calcext:value-type="float">
            <text:p>42.82665267</text:p>
          </table:table-cell>
          <table:table-cell table:formula="of:=[.C887]*[.H887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888]=&quot;ropes&quot;;[.A888]*[.F888];IF([.B888]=&quot;poles&quot;;[.A888]*[.E888];[.A888]*[.G888]))" office:value-type="float" office:value="142.7555089" calcext:value-type="float">
            <text:p>142.7555089</text:p>
          </table:table-cell>
          <table:table-cell table:formula="of:=[.C888]*[.H888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ropes</text:p>
          </table:table-cell>
          <table:table-cell table:formula="of:=IF([.B889]=&quot;ropes&quot;;[.A889]*[.F889];IF([.B889]=&quot;poles&quot;;[.A889]*[.E889];[.A889]*[.G889]))" office:value-type="float" office:value="199.85771246" calcext:value-type="float">
            <text:p>199.85771246</text:p>
          </table:table-cell>
          <table:table-cell table:formula="of:=[.C889]*[.H889]" office:value-type="float" office:value="0.019985771246" calcext:value-type="float">
            <text:p>0.01998577124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890]=&quot;ropes&quot;;[.A890]*[.F890];IF([.B890]=&quot;poles&quot;;[.A890]*[.E890];[.A890]*[.G890]))" office:value-type="float" office:value="28.55110178" calcext:value-type="float">
            <text:p>28.55110178</text:p>
          </table:table-cell>
          <table:table-cell table:formula="of:=[.C890]*[.H890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891]=&quot;ropes&quot;;[.A891]*[.F891];IF([.B891]=&quot;poles&quot;;[.A891]*[.E891];[.A891]*[.G891]))" office:value-type="float" office:value="28.55110178" calcext:value-type="float">
            <text:p>28.55110178</text:p>
          </table:table-cell>
          <table:table-cell table:formula="of:=[.C891]*[.H891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892]=&quot;ropes&quot;;[.A892]*[.F892];IF([.B892]=&quot;poles&quot;;[.A892]*[.E892];[.A892]*[.G892]))" office:value-type="float" office:value="142.7555089" calcext:value-type="float">
            <text:p>142.7555089</text:p>
          </table:table-cell>
          <table:table-cell table:formula="of:=[.C892]*[.H892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893]=&quot;ropes&quot;;[.A893]*[.F893];IF([.B893]=&quot;poles&quot;;[.A893]*[.E893];[.A893]*[.G893]))" office:value-type="float" office:value="85.65330534" calcext:value-type="float">
            <text:p>85.65330534</text:p>
          </table:table-cell>
          <table:table-cell table:formula="of:=[.C893]*[.H893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894]=&quot;ropes&quot;;[.A894]*[.F894];IF([.B894]=&quot;poles&quot;;[.A894]*[.E894];[.A894]*[.G894]))" office:value-type="float" office:value="85.65330534" calcext:value-type="float">
            <text:p>85.65330534</text:p>
          </table:table-cell>
          <table:table-cell table:formula="of:=[.C894]*[.H894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895]=&quot;ropes&quot;;[.A895]*[.F895];IF([.B895]=&quot;poles&quot;;[.A895]*[.E895];[.A895]*[.G895]))" office:value-type="float" office:value="114.20440712" calcext:value-type="float">
            <text:p>114.20440712</text:p>
          </table:table-cell>
          <table:table-cell table:formula="of:=[.C895]*[.H895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896]=&quot;ropes&quot;;[.A896]*[.F896];IF([.B896]=&quot;poles&quot;;[.A896]*[.E896];[.A896]*[.G896]))" office:value-type="float" office:value="142.7555089" calcext:value-type="float">
            <text:p>142.7555089</text:p>
          </table:table-cell>
          <table:table-cell table:formula="of:=[.C896]*[.H896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897]=&quot;ropes&quot;;[.A897]*[.F897];IF([.B897]=&quot;poles&quot;;[.A897]*[.E897];[.A897]*[.G897]))" office:value-type="float" office:value="57.10220356" calcext:value-type="float">
            <text:p>57.10220356</text:p>
          </table:table-cell>
          <table:table-cell table:formula="of:=[.C897]*[.H897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898]=&quot;ropes&quot;;[.A898]*[.F898];IF([.B898]=&quot;poles&quot;;[.A898]*[.E898];[.A898]*[.G898]))" office:value-type="float" office:value="28.55110178" calcext:value-type="float">
            <text:p>28.55110178</text:p>
          </table:table-cell>
          <table:table-cell table:formula="of:=[.C898]*[.H898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ropes</text:p>
          </table:table-cell>
          <table:table-cell table:formula="of:=IF([.B899]=&quot;ropes&quot;;[.A899]*[.F899];IF([.B899]=&quot;poles&quot;;[.A899]*[.E899];[.A899]*[.G899]))" office:value-type="float" office:value="171.30661068" calcext:value-type="float">
            <text:p>171.30661068</text:p>
          </table:table-cell>
          <table:table-cell table:formula="of:=[.C899]*[.H899]" office:value-type="float" office:value="0.017130661068" calcext:value-type="float">
            <text:p>0.0171306610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900]=&quot;ropes&quot;;[.A900]*[.F900];IF([.B900]=&quot;poles&quot;;[.A900]*[.E900];[.A900]*[.G900]))" office:value-type="float" office:value="12140.568" calcext:value-type="float">
            <text:p>12140.568</text:p>
          </table:table-cell>
          <table:table-cell table:formula="of:=[.C900]*[.H900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901]=&quot;ropes&quot;;[.A901]*[.F901];IF([.B901]=&quot;poles&quot;;[.A901]*[.E901];[.A901]*[.G901]))" office:value-type="float" office:value="32374.848" calcext:value-type="float">
            <text:p>32374.848</text:p>
          </table:table-cell>
          <table:table-cell table:formula="of:=[.C901]*[.H901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/>
          <table:table-cell table:formula="of:=IF([.B902]=&quot;ropes&quot;;[.A902]*[.F902];IF([.B902]=&quot;poles&quot;;[.A902]*[.E902];[.A902]*[.G902]))" office:value-type="float" office:value="194249.088" calcext:value-type="float">
            <text:p>194249.088</text:p>
          </table:table-cell>
          <table:table-cell table:formula="of:=[.C902]*[.H902]" office:value-type="float" office:value="19.4249088" calcext:value-type="float">
            <text:p>19.424908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903]=&quot;ropes&quot;;[.A903]*[.F903];IF([.B903]=&quot;poles&quot;;[.A903]*[.E903];[.A903]*[.G903]))" office:value-type="float" office:value="114.20440712" calcext:value-type="float">
            <text:p>114.20440712</text:p>
          </table:table-cell>
          <table:table-cell table:formula="of:=[.C903]*[.H903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poles</text:p>
          </table:table-cell>
          <table:table-cell table:formula="of:=IF([.B904]=&quot;ropes&quot;;[.A904]*[.F904];IF([.B904]=&quot;poles&quot;;[.A904]*[.E904];[.A904]*[.G904]))" office:value-type="float" office:value="37.93927896" calcext:value-type="float">
            <text:p>37.93927896</text:p>
          </table:table-cell>
          <table:table-cell table:formula="of:=[.C904]*[.H904]" office:value-type="float" office:value="0.003793927896" calcext:value-type="float">
            <text:p>0.00379392789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/>
          <table:table-cell table:formula="of:=IF([.B905]=&quot;ropes&quot;;[.A905]*[.F905];IF([.B905]=&quot;poles&quot;;[.A905]*[.E905];[.A905]*[.G905]))" office:value-type="float" office:value="18210.852" calcext:value-type="float">
            <text:p>18210.852</text:p>
          </table:table-cell>
          <table:table-cell table:formula="of:=[.C905]*[.H905]" office:value-type="float" office:value="1.8210852" calcext:value-type="float">
            <text:p>1.821085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906]=&quot;ropes&quot;;[.A906]*[.F906];IF([.B906]=&quot;poles&quot;;[.A906]*[.E906];[.A906]*[.G906]))" office:value-type="float" office:value="12140.568" calcext:value-type="float">
            <text:p>12140.568</text:p>
          </table:table-cell>
          <table:table-cell table:formula="of:=[.C906]*[.H906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907]=&quot;ropes&quot;;[.A907]*[.F907];IF([.B907]=&quot;poles&quot;;[.A907]*[.E907];[.A907]*[.G907]))" office:value-type="float" office:value="28.55110178" calcext:value-type="float">
            <text:p>28.55110178</text:p>
          </table:table-cell>
          <table:table-cell table:formula="of:=[.C907]*[.H907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908]=&quot;ropes&quot;;[.A908]*[.F908];IF([.B908]=&quot;poles&quot;;[.A908]*[.E908];[.A908]*[.G908]))" office:value-type="float" office:value="8093.712" calcext:value-type="float">
            <text:p>8093.712</text:p>
          </table:table-cell>
          <table:table-cell table:formula="of:=[.C908]*[.H908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909]=&quot;ropes&quot;;[.A909]*[.F909];IF([.B909]=&quot;poles&quot;;[.A909]*[.E909];[.A909]*[.G909]))" office:value-type="float" office:value="4046.856" calcext:value-type="float">
            <text:p>4046.856</text:p>
          </table:table-cell>
          <table:table-cell table:formula="of:=[.C909]*[.H90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ropes</text:p>
          </table:table-cell>
          <table:table-cell table:formula="of:=IF([.B910]=&quot;ropes&quot;;[.A910]*[.F910];IF([.B910]=&quot;poles&quot;;[.A910]*[.E910];[.A910]*[.G910]))" office:value-type="float" office:value="21.413326335" calcext:value-type="float">
            <text:p>21.413326335</text:p>
          </table:table-cell>
          <table:table-cell table:formula="of:=[.C910]*[.H910]" office:value-type="float" office:value="0.0021413326335" calcext:value-type="float">
            <text:p>0.0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911]=&quot;ropes&quot;;[.A911]*[.F911];IF([.B911]=&quot;poles&quot;;[.A911]*[.E911];[.A911]*[.G911]))" office:value-type="float" office:value="42.82665267" calcext:value-type="float">
            <text:p>42.82665267</text:p>
          </table:table-cell>
          <table:table-cell table:formula="of:=[.C911]*[.H911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912]=&quot;ropes&quot;;[.A912]*[.F912];IF([.B912]=&quot;poles&quot;;[.A912]*[.E912];[.A912]*[.G912]))" office:value-type="float" office:value="16187.424" calcext:value-type="float">
            <text:p>16187.424</text:p>
          </table:table-cell>
          <table:table-cell table:formula="of:=[.C912]*[.H912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913]=&quot;ropes&quot;;[.A913]*[.F913];IF([.B913]=&quot;poles&quot;;[.A913]*[.E913];[.A913]*[.G913]))" office:value-type="float" office:value="4046.856" calcext:value-type="float">
            <text:p>4046.856</text:p>
          </table:table-cell>
          <table:table-cell table:formula="of:=[.C913]*[.H91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914]=&quot;ropes&quot;;[.A914]*[.F914];IF([.B914]=&quot;poles&quot;;[.A914]*[.E914];[.A914]*[.G914]))" office:value-type="float" office:value="12140.568" calcext:value-type="float">
            <text:p>12140.568</text:p>
          </table:table-cell>
          <table:table-cell table:formula="of:=[.C914]*[.H914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915]=&quot;ropes&quot;;[.A915]*[.F915];IF([.B915]=&quot;poles&quot;;[.A915]*[.E915];[.A915]*[.G915]))" office:value-type="float" office:value="28.55110178" calcext:value-type="float">
            <text:p>28.55110178</text:p>
          </table:table-cell>
          <table:table-cell table:formula="of:=[.C915]*[.H915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 office:value-type="string" calcext:value-type="string">
            <text:p>ropes</text:p>
          </table:table-cell>
          <table:table-cell table:formula="of:=IF([.B916]=&quot;ropes&quot;;[.A916]*[.F916];IF([.B916]=&quot;poles&quot;;[.A916]*[.E916];[.A916]*[.G916]))" office:value-type="float" office:value="35.688877225" calcext:value-type="float">
            <text:p>35.688877225</text:p>
          </table:table-cell>
          <table:table-cell table:formula="of:=[.C916]*[.H916]" office:value-type="float" office:value="0.0035688877225" calcext:value-type="float">
            <text:p>0.003568887722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917]=&quot;ropes&quot;;[.A917]*[.F917];IF([.B917]=&quot;poles&quot;;[.A917]*[.E917];[.A917]*[.G917]))" office:value-type="float" office:value="57.10220356" calcext:value-type="float">
            <text:p>57.10220356</text:p>
          </table:table-cell>
          <table:table-cell table:formula="of:=[.C917]*[.H917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ropes</text:p>
          </table:table-cell>
          <table:table-cell table:formula="of:=IF([.B918]=&quot;ropes&quot;;[.A918]*[.F918];IF([.B918]=&quot;poles&quot;;[.A918]*[.E918];[.A918]*[.G918]))" office:value-type="float" office:value="21.413326335" calcext:value-type="float">
            <text:p>21.413326335</text:p>
          </table:table-cell>
          <table:table-cell table:formula="of:=[.C918]*[.H918]" office:value-type="float" office:value="0.0021413326335" calcext:value-type="float">
            <text:p>0.0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 office:value-type="string" calcext:value-type="string">
            <text:p>ropes</text:p>
          </table:table-cell>
          <table:table-cell table:formula="of:=IF([.B919]=&quot;ropes&quot;;[.A919]*[.F919];IF([.B919]=&quot;poles&quot;;[.A919]*[.E919];[.A919]*[.G919]))" office:value-type="float" office:value="64.239979005" calcext:value-type="float">
            <text:p>64.239979005</text:p>
          </table:table-cell>
          <table:table-cell table:formula="of:=[.C919]*[.H919]" office:value-type="float" office:value="0.0064239979005" calcext:value-type="float">
            <text:p>0.006423997900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ropes</text:p>
          </table:table-cell>
          <table:table-cell table:formula="of:=IF([.B920]=&quot;ropes&quot;;[.A920]*[.F920];IF([.B920]=&quot;poles&quot;;[.A920]*[.E920];[.A920]*[.G920]))" office:value-type="float" office:value="21.413326335" calcext:value-type="float">
            <text:p>21.413326335</text:p>
          </table:table-cell>
          <table:table-cell table:formula="of:=[.C920]*[.H920]" office:value-type="float" office:value="0.0021413326335" calcext:value-type="float">
            <text:p>0.0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921]=&quot;ropes&quot;;[.A921]*[.F921];IF([.B921]=&quot;poles&quot;;[.A921]*[.E921];[.A921]*[.G921]))" office:value-type="float" office:value="42.82665267" calcext:value-type="float">
            <text:p>42.82665267</text:p>
          </table:table-cell>
          <table:table-cell table:formula="of:=[.C921]*[.H921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922]=&quot;ropes&quot;;[.A922]*[.F922];IF([.B922]=&quot;poles&quot;;[.A922]*[.E922];[.A922]*[.G922]))" office:value-type="float" office:value="8093.712" calcext:value-type="float">
            <text:p>8093.712</text:p>
          </table:table-cell>
          <table:table-cell table:formula="of:=[.C922]*[.H922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923]=&quot;ropes&quot;;[.A923]*[.F923];IF([.B923]=&quot;poles&quot;;[.A923]*[.E923];[.A923]*[.G923]))" office:value-type="float" office:value="71.37775445" calcext:value-type="float">
            <text:p>71.37775445</text:p>
          </table:table-cell>
          <table:table-cell table:formula="of:=[.C923]*[.H923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924]=&quot;ropes&quot;;[.A924]*[.F924];IF([.B924]=&quot;poles&quot;;[.A924]*[.E924];[.A924]*[.G924]))" office:value-type="float" office:value="114.20440712" calcext:value-type="float">
            <text:p>114.20440712</text:p>
          </table:table-cell>
          <table:table-cell table:formula="of:=[.C924]*[.H924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925]=&quot;ropes&quot;;[.A925]*[.F925];IF([.B925]=&quot;poles&quot;;[.A925]*[.E925];[.A925]*[.G925]))" office:value-type="float" office:value="12140.568" calcext:value-type="float">
            <text:p>12140.568</text:p>
          </table:table-cell>
          <table:table-cell table:formula="of:=[.C925]*[.H925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926]=&quot;ropes&quot;;[.A926]*[.F926];IF([.B926]=&quot;poles&quot;;[.A926]*[.E926];[.A926]*[.G926]))" office:value-type="float" office:value="57.10220356" calcext:value-type="float">
            <text:p>57.10220356</text:p>
          </table:table-cell>
          <table:table-cell table:formula="of:=[.C926]*[.H926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927]=&quot;ropes&quot;;[.A927]*[.F927];IF([.B927]=&quot;poles&quot;;[.A927]*[.E927];[.A927]*[.G927]))" office:value-type="float" office:value="142.7555089" calcext:value-type="float">
            <text:p>142.7555089</text:p>
          </table:table-cell>
          <table:table-cell table:formula="of:=[.C927]*[.H927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928]=&quot;ropes&quot;;[.A928]*[.F928];IF([.B928]=&quot;poles&quot;;[.A928]*[.E928];[.A928]*[.G928]))" office:value-type="float" office:value="42.82665267" calcext:value-type="float">
            <text:p>42.82665267</text:p>
          </table:table-cell>
          <table:table-cell table:formula="of:=[.C928]*[.H928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5"/>
          <table:table-cell table:formula="of:=IF([.B929]=&quot;ropes&quot;;[.A929]*[.F929];IF([.B929]=&quot;poles&quot;;[.A929]*[.E929];[.A929]*[.G929]))" office:value-type="float" office:value="22257.708" calcext:value-type="float">
            <text:p>22257.708</text:p>
          </table:table-cell>
          <table:table-cell table:formula="of:=[.C929]*[.H929]" office:value-type="float" office:value="2.2257708" calcext:value-type="float">
            <text:p>2.225770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930]=&quot;ropes&quot;;[.A930]*[.F930];IF([.B930]=&quot;poles&quot;;[.A930]*[.E930];[.A930]*[.G930]))" office:value-type="float" office:value="142.7555089" calcext:value-type="float">
            <text:p>142.7555089</text:p>
          </table:table-cell>
          <table:table-cell table:formula="of:=[.C930]*[.H930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931]=&quot;ropes&quot;;[.A931]*[.F931];IF([.B931]=&quot;poles&quot;;[.A931]*[.E931];[.A931]*[.G931]))" office:value-type="float" office:value="228.40881424" calcext:value-type="float">
            <text:p>228.40881424</text:p>
          </table:table-cell>
          <table:table-cell table:formula="of:=[.C931]*[.H931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932]=&quot;ropes&quot;;[.A932]*[.F932];IF([.B932]=&quot;poles&quot;;[.A932]*[.E932];[.A932]*[.G932]))" office:value-type="float" office:value="4046.856" calcext:value-type="float">
            <text:p>4046.856</text:p>
          </table:table-cell>
          <table:table-cell table:formula="of:=[.C932]*[.H93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933]=&quot;ropes&quot;;[.A933]*[.F933];IF([.B933]=&quot;poles&quot;;[.A933]*[.E933];[.A933]*[.G933]))" office:value-type="float" office:value="228.40881424" calcext:value-type="float">
            <text:p>228.40881424</text:p>
          </table:table-cell>
          <table:table-cell table:formula="of:=[.C933]*[.H933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934]=&quot;ropes&quot;;[.A934]*[.F934];IF([.B934]=&quot;poles&quot;;[.A934]*[.E934];[.A934]*[.G934]))" office:value-type="float" office:value="114.20440712" calcext:value-type="float">
            <text:p>114.20440712</text:p>
          </table:table-cell>
          <table:table-cell table:formula="of:=[.C934]*[.H934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935]=&quot;ropes&quot;;[.A935]*[.F935];IF([.B935]=&quot;poles&quot;;[.A935]*[.E935];[.A935]*[.G935]))" office:value-type="float" office:value="228.40881424" calcext:value-type="float">
            <text:p>228.40881424</text:p>
          </table:table-cell>
          <table:table-cell table:formula="of:=[.C935]*[.H935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ropes</text:p>
          </table:table-cell>
          <table:table-cell table:formula="of:=IF([.B936]=&quot;ropes&quot;;[.A936]*[.F936];IF([.B936]=&quot;poles&quot;;[.A936]*[.E936];[.A936]*[.G936]))" office:value-type="float" office:value="256.95991602" calcext:value-type="float">
            <text:p>256.95991602</text:p>
          </table:table-cell>
          <table:table-cell table:formula="of:=[.C936]*[.H936]" office:value-type="float" office:value="0.025695991602" calcext:value-type="float">
            <text:p>0.02569599160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937]=&quot;ropes&quot;;[.A937]*[.F937];IF([.B937]=&quot;poles&quot;;[.A937]*[.E937];[.A937]*[.G937]))" office:value-type="float" office:value="57.10220356" calcext:value-type="float">
            <text:p>57.10220356</text:p>
          </table:table-cell>
          <table:table-cell table:formula="of:=[.C937]*[.H937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938]=&quot;ropes&quot;;[.A938]*[.F938];IF([.B938]=&quot;poles&quot;;[.A938]*[.E938];[.A938]*[.G938]))" office:value-type="float" office:value="42.82665267" calcext:value-type="float">
            <text:p>42.82665267</text:p>
          </table:table-cell>
          <table:table-cell table:formula="of:=[.C938]*[.H938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939]=&quot;ropes&quot;;[.A939]*[.F939];IF([.B939]=&quot;poles&quot;;[.A939]*[.E939];[.A939]*[.G939]))" office:value-type="float" office:value="42.82665267" calcext:value-type="float">
            <text:p>42.82665267</text:p>
          </table:table-cell>
          <table:table-cell table:formula="of:=[.C939]*[.H939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/>
          <table:table-cell table:formula="of:=IF([.B940]=&quot;ropes&quot;;[.A940]*[.F940];IF([.B940]=&quot;poles&quot;;[.A940]*[.E940];[.A940]*[.G940]))" office:value-type="float" office:value="48562.272" calcext:value-type="float">
            <text:p>48562.272</text:p>
          </table:table-cell>
          <table:table-cell table:formula="of:=[.C940]*[.H940]" office:value-type="float" office:value="4.8562272" calcext:value-type="float">
            <text:p>4.856227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941]=&quot;ropes&quot;;[.A941]*[.F941];IF([.B941]=&quot;poles&quot;;[.A941]*[.E941];[.A941]*[.G941]))" office:value-type="float" office:value="57.10220356" calcext:value-type="float">
            <text:p>57.10220356</text:p>
          </table:table-cell>
          <table:table-cell table:formula="of:=[.C941]*[.H941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942]=&quot;ropes&quot;;[.A942]*[.F942];IF([.B942]=&quot;poles&quot;;[.A942]*[.E942];[.A942]*[.G942]))" office:value-type="float" office:value="228.40881424" calcext:value-type="float">
            <text:p>228.40881424</text:p>
          </table:table-cell>
          <table:table-cell table:formula="of:=[.C942]*[.H942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943]=&quot;ropes&quot;;[.A943]*[.F943];IF([.B943]=&quot;poles&quot;;[.A943]*[.E943];[.A943]*[.G943]))" office:value-type="float" office:value="24281.136" calcext:value-type="float">
            <text:p>24281.136</text:p>
          </table:table-cell>
          <table:table-cell table:formula="of:=[.C943]*[.H943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944]=&quot;ropes&quot;;[.A944]*[.F944];IF([.B944]=&quot;poles&quot;;[.A944]*[.E944];[.A944]*[.G944]))" office:value-type="float" office:value="28.55110178" calcext:value-type="float">
            <text:p>28.55110178</text:p>
          </table:table-cell>
          <table:table-cell table:formula="of:=[.C944]*[.H944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945]=&quot;ropes&quot;;[.A945]*[.F945];IF([.B945]=&quot;poles&quot;;[.A945]*[.E945];[.A945]*[.G945]))" office:value-type="float" office:value="4046.856" calcext:value-type="float">
            <text:p>4046.856</text:p>
          </table:table-cell>
          <table:table-cell table:formula="of:=[.C945]*[.H945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946]=&quot;ropes&quot;;[.A946]*[.F946];IF([.B946]=&quot;poles&quot;;[.A946]*[.E946];[.A946]*[.G946]))" office:value-type="float" office:value="28.55110178" calcext:value-type="float">
            <text:p>28.55110178</text:p>
          </table:table-cell>
          <table:table-cell table:formula="of:=[.C946]*[.H946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/>
          <table:table-cell table:formula="of:=IF([.B947]=&quot;ropes&quot;;[.A947]*[.F947];IF([.B947]=&quot;poles&quot;;[.A947]*[.E947];[.A947]*[.G947]))" office:value-type="float" office:value="56655.984" calcext:value-type="float">
            <text:p>56655.984</text:p>
          </table:table-cell>
          <table:table-cell table:formula="of:=[.C947]*[.H947]" office:value-type="float" office:value="5.6655984" calcext:value-type="float">
            <text:p>5.66559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948]=&quot;ropes&quot;;[.A948]*[.F948];IF([.B948]=&quot;poles&quot;;[.A948]*[.E948];[.A948]*[.G948]))" office:value-type="float" office:value="128.47995801" calcext:value-type="float">
            <text:p>128.47995801</text:p>
          </table:table-cell>
          <table:table-cell table:formula="of:=[.C948]*[.H948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949]=&quot;ropes&quot;;[.A949]*[.F949];IF([.B949]=&quot;poles&quot;;[.A949]*[.E949];[.A949]*[.G949]))" office:value-type="float" office:value="114.20440712" calcext:value-type="float">
            <text:p>114.20440712</text:p>
          </table:table-cell>
          <table:table-cell table:formula="of:=[.C949]*[.H949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/>
          <table:table-cell table:formula="of:=IF([.B950]=&quot;ropes&quot;;[.A950]*[.F950];IF([.B950]=&quot;poles&quot;;[.A950]*[.E950];[.A950]*[.G950]))" office:value-type="float" office:value="2023.428" calcext:value-type="float">
            <text:p>2023.428</text:p>
          </table:table-cell>
          <table:table-cell table:formula="of:=[.C950]*[.H950]" office:value-type="float" office:value="0.2023428" calcext:value-type="float">
            <text:p>0.2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 office:value-type="string" calcext:value-type="string">
            <text:p>ropes</text:p>
          </table:table-cell>
          <table:table-cell table:formula="of:=IF([.B951]=&quot;ropes&quot;;[.A951]*[.F951];IF([.B951]=&quot;poles&quot;;[.A951]*[.E951];[.A951]*[.G951]))" office:value-type="float" office:value="7.137775445" calcext:value-type="float">
            <text:p>7.137775445</text:p>
          </table:table-cell>
          <table:table-cell table:formula="of:=[.C951]*[.H951]" office:value-type="float" office:value="0.0007137775445" calcext:value-type="float">
            <text:p>0.0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952]=&quot;ropes&quot;;[.A952]*[.F952];IF([.B952]=&quot;poles&quot;;[.A952]*[.E952];[.A952]*[.G952]))" office:value-type="float" office:value="42.82665267" calcext:value-type="float">
            <text:p>42.82665267</text:p>
          </table:table-cell>
          <table:table-cell table:formula="of:=[.C952]*[.H952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ropes</text:p>
          </table:table-cell>
          <table:table-cell table:formula="of:=IF([.B953]=&quot;ropes&quot;;[.A953]*[.F953];IF([.B953]=&quot;poles&quot;;[.A953]*[.E953];[.A953]*[.G953]))" office:value-type="float" office:value="21.413326335" calcext:value-type="float">
            <text:p>21.413326335</text:p>
          </table:table-cell>
          <table:table-cell table:formula="of:=[.C953]*[.H953]" office:value-type="float" office:value="0.0021413326335" calcext:value-type="float">
            <text:p>0.0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954]=&quot;ropes&quot;;[.A954]*[.F954];IF([.B954]=&quot;poles&quot;;[.A954]*[.E954];[.A954]*[.G954]))" office:value-type="float" office:value="4046.856" calcext:value-type="float">
            <text:p>4046.856</text:p>
          </table:table-cell>
          <table:table-cell table:formula="of:=[.C954]*[.H95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955]=&quot;ropes&quot;;[.A955]*[.F955];IF([.B955]=&quot;poles&quot;;[.A955]*[.E955];[.A955]*[.G955]))" office:value-type="float" office:value="42.82665267" calcext:value-type="float">
            <text:p>42.82665267</text:p>
          </table:table-cell>
          <table:table-cell table:formula="of:=[.C955]*[.H955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ropes</text:p>
          </table:table-cell>
          <table:table-cell table:formula="of:=IF([.B956]=&quot;ropes&quot;;[.A956]*[.F956];IF([.B956]=&quot;poles&quot;;[.A956]*[.E956];[.A956]*[.G956]))" office:value-type="float" office:value="21.413326335" calcext:value-type="float">
            <text:p>21.413326335</text:p>
          </table:table-cell>
          <table:table-cell table:formula="of:=[.C956]*[.H956]" office:value-type="float" office:value="0.0021413326335" calcext:value-type="float">
            <text:p>0.0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957]=&quot;ropes&quot;;[.A957]*[.F957];IF([.B957]=&quot;poles&quot;;[.A957]*[.E957];[.A957]*[.G957]))" office:value-type="float" office:value="114.20440712" calcext:value-type="float">
            <text:p>114.20440712</text:p>
          </table:table-cell>
          <table:table-cell table:formula="of:=[.C957]*[.H957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958]=&quot;ropes&quot;;[.A958]*[.F958];IF([.B958]=&quot;poles&quot;;[.A958]*[.E958];[.A958]*[.G958]))" office:value-type="float" office:value="57.10220356" calcext:value-type="float">
            <text:p>57.10220356</text:p>
          </table:table-cell>
          <table:table-cell table:formula="of:=[.C958]*[.H958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959]=&quot;ropes&quot;;[.A959]*[.F959];IF([.B959]=&quot;poles&quot;;[.A959]*[.E959];[.A959]*[.G959]))" office:value-type="float" office:value="28.55110178" calcext:value-type="float">
            <text:p>28.55110178</text:p>
          </table:table-cell>
          <table:table-cell table:formula="of:=[.C959]*[.H959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960]=&quot;ropes&quot;;[.A960]*[.F960];IF([.B960]=&quot;poles&quot;;[.A960]*[.E960];[.A960]*[.G960]))" office:value-type="float" office:value="8093.712" calcext:value-type="float">
            <text:p>8093.712</text:p>
          </table:table-cell>
          <table:table-cell table:formula="of:=[.C960]*[.H960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961]=&quot;ropes&quot;;[.A961]*[.F961];IF([.B961]=&quot;poles&quot;;[.A961]*[.E961];[.A961]*[.G961]))" office:value-type="float" office:value="8093.712" calcext:value-type="float">
            <text:p>8093.712</text:p>
          </table:table-cell>
          <table:table-cell table:formula="of:=[.C961]*[.H961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962]=&quot;ropes&quot;;[.A962]*[.F962];IF([.B962]=&quot;poles&quot;;[.A962]*[.E962];[.A962]*[.G962]))" office:value-type="float" office:value="128.47995801" calcext:value-type="float">
            <text:p>128.47995801</text:p>
          </table:table-cell>
          <table:table-cell table:formula="of:=[.C962]*[.H962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963]=&quot;ropes&quot;;[.A963]*[.F963];IF([.B963]=&quot;poles&quot;;[.A963]*[.E963];[.A963]*[.G963]))" office:value-type="float" office:value="228.40881424" calcext:value-type="float">
            <text:p>228.40881424</text:p>
          </table:table-cell>
          <table:table-cell table:formula="of:=[.C963]*[.H963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964]=&quot;ropes&quot;;[.A964]*[.F964];IF([.B964]=&quot;poles&quot;;[.A964]*[.E964];[.A964]*[.G964]))" office:value-type="float" office:value="228.40881424" calcext:value-type="float">
            <text:p>228.40881424</text:p>
          </table:table-cell>
          <table:table-cell table:formula="of:=[.C964]*[.H964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965]=&quot;ropes&quot;;[.A965]*[.F965];IF([.B965]=&quot;poles&quot;;[.A965]*[.E965];[.A965]*[.G965]))" office:value-type="float" office:value="57.10220356" calcext:value-type="float">
            <text:p>57.10220356</text:p>
          </table:table-cell>
          <table:table-cell table:formula="of:=[.C965]*[.H965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.5" calcext:value-type="float">
            <text:p>7.5</text:p>
          </table:table-cell>
          <table:table-cell table:style-name="ce5"/>
          <table:table-cell table:formula="of:=IF([.B966]=&quot;ropes&quot;;[.A966]*[.F966];IF([.B966]=&quot;poles&quot;;[.A966]*[.E966];[.A966]*[.G966]))" office:value-type="float" office:value="30351.42" calcext:value-type="float">
            <text:p>30351.42</text:p>
          </table:table-cell>
          <table:table-cell table:formula="of:=[.C966]*[.H966]" office:value-type="float" office:value="3.035142" calcext:value-type="float">
            <text:p>3.03514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ropes</text:p>
          </table:table-cell>
          <table:table-cell table:formula="of:=IF([.B967]=&quot;ropes&quot;;[.A967]*[.F967];IF([.B967]=&quot;poles&quot;;[.A967]*[.E967];[.A967]*[.G967]))" office:value-type="float" office:value="571.0220356" calcext:value-type="float">
            <text:p>571.0220356</text:p>
          </table:table-cell>
          <table:table-cell table:formula="of:=[.C967]*[.H967]" office:value-type="float" office:value="0.05710220356" calcext:value-type="float">
            <text:p>0.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ropes</text:p>
          </table:table-cell>
          <table:table-cell table:formula="of:=IF([.B968]=&quot;ropes&quot;;[.A968]*[.F968];IF([.B968]=&quot;poles&quot;;[.A968]*[.E968];[.A968]*[.G968]))" office:value-type="float" office:value="199.85771246" calcext:value-type="float">
            <text:p>199.85771246</text:p>
          </table:table-cell>
          <table:table-cell table:formula="of:=[.C968]*[.H968]" office:value-type="float" office:value="0.019985771246" calcext:value-type="float">
            <text:p>0.01998577124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969]=&quot;ropes&quot;;[.A969]*[.F969];IF([.B969]=&quot;poles&quot;;[.A969]*[.E969];[.A969]*[.G969]))" office:value-type="float" office:value="99.92885623" calcext:value-type="float">
            <text:p>99.92885623</text:p>
          </table:table-cell>
          <table:table-cell table:formula="of:=[.C969]*[.H969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970]=&quot;ropes&quot;;[.A970]*[.F970];IF([.B970]=&quot;poles&quot;;[.A970]*[.E970];[.A970]*[.G970]))" office:value-type="float" office:value="16187.424" calcext:value-type="float">
            <text:p>16187.424</text:p>
          </table:table-cell>
          <table:table-cell table:formula="of:=[.C970]*[.H97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5" office:value-type="string" calcext:value-type="string">
            <text:p>ropes</text:p>
          </table:table-cell>
          <table:table-cell table:formula="of:=IF([.B971]=&quot;ropes&quot;;[.A971]*[.F971];IF([.B971]=&quot;poles&quot;;[.A971]*[.E971];[.A971]*[.G971]))" office:value-type="float" office:value="49.964428115" calcext:value-type="float">
            <text:p>49.964428115</text:p>
          </table:table-cell>
          <table:table-cell table:formula="of:=[.C971]*[.H971]" office:value-type="float" office:value="0.0049964428115" calcext:value-type="float">
            <text:p>0.004996442811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972]=&quot;ropes&quot;;[.A972]*[.F972];IF([.B972]=&quot;poles&quot;;[.A972]*[.E972];[.A972]*[.G972]))" office:value-type="float" office:value="114.20440712" calcext:value-type="float">
            <text:p>114.20440712</text:p>
          </table:table-cell>
          <table:table-cell table:formula="of:=[.C972]*[.H972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ropes</text:p>
          </table:table-cell>
          <table:table-cell table:formula="of:=IF([.B973]=&quot;ropes&quot;;[.A973]*[.F973];IF([.B973]=&quot;poles&quot;;[.A973]*[.E973];[.A973]*[.G973]))" office:value-type="float" office:value="171.30661068" calcext:value-type="float">
            <text:p>171.30661068</text:p>
          </table:table-cell>
          <table:table-cell table:formula="of:=[.C973]*[.H973]" office:value-type="float" office:value="0.017130661068" calcext:value-type="float">
            <text:p>0.0171306610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formula="of:=IF([.B974]=&quot;ropes&quot;;[.A974]*[.F974];IF([.B974]=&quot;poles&quot;;[.A974]*[.E974];[.A974]*[.G974]))" office:value-type="float" office:value="40468.56" calcext:value-type="float">
            <text:p>40468.56</text:p>
          </table:table-cell>
          <table:table-cell table:formula="of:=[.C974]*[.H974]" office:value-type="float" office:value="4.046856" calcext:value-type="float">
            <text:p>4.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975]=&quot;ropes&quot;;[.A975]*[.F975];IF([.B975]=&quot;poles&quot;;[.A975]*[.E975];[.A975]*[.G975]))" office:value-type="float" office:value="42.82665267" calcext:value-type="float">
            <text:p>42.82665267</text:p>
          </table:table-cell>
          <table:table-cell table:formula="of:=[.C975]*[.H975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976]=&quot;ropes&quot;;[.A976]*[.F976];IF([.B976]=&quot;poles&quot;;[.A976]*[.E976];[.A976]*[.G976]))" office:value-type="float" office:value="4046.856" calcext:value-type="float">
            <text:p>4046.856</text:p>
          </table:table-cell>
          <table:table-cell table:formula="of:=[.C976]*[.H97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977]=&quot;ropes&quot;;[.A977]*[.F977];IF([.B977]=&quot;poles&quot;;[.A977]*[.E977];[.A977]*[.G977]))" office:value-type="float" office:value="28.55110178" calcext:value-type="float">
            <text:p>28.55110178</text:p>
          </table:table-cell>
          <table:table-cell table:formula="of:=[.C977]*[.H977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978]=&quot;ropes&quot;;[.A978]*[.F978];IF([.B978]=&quot;poles&quot;;[.A978]*[.E978];[.A978]*[.G978]))" office:value-type="float" office:value="228.40881424" calcext:value-type="float">
            <text:p>228.40881424</text:p>
          </table:table-cell>
          <table:table-cell table:formula="of:=[.C978]*[.H978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979]=&quot;ropes&quot;;[.A979]*[.F979];IF([.B979]=&quot;poles&quot;;[.A979]*[.E979];[.A979]*[.G979]))" office:value-type="float" office:value="57.10220356" calcext:value-type="float">
            <text:p>57.10220356</text:p>
          </table:table-cell>
          <table:table-cell table:formula="of:=[.C979]*[.H979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980]=&quot;ropes&quot;;[.A980]*[.F980];IF([.B980]=&quot;poles&quot;;[.A980]*[.E980];[.A980]*[.G980]))" office:value-type="float" office:value="85.65330534" calcext:value-type="float">
            <text:p>85.65330534</text:p>
          </table:table-cell>
          <table:table-cell table:formula="of:=[.C980]*[.H980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981]=&quot;ropes&quot;;[.A981]*[.F981];IF([.B981]=&quot;poles&quot;;[.A981]*[.E981];[.A981]*[.G981]))" office:value-type="float" office:value="85.65330534" calcext:value-type="float">
            <text:p>85.65330534</text:p>
          </table:table-cell>
          <table:table-cell table:formula="of:=[.C981]*[.H981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982]=&quot;ropes&quot;;[.A982]*[.F982];IF([.B982]=&quot;poles&quot;;[.A982]*[.E982];[.A982]*[.G982]))" office:value-type="float" office:value="42.82665267" calcext:value-type="float">
            <text:p>42.82665267</text:p>
          </table:table-cell>
          <table:table-cell table:formula="of:=[.C982]*[.H982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983]=&quot;ropes&quot;;[.A983]*[.F983];IF([.B983]=&quot;poles&quot;;[.A983]*[.E983];[.A983]*[.G983]))" office:value-type="float" office:value="57.10220356" calcext:value-type="float">
            <text:p>57.10220356</text:p>
          </table:table-cell>
          <table:table-cell table:formula="of:=[.C983]*[.H983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984]=&quot;ropes&quot;;[.A984]*[.F984];IF([.B984]=&quot;poles&quot;;[.A984]*[.E984];[.A984]*[.G984]))" office:value-type="float" office:value="228.40881424" calcext:value-type="float">
            <text:p>228.40881424</text:p>
          </table:table-cell>
          <table:table-cell table:formula="of:=[.C984]*[.H984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style-name="ce3" office:value-type="float" office:value="1E+019" calcext:value-type="float">
            <text:p>1E+019</text:p>
          </table:table-cell>
          <table:table-cell table:style-name="ce5"/>
          <table:table-cell table:formula="of:=IF([.B985]=&quot;ropes&quot;;[.A985]*[.F985];IF([.B985]=&quot;poles&quot;;[.A985]*[.E985];[.A985]*[.G985]))" office:value-type="float" office:value="4.046856E+022" calcext:value-type="float">
            <text:p>4.046856E+022</text:p>
          </table:table-cell>
          <table:table-cell table:formula="of:=[.C985]*[.H985]" office:value-type="float" office:value="4.046856E+018" calcext:value-type="float">
            <text:p>4.046856E+01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 office:value-type="string" calcext:value-type="string">
            <text:p>ropes</text:p>
          </table:table-cell>
          <table:table-cell table:formula="of:=IF([.B986]=&quot;ropes&quot;;[.A986]*[.F986];IF([.B986]=&quot;poles&quot;;[.A986]*[.E986];[.A986]*[.G986]))" office:value-type="float" office:value="35.688877225" calcext:value-type="float">
            <text:p>35.688877225</text:p>
          </table:table-cell>
          <table:table-cell table:formula="of:=[.C986]*[.H986]" office:value-type="float" office:value="0.0035688877225" calcext:value-type="float">
            <text:p>0.003568887722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987]=&quot;ropes&quot;;[.A987]*[.F987];IF([.B987]=&quot;poles&quot;;[.A987]*[.E987];[.A987]*[.G987]))" office:value-type="float" office:value="4046.856" calcext:value-type="float">
            <text:p>4046.856</text:p>
          </table:table-cell>
          <table:table-cell table:formula="of:=[.C987]*[.H98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988]=&quot;ropes&quot;;[.A988]*[.F988];IF([.B988]=&quot;poles&quot;;[.A988]*[.E988];[.A988]*[.G988]))" office:value-type="float" office:value="12140.568" calcext:value-type="float">
            <text:p>12140.568</text:p>
          </table:table-cell>
          <table:table-cell table:formula="of:=[.C988]*[.H988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989]=&quot;ropes&quot;;[.A989]*[.F989];IF([.B989]=&quot;poles&quot;;[.A989]*[.E989];[.A989]*[.G989]))" office:value-type="float" office:value="28.55110178" calcext:value-type="float">
            <text:p>28.55110178</text:p>
          </table:table-cell>
          <table:table-cell table:formula="of:=[.C989]*[.H989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990]=&quot;ropes&quot;;[.A990]*[.F990];IF([.B990]=&quot;poles&quot;;[.A990]*[.E990];[.A990]*[.G990]))" office:value-type="float" office:value="28.55110178" calcext:value-type="float">
            <text:p>28.55110178</text:p>
          </table:table-cell>
          <table:table-cell table:formula="of:=[.C990]*[.H990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991]=&quot;ropes&quot;;[.A991]*[.F991];IF([.B991]=&quot;poles&quot;;[.A991]*[.E991];[.A991]*[.G991]))" office:value-type="float" office:value="28.55110178" calcext:value-type="float">
            <text:p>28.55110178</text:p>
          </table:table-cell>
          <table:table-cell table:formula="of:=[.C991]*[.H991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992]=&quot;ropes&quot;;[.A992]*[.F992];IF([.B992]=&quot;poles&quot;;[.A992]*[.E992];[.A992]*[.G992]))" office:value-type="float" office:value="42.82665267" calcext:value-type="float">
            <text:p>42.82665267</text:p>
          </table:table-cell>
          <table:table-cell table:formula="of:=[.C992]*[.H992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993]=&quot;ropes&quot;;[.A993]*[.F993];IF([.B993]=&quot;poles&quot;;[.A993]*[.E993];[.A993]*[.G993]))" office:value-type="float" office:value="4046.856" calcext:value-type="float">
            <text:p>4046.856</text:p>
          </table:table-cell>
          <table:table-cell table:formula="of:=[.C993]*[.H99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994]=&quot;ropes&quot;;[.A994]*[.F994];IF([.B994]=&quot;poles&quot;;[.A994]*[.E994];[.A994]*[.G994]))" office:value-type="float" office:value="4046.856" calcext:value-type="float">
            <text:p>4046.856</text:p>
          </table:table-cell>
          <table:table-cell table:formula="of:=[.C994]*[.H99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995]=&quot;ropes&quot;;[.A995]*[.F995];IF([.B995]=&quot;poles&quot;;[.A995]*[.E995];[.A995]*[.G995]))" office:value-type="float" office:value="28.55110178" calcext:value-type="float">
            <text:p>28.55110178</text:p>
          </table:table-cell>
          <table:table-cell table:formula="of:=[.C995]*[.H995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996]=&quot;ropes&quot;;[.A996]*[.F996];IF([.B996]=&quot;poles&quot;;[.A996]*[.E996];[.A996]*[.G996]))" office:value-type="float" office:value="4046.856" calcext:value-type="float">
            <text:p>4046.856</text:p>
          </table:table-cell>
          <table:table-cell table:formula="of:=[.C996]*[.H99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997]=&quot;ropes&quot;;[.A997]*[.F997];IF([.B997]=&quot;poles&quot;;[.A997]*[.E997];[.A997]*[.G997]))" office:value-type="float" office:value="42.82665267" calcext:value-type="float">
            <text:p>42.82665267</text:p>
          </table:table-cell>
          <table:table-cell table:formula="of:=[.C997]*[.H997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998]=&quot;ropes&quot;;[.A998]*[.F998];IF([.B998]=&quot;poles&quot;;[.A998]*[.E998];[.A998]*[.G998]))" office:value-type="float" office:value="114.20440712" calcext:value-type="float">
            <text:p>114.20440712</text:p>
          </table:table-cell>
          <table:table-cell table:formula="of:=[.C998]*[.H998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999]=&quot;ropes&quot;;[.A999]*[.F999];IF([.B999]=&quot;poles&quot;;[.A999]*[.E999];[.A999]*[.G999]))" office:value-type="float" office:value="114.20440712" calcext:value-type="float">
            <text:p>114.20440712</text:p>
          </table:table-cell>
          <table:table-cell table:formula="of:=[.C999]*[.H999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000]=&quot;ropes&quot;;[.A1000]*[.F1000];IF([.B1000]=&quot;poles&quot;;[.A1000]*[.E1000];[.A1000]*[.G1000]))" office:value-type="float" office:value="128.47995801" calcext:value-type="float">
            <text:p>128.47995801</text:p>
          </table:table-cell>
          <table:table-cell table:formula="of:=[.C1000]*[.H1000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001]=&quot;ropes&quot;;[.A1001]*[.F1001];IF([.B1001]=&quot;poles&quot;;[.A1001]*[.E1001];[.A1001]*[.G1001]))" office:value-type="float" office:value="57.10220356" calcext:value-type="float">
            <text:p>57.10220356</text:p>
          </table:table-cell>
          <table:table-cell table:formula="of:=[.C1001]*[.H1001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ropes</text:p>
          </table:table-cell>
          <table:table-cell table:formula="of:=IF([.B1002]=&quot;ropes&quot;;[.A1002]*[.F1002];IF([.B1002]=&quot;poles&quot;;[.A1002]*[.E1002];[.A1002]*[.G1002]))" office:value-type="float" office:value="21.413326335" calcext:value-type="float">
            <text:p>21.413326335</text:p>
          </table:table-cell>
          <table:table-cell table:formula="of:=[.C1002]*[.H1002]" office:value-type="float" office:value="0.0021413326335" calcext:value-type="float">
            <text:p>0.0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03]=&quot;ropes&quot;;[.A1003]*[.F1003];IF([.B1003]=&quot;poles&quot;;[.A1003]*[.E1003];[.A1003]*[.G1003]))" office:value-type="float" office:value="4046.856" calcext:value-type="float">
            <text:p>4046.856</text:p>
          </table:table-cell>
          <table:table-cell table:formula="of:=[.C1003]*[.H100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04]=&quot;ropes&quot;;[.A1004]*[.F1004];IF([.B1004]=&quot;poles&quot;;[.A1004]*[.E1004];[.A1004]*[.G1004]))" office:value-type="float" office:value="4046.856" calcext:value-type="float">
            <text:p>4046.856</text:p>
          </table:table-cell>
          <table:table-cell table:formula="of:=[.C1004]*[.H100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1005]=&quot;ropes&quot;;[.A1005]*[.F1005];IF([.B1005]=&quot;poles&quot;;[.A1005]*[.E1005];[.A1005]*[.G1005]))" office:value-type="float" office:value="114.20440712" calcext:value-type="float">
            <text:p>114.20440712</text:p>
          </table:table-cell>
          <table:table-cell table:formula="of:=[.C1005]*[.H1005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1006]=&quot;ropes&quot;;[.A1006]*[.F1006];IF([.B1006]=&quot;poles&quot;;[.A1006]*[.E1006];[.A1006]*[.G1006]))" office:value-type="float" office:value="71.37775445" calcext:value-type="float">
            <text:p>71.37775445</text:p>
          </table:table-cell>
          <table:table-cell table:formula="of:=[.C1006]*[.H1006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07]=&quot;ropes&quot;;[.A1007]*[.F1007];IF([.B1007]=&quot;poles&quot;;[.A1007]*[.E1007];[.A1007]*[.G1007]))" office:value-type="float" office:value="4046.856" calcext:value-type="float">
            <text:p>4046.856</text:p>
          </table:table-cell>
          <table:table-cell table:formula="of:=[.C1007]*[.H100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1008]=&quot;ropes&quot;;[.A1008]*[.F1008];IF([.B1008]=&quot;poles&quot;;[.A1008]*[.E1008];[.A1008]*[.G1008]))" office:value-type="float" office:value="16187.424" calcext:value-type="float">
            <text:p>16187.424</text:p>
          </table:table-cell>
          <table:table-cell table:formula="of:=[.C1008]*[.H1008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1009]=&quot;ropes&quot;;[.A1009]*[.F1009];IF([.B1009]=&quot;poles&quot;;[.A1009]*[.E1009];[.A1009]*[.G1009]))" office:value-type="float" office:value="114.20440712" calcext:value-type="float">
            <text:p>114.20440712</text:p>
          </table:table-cell>
          <table:table-cell table:formula="of:=[.C1009]*[.H1009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ropes</text:p>
          </table:table-cell>
          <table:table-cell table:formula="of:=IF([.B1010]=&quot;ropes&quot;;[.A1010]*[.F1010];IF([.B1010]=&quot;poles&quot;;[.A1010]*[.E1010];[.A1010]*[.G1010]))" office:value-type="float" office:value="456.81762848" calcext:value-type="float">
            <text:p>456.81762848</text:p>
          </table:table-cell>
          <table:table-cell table:formula="of:=[.C1010]*[.H1010]" office:value-type="float" office:value="0.045681762848" calcext:value-type="float">
            <text:p>0.045681762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1011]=&quot;ropes&quot;;[.A1011]*[.F1011];IF([.B1011]=&quot;poles&quot;;[.A1011]*[.E1011];[.A1011]*[.G1011]))" office:value-type="float" office:value="228.40881424" calcext:value-type="float">
            <text:p>228.40881424</text:p>
          </table:table-cell>
          <table:table-cell table:formula="of:=[.C1011]*[.H1011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012]=&quot;ropes&quot;;[.A1012]*[.F1012];IF([.B1012]=&quot;poles&quot;;[.A1012]*[.E1012];[.A1012]*[.G1012]))" office:value-type="float" office:value="85.65330534" calcext:value-type="float">
            <text:p>85.65330534</text:p>
          </table:table-cell>
          <table:table-cell table:formula="of:=[.C1012]*[.H1012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013]=&quot;ropes&quot;;[.A1013]*[.F1013];IF([.B1013]=&quot;poles&quot;;[.A1013]*[.E1013];[.A1013]*[.G1013]))" office:value-type="float" office:value="57.10220356" calcext:value-type="float">
            <text:p>57.10220356</text:p>
          </table:table-cell>
          <table:table-cell table:formula="of:=[.C1013]*[.H1013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014]=&quot;ropes&quot;;[.A1014]*[.F1014];IF([.B1014]=&quot;poles&quot;;[.A1014]*[.E1014];[.A1014]*[.G1014]))" office:value-type="float" office:value="85.65330534" calcext:value-type="float">
            <text:p>85.65330534</text:p>
          </table:table-cell>
          <table:table-cell table:formula="of:=[.C1014]*[.H1014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1015]=&quot;ropes&quot;;[.A1015]*[.F1015];IF([.B1015]=&quot;poles&quot;;[.A1015]*[.E1015];[.A1015]*[.G1015]))" office:value-type="float" office:value="142.7555089" calcext:value-type="float">
            <text:p>142.7555089</text:p>
          </table:table-cell>
          <table:table-cell table:formula="of:=[.C1015]*[.H1015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016]=&quot;ropes&quot;;[.A1016]*[.F1016];IF([.B1016]=&quot;poles&quot;;[.A1016]*[.E1016];[.A1016]*[.G1016]))" office:value-type="float" office:value="85.65330534" calcext:value-type="float">
            <text:p>85.65330534</text:p>
          </table:table-cell>
          <table:table-cell table:formula="of:=[.C1016]*[.H1016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017]=&quot;ropes&quot;;[.A1017]*[.F1017];IF([.B1017]=&quot;poles&quot;;[.A1017]*[.E1017];[.A1017]*[.G1017]))" office:value-type="float" office:value="57.10220356" calcext:value-type="float">
            <text:p>57.10220356</text:p>
          </table:table-cell>
          <table:table-cell table:formula="of:=[.C1017]*[.H1017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1018]=&quot;ropes&quot;;[.A1018]*[.F1018];IF([.B1018]=&quot;poles&quot;;[.A1018]*[.E1018];[.A1018]*[.G1018]))" office:value-type="float" office:value="42.82665267" calcext:value-type="float">
            <text:p>42.82665267</text:p>
          </table:table-cell>
          <table:table-cell table:formula="of:=[.C1018]*[.H1018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19]=&quot;ropes&quot;;[.A1019]*[.F1019];IF([.B1019]=&quot;poles&quot;;[.A1019]*[.E1019];[.A1019]*[.G1019]))" office:value-type="float" office:value="4046.856" calcext:value-type="float">
            <text:p>4046.856</text:p>
          </table:table-cell>
          <table:table-cell table:formula="of:=[.C1019]*[.H101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1020]=&quot;ropes&quot;;[.A1020]*[.F1020];IF([.B1020]=&quot;poles&quot;;[.A1020]*[.E1020];[.A1020]*[.G1020]))" office:value-type="float" office:value="10117.14" calcext:value-type="float">
            <text:p>10117.14</text:p>
          </table:table-cell>
          <table:table-cell table:formula="of:=[.C1020]*[.H1020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1021]=&quot;ropes&quot;;[.A1021]*[.F1021];IF([.B1021]=&quot;poles&quot;;[.A1021]*[.E1021];[.A1021]*[.G1021]))" office:value-type="float" office:value="10117.14" calcext:value-type="float">
            <text:p>10117.14</text:p>
          </table:table-cell>
          <table:table-cell table:formula="of:=[.C1021]*[.H1021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1022]=&quot;ropes&quot;;[.A1022]*[.F1022];IF([.B1022]=&quot;poles&quot;;[.A1022]*[.E1022];[.A1022]*[.G1022]))" office:value-type="float" office:value="24281.136" calcext:value-type="float">
            <text:p>24281.136</text:p>
          </table:table-cell>
          <table:table-cell table:formula="of:=[.C1022]*[.H1022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23]=&quot;ropes&quot;;[.A1023]*[.F1023];IF([.B1023]=&quot;poles&quot;;[.A1023]*[.E1023];[.A1023]*[.G1023]))" office:value-type="float" office:value="4046.856" calcext:value-type="float">
            <text:p>4046.856</text:p>
          </table:table-cell>
          <table:table-cell table:formula="of:=[.C1023]*[.H102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024]=&quot;ropes&quot;;[.A1024]*[.F1024];IF([.B1024]=&quot;poles&quot;;[.A1024]*[.E1024];[.A1024]*[.G1024]))" office:value-type="float" office:value="8093.712" calcext:value-type="float">
            <text:p>8093.712</text:p>
          </table:table-cell>
          <table:table-cell table:formula="of:=[.C1024]*[.H1024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1025]=&quot;ropes&quot;;[.A1025]*[.F1025];IF([.B1025]=&quot;poles&quot;;[.A1025]*[.E1025];[.A1025]*[.G1025]))" office:value-type="float" office:value="142.7555089" calcext:value-type="float">
            <text:p>142.7555089</text:p>
          </table:table-cell>
          <table:table-cell table:formula="of:=[.C1025]*[.H1025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formula="of:=IF([.B1026]=&quot;ropes&quot;;[.A1026]*[.F1026];IF([.B1026]=&quot;poles&quot;;[.A1026]*[.E1026];[.A1026]*[.G1026]))" office:value-type="float" office:value="40468.56" calcext:value-type="float">
            <text:p>40468.56</text:p>
          </table:table-cell>
          <table:table-cell table:formula="of:=[.C1026]*[.H1026]" office:value-type="float" office:value="4.046856" calcext:value-type="float">
            <text:p>4.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027]=&quot;ropes&quot;;[.A1027]*[.F1027];IF([.B1027]=&quot;poles&quot;;[.A1027]*[.E1027];[.A1027]*[.G1027]))" office:value-type="float" office:value="8093.712" calcext:value-type="float">
            <text:p>8093.712</text:p>
          </table:table-cell>
          <table:table-cell table:formula="of:=[.C1027]*[.H1027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5"/>
          <table:table-cell table:formula="of:=IF([.B1028]=&quot;ropes&quot;;[.A1028]*[.F1028];IF([.B1028]=&quot;poles&quot;;[.A1028]*[.E1028];[.A1028]*[.G1028]))" office:value-type="float" office:value="22257.708" calcext:value-type="float">
            <text:p>22257.708</text:p>
          </table:table-cell>
          <table:table-cell table:formula="of:=[.C1028]*[.H1028]" office:value-type="float" office:value="2.2257708" calcext:value-type="float">
            <text:p>2.225770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/>
          <table:table-cell table:formula="of:=IF([.B1029]=&quot;ropes&quot;;[.A1029]*[.F1029];IF([.B1029]=&quot;poles&quot;;[.A1029]*[.E1029];[.A1029]*[.G1029]))" office:value-type="float" office:value="97124.544" calcext:value-type="float">
            <text:p>97124.544</text:p>
          </table:table-cell>
          <table:table-cell table:formula="of:=[.C1029]*[.H1029]" office:value-type="float" office:value="9.7124544" calcext:value-type="float">
            <text:p>9.712454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1030]=&quot;ropes&quot;;[.A1030]*[.F1030];IF([.B1030]=&quot;poles&quot;;[.A1030]*[.E1030];[.A1030]*[.G1030]))" office:value-type="float" office:value="16187.424" calcext:value-type="float">
            <text:p>16187.424</text:p>
          </table:table-cell>
          <table:table-cell table:formula="of:=[.C1030]*[.H103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31]=&quot;ropes&quot;;[.A1031]*[.F1031];IF([.B1031]=&quot;poles&quot;;[.A1031]*[.E1031];[.A1031]*[.G1031]))" office:value-type="float" office:value="4046.856" calcext:value-type="float">
            <text:p>4046.856</text:p>
          </table:table-cell>
          <table:table-cell table:formula="of:=[.C1031]*[.H1031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poles</text:p>
          </table:table-cell>
          <table:table-cell table:formula="of:=IF([.B1032]=&quot;ropes&quot;;[.A1032]*[.F1032];IF([.B1032]=&quot;poles&quot;;[.A1032]*[.E1032];[.A1032]*[.G1032]))" office:value-type="float" office:value="303.51423168" calcext:value-type="float">
            <text:p>303.51423168</text:p>
          </table:table-cell>
          <table:table-cell table:formula="of:=[.C1032]*[.H1032]" office:value-type="float" office:value="0.030351423168" calcext:value-type="float">
            <text:p>0.0303514231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033]=&quot;ropes&quot;;[.A1033]*[.F1033];IF([.B1033]=&quot;poles&quot;;[.A1033]*[.E1033];[.A1033]*[.G1033]))" office:value-type="float" office:value="28.55110178" calcext:value-type="float">
            <text:p>28.55110178</text:p>
          </table:table-cell>
          <table:table-cell table:formula="of:=[.C1033]*[.H1033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1034]=&quot;ropes&quot;;[.A1034]*[.F1034];IF([.B1034]=&quot;poles&quot;;[.A1034]*[.E1034];[.A1034]*[.G1034]))" office:value-type="float" office:value="114.20440712" calcext:value-type="float">
            <text:p>114.20440712</text:p>
          </table:table-cell>
          <table:table-cell table:formula="of:=[.C1034]*[.H1034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1035]=&quot;ropes&quot;;[.A1035]*[.F1035];IF([.B1035]=&quot;poles&quot;;[.A1035]*[.E1035];[.A1035]*[.G1035]))" office:value-type="float" office:value="4046.856" calcext:value-type="float">
            <text:p>4046.856</text:p>
          </table:table-cell>
          <table:table-cell table:formula="of:=[.C1035]*[.H1035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36]=&quot;ropes&quot;;[.A1036]*[.F1036];IF([.B1036]=&quot;poles&quot;;[.A1036]*[.E1036];[.A1036]*[.G1036]))" office:value-type="float" office:value="4046.856" calcext:value-type="float">
            <text:p>4046.856</text:p>
          </table:table-cell>
          <table:table-cell table:formula="of:=[.C1036]*[.H103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1037]=&quot;ropes&quot;;[.A1037]*[.F1037];IF([.B1037]=&quot;poles&quot;;[.A1037]*[.E1037];[.A1037]*[.G1037]))" office:value-type="float" office:value="6070.284" calcext:value-type="float">
            <text:p>6070.284</text:p>
          </table:table-cell>
          <table:table-cell table:formula="of:=[.C1037]*[.H1037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38]=&quot;ropes&quot;;[.A1038]*[.F1038];IF([.B1038]=&quot;poles&quot;;[.A1038]*[.E1038];[.A1038]*[.G1038]))" office:value-type="float" office:value="4046.856" calcext:value-type="float">
            <text:p>4046.856</text:p>
          </table:table-cell>
          <table:table-cell table:formula="of:=[.C1038]*[.H1038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1039]=&quot;ropes&quot;;[.A1039]*[.F1039];IF([.B1039]=&quot;poles&quot;;[.A1039]*[.E1039];[.A1039]*[.G1039]))" office:value-type="float" office:value="32374.848" calcext:value-type="float">
            <text:p>32374.848</text:p>
          </table:table-cell>
          <table:table-cell table:formula="of:=[.C1039]*[.H1039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040]=&quot;ropes&quot;;[.A1040]*[.F1040];IF([.B1040]=&quot;poles&quot;;[.A1040]*[.E1040];[.A1040]*[.G1040]))" office:value-type="float" office:value="8093.712" calcext:value-type="float">
            <text:p>8093.712</text:p>
          </table:table-cell>
          <table:table-cell table:formula="of:=[.C1040]*[.H1040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style-name="Default" office:value-type="float" office:value="1E+019" calcext:value-type="float">
            <text:p>1E+019</text:p>
          </table:table-cell>
          <table:table-cell table:style-name="ce5"/>
          <table:table-cell table:formula="of:=IF([.B1041]=&quot;ropes&quot;;[.A1041]*[.F1041];IF([.B1041]=&quot;poles&quot;;[.A1041]*[.E1041];[.A1041]*[.G1041]))" office:value-type="float" office:value="4.046856E+022" calcext:value-type="float">
            <text:p>4.046856E+022</text:p>
          </table:table-cell>
          <table:table-cell table:formula="of:=[.C1041]*[.H1041]" office:value-type="float" office:value="4.046856E+018" calcext:value-type="float">
            <text:p>4.046856E+01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1042]=&quot;ropes&quot;;[.A1042]*[.F1042];IF([.B1042]=&quot;poles&quot;;[.A1042]*[.E1042];[.A1042]*[.G1042]))" office:value-type="float" office:value="4046.856" calcext:value-type="float">
            <text:p>4046.856</text:p>
          </table:table-cell>
          <table:table-cell table:formula="of:=[.C1042]*[.H104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1043]=&quot;ropes&quot;;[.A1043]*[.F1043];IF([.B1043]=&quot;poles&quot;;[.A1043]*[.E1043];[.A1043]*[.G1043]))" office:value-type="float" office:value="142.7555089" calcext:value-type="float">
            <text:p>142.7555089</text:p>
          </table:table-cell>
          <table:table-cell table:formula="of:=[.C1043]*[.H1043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044]=&quot;ropes&quot;;[.A1044]*[.F1044];IF([.B1044]=&quot;poles&quot;;[.A1044]*[.E1044];[.A1044]*[.G1044]))" office:value-type="float" office:value="8093.712" calcext:value-type="float">
            <text:p>8093.712</text:p>
          </table:table-cell>
          <table:table-cell table:formula="of:=[.C1044]*[.H1044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1045]=&quot;ropes&quot;;[.A1045]*[.F1045];IF([.B1045]=&quot;poles&quot;;[.A1045]*[.E1045];[.A1045]*[.G1045]))" office:value-type="float" office:value="20234.28" calcext:value-type="float">
            <text:p>20234.28</text:p>
          </table:table-cell>
          <table:table-cell table:formula="of:=[.C1045]*[.H1045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1046]=&quot;ropes&quot;;[.A1046]*[.F1046];IF([.B1046]=&quot;poles&quot;;[.A1046]*[.E1046];[.A1046]*[.G1046]))" office:value-type="float" office:value="6070.284" calcext:value-type="float">
            <text:p>6070.284</text:p>
          </table:table-cell>
          <table:table-cell table:formula="of:=[.C1046]*[.H1046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47]=&quot;ropes&quot;;[.A1047]*[.F1047];IF([.B1047]=&quot;poles&quot;;[.A1047]*[.E1047];[.A1047]*[.G1047]))" office:value-type="float" office:value="4046.856" calcext:value-type="float">
            <text:p>4046.856</text:p>
          </table:table-cell>
          <table:table-cell table:formula="of:=[.C1047]*[.H104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ropes</text:p>
          </table:table-cell>
          <table:table-cell table:formula="of:=IF([.B1048]=&quot;ropes&quot;;[.A1048]*[.F1048];IF([.B1048]=&quot;poles&quot;;[.A1048]*[.E1048];[.A1048]*[.G1048]))" office:value-type="float" office:value="157.03105979" calcext:value-type="float">
            <text:p>157.03105979</text:p>
          </table:table-cell>
          <table:table-cell table:formula="of:=[.C1048]*[.H1048]" office:value-type="float" office:value="0.015703105979" calcext:value-type="float">
            <text:p>0.01570310597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49]=&quot;ropes&quot;;[.A1049]*[.F1049];IF([.B1049]=&quot;poles&quot;;[.A1049]*[.E1049];[.A1049]*[.G1049]))" office:value-type="float" office:value="4046.856" calcext:value-type="float">
            <text:p>4046.856</text:p>
          </table:table-cell>
          <table:table-cell table:formula="of:=[.C1049]*[.H104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1050]=&quot;ropes&quot;;[.A1050]*[.F1050];IF([.B1050]=&quot;poles&quot;;[.A1050]*[.E1050];[.A1050]*[.G1050]))" office:value-type="float" office:value="32374.848" calcext:value-type="float">
            <text:p>32374.848</text:p>
          </table:table-cell>
          <table:table-cell table:formula="of:=[.C1050]*[.H1050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formula="of:=IF([.B1051]=&quot;ropes&quot;;[.A1051]*[.F1051];IF([.B1051]=&quot;poles&quot;;[.A1051]*[.E1051];[.A1051]*[.G1051]))" office:value-type="float" office:value="36421.704" calcext:value-type="float">
            <text:p>36421.704</text:p>
          </table:table-cell>
          <table:table-cell table:formula="of:=[.C1051]*[.H1051]" office:value-type="float" office:value="3.6421704" calcext:value-type="float">
            <text:p>3.642170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052]=&quot;ropes&quot;;[.A1052]*[.F1052];IF([.B1052]=&quot;poles&quot;;[.A1052]*[.E1052];[.A1052]*[.G1052]))" office:value-type="float" office:value="8093.712" calcext:value-type="float">
            <text:p>8093.712</text:p>
          </table:table-cell>
          <table:table-cell table:formula="of:=[.C1052]*[.H1052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1053]=&quot;ropes&quot;;[.A1053]*[.F1053];IF([.B1053]=&quot;poles&quot;;[.A1053]*[.E1053];[.A1053]*[.G1053]))" office:value-type="float" office:value="6070.284" calcext:value-type="float">
            <text:p>6070.284</text:p>
          </table:table-cell>
          <table:table-cell table:formula="of:=[.C1053]*[.H1053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54]=&quot;ropes&quot;;[.A1054]*[.F1054];IF([.B1054]=&quot;poles&quot;;[.A1054]*[.E1054];[.A1054]*[.G1054]))" office:value-type="float" office:value="4046.856" calcext:value-type="float">
            <text:p>4046.856</text:p>
          </table:table-cell>
          <table:table-cell table:formula="of:=[.C1054]*[.H105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1055]=&quot;ropes&quot;;[.A1055]*[.F1055];IF([.B1055]=&quot;poles&quot;;[.A1055]*[.E1055];[.A1055]*[.G1055]))" office:value-type="float" office:value="6070.284" calcext:value-type="float">
            <text:p>6070.284</text:p>
          </table:table-cell>
          <table:table-cell table:formula="of:=[.C1055]*[.H1055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56]=&quot;ropes&quot;;[.A1056]*[.F1056];IF([.B1056]=&quot;poles&quot;;[.A1056]*[.E1056];[.A1056]*[.G1056]))" office:value-type="float" office:value="4046.856" calcext:value-type="float">
            <text:p>4046.856</text:p>
          </table:table-cell>
          <table:table-cell table:formula="of:=[.C1056]*[.H1056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oles</text:p>
          </table:table-cell>
          <table:table-cell table:formula="of:=IF([.B1057]=&quot;ropes&quot;;[.A1057]*[.F1057];IF([.B1057]=&quot;poles&quot;;[.A1057]*[.E1057];[.A1057]*[.G1057]))" office:value-type="float" office:value="50.58570528" calcext:value-type="float">
            <text:p>50.58570528</text:p>
          </table:table-cell>
          <table:table-cell table:formula="of:=[.C1057]*[.H1057]" office:value-type="float" office:value="0.005058570528" calcext:value-type="float">
            <text:p>0.0050585705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1058]=&quot;ropes&quot;;[.A1058]*[.F1058];IF([.B1058]=&quot;poles&quot;;[.A1058]*[.E1058];[.A1058]*[.G1058]))" office:value-type="float" office:value="20234.28" calcext:value-type="float">
            <text:p>20234.28</text:p>
          </table:table-cell>
          <table:table-cell table:formula="of:=[.C1058]*[.H1058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1059]=&quot;ropes&quot;;[.A1059]*[.F1059];IF([.B1059]=&quot;poles&quot;;[.A1059]*[.E1059];[.A1059]*[.G1059]))" office:value-type="float" office:value="99.92885623" calcext:value-type="float">
            <text:p>99.92885623</text:p>
          </table:table-cell>
          <table:table-cell table:formula="of:=[.C1059]*[.H1059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1060]=&quot;ropes&quot;;[.A1060]*[.F1060];IF([.B1060]=&quot;poles&quot;;[.A1060]*[.E1060];[.A1060]*[.G1060]))" office:value-type="float" office:value="114.20440712" calcext:value-type="float">
            <text:p>114.20440712</text:p>
          </table:table-cell>
          <table:table-cell table:formula="of:=[.C1060]*[.H1060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E+019" calcext:value-type="float">
            <text:p>1E+019</text:p>
          </table:table-cell>
          <table:table-cell table:style-name="ce5"/>
          <table:table-cell table:formula="of:=IF([.B1061]=&quot;ropes&quot;;[.A1061]*[.F1061];IF([.B1061]=&quot;poles&quot;;[.A1061]*[.E1061];[.A1061]*[.G1061]))" office:value-type="float" office:value="4.046856E+022" calcext:value-type="float">
            <text:p>4.046856E+022</text:p>
          </table:table-cell>
          <table:table-cell table:formula="of:=[.C1061]*[.H1061]" office:value-type="float" office:value="4.046856E+018" calcext:value-type="float">
            <text:p>4.046856E+01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062]=&quot;ropes&quot;;[.A1062]*[.F1062];IF([.B1062]=&quot;poles&quot;;[.A1062]*[.E1062];[.A1062]*[.G1062]))" office:value-type="float" office:value="12140.568" calcext:value-type="float">
            <text:p>12140.568</text:p>
          </table:table-cell>
          <table:table-cell table:formula="of:=[.C1062]*[.H1062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063]=&quot;ropes&quot;;[.A1063]*[.F1063];IF([.B1063]=&quot;poles&quot;;[.A1063]*[.E1063];[.A1063]*[.G1063]))" office:value-type="float" office:value="128.47995801" calcext:value-type="float">
            <text:p>128.47995801</text:p>
          </table:table-cell>
          <table:table-cell table:formula="of:=[.C1063]*[.H1063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1064]=&quot;ropes&quot;;[.A1064]*[.F1064];IF([.B1064]=&quot;poles&quot;;[.A1064]*[.E1064];[.A1064]*[.G1064]))" office:value-type="float" office:value="24281.136" calcext:value-type="float">
            <text:p>24281.136</text:p>
          </table:table-cell>
          <table:table-cell table:formula="of:=[.C1064]*[.H1064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1065]=&quot;ropes&quot;;[.A1065]*[.F1065];IF([.B1065]=&quot;poles&quot;;[.A1065]*[.E1065];[.A1065]*[.G1065]))" office:value-type="float" office:value="99.92885623" calcext:value-type="float">
            <text:p>99.92885623</text:p>
          </table:table-cell>
          <table:table-cell table:formula="of:=[.C1065]*[.H1065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066]=&quot;ropes&quot;;[.A1066]*[.F1066];IF([.B1066]=&quot;poles&quot;;[.A1066]*[.E1066];[.A1066]*[.G1066]))" office:value-type="float" office:value="57.10220356" calcext:value-type="float">
            <text:p>57.10220356</text:p>
          </table:table-cell>
          <table:table-cell table:formula="of:=[.C1066]*[.H1066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067]=&quot;ropes&quot;;[.A1067]*[.F1067];IF([.B1067]=&quot;poles&quot;;[.A1067]*[.E1067];[.A1067]*[.G1067]))" office:value-type="float" office:value="12140.568" calcext:value-type="float">
            <text:p>12140.568</text:p>
          </table:table-cell>
          <table:table-cell table:formula="of:=[.C1067]*[.H1067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1068]=&quot;ropes&quot;;[.A1068]*[.F1068];IF([.B1068]=&quot;poles&quot;;[.A1068]*[.E1068];[.A1068]*[.G1068]))" office:value-type="float" office:value="20234.28" calcext:value-type="float">
            <text:p>20234.28</text:p>
          </table:table-cell>
          <table:table-cell table:formula="of:=[.C1068]*[.H1068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1069]=&quot;ropes&quot;;[.A1069]*[.F1069];IF([.B1069]=&quot;poles&quot;;[.A1069]*[.E1069];[.A1069]*[.G1069]))" office:value-type="float" office:value="24281.136" calcext:value-type="float">
            <text:p>24281.136</text:p>
          </table:table-cell>
          <table:table-cell table:formula="of:=[.C1069]*[.H1069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1070]=&quot;ropes&quot;;[.A1070]*[.F1070];IF([.B1070]=&quot;poles&quot;;[.A1070]*[.E1070];[.A1070]*[.G1070]))" office:value-type="float" office:value="20234.28" calcext:value-type="float">
            <text:p>20234.28</text:p>
          </table:table-cell>
          <table:table-cell table:formula="of:=[.C1070]*[.H1070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1071]=&quot;ropes&quot;;[.A1071]*[.F1071];IF([.B1071]=&quot;poles&quot;;[.A1071]*[.E1071];[.A1071]*[.G1071]))" office:value-type="float" office:value="20234.28" calcext:value-type="float">
            <text:p>20234.28</text:p>
          </table:table-cell>
          <table:table-cell table:formula="of:=[.C1071]*[.H1071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072]=&quot;ropes&quot;;[.A1072]*[.F1072];IF([.B1072]=&quot;poles&quot;;[.A1072]*[.E1072];[.A1072]*[.G1072]))" office:value-type="float" office:value="8093.712" calcext:value-type="float">
            <text:p>8093.712</text:p>
          </table:table-cell>
          <table:table-cell table:formula="of:=[.C1072]*[.H1072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073]=&quot;ropes&quot;;[.A1073]*[.F1073];IF([.B1073]=&quot;poles&quot;;[.A1073]*[.E1073];[.A1073]*[.G1073]))" office:value-type="float" office:value="4046.856" calcext:value-type="float">
            <text:p>4046.856</text:p>
          </table:table-cell>
          <table:table-cell table:formula="of:=[.C1073]*[.H107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5"/>
          <table:table-cell table:formula="of:=IF([.B1074]=&quot;ropes&quot;;[.A1074]*[.F1074];IF([.B1074]=&quot;poles&quot;;[.A1074]*[.E1074];[.A1074]*[.G1074]))" office:value-type="float" office:value="14163.996" calcext:value-type="float">
            <text:p>14163.996</text:p>
          </table:table-cell>
          <table:table-cell table:formula="of:=[.C1074]*[.H1074]" office:value-type="float" office:value="1.4163996" calcext:value-type="float">
            <text:p>1.416399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075]=&quot;ropes&quot;;[.A1075]*[.F1075];IF([.B1075]=&quot;poles&quot;;[.A1075]*[.E1075];[.A1075]*[.G1075]))" office:value-type="float" office:value="57.10220356" calcext:value-type="float">
            <text:p>57.10220356</text:p>
          </table:table-cell>
          <table:table-cell table:formula="of:=[.C1075]*[.H1075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1076]=&quot;ropes&quot;;[.A1076]*[.F1076];IF([.B1076]=&quot;poles&quot;;[.A1076]*[.E1076];[.A1076]*[.G1076]))" office:value-type="float" office:value="32374.848" calcext:value-type="float">
            <text:p>32374.848</text:p>
          </table:table-cell>
          <table:table-cell table:formula="of:=[.C1076]*[.H1076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077]=&quot;ropes&quot;;[.A1077]*[.F1077];IF([.B1077]=&quot;poles&quot;;[.A1077]*[.E1077];[.A1077]*[.G1077]))" office:value-type="float" office:value="12140.568" calcext:value-type="float">
            <text:p>12140.568</text:p>
          </table:table-cell>
          <table:table-cell table:formula="of:=[.C1077]*[.H1077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078]=&quot;ropes&quot;;[.A1078]*[.F1078];IF([.B1078]=&quot;poles&quot;;[.A1078]*[.E1078];[.A1078]*[.G1078]))" office:value-type="float" office:value="85.65330534" calcext:value-type="float">
            <text:p>85.65330534</text:p>
          </table:table-cell>
          <table:table-cell table:formula="of:=[.C1078]*[.H1078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formula="of:=IF([.B1079]=&quot;ropes&quot;;[.A1079]*[.F1079];IF([.B1079]=&quot;poles&quot;;[.A1079]*[.E1079];[.A1079]*[.G1079]))" office:value-type="float" office:value="0" calcext:value-type="float">
            <text:p>0</text:p>
          </table:table-cell>
          <table:table-cell table:formula="of:=[.C1079]*[.H1079]" office:value-type="float" office:value="0" calcext:value-type="float">
            <text:p>0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ropes</text:p>
          </table:table-cell>
          <table:table-cell table:formula="of:=IF([.B1080]=&quot;ropes&quot;;[.A1080]*[.F1080];IF([.B1080]=&quot;poles&quot;;[.A1080]*[.E1080];[.A1080]*[.G1080]))" office:value-type="float" office:value="157.03105979" calcext:value-type="float">
            <text:p>157.03105979</text:p>
          </table:table-cell>
          <table:table-cell table:formula="of:=[.C1080]*[.H1080]" office:value-type="float" office:value="0.015703105979" calcext:value-type="float">
            <text:p>0.01570310597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ropes</text:p>
          </table:table-cell>
          <table:table-cell table:formula="of:=IF([.B1081]=&quot;ropes&quot;;[.A1081]*[.F1081];IF([.B1081]=&quot;poles&quot;;[.A1081]*[.E1081];[.A1081]*[.G1081]))" office:value-type="float" office:value="157.03105979" calcext:value-type="float">
            <text:p>157.03105979</text:p>
          </table:table-cell>
          <table:table-cell table:formula="of:=[.C1081]*[.H1081]" office:value-type="float" office:value="0.015703105979" calcext:value-type="float">
            <text:p>0.01570310597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formula="of:=IF([.B1082]=&quot;ropes&quot;;[.A1082]*[.F1082];IF([.B1082]=&quot;poles&quot;;[.A1082]*[.E1082];[.A1082]*[.G1082]))" office:value-type="float" office:value="52609.128" calcext:value-type="float">
            <text:p>52609.128</text:p>
          </table:table-cell>
          <table:table-cell table:formula="of:=[.C1082]*[.H1082]" office:value-type="float" office:value="5.2609128" calcext:value-type="float">
            <text:p>5.26091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1083]=&quot;ropes&quot;;[.A1083]*[.F1083];IF([.B1083]=&quot;poles&quot;;[.A1083]*[.E1083];[.A1083]*[.G1083]))" office:value-type="float" office:value="71.37775445" calcext:value-type="float">
            <text:p>71.37775445</text:p>
          </table:table-cell>
          <table:table-cell table:formula="of:=[.C1083]*[.H1083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084]=&quot;ropes&quot;;[.A1084]*[.F1084];IF([.B1084]=&quot;poles&quot;;[.A1084]*[.E1084];[.A1084]*[.G1084]))" office:value-type="float" office:value="57.10220356" calcext:value-type="float">
            <text:p>57.10220356</text:p>
          </table:table-cell>
          <table:table-cell table:formula="of:=[.C1084]*[.H1084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085]=&quot;ropes&quot;;[.A1085]*[.F1085];IF([.B1085]=&quot;poles&quot;;[.A1085]*[.E1085];[.A1085]*[.G1085]))" office:value-type="float" office:value="8093.712" calcext:value-type="float">
            <text:p>8093.712</text:p>
          </table:table-cell>
          <table:table-cell table:formula="of:=[.C1085]*[.H1085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086]=&quot;ropes&quot;;[.A1086]*[.F1086];IF([.B1086]=&quot;poles&quot;;[.A1086]*[.E1086];[.A1086]*[.G1086]))" office:value-type="float" office:value="12140.568" calcext:value-type="float">
            <text:p>12140.568</text:p>
          </table:table-cell>
          <table:table-cell table:formula="of:=[.C1086]*[.H1086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087]=&quot;ropes&quot;;[.A1087]*[.F1087];IF([.B1087]=&quot;poles&quot;;[.A1087]*[.E1087];[.A1087]*[.G1087]))" office:value-type="float" office:value="28.55110178" calcext:value-type="float">
            <text:p>28.55110178</text:p>
          </table:table-cell>
          <table:table-cell table:formula="of:=[.C1087]*[.H1087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1088]=&quot;ropes&quot;;[.A1088]*[.F1088];IF([.B1088]=&quot;poles&quot;;[.A1088]*[.E1088];[.A1088]*[.G1088]))" office:value-type="float" office:value="4046.856" calcext:value-type="float">
            <text:p>4046.856</text:p>
          </table:table-cell>
          <table:table-cell table:formula="of:=[.C1088]*[.H1088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1089]=&quot;ropes&quot;;[.A1089]*[.F1089];IF([.B1089]=&quot;poles&quot;;[.A1089]*[.E1089];[.A1089]*[.G1089]))" office:value-type="float" office:value="4046.856" calcext:value-type="float">
            <text:p>4046.856</text:p>
          </table:table-cell>
          <table:table-cell table:formula="of:=[.C1089]*[.H108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090]=&quot;ropes&quot;;[.A1090]*[.F1090];IF([.B1090]=&quot;poles&quot;;[.A1090]*[.E1090];[.A1090]*[.G1090]))" office:value-type="float" office:value="12140.568" calcext:value-type="float">
            <text:p>12140.568</text:p>
          </table:table-cell>
          <table:table-cell table:formula="of:=[.C1090]*[.H1090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/>
          <table:table-cell table:formula="of:=IF([.B1091]=&quot;ropes&quot;;[.A1091]*[.F1091];IF([.B1091]=&quot;poles&quot;;[.A1091]*[.E1091];[.A1091]*[.G1091]))" office:value-type="float" office:value="56655.984" calcext:value-type="float">
            <text:p>56655.984</text:p>
          </table:table-cell>
          <table:table-cell table:formula="of:=[.C1091]*[.H1091]" office:value-type="float" office:value="5.6655984" calcext:value-type="float">
            <text:p>5.66559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formula="of:=IF([.B1092]=&quot;ropes&quot;;[.A1092]*[.F1092];IF([.B1092]=&quot;poles&quot;;[.A1092]*[.E1092];[.A1092]*[.G1092]))" office:value-type="float" office:value="40468.56" calcext:value-type="float">
            <text:p>40468.56</text:p>
          </table:table-cell>
          <table:table-cell table:formula="of:=[.C1092]*[.H1092]" office:value-type="float" office:value="4.046856" calcext:value-type="float">
            <text:p>4.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/>
          <table:table-cell table:formula="of:=IF([.B1093]=&quot;ropes&quot;;[.A1093]*[.F1093];IF([.B1093]=&quot;poles&quot;;[.A1093]*[.E1093];[.A1093]*[.G1093]))" office:value-type="float" office:value="186155.376" calcext:value-type="float">
            <text:p>186155.376</text:p>
          </table:table-cell>
          <table:table-cell table:formula="of:=[.C1093]*[.H1093]" office:value-type="float" office:value="18.6155376" calcext:value-type="float">
            <text:p>18.615537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094]=&quot;ropes&quot;;[.A1094]*[.F1094];IF([.B1094]=&quot;poles&quot;;[.A1094]*[.E1094];[.A1094]*[.G1094]))" office:value-type="float" office:value="57.10220356" calcext:value-type="float">
            <text:p>57.10220356</text:p>
          </table:table-cell>
          <table:table-cell table:formula="of:=[.C1094]*[.H1094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095]=&quot;ropes&quot;;[.A1095]*[.F1095];IF([.B1095]=&quot;poles&quot;;[.A1095]*[.E1095];[.A1095]*[.G1095]))" office:value-type="float" office:value="128.47995801" calcext:value-type="float">
            <text:p>128.47995801</text:p>
          </table:table-cell>
          <table:table-cell table:formula="of:=[.C1095]*[.H1095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/>
          <table:table-cell table:formula="of:=IF([.B1096]=&quot;ropes&quot;;[.A1096]*[.F1096];IF([.B1096]=&quot;poles&quot;;[.A1096]*[.E1096];[.A1096]*[.G1096]))" office:value-type="float" office:value="194249.088" calcext:value-type="float">
            <text:p>194249.088</text:p>
          </table:table-cell>
          <table:table-cell table:formula="of:=[.C1096]*[.H1096]" office:value-type="float" office:value="19.4249088" calcext:value-type="float">
            <text:p>19.424908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 office:value-type="string" calcext:value-type="string">
            <text:p>ropes</text:p>
          </table:table-cell>
          <table:table-cell table:formula="of:=IF([.B1097]=&quot;ropes&quot;;[.A1097]*[.F1097];IF([.B1097]=&quot;poles&quot;;[.A1097]*[.E1097];[.A1097]*[.G1097]))" office:value-type="float" office:value="35.688877225" calcext:value-type="float">
            <text:p>35.688877225</text:p>
          </table:table-cell>
          <table:table-cell table:formula="of:=[.C1097]*[.H1097]" office:value-type="float" office:value="0.0035688877225" calcext:value-type="float">
            <text:p>0.003568887722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098]=&quot;ropes&quot;;[.A1098]*[.F1098];IF([.B1098]=&quot;poles&quot;;[.A1098]*[.E1098];[.A1098]*[.G1098]))" office:value-type="float" office:value="57.10220356" calcext:value-type="float">
            <text:p>57.10220356</text:p>
          </table:table-cell>
          <table:table-cell table:formula="of:=[.C1098]*[.H1098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099]=&quot;ropes&quot;;[.A1099]*[.F1099];IF([.B1099]=&quot;poles&quot;;[.A1099]*[.E1099];[.A1099]*[.G1099]))" office:value-type="float" office:value="85.65330534" calcext:value-type="float">
            <text:p>85.65330534</text:p>
          </table:table-cell>
          <table:table-cell table:formula="of:=[.C1099]*[.H1099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5" office:value-type="string" calcext:value-type="string">
            <text:p>ropes</text:p>
          </table:table-cell>
          <table:table-cell table:formula="of:=IF([.B1100]=&quot;ropes&quot;;[.A1100]*[.F1100];IF([.B1100]=&quot;poles&quot;;[.A1100]*[.E1100];[.A1100]*[.G1100]))" office:value-type="float" office:value="7.137775445" calcext:value-type="float">
            <text:p>7.137775445</text:p>
          </table:table-cell>
          <table:table-cell table:formula="of:=[.C1100]*[.H1100]" office:value-type="float" office:value="0.0007137775445" calcext:value-type="float">
            <text:p>0.0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/>
          <table:table-cell table:formula="of:=IF([.B1101]=&quot;ropes&quot;;[.A1101]*[.F1101];IF([.B1101]=&quot;poles&quot;;[.A1101]*[.E1101];[.A1101]*[.G1101]))" office:value-type="float" office:value="194249.088" calcext:value-type="float">
            <text:p>194249.088</text:p>
          </table:table-cell>
          <table:table-cell table:formula="of:=[.C1101]*[.H1101]" office:value-type="float" office:value="19.4249088" calcext:value-type="float">
            <text:p>19.424908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102]=&quot;ropes&quot;;[.A1102]*[.F1102];IF([.B1102]=&quot;poles&quot;;[.A1102]*[.E1102];[.A1102]*[.G1102]))" office:value-type="float" office:value="128.47995801" calcext:value-type="float">
            <text:p>128.47995801</text:p>
          </table:table-cell>
          <table:table-cell table:formula="of:=[.C1102]*[.H1102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103]=&quot;ropes&quot;;[.A1103]*[.F1103];IF([.B1103]=&quot;poles&quot;;[.A1103]*[.E1103];[.A1103]*[.G1103]))" office:value-type="float" office:value="128.47995801" calcext:value-type="float">
            <text:p>128.47995801</text:p>
          </table:table-cell>
          <table:table-cell table:formula="of:=[.C1103]*[.H1103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ropes</text:p>
          </table:table-cell>
          <table:table-cell table:formula="of:=IF([.B1104]=&quot;ropes&quot;;[.A1104]*[.F1104];IF([.B1104]=&quot;poles&quot;;[.A1104]*[.E1104];[.A1104]*[.G1104]))" office:value-type="float" office:value="171.30661068" calcext:value-type="float">
            <text:p>171.30661068</text:p>
          </table:table-cell>
          <table:table-cell table:formula="of:=[.C1104]*[.H1104]" office:value-type="float" office:value="0.017130661068" calcext:value-type="float">
            <text:p>0.0171306610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1105]=&quot;ropes&quot;;[.A1105]*[.F1105];IF([.B1105]=&quot;poles&quot;;[.A1105]*[.E1105];[.A1105]*[.G1105]))" office:value-type="float" office:value="28327.992" calcext:value-type="float">
            <text:p>28327.992</text:p>
          </table:table-cell>
          <table:table-cell table:formula="of:=[.C1105]*[.H1105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1106]=&quot;ropes&quot;;[.A1106]*[.F1106];IF([.B1106]=&quot;poles&quot;;[.A1106]*[.E1106];[.A1106]*[.G1106]))" office:value-type="float" office:value="42.82665267" calcext:value-type="float">
            <text:p>42.82665267</text:p>
          </table:table-cell>
          <table:table-cell table:formula="of:=[.C1106]*[.H1106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1107]=&quot;ropes&quot;;[.A1107]*[.F1107];IF([.B1107]=&quot;poles&quot;;[.A1107]*[.E1107];[.A1107]*[.G1107]))" office:value-type="float" office:value="42.82665267" calcext:value-type="float">
            <text:p>42.82665267</text:p>
          </table:table-cell>
          <table:table-cell table:formula="of:=[.C1107]*[.H1107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1108]=&quot;ropes&quot;;[.A1108]*[.F1108];IF([.B1108]=&quot;poles&quot;;[.A1108]*[.E1108];[.A1108]*[.G1108]))" office:value-type="float" office:value="42.82665267" calcext:value-type="float">
            <text:p>42.82665267</text:p>
          </table:table-cell>
          <table:table-cell table:formula="of:=[.C1108]*[.H1108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109]=&quot;ropes&quot;;[.A1109]*[.F1109];IF([.B1109]=&quot;poles&quot;;[.A1109]*[.E1109];[.A1109]*[.G1109]))" office:value-type="float" office:value="8093.712" calcext:value-type="float">
            <text:p>8093.712</text:p>
          </table:table-cell>
          <table:table-cell table:formula="of:=[.C1109]*[.H1109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110]=&quot;ropes&quot;;[.A1110]*[.F1110];IF([.B1110]=&quot;poles&quot;;[.A1110]*[.E1110];[.A1110]*[.G1110]))" office:value-type="float" office:value="28.55110178" calcext:value-type="float">
            <text:p>28.55110178</text:p>
          </table:table-cell>
          <table:table-cell table:formula="of:=[.C1110]*[.H1110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1111]=&quot;ropes&quot;;[.A1111]*[.F1111];IF([.B1111]=&quot;poles&quot;;[.A1111]*[.E1111];[.A1111]*[.G1111]))" office:value-type="float" office:value="71.37775445" calcext:value-type="float">
            <text:p>71.37775445</text:p>
          </table:table-cell>
          <table:table-cell table:formula="of:=[.C1111]*[.H1111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1112]=&quot;ropes&quot;;[.A1112]*[.F1112];IF([.B1112]=&quot;poles&quot;;[.A1112]*[.E1112];[.A1112]*[.G1112]))" office:value-type="float" office:value="114.20440712" calcext:value-type="float">
            <text:p>114.20440712</text:p>
          </table:table-cell>
          <table:table-cell table:formula="of:=[.C1112]*[.H1112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113]=&quot;ropes&quot;;[.A1113]*[.F1113];IF([.B1113]=&quot;poles&quot;;[.A1113]*[.E1113];[.A1113]*[.G1113]))" office:value-type="float" office:value="85.65330534" calcext:value-type="float">
            <text:p>85.65330534</text:p>
          </table:table-cell>
          <table:table-cell table:formula="of:=[.C1113]*[.H1113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1114]=&quot;ropes&quot;;[.A1114]*[.F1114];IF([.B1114]=&quot;poles&quot;;[.A1114]*[.E1114];[.A1114]*[.G1114]))" office:value-type="float" office:value="42.82665267" calcext:value-type="float">
            <text:p>42.82665267</text:p>
          </table:table-cell>
          <table:table-cell table:formula="of:=[.C1114]*[.H1114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115]=&quot;ropes&quot;;[.A1115]*[.F1115];IF([.B1115]=&quot;poles&quot;;[.A1115]*[.E1115];[.A1115]*[.G1115]))" office:value-type="float" office:value="57.10220356" calcext:value-type="float">
            <text:p>57.10220356</text:p>
          </table:table-cell>
          <table:table-cell table:formula="of:=[.C1115]*[.H1115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formula="of:=IF([.B1116]=&quot;ropes&quot;;[.A1116]*[.F1116];IF([.B1116]=&quot;poles&quot;;[.A1116]*[.E1116];[.A1116]*[.G1116]))" office:value-type="float" office:value="52609.128" calcext:value-type="float">
            <text:p>52609.128</text:p>
          </table:table-cell>
          <table:table-cell table:formula="of:=[.C1116]*[.H1116]" office:value-type="float" office:value="5.2609128" calcext:value-type="float">
            <text:p>5.26091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1117]=&quot;ropes&quot;;[.A1117]*[.F1117];IF([.B1117]=&quot;poles&quot;;[.A1117]*[.E1117];[.A1117]*[.G1117]))" office:value-type="float" office:value="114.20440712" calcext:value-type="float">
            <text:p>114.20440712</text:p>
          </table:table-cell>
          <table:table-cell table:formula="of:=[.C1117]*[.H1117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1118]=&quot;ropes&quot;;[.A1118]*[.F1118];IF([.B1118]=&quot;poles&quot;;[.A1118]*[.E1118];[.A1118]*[.G1118]))" office:value-type="float" office:value="71.37775445" calcext:value-type="float">
            <text:p>71.37775445</text:p>
          </table:table-cell>
          <table:table-cell table:formula="of:=[.C1118]*[.H1118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1119]=&quot;ropes&quot;;[.A1119]*[.F1119];IF([.B1119]=&quot;poles&quot;;[.A1119]*[.E1119];[.A1119]*[.G1119]))" office:value-type="float" office:value="42.82665267" calcext:value-type="float">
            <text:p>42.82665267</text:p>
          </table:table-cell>
          <table:table-cell table:formula="of:=[.C1119]*[.H1119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120]=&quot;ropes&quot;;[.A1120]*[.F1120];IF([.B1120]=&quot;poles&quot;;[.A1120]*[.E1120];[.A1120]*[.G1120]))" office:value-type="float" office:value="28.55110178" calcext:value-type="float">
            <text:p>28.55110178</text:p>
          </table:table-cell>
          <table:table-cell table:formula="of:=[.C1120]*[.H1120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121]=&quot;ropes&quot;;[.A1121]*[.F1121];IF([.B1121]=&quot;poles&quot;;[.A1121]*[.E1121];[.A1121]*[.G1121]))" office:value-type="float" office:value="57.10220356" calcext:value-type="float">
            <text:p>57.10220356</text:p>
          </table:table-cell>
          <table:table-cell table:formula="of:=[.C1121]*[.H1121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122]=&quot;ropes&quot;;[.A1122]*[.F1122];IF([.B1122]=&quot;poles&quot;;[.A1122]*[.E1122];[.A1122]*[.G1122]))" office:value-type="float" office:value="85.65330534" calcext:value-type="float">
            <text:p>85.65330534</text:p>
          </table:table-cell>
          <table:table-cell table:formula="of:=[.C1122]*[.H1122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123]=&quot;ropes&quot;;[.A1123]*[.F1123];IF([.B1123]=&quot;poles&quot;;[.A1123]*[.E1123];[.A1123]*[.G1123]))" office:value-type="float" office:value="85.65330534" calcext:value-type="float">
            <text:p>85.65330534</text:p>
          </table:table-cell>
          <table:table-cell table:formula="of:=[.C1123]*[.H1123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124]=&quot;ropes&quot;;[.A1124]*[.F1124];IF([.B1124]=&quot;poles&quot;;[.A1124]*[.E1124];[.A1124]*[.G1124]))" office:value-type="float" office:value="28.55110178" calcext:value-type="float">
            <text:p>28.55110178</text:p>
          </table:table-cell>
          <table:table-cell table:formula="of:=[.C1124]*[.H1124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125]=&quot;ropes&quot;;[.A1125]*[.F1125];IF([.B1125]=&quot;poles&quot;;[.A1125]*[.E1125];[.A1125]*[.G1125]))" office:value-type="float" office:value="128.47995801" calcext:value-type="float">
            <text:p>128.47995801</text:p>
          </table:table-cell>
          <table:table-cell table:formula="of:=[.C1125]*[.H1125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ropes</text:p>
          </table:table-cell>
          <table:table-cell table:formula="of:=IF([.B1126]=&quot;ropes&quot;;[.A1126]*[.F1126];IF([.B1126]=&quot;poles&quot;;[.A1126]*[.E1126];[.A1126]*[.G1126]))" office:value-type="float" office:value="157.03105979" calcext:value-type="float">
            <text:p>157.03105979</text:p>
          </table:table-cell>
          <table:table-cell table:formula="of:=[.C1126]*[.H1126]" office:value-type="float" office:value="0.015703105979" calcext:value-type="float">
            <text:p>0.01570310597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127]=&quot;ropes&quot;;[.A1127]*[.F1127];IF([.B1127]=&quot;poles&quot;;[.A1127]*[.E1127];[.A1127]*[.G1127]))" office:value-type="float" office:value="57.10220356" calcext:value-type="float">
            <text:p>57.10220356</text:p>
          </table:table-cell>
          <table:table-cell table:formula="of:=[.C1127]*[.H1127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 office:value-type="string" calcext:value-type="string">
            <text:p>ropes</text:p>
          </table:table-cell>
          <table:table-cell table:formula="of:=IF([.B1128]=&quot;ropes&quot;;[.A1128]*[.F1128];IF([.B1128]=&quot;poles&quot;;[.A1128]*[.E1128];[.A1128]*[.G1128]))" office:value-type="float" office:value="64.239979005" calcext:value-type="float">
            <text:p>64.239979005</text:p>
          </table:table-cell>
          <table:table-cell table:formula="of:=[.C1128]*[.H1128]" office:value-type="float" office:value="0.0064239979005" calcext:value-type="float">
            <text:p>0.006423997900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129]=&quot;ropes&quot;;[.A1129]*[.F1129];IF([.B1129]=&quot;poles&quot;;[.A1129]*[.E1129];[.A1129]*[.G1129]))" office:value-type="float" office:value="28.55110178" calcext:value-type="float">
            <text:p>28.55110178</text:p>
          </table:table-cell>
          <table:table-cell table:formula="of:=[.C1129]*[.H1129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130]=&quot;ropes&quot;;[.A1130]*[.F1130];IF([.B1130]=&quot;poles&quot;;[.A1130]*[.E1130];[.A1130]*[.G1130]))" office:value-type="float" office:value="57.10220356" calcext:value-type="float">
            <text:p>57.10220356</text:p>
          </table:table-cell>
          <table:table-cell table:formula="of:=[.C1130]*[.H1130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1131]=&quot;ropes&quot;;[.A1131]*[.F1131];IF([.B1131]=&quot;poles&quot;;[.A1131]*[.E1131];[.A1131]*[.G1131]))" office:value-type="float" office:value="42.82665267" calcext:value-type="float">
            <text:p>42.82665267</text:p>
          </table:table-cell>
          <table:table-cell table:formula="of:=[.C1131]*[.H1131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1132]=&quot;ropes&quot;;[.A1132]*[.F1132];IF([.B1132]=&quot;poles&quot;;[.A1132]*[.E1132];[.A1132]*[.G1132]))" office:value-type="float" office:value="4046.856" calcext:value-type="float">
            <text:p>4046.856</text:p>
          </table:table-cell>
          <table:table-cell table:formula="of:=[.C1132]*[.H113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opes</text:p>
          </table:table-cell>
          <table:table-cell table:formula="of:=IF([.B1133]=&quot;ropes&quot;;[.A1133]*[.F1133];IF([.B1133]=&quot;poles&quot;;[.A1133]*[.E1133];[.A1133]*[.G1133]))" office:value-type="float" office:value="185.58216157" calcext:value-type="float">
            <text:p>185.58216157</text:p>
          </table:table-cell>
          <table:table-cell table:formula="of:=[.C1133]*[.H1133]" office:value-type="float" office:value="0.018558216157" calcext:value-type="float">
            <text:p>0.01855821615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134]=&quot;ropes&quot;;[.A1134]*[.F1134];IF([.B1134]=&quot;poles&quot;;[.A1134]*[.E1134];[.A1134]*[.G1134]))" office:value-type="float" office:value="8093.712" calcext:value-type="float">
            <text:p>8093.712</text:p>
          </table:table-cell>
          <table:table-cell table:formula="of:=[.C1134]*[.H1134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ropes</text:p>
          </table:table-cell>
          <table:table-cell table:formula="of:=IF([.B1135]=&quot;ropes&quot;;[.A1135]*[.F1135];IF([.B1135]=&quot;poles&quot;;[.A1135]*[.E1135];[.A1135]*[.G1135]))" office:value-type="float" office:value="256.95991602" calcext:value-type="float">
            <text:p>256.95991602</text:p>
          </table:table-cell>
          <table:table-cell table:formula="of:=[.C1135]*[.H1135]" office:value-type="float" office:value="0.025695991602" calcext:value-type="float">
            <text:p>0.02569599160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ropes</text:p>
          </table:table-cell>
          <table:table-cell table:formula="of:=IF([.B1136]=&quot;ropes&quot;;[.A1136]*[.F1136];IF([.B1136]=&quot;poles&quot;;[.A1136]*[.E1136];[.A1136]*[.G1136]))" office:value-type="float" office:value="385.43987403" calcext:value-type="float">
            <text:p>385.43987403</text:p>
          </table:table-cell>
          <table:table-cell table:formula="of:=[.C1136]*[.H1136]" office:value-type="float" office:value="0.038543987403" calcext:value-type="float">
            <text:p>0.03854398740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137]=&quot;ropes&quot;;[.A1137]*[.F1137];IF([.B1137]=&quot;poles&quot;;[.A1137]*[.E1137];[.A1137]*[.G1137]))" office:value-type="float" office:value="57.10220356" calcext:value-type="float">
            <text:p>57.10220356</text:p>
          </table:table-cell>
          <table:table-cell table:formula="of:=[.C1137]*[.H1137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1138]=&quot;ropes&quot;;[.A1138]*[.F1138];IF([.B1138]=&quot;poles&quot;;[.A1138]*[.E1138];[.A1138]*[.G1138]))" office:value-type="float" office:value="20234.28" calcext:value-type="float">
            <text:p>20234.28</text:p>
          </table:table-cell>
          <table:table-cell table:formula="of:=[.C1138]*[.H1138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139]=&quot;ropes&quot;;[.A1139]*[.F1139];IF([.B1139]=&quot;poles&quot;;[.A1139]*[.E1139];[.A1139]*[.G1139]))" office:value-type="float" office:value="4046.856" calcext:value-type="float">
            <text:p>4046.856</text:p>
          </table:table-cell>
          <table:table-cell table:formula="of:=[.C1139]*[.H113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1140]=&quot;ropes&quot;;[.A1140]*[.F1140];IF([.B1140]=&quot;poles&quot;;[.A1140]*[.E1140];[.A1140]*[.G1140]))" office:value-type="float" office:value="24281.136" calcext:value-type="float">
            <text:p>24281.136</text:p>
          </table:table-cell>
          <table:table-cell table:formula="of:=[.C1140]*[.H1140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1141]=&quot;ropes&quot;;[.A1141]*[.F1141];IF([.B1141]=&quot;poles&quot;;[.A1141]*[.E1141];[.A1141]*[.G1141]))" office:value-type="float" office:value="71.37775445" calcext:value-type="float">
            <text:p>71.37775445</text:p>
          </table:table-cell>
          <table:table-cell table:formula="of:=[.C1141]*[.H1141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1142]=&quot;ropes&quot;;[.A1142]*[.F1142];IF([.B1142]=&quot;poles&quot;;[.A1142]*[.E1142];[.A1142]*[.G1142]))" office:value-type="float" office:value="71.37775445" calcext:value-type="float">
            <text:p>71.37775445</text:p>
          </table:table-cell>
          <table:table-cell table:formula="of:=[.C1142]*[.H1142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1143]=&quot;ropes&quot;;[.A1143]*[.F1143];IF([.B1143]=&quot;poles&quot;;[.A1143]*[.E1143];[.A1143]*[.G1143]))" office:value-type="float" office:value="71.37775445" calcext:value-type="float">
            <text:p>71.37775445</text:p>
          </table:table-cell>
          <table:table-cell table:formula="of:=[.C1143]*[.H1143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144]=&quot;ropes&quot;;[.A1144]*[.F1144];IF([.B1144]=&quot;poles&quot;;[.A1144]*[.E1144];[.A1144]*[.G1144]))" office:value-type="float" office:value="128.47995801" calcext:value-type="float">
            <text:p>128.47995801</text:p>
          </table:table-cell>
          <table:table-cell table:formula="of:=[.C1144]*[.H1144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145]=&quot;ropes&quot;;[.A1145]*[.F1145];IF([.B1145]=&quot;poles&quot;;[.A1145]*[.E1145];[.A1145]*[.G1145]))" office:value-type="float" office:value="12140.568" calcext:value-type="float">
            <text:p>12140.568</text:p>
          </table:table-cell>
          <table:table-cell table:formula="of:=[.C1145]*[.H1145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1146]=&quot;ropes&quot;;[.A1146]*[.F1146];IF([.B1146]=&quot;poles&quot;;[.A1146]*[.E1146];[.A1146]*[.G1146]))" office:value-type="float" office:value="10117.14" calcext:value-type="float">
            <text:p>10117.14</text:p>
          </table:table-cell>
          <table:table-cell table:formula="of:=[.C1146]*[.H1146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147]=&quot;ropes&quot;;[.A1147]*[.F1147];IF([.B1147]=&quot;poles&quot;;[.A1147]*[.E1147];[.A1147]*[.G1147]))" office:value-type="float" office:value="128.47995801" calcext:value-type="float">
            <text:p>128.47995801</text:p>
          </table:table-cell>
          <table:table-cell table:formula="of:=[.C1147]*[.H1147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1148]=&quot;ropes&quot;;[.A1148]*[.F1148];IF([.B1148]=&quot;poles&quot;;[.A1148]*[.E1148];[.A1148]*[.G1148]))" office:value-type="float" office:value="6070.284" calcext:value-type="float">
            <text:p>6070.284</text:p>
          </table:table-cell>
          <table:table-cell table:formula="of:=[.C1148]*[.H1148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149]=&quot;ropes&quot;;[.A1149]*[.F1149];IF([.B1149]=&quot;poles&quot;;[.A1149]*[.E1149];[.A1149]*[.G1149]))" office:value-type="float" office:value="128.47995801" calcext:value-type="float">
            <text:p>128.47995801</text:p>
          </table:table-cell>
          <table:table-cell table:formula="of:=[.C1149]*[.H1149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/>
          <table:table-cell table:formula="of:=IF([.B1150]=&quot;ropes&quot;;[.A1150]*[.F1150];IF([.B1150]=&quot;poles&quot;;[.A1150]*[.E1150];[.A1150]*[.G1150]))" office:value-type="float" office:value="24281.136" calcext:value-type="float">
            <text:p>24281.136</text:p>
          </table:table-cell>
          <table:table-cell table:formula="of:=[.C1150]*[.H1150]" office:value-type="float" office:value="2.4281136" calcext:value-type="float">
            <text:p>2.4281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1151]=&quot;ropes&quot;;[.A1151]*[.F1151];IF([.B1151]=&quot;poles&quot;;[.A1151]*[.E1151];[.A1151]*[.G1151]))" office:value-type="float" office:value="142.7555089" calcext:value-type="float">
            <text:p>142.7555089</text:p>
          </table:table-cell>
          <table:table-cell table:formula="of:=[.C1151]*[.H1151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1152]=&quot;ropes&quot;;[.A1152]*[.F1152];IF([.B1152]=&quot;poles&quot;;[.A1152]*[.E1152];[.A1152]*[.G1152]))" office:value-type="float" office:value="99.92885623" calcext:value-type="float">
            <text:p>99.92885623</text:p>
          </table:table-cell>
          <table:table-cell table:formula="of:=[.C1152]*[.H1152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1153]=&quot;ropes&quot;;[.A1153]*[.F1153];IF([.B1153]=&quot;poles&quot;;[.A1153]*[.E1153];[.A1153]*[.G1153]))" office:value-type="float" office:value="71.37775445" calcext:value-type="float">
            <text:p>71.37775445</text:p>
          </table:table-cell>
          <table:table-cell table:formula="of:=[.C1153]*[.H1153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154]=&quot;ropes&quot;;[.A1154]*[.F1154];IF([.B1154]=&quot;poles&quot;;[.A1154]*[.E1154];[.A1154]*[.G1154]))" office:value-type="float" office:value="128.47995801" calcext:value-type="float">
            <text:p>128.47995801</text:p>
          </table:table-cell>
          <table:table-cell table:formula="of:=[.C1154]*[.H1154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1155]=&quot;ropes&quot;;[.A1155]*[.F1155];IF([.B1155]=&quot;poles&quot;;[.A1155]*[.E1155];[.A1155]*[.G1155]))" office:value-type="float" office:value="32374.848" calcext:value-type="float">
            <text:p>32374.848</text:p>
          </table:table-cell>
          <table:table-cell table:formula="of:=[.C1155]*[.H1155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 office:value-type="string" calcext:value-type="string">
            <text:p>ropes</text:p>
          </table:table-cell>
          <table:table-cell table:formula="of:=IF([.B1156]=&quot;ropes&quot;;[.A1156]*[.F1156];IF([.B1156]=&quot;poles&quot;;[.A1156]*[.E1156];[.A1156]*[.G1156]))" office:value-type="float" office:value="64.239979005" calcext:value-type="float">
            <text:p>64.239979005</text:p>
          </table:table-cell>
          <table:table-cell table:formula="of:=[.C1156]*[.H1156]" office:value-type="float" office:value="0.0064239979005" calcext:value-type="float">
            <text:p>0.006423997900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1157]=&quot;ropes&quot;;[.A1157]*[.F1157];IF([.B1157]=&quot;poles&quot;;[.A1157]*[.E1157];[.A1157]*[.G1157]))" office:value-type="float" office:value="114.20440712" calcext:value-type="float">
            <text:p>114.20440712</text:p>
          </table:table-cell>
          <table:table-cell table:formula="of:=[.C1157]*[.H1157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/>
          <table:table-cell table:formula="of:=IF([.B1158]=&quot;ropes&quot;;[.A1158]*[.F1158];IF([.B1158]=&quot;poles&quot;;[.A1158]*[.E1158];[.A1158]*[.G1158]))" office:value-type="float" office:value="18210.852" calcext:value-type="float">
            <text:p>18210.852</text:p>
          </table:table-cell>
          <table:table-cell table:formula="of:=[.C1158]*[.H1158]" office:value-type="float" office:value="1.8210852" calcext:value-type="float">
            <text:p>1.821085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159]=&quot;ropes&quot;;[.A1159]*[.F1159];IF([.B1159]=&quot;poles&quot;;[.A1159]*[.E1159];[.A1159]*[.G1159]))" office:value-type="float" office:value="57.10220356" calcext:value-type="float">
            <text:p>57.10220356</text:p>
          </table:table-cell>
          <table:table-cell table:formula="of:=[.C1159]*[.H1159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opes</text:p>
          </table:table-cell>
          <table:table-cell table:formula="of:=IF([.B1160]=&quot;ropes&quot;;[.A1160]*[.F1160];IF([.B1160]=&quot;poles&quot;;[.A1160]*[.E1160];[.A1160]*[.G1160]))" office:value-type="float" office:value="71.37775445" calcext:value-type="float">
            <text:p>71.37775445</text:p>
          </table:table-cell>
          <table:table-cell table:formula="of:=[.C1160]*[.H1160]" office:value-type="float" office:value="0.007137775445" calcext:value-type="float">
            <text:p>0.00713777544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161]=&quot;ropes&quot;;[.A1161]*[.F1161];IF([.B1161]=&quot;poles&quot;;[.A1161]*[.E1161];[.A1161]*[.G1161]))" office:value-type="float" office:value="57.10220356" calcext:value-type="float">
            <text:p>57.10220356</text:p>
          </table:table-cell>
          <table:table-cell table:formula="of:=[.C1161]*[.H1161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ole</text:p>
          </table:table-cell>
          <table:table-cell table:formula="of:=IF([.B1162]=&quot;ropes&quot;;[.A1162]*[.F1162];IF([.B1162]=&quot;poles&quot;;[.A1162]*[.E1162];[.A1162]*[.G1162]))" office:value-type="float" office:value="4046.856" calcext:value-type="float">
            <text:p>4046.856</text:p>
          </table:table-cell>
          <table:table-cell table:formula="of:=[.C1162]*[.H116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163]=&quot;ropes&quot;;[.A1163]*[.F1163];IF([.B1163]=&quot;poles&quot;;[.A1163]*[.E1163];[.A1163]*[.G1163]))" office:value-type="float" office:value="8093.712" calcext:value-type="float">
            <text:p>8093.712</text:p>
          </table:table-cell>
          <table:table-cell table:formula="of:=[.C1163]*[.H1163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formula="of:=IF([.B1164]=&quot;ropes&quot;;[.A1164]*[.F1164];IF([.B1164]=&quot;poles&quot;;[.A1164]*[.E1164];[.A1164]*[.G1164]))" office:value-type="float" office:value="0" calcext:value-type="float">
            <text:p>0</text:p>
          </table:table-cell>
          <table:table-cell table:formula="of:=[.C1164]*[.H1164]" office:value-type="float" office:value="0" calcext:value-type="float">
            <text:p>0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165]=&quot;ropes&quot;;[.A1165]*[.F1165];IF([.B1165]=&quot;poles&quot;;[.A1165]*[.E1165];[.A1165]*[.G1165]))" office:value-type="float" office:value="4046.856" calcext:value-type="float">
            <text:p>4046.856</text:p>
          </table:table-cell>
          <table:table-cell table:formula="of:=[.C1165]*[.H1165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formula="of:=IF([.B1166]=&quot;ropes&quot;;[.A1166]*[.F1166];IF([.B1166]=&quot;poles&quot;;[.A1166]*[.E1166];[.A1166]*[.G1166]))" office:value-type="float" office:value="36421.704" calcext:value-type="float">
            <text:p>36421.704</text:p>
          </table:table-cell>
          <table:table-cell table:formula="of:=[.C1166]*[.H1166]" office:value-type="float" office:value="3.6421704" calcext:value-type="float">
            <text:p>3.642170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167]=&quot;ropes&quot;;[.A1167]*[.F1167];IF([.B1167]=&quot;poles&quot;;[.A1167]*[.E1167];[.A1167]*[.G1167]))" office:value-type="float" office:value="57.10220356" calcext:value-type="float">
            <text:p>57.10220356</text:p>
          </table:table-cell>
          <table:table-cell table:formula="of:=[.C1167]*[.H1167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168]=&quot;ropes&quot;;[.A1168]*[.F1168];IF([.B1168]=&quot;poles&quot;;[.A1168]*[.E1168];[.A1168]*[.G1168]))" office:value-type="float" office:value="28.55110178" calcext:value-type="float">
            <text:p>28.55110178</text:p>
          </table:table-cell>
          <table:table-cell table:formula="of:=[.C1168]*[.H1168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1169]=&quot;ropes&quot;;[.A1169]*[.F1169];IF([.B1169]=&quot;poles&quot;;[.A1169]*[.E1169];[.A1169]*[.G1169]))" office:value-type="float" office:value="32374.848" calcext:value-type="float">
            <text:p>32374.848</text:p>
          </table:table-cell>
          <table:table-cell table:formula="of:=[.C1169]*[.H1169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ropes</text:p>
          </table:table-cell>
          <table:table-cell table:formula="of:=IF([.B1170]=&quot;ropes&quot;;[.A1170]*[.F1170];IF([.B1170]=&quot;poles&quot;;[.A1170]*[.E1170];[.A1170]*[.G1170]))" office:value-type="float" office:value="256.95991602" calcext:value-type="float">
            <text:p>256.95991602</text:p>
          </table:table-cell>
          <table:table-cell table:formula="of:=[.C1170]*[.H1170]" office:value-type="float" office:value="0.025695991602" calcext:value-type="float">
            <text:p>0.02569599160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oles</text:p>
          </table:table-cell>
          <table:table-cell table:formula="of:=IF([.B1171]=&quot;ropes&quot;;[.A1171]*[.F1171];IF([.B1171]=&quot;poles&quot;;[.A1171]*[.E1171];[.A1171]*[.G1171]))" office:value-type="float" office:value="50.58570528" calcext:value-type="float">
            <text:p>50.58570528</text:p>
          </table:table-cell>
          <table:table-cell table:formula="of:=[.C1171]*[.H1171]" office:value-type="float" office:value="0.005058570528" calcext:value-type="float">
            <text:p>0.0050585705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8.5" calcext:value-type="float">
            <text:p>48.5</text:p>
          </table:table-cell>
          <table:table-cell table:style-name="ce5"/>
          <table:table-cell table:formula="of:=IF([.B1172]=&quot;ropes&quot;;[.A1172]*[.F1172];IF([.B1172]=&quot;poles&quot;;[.A1172]*[.E1172];[.A1172]*[.G1172]))" office:value-type="float" office:value="196272.516" calcext:value-type="float">
            <text:p>196272.516</text:p>
          </table:table-cell>
          <table:table-cell table:formula="of:=[.C1172]*[.H1172]" office:value-type="float" office:value="19.6272516" calcext:value-type="float">
            <text:p>19.627251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ole</text:p>
          </table:table-cell>
          <table:table-cell table:formula="of:=IF([.B1173]=&quot;ropes&quot;;[.A1173]*[.F1173];IF([.B1173]=&quot;poles&quot;;[.A1173]*[.E1173];[.A1173]*[.G1173]))" office:value-type="float" office:value="4046.856" calcext:value-type="float">
            <text:p>4046.856</text:p>
          </table:table-cell>
          <table:table-cell table:formula="of:=[.C1173]*[.H117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/>
          <table:table-cell table:formula="of:=IF([.B1174]=&quot;ropes&quot;;[.A1174]*[.F1174];IF([.B1174]=&quot;poles&quot;;[.A1174]*[.E1174];[.A1174]*[.G1174]))" office:value-type="float" office:value="226623.936" calcext:value-type="float">
            <text:p>226623.936</text:p>
          </table:table-cell>
          <table:table-cell table:formula="of:=[.C1174]*[.H1174]" office:value-type="float" office:value="22.6623936" calcext:value-type="float">
            <text:p>22.66239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/>
          <table:table-cell table:formula="of:=IF([.B1175]=&quot;ropes&quot;;[.A1175]*[.F1175];IF([.B1175]=&quot;poles&quot;;[.A1175]*[.E1175];[.A1175]*[.G1175]))" office:value-type="float" office:value="64749.696" calcext:value-type="float">
            <text:p>64749.696</text:p>
          </table:table-cell>
          <table:table-cell table:formula="of:=[.C1175]*[.H1175]" office:value-type="float" office:value="6.4749696" calcext:value-type="float">
            <text:p>6.474969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/>
          <table:table-cell table:formula="of:=IF([.B1176]=&quot;ropes&quot;;[.A1176]*[.F1176];IF([.B1176]=&quot;poles&quot;;[.A1176]*[.E1176];[.A1176]*[.G1176]))" office:value-type="float" office:value="10117.14" calcext:value-type="float">
            <text:p>10117.14</text:p>
          </table:table-cell>
          <table:table-cell table:formula="of:=[.C1176]*[.H1176]" office:value-type="float" office:value="1.011714" calcext:value-type="float">
            <text:p>1.01171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1177]=&quot;ropes&quot;;[.A1177]*[.F1177];IF([.B1177]=&quot;poles&quot;;[.A1177]*[.E1177];[.A1177]*[.G1177]))" office:value-type="float" office:value="142.7555089" calcext:value-type="float">
            <text:p>142.7555089</text:p>
          </table:table-cell>
          <table:table-cell table:formula="of:=[.C1177]*[.H1177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1178]=&quot;ropes&quot;;[.A1178]*[.F1178];IF([.B1178]=&quot;poles&quot;;[.A1178]*[.E1178];[.A1178]*[.G1178]))" office:value-type="float" office:value="16187.424" calcext:value-type="float">
            <text:p>16187.424</text:p>
          </table:table-cell>
          <table:table-cell table:formula="of:=[.C1178]*[.H1178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179]=&quot;ropes&quot;;[.A1179]*[.F1179];IF([.B1179]=&quot;poles&quot;;[.A1179]*[.E1179];[.A1179]*[.G1179]))" office:value-type="float" office:value="85.65330534" calcext:value-type="float">
            <text:p>85.65330534</text:p>
          </table:table-cell>
          <table:table-cell table:formula="of:=[.C1179]*[.H1179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1180]=&quot;ropes&quot;;[.A1180]*[.F1180];IF([.B1180]=&quot;poles&quot;;[.A1180]*[.E1180];[.A1180]*[.G1180]))" office:value-type="float" office:value="20234.28" calcext:value-type="float">
            <text:p>20234.28</text:p>
          </table:table-cell>
          <table:table-cell table:formula="of:=[.C1180]*[.H1180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1181]=&quot;ropes&quot;;[.A1181]*[.F1181];IF([.B1181]=&quot;poles&quot;;[.A1181]*[.E1181];[.A1181]*[.G1181]))" office:value-type="float" office:value="20234.28" calcext:value-type="float">
            <text:p>20234.28</text:p>
          </table:table-cell>
          <table:table-cell table:formula="of:=[.C1181]*[.H1181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182]=&quot;ropes&quot;;[.A1182]*[.F1182];IF([.B1182]=&quot;poles&quot;;[.A1182]*[.E1182];[.A1182]*[.G1182]))" office:value-type="float" office:value="4046.856" calcext:value-type="float">
            <text:p>4046.856</text:p>
          </table:table-cell>
          <table:table-cell table:formula="of:=[.C1182]*[.H118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1183]=&quot;ropes&quot;;[.A1183]*[.F1183];IF([.B1183]=&quot;poles&quot;;[.A1183]*[.E1183];[.A1183]*[.G1183]))" office:value-type="float" office:value="20234.28" calcext:value-type="float">
            <text:p>20234.28</text:p>
          </table:table-cell>
          <table:table-cell table:formula="of:=[.C1183]*[.H1183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184]=&quot;ropes&quot;;[.A1184]*[.F1184];IF([.B1184]=&quot;poles&quot;;[.A1184]*[.E1184];[.A1184]*[.G1184]))" office:value-type="float" office:value="12140.568" calcext:value-type="float">
            <text:p>12140.568</text:p>
          </table:table-cell>
          <table:table-cell table:formula="of:=[.C1184]*[.H1184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ope</text:p>
          </table:table-cell>
          <table:table-cell table:formula="of:=IF([.B1185]=&quot;ropes&quot;;[.A1185]*[.F1185];IF([.B1185]=&quot;poles&quot;;[.A1185]*[.E1185];[.A1185]*[.G1185]))" office:value-type="float" office:value="4046.856" calcext:value-type="float">
            <text:p>4046.856</text:p>
          </table:table-cell>
          <table:table-cell table:formula="of:=[.C1185]*[.H1185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ropes</text:p>
          </table:table-cell>
          <table:table-cell table:formula="of:=IF([.B1186]=&quot;ropes&quot;;[.A1186]*[.F1186];IF([.B1186]=&quot;poles&quot;;[.A1186]*[.E1186];[.A1186]*[.G1186]))" office:value-type="float" office:value="21.413326335" calcext:value-type="float">
            <text:p>21.413326335</text:p>
          </table:table-cell>
          <table:table-cell table:formula="of:=[.C1186]*[.H1186]" office:value-type="float" office:value="0.0021413326335" calcext:value-type="float">
            <text:p>0.002141332633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style-name="ce5" office:value-type="string" calcext:value-type="string">
            <text:p>ropes</text:p>
          </table:table-cell>
          <table:table-cell table:formula="of:=IF([.B1187]=&quot;ropes&quot;;[.A1187]*[.F1187];IF([.B1187]=&quot;poles&quot;;[.A1187]*[.E1187];[.A1187]*[.G1187]))" office:value-type="float" office:value="32.1199895025" calcext:value-type="float">
            <text:p>32.1199895025</text:p>
          </table:table-cell>
          <table:table-cell table:formula="of:=[.C1187]*[.H1187]" office:value-type="float" office:value="0.00321199895025" calcext:value-type="float">
            <text:p>0.0032119989502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188]=&quot;ropes&quot;;[.A1188]*[.F1188];IF([.B1188]=&quot;poles&quot;;[.A1188]*[.E1188];[.A1188]*[.G1188]))" office:value-type="float" office:value="128.47995801" calcext:value-type="float">
            <text:p>128.47995801</text:p>
          </table:table-cell>
          <table:table-cell table:formula="of:=[.C1188]*[.H1188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 office:value-type="string" calcext:value-type="string">
            <text:p>ropes</text:p>
          </table:table-cell>
          <table:table-cell table:formula="of:=IF([.B1189]=&quot;ropes&quot;;[.A1189]*[.F1189];IF([.B1189]=&quot;poles&quot;;[.A1189]*[.E1189];[.A1189]*[.G1189]))" office:value-type="float" office:value="64.239979005" calcext:value-type="float">
            <text:p>64.239979005</text:p>
          </table:table-cell>
          <table:table-cell table:formula="of:=[.C1189]*[.H1189]" office:value-type="float" office:value="0.0064239979005" calcext:value-type="float">
            <text:p>0.006423997900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1190]=&quot;ropes&quot;;[.A1190]*[.F1190];IF([.B1190]=&quot;poles&quot;;[.A1190]*[.E1190];[.A1190]*[.G1190]))" office:value-type="float" office:value="16187.424" calcext:value-type="float">
            <text:p>16187.424</text:p>
          </table:table-cell>
          <table:table-cell table:formula="of:=[.C1190]*[.H1190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1191]=&quot;ropes&quot;;[.A1191]*[.F1191];IF([.B1191]=&quot;poles&quot;;[.A1191]*[.E1191];[.A1191]*[.G1191]))" office:value-type="float" office:value="16187.424" calcext:value-type="float">
            <text:p>16187.424</text:p>
          </table:table-cell>
          <table:table-cell table:formula="of:=[.C1191]*[.H1191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192]=&quot;ropes&quot;;[.A1192]*[.F1192];IF([.B1192]=&quot;poles&quot;;[.A1192]*[.E1192];[.A1192]*[.G1192]))" office:value-type="float" office:value="128.47995801" calcext:value-type="float">
            <text:p>128.47995801</text:p>
          </table:table-cell>
          <table:table-cell table:formula="of:=[.C1192]*[.H1192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193]=&quot;ropes&quot;;[.A1193]*[.F1193];IF([.B1193]=&quot;poles&quot;;[.A1193]*[.E1193];[.A1193]*[.G1193]))" office:value-type="float" office:value="12140.568" calcext:value-type="float">
            <text:p>12140.568</text:p>
          </table:table-cell>
          <table:table-cell table:formula="of:=[.C1193]*[.H1193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194]=&quot;ropes&quot;;[.A1194]*[.F1194];IF([.B1194]=&quot;poles&quot;;[.A1194]*[.E1194];[.A1194]*[.G1194]))" office:value-type="float" office:value="85.65330534" calcext:value-type="float">
            <text:p>85.65330534</text:p>
          </table:table-cell>
          <table:table-cell table:formula="of:=[.C1194]*[.H1194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ropes</text:p>
          </table:table-cell>
          <table:table-cell table:formula="of:=IF([.B1195]=&quot;ropes&quot;;[.A1195]*[.F1195];IF([.B1195]=&quot;poles&quot;;[.A1195]*[.E1195];[.A1195]*[.G1195]))" office:value-type="float" office:value="157.03105979" calcext:value-type="float">
            <text:p>157.03105979</text:p>
          </table:table-cell>
          <table:table-cell table:formula="of:=[.C1195]*[.H1195]" office:value-type="float" office:value="0.015703105979" calcext:value-type="float">
            <text:p>0.01570310597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1196]=&quot;ropes&quot;;[.A1196]*[.F1196];IF([.B1196]=&quot;poles&quot;;[.A1196]*[.E1196];[.A1196]*[.G1196]))" office:value-type="float" office:value="42.82665267" calcext:value-type="float">
            <text:p>42.82665267</text:p>
          </table:table-cell>
          <table:table-cell table:formula="of:=[.C1196]*[.H1196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197]=&quot;ropes&quot;;[.A1197]*[.F1197];IF([.B1197]=&quot;poles&quot;;[.A1197]*[.E1197];[.A1197]*[.G1197]))" office:value-type="float" office:value="4046.856" calcext:value-type="float">
            <text:p>4046.856</text:p>
          </table:table-cell>
          <table:table-cell table:formula="of:=[.C1197]*[.H1197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198]=&quot;ropes&quot;;[.A1198]*[.F1198];IF([.B1198]=&quot;poles&quot;;[.A1198]*[.E1198];[.A1198]*[.G1198]))" office:value-type="float" office:value="4046.856" calcext:value-type="float">
            <text:p>4046.856</text:p>
          </table:table-cell>
          <table:table-cell table:formula="of:=[.C1198]*[.H1198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199]=&quot;ropes&quot;;[.A1199]*[.F1199];IF([.B1199]=&quot;poles&quot;;[.A1199]*[.E1199];[.A1199]*[.G1199]))" office:value-type="float" office:value="4046.856" calcext:value-type="float">
            <text:p>4046.856</text:p>
          </table:table-cell>
          <table:table-cell table:formula="of:=[.C1199]*[.H119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200]=&quot;ropes&quot;;[.A1200]*[.F1200];IF([.B1200]=&quot;poles&quot;;[.A1200]*[.E1200];[.A1200]*[.G1200]))" office:value-type="float" office:value="57.10220356" calcext:value-type="float">
            <text:p>57.10220356</text:p>
          </table:table-cell>
          <table:table-cell table:formula="of:=[.C1200]*[.H1200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201]=&quot;ropes&quot;;[.A1201]*[.F1201];IF([.B1201]=&quot;poles&quot;;[.A1201]*[.E1201];[.A1201]*[.G1201]))" office:value-type="float" office:value="57.10220356" calcext:value-type="float">
            <text:p>57.10220356</text:p>
          </table:table-cell>
          <table:table-cell table:formula="of:=[.C1201]*[.H1201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202]=&quot;ropes&quot;;[.A1202]*[.F1202];IF([.B1202]=&quot;poles&quot;;[.A1202]*[.E1202];[.A1202]*[.G1202]))" office:value-type="float" office:value="8093.712" calcext:value-type="float">
            <text:p>8093.712</text:p>
          </table:table-cell>
          <table:table-cell table:formula="of:=[.C1202]*[.H1202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ropes</text:p>
          </table:table-cell>
          <table:table-cell table:formula="of:=IF([.B1203]=&quot;ropes&quot;;[.A1203]*[.F1203];IF([.B1203]=&quot;poles&quot;;[.A1203]*[.E1203];[.A1203]*[.G1203]))" office:value-type="float" office:value="256.95991602" calcext:value-type="float">
            <text:p>256.95991602</text:p>
          </table:table-cell>
          <table:table-cell table:formula="of:=[.C1203]*[.H1203]" office:value-type="float" office:value="0.025695991602" calcext:value-type="float">
            <text:p>0.02569599160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204]=&quot;ropes&quot;;[.A1204]*[.F1204];IF([.B1204]=&quot;poles&quot;;[.A1204]*[.E1204];[.A1204]*[.G1204]))" office:value-type="float" office:value="57.10220356" calcext:value-type="float">
            <text:p>57.10220356</text:p>
          </table:table-cell>
          <table:table-cell table:formula="of:=[.C1204]*[.H1204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1205]=&quot;ropes&quot;;[.A1205]*[.F1205];IF([.B1205]=&quot;poles&quot;;[.A1205]*[.E1205];[.A1205]*[.G1205]))" office:value-type="float" office:value="114.20440712" calcext:value-type="float">
            <text:p>114.20440712</text:p>
          </table:table-cell>
          <table:table-cell table:formula="of:=[.C1205]*[.H1205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ropes</text:p>
          </table:table-cell>
          <table:table-cell table:formula="of:=IF([.B1206]=&quot;ropes&quot;;[.A1206]*[.F1206];IF([.B1206]=&quot;poles&quot;;[.A1206]*[.E1206];[.A1206]*[.G1206]))" office:value-type="float" office:value="342.61322136" calcext:value-type="float">
            <text:p>342.61322136</text:p>
          </table:table-cell>
          <table:table-cell table:formula="of:=[.C1206]*[.H1206]" office:value-type="float" office:value="0.034261322136" calcext:value-type="float">
            <text:p>0.03426132213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1207]=&quot;ropes&quot;;[.A1207]*[.F1207];IF([.B1207]=&quot;poles&quot;;[.A1207]*[.E1207];[.A1207]*[.G1207]))" office:value-type="float" office:value="228.40881424" calcext:value-type="float">
            <text:p>228.40881424</text:p>
          </table:table-cell>
          <table:table-cell table:formula="of:=[.C1207]*[.H1207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1208]=&quot;ropes&quot;;[.A1208]*[.F1208];IF([.B1208]=&quot;poles&quot;;[.A1208]*[.E1208];[.A1208]*[.G1208]))" office:value-type="float" office:value="99.92885623" calcext:value-type="float">
            <text:p>99.92885623</text:p>
          </table:table-cell>
          <table:table-cell table:formula="of:=[.C1208]*[.H1208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209]=&quot;ropes&quot;;[.A1209]*[.F1209];IF([.B1209]=&quot;poles&quot;;[.A1209]*[.E1209];[.A1209]*[.G1209]))" office:value-type="float" office:value="85.65330534" calcext:value-type="float">
            <text:p>85.65330534</text:p>
          </table:table-cell>
          <table:table-cell table:formula="of:=[.C1209]*[.H1209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210]=&quot;ropes&quot;;[.A1210]*[.F1210];IF([.B1210]=&quot;poles&quot;;[.A1210]*[.E1210];[.A1210]*[.G1210]))" office:value-type="float" office:value="85.65330534" calcext:value-type="float">
            <text:p>85.65330534</text:p>
          </table:table-cell>
          <table:table-cell table:formula="of:=[.C1210]*[.H1210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1211]=&quot;ropes&quot;;[.A1211]*[.F1211];IF([.B1211]=&quot;poles&quot;;[.A1211]*[.E1211];[.A1211]*[.G1211]))" office:value-type="float" office:value="42.82665267" calcext:value-type="float">
            <text:p>42.82665267</text:p>
          </table:table-cell>
          <table:table-cell table:formula="of:=[.C1211]*[.H1211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212]=&quot;ropes&quot;;[.A1212]*[.F1212];IF([.B1212]=&quot;poles&quot;;[.A1212]*[.E1212];[.A1212]*[.G1212]))" office:value-type="float" office:value="85.65330534" calcext:value-type="float">
            <text:p>85.65330534</text:p>
          </table:table-cell>
          <table:table-cell table:formula="of:=[.C1212]*[.H1212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ropes</text:p>
          </table:table-cell>
          <table:table-cell table:formula="of:=IF([.B1213]=&quot;ropes&quot;;[.A1213]*[.F1213];IF([.B1213]=&quot;poles&quot;;[.A1213]*[.E1213];[.A1213]*[.G1213]))" office:value-type="float" office:value="285.5110178" calcext:value-type="float">
            <text:p>285.5110178</text:p>
          </table:table-cell>
          <table:table-cell table:formula="of:=[.C1213]*[.H1213]" office:value-type="float" office:value="0.02855110178" calcext:value-type="float">
            <text:p>0.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1214]=&quot;ropes&quot;;[.A1214]*[.F1214];IF([.B1214]=&quot;poles&quot;;[.A1214]*[.E1214];[.A1214]*[.G1214]))" office:value-type="float" office:value="142.7555089" calcext:value-type="float">
            <text:p>142.7555089</text:p>
          </table:table-cell>
          <table:table-cell table:formula="of:=[.C1214]*[.H1214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1215]=&quot;ropes&quot;;[.A1215]*[.F1215];IF([.B1215]=&quot;poles&quot;;[.A1215]*[.E1215];[.A1215]*[.G1215]))" office:value-type="float" office:value="228.40881424" calcext:value-type="float">
            <text:p>228.40881424</text:p>
          </table:table-cell>
          <table:table-cell table:formula="of:=[.C1215]*[.H1215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216]=&quot;ropes&quot;;[.A1216]*[.F1216];IF([.B1216]=&quot;poles&quot;;[.A1216]*[.E1216];[.A1216]*[.G1216]))" office:value-type="float" office:value="85.65330534" calcext:value-type="float">
            <text:p>85.65330534</text:p>
          </table:table-cell>
          <table:table-cell table:formula="of:=[.C1216]*[.H1216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217]=&quot;ropes&quot;;[.A1217]*[.F1217];IF([.B1217]=&quot;poles&quot;;[.A1217]*[.E1217];[.A1217]*[.G1217]))" office:value-type="float" office:value="57.10220356" calcext:value-type="float">
            <text:p>57.10220356</text:p>
          </table:table-cell>
          <table:table-cell table:formula="of:=[.C1217]*[.H1217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218]=&quot;ropes&quot;;[.A1218]*[.F1218];IF([.B1218]=&quot;poles&quot;;[.A1218]*[.E1218];[.A1218]*[.G1218]))" office:value-type="float" office:value="4046.856" calcext:value-type="float">
            <text:p>4046.856</text:p>
          </table:table-cell>
          <table:table-cell table:formula="of:=[.C1218]*[.H1218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1219]=&quot;ropes&quot;;[.A1219]*[.F1219];IF([.B1219]=&quot;poles&quot;;[.A1219]*[.E1219];[.A1219]*[.G1219]))" office:value-type="float" office:value="142.7555089" calcext:value-type="float">
            <text:p>142.7555089</text:p>
          </table:table-cell>
          <table:table-cell table:formula="of:=[.C1219]*[.H1219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1220]=&quot;ropes&quot;;[.A1220]*[.F1220];IF([.B1220]=&quot;poles&quot;;[.A1220]*[.E1220];[.A1220]*[.G1220]))" office:value-type="float" office:value="228.40881424" calcext:value-type="float">
            <text:p>228.40881424</text:p>
          </table:table-cell>
          <table:table-cell table:formula="of:=[.C1220]*[.H1220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221]=&quot;ropes&quot;;[.A1221]*[.F1221];IF([.B1221]=&quot;poles&quot;;[.A1221]*[.E1221];[.A1221]*[.G1221]))" office:value-type="float" office:value="12140.568" calcext:value-type="float">
            <text:p>12140.568</text:p>
          </table:table-cell>
          <table:table-cell table:formula="of:=[.C1221]*[.H1221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1222]=&quot;ropes&quot;;[.A1222]*[.F1222];IF([.B1222]=&quot;poles&quot;;[.A1222]*[.E1222];[.A1222]*[.G1222]))" office:value-type="float" office:value="16187.424" calcext:value-type="float">
            <text:p>16187.424</text:p>
          </table:table-cell>
          <table:table-cell table:formula="of:=[.C1222]*[.H1222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1223]=&quot;ropes&quot;;[.A1223]*[.F1223];IF([.B1223]=&quot;poles&quot;;[.A1223]*[.E1223];[.A1223]*[.G1223]))" office:value-type="float" office:value="114.20440712" calcext:value-type="float">
            <text:p>114.20440712</text:p>
          </table:table-cell>
          <table:table-cell table:formula="of:=[.C1223]*[.H1223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ropes</text:p>
          </table:table-cell>
          <table:table-cell table:formula="of:=IF([.B1224]=&quot;ropes&quot;;[.A1224]*[.F1224];IF([.B1224]=&quot;poles&quot;;[.A1224]*[.E1224];[.A1224]*[.G1224]))" office:value-type="float" office:value="199.85771246" calcext:value-type="float">
            <text:p>199.85771246</text:p>
          </table:table-cell>
          <table:table-cell table:formula="of:=[.C1224]*[.H1224]" office:value-type="float" office:value="0.019985771246" calcext:value-type="float">
            <text:p>0.01998577124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1225]=&quot;ropes&quot;;[.A1225]*[.F1225];IF([.B1225]=&quot;poles&quot;;[.A1225]*[.E1225];[.A1225]*[.G1225]))" office:value-type="float" office:value="114.20440712" calcext:value-type="float">
            <text:p>114.20440712</text:p>
          </table:table-cell>
          <table:table-cell table:formula="of:=[.C1225]*[.H1225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226]=&quot;ropes&quot;;[.A1226]*[.F1226];IF([.B1226]=&quot;poles&quot;;[.A1226]*[.E1226];[.A1226]*[.G1226]))" office:value-type="float" office:value="57.10220356" calcext:value-type="float">
            <text:p>57.10220356</text:p>
          </table:table-cell>
          <table:table-cell table:formula="of:=[.C1226]*[.H1226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227]=&quot;ropes&quot;;[.A1227]*[.F1227];IF([.B1227]=&quot;poles&quot;;[.A1227]*[.E1227];[.A1227]*[.G1227]))" office:value-type="float" office:value="28.55110178" calcext:value-type="float">
            <text:p>28.55110178</text:p>
          </table:table-cell>
          <table:table-cell table:formula="of:=[.C1227]*[.H1227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228]=&quot;ropes&quot;;[.A1228]*[.F1228];IF([.B1228]=&quot;poles&quot;;[.A1228]*[.E1228];[.A1228]*[.G1228]))" office:value-type="float" office:value="128.47995801" calcext:value-type="float">
            <text:p>128.47995801</text:p>
          </table:table-cell>
          <table:table-cell table:formula="of:=[.C1228]*[.H1228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ropes</text:p>
          </table:table-cell>
          <table:table-cell table:formula="of:=IF([.B1229]=&quot;ropes&quot;;[.A1229]*[.F1229];IF([.B1229]=&quot;poles&quot;;[.A1229]*[.E1229];[.A1229]*[.G1229]))" office:value-type="float" office:value="199.85771246" calcext:value-type="float">
            <text:p>199.85771246</text:p>
          </table:table-cell>
          <table:table-cell table:formula="of:=[.C1229]*[.H1229]" office:value-type="float" office:value="0.019985771246" calcext:value-type="float">
            <text:p>0.01998577124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230]=&quot;ropes&quot;;[.A1230]*[.F1230];IF([.B1230]=&quot;poles&quot;;[.A1230]*[.E1230];[.A1230]*[.G1230]))" office:value-type="float" office:value="128.47995801" calcext:value-type="float">
            <text:p>128.47995801</text:p>
          </table:table-cell>
          <table:table-cell table:formula="of:=[.C1230]*[.H1230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/>
          <table:table-cell table:formula="of:=IF([.B1231]=&quot;ropes&quot;;[.A1231]*[.F1231];IF([.B1231]=&quot;poles&quot;;[.A1231]*[.E1231];[.A1231]*[.G1231]))" office:value-type="float" office:value="194249.088" calcext:value-type="float">
            <text:p>194249.088</text:p>
          </table:table-cell>
          <table:table-cell table:formula="of:=[.C1231]*[.H1231]" office:value-type="float" office:value="19.4249088" calcext:value-type="float">
            <text:p>19.424908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232]=&quot;ropes&quot;;[.A1232]*[.F1232];IF([.B1232]=&quot;poles&quot;;[.A1232]*[.E1232];[.A1232]*[.G1232]))" office:value-type="float" office:value="85.65330534" calcext:value-type="float">
            <text:p>85.65330534</text:p>
          </table:table-cell>
          <table:table-cell table:formula="of:=[.C1232]*[.H1232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1233]=&quot;ropes&quot;;[.A1233]*[.F1233];IF([.B1233]=&quot;poles&quot;;[.A1233]*[.E1233];[.A1233]*[.G1233]))" office:value-type="float" office:value="42.82665267" calcext:value-type="float">
            <text:p>42.82665267</text:p>
          </table:table-cell>
          <table:table-cell table:formula="of:=[.C1233]*[.H1233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ropes</text:p>
          </table:table-cell>
          <table:table-cell table:formula="of:=IF([.B1234]=&quot;ropes&quot;;[.A1234]*[.F1234];IF([.B1234]=&quot;poles&quot;;[.A1234]*[.E1234];[.A1234]*[.G1234]))" office:value-type="float" office:value="171.30661068" calcext:value-type="float">
            <text:p>171.30661068</text:p>
          </table:table-cell>
          <table:table-cell table:formula="of:=[.C1234]*[.H1234]" office:value-type="float" office:value="0.017130661068" calcext:value-type="float">
            <text:p>0.0171306610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opes</text:p>
          </table:table-cell>
          <table:table-cell table:formula="of:=IF([.B1235]=&quot;ropes&quot;;[.A1235]*[.F1235];IF([.B1235]=&quot;poles&quot;;[.A1235]*[.E1235];[.A1235]*[.G1235]))" office:value-type="float" office:value="228.40881424" calcext:value-type="float">
            <text:p>228.40881424</text:p>
          </table:table-cell>
          <table:table-cell table:formula="of:=[.C1235]*[.H1235]" office:value-type="float" office:value="0.022840881424" calcext:value-type="float">
            <text:p>0.022840881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236]=&quot;ropes&quot;;[.A1236]*[.F1236];IF([.B1236]=&quot;poles&quot;;[.A1236]*[.E1236];[.A1236]*[.G1236]))" office:value-type="float" office:value="57.10220356" calcext:value-type="float">
            <text:p>57.10220356</text:p>
          </table:table-cell>
          <table:table-cell table:formula="of:=[.C1236]*[.H1236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237]=&quot;ropes&quot;;[.A1237]*[.F1237];IF([.B1237]=&quot;poles&quot;;[.A1237]*[.E1237];[.A1237]*[.G1237]))" office:value-type="float" office:value="57.10220356" calcext:value-type="float">
            <text:p>57.10220356</text:p>
          </table:table-cell>
          <table:table-cell table:formula="of:=[.C1237]*[.H1237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formula="of:=IF([.B1238]=&quot;ropes&quot;;[.A1238]*[.F1238];IF([.B1238]=&quot;poles&quot;;[.A1238]*[.E1238];[.A1238]*[.G1238]))" office:value-type="float" office:value="8093.712" calcext:value-type="float">
            <text:p>8093.712</text:p>
          </table:table-cell>
          <table:table-cell table:formula="of:=[.C1238]*[.H1238]" office:value-type="float" office:value="0.8093712" calcext:value-type="float">
            <text:p>0.8093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formula="of:=IF([.B1239]=&quot;ropes&quot;;[.A1239]*[.F1239];IF([.B1239]=&quot;poles&quot;;[.A1239]*[.E1239];[.A1239]*[.G1239]))" office:value-type="float" office:value="0" calcext:value-type="float">
            <text:p>0</text:p>
          </table:table-cell>
          <table:table-cell table:formula="of:=[.C1239]*[.H1239]" office:value-type="float" office:value="0" calcext:value-type="float">
            <text:p>0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opes</text:p>
          </table:table-cell>
          <table:table-cell table:formula="of:=IF([.B1240]=&quot;ropes&quot;;[.A1240]*[.F1240];IF([.B1240]=&quot;poles&quot;;[.A1240]*[.E1240];[.A1240]*[.G1240]))" office:value-type="float" office:value="99.92885623" calcext:value-type="float">
            <text:p>99.92885623</text:p>
          </table:table-cell>
          <table:table-cell table:formula="of:=[.C1240]*[.H1240]" office:value-type="float" office:value="0.009992885623" calcext:value-type="float">
            <text:p>0.009992885623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241]=&quot;ropes&quot;;[.A1241]*[.F1241];IF([.B1241]=&quot;poles&quot;;[.A1241]*[.E1241];[.A1241]*[.G1241]))" office:value-type="float" office:value="85.65330534" calcext:value-type="float">
            <text:p>85.65330534</text:p>
          </table:table-cell>
          <table:table-cell table:formula="of:=[.C1241]*[.H1241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242]=&quot;ropes&quot;;[.A1242]*[.F1242];IF([.B1242]=&quot;poles&quot;;[.A1242]*[.E1242];[.A1242]*[.G1242]))" office:value-type="float" office:value="28.55110178" calcext:value-type="float">
            <text:p>28.55110178</text:p>
          </table:table-cell>
          <table:table-cell table:formula="of:=[.C1242]*[.H1242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243]=&quot;ropes&quot;;[.A1243]*[.F1243];IF([.B1243]=&quot;poles&quot;;[.A1243]*[.E1243];[.A1243]*[.G1243]))" office:value-type="float" office:value="12140.568" calcext:value-type="float">
            <text:p>12140.568</text:p>
          </table:table-cell>
          <table:table-cell table:formula="of:=[.C1243]*[.H1243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5" office:value-type="string" calcext:value-type="string">
            <text:p>ropes</text:p>
          </table:table-cell>
          <table:table-cell table:formula="of:=IF([.B1244]=&quot;ropes&quot;;[.A1244]*[.F1244];IF([.B1244]=&quot;poles&quot;;[.A1244]*[.E1244];[.A1244]*[.G1244]))" office:value-type="float" office:value="49.964428115" calcext:value-type="float">
            <text:p>49.964428115</text:p>
          </table:table-cell>
          <table:table-cell table:formula="of:=[.C1244]*[.H1244]" office:value-type="float" office:value="0.0049964428115" calcext:value-type="float">
            <text:p>0.0049964428115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245]=&quot;ropes&quot;;[.A1245]*[.F1245];IF([.B1245]=&quot;poles&quot;;[.A1245]*[.E1245];[.A1245]*[.G1245]))" office:value-type="float" office:value="4046.856" calcext:value-type="float">
            <text:p>4046.856</text:p>
          </table:table-cell>
          <table:table-cell table:formula="of:=[.C1245]*[.H1245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opes</text:p>
          </table:table-cell>
          <table:table-cell table:formula="of:=IF([.B1246]=&quot;ropes&quot;;[.A1246]*[.F1246];IF([.B1246]=&quot;poles&quot;;[.A1246]*[.E1246];[.A1246]*[.G1246]))" office:value-type="float" office:value="142.7555089" calcext:value-type="float">
            <text:p>142.7555089</text:p>
          </table:table-cell>
          <table:table-cell table:formula="of:=[.C1246]*[.H1246]" office:value-type="float" office:value="0.01427555089" calcext:value-type="float">
            <text:p>0.01427555089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formula="of:=IF([.B1247]=&quot;ropes&quot;;[.A1247]*[.F1247];IF([.B1247]=&quot;poles&quot;;[.A1247]*[.E1247];[.A1247]*[.G1247]))" office:value-type="float" office:value="20234.28" calcext:value-type="float">
            <text:p>20234.28</text:p>
          </table:table-cell>
          <table:table-cell table:formula="of:=[.C1247]*[.H1247]" office:value-type="float" office:value="2.023428" calcext:value-type="float">
            <text:p>2.02342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0m</text:p>
          </table:table-cell>
          <table:table-cell table:style-name="ce5"/>
          <table:table-cell table:formula="of:=IF([.B1248]=&quot;ropes&quot;;[.A1248]*[.F1248];IF([.B1248]=&quot;poles&quot;;[.A1248]*[.E1248];[.A1248]*[.G1248]))" office:value-type="string" office:string-value="" calcext:value-type="error">
            <text:p>#VALUE!</text:p>
          </table:table-cell>
          <table:table-cell table:formula="of:=[.C1248]*[.H1248]" office:value-type="string" office:string-value="" calcext:value-type="error">
            <text:p>#VALUE!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formula="of:=IF([.B1249]=&quot;ropes&quot;;[.A1249]*[.F1249];IF([.B1249]=&quot;poles&quot;;[.A1249]*[.E1249];[.A1249]*[.G1249]))" office:value-type="float" office:value="28327.992" calcext:value-type="float">
            <text:p>28327.992</text:p>
          </table:table-cell>
          <table:table-cell table:formula="of:=[.C1249]*[.H1249]" office:value-type="float" office:value="2.8327992" calcext:value-type="float">
            <text:p>2.832799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250]=&quot;ropes&quot;;[.A1250]*[.F1250];IF([.B1250]=&quot;poles&quot;;[.A1250]*[.E1250];[.A1250]*[.G1250]))" office:value-type="float" office:value="12140.568" calcext:value-type="float">
            <text:p>12140.568</text:p>
          </table:table-cell>
          <table:table-cell table:formula="of:=[.C1250]*[.H1250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formula="of:=IF([.B1251]=&quot;ropes&quot;;[.A1251]*[.F1251];IF([.B1251]=&quot;poles&quot;;[.A1251]*[.E1251];[.A1251]*[.G1251]))" office:value-type="float" office:value="32374.848" calcext:value-type="float">
            <text:p>32374.848</text:p>
          </table:table-cell>
          <table:table-cell table:formula="of:=[.C1251]*[.H1251]" office:value-type="float" office:value="3.2374848" calcext:value-type="float">
            <text:p>3.237484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252]=&quot;ropes&quot;;[.A1252]*[.F1252];IF([.B1252]=&quot;poles&quot;;[.A1252]*[.E1252];[.A1252]*[.G1252]))" office:value-type="float" office:value="128.47995801" calcext:value-type="float">
            <text:p>128.47995801</text:p>
          </table:table-cell>
          <table:table-cell table:formula="of:=[.C1252]*[.H1252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253]=&quot;ropes&quot;;[.A1253]*[.F1253];IF([.B1253]=&quot;poles&quot;;[.A1253]*[.E1253];[.A1253]*[.G1253]))" office:value-type="float" office:value="4046.856" calcext:value-type="float">
            <text:p>4046.856</text:p>
          </table:table-cell>
          <table:table-cell table:formula="of:=[.C1253]*[.H125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1254]=&quot;ropes&quot;;[.A1254]*[.F1254];IF([.B1254]=&quot;poles&quot;;[.A1254]*[.E1254];[.A1254]*[.G1254]))" office:value-type="float" office:value="42.82665267" calcext:value-type="float">
            <text:p>42.82665267</text:p>
          </table:table-cell>
          <table:table-cell table:formula="of:=[.C1254]*[.H1254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255]=&quot;ropes&quot;;[.A1255]*[.F1255];IF([.B1255]=&quot;poles&quot;;[.A1255]*[.E1255];[.A1255]*[.G1255]))" office:value-type="float" office:value="28.55110178" calcext:value-type="float">
            <text:p>28.55110178</text:p>
          </table:table-cell>
          <table:table-cell table:formula="of:=[.C1255]*[.H1255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/>
          <table:table-cell table:formula="of:=IF([.B1256]=&quot;ropes&quot;;[.A1256]*[.F1256];IF([.B1256]=&quot;poles&quot;;[.A1256]*[.E1256];[.A1256]*[.G1256]))" office:value-type="float" office:value="16187.424" calcext:value-type="float">
            <text:p>16187.424</text:p>
          </table:table-cell>
          <table:table-cell table:formula="of:=[.C1256]*[.H1256]" office:value-type="float" office:value="1.6187424" calcext:value-type="float">
            <text:p>1.618742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opes</text:p>
          </table:table-cell>
          <table:table-cell table:formula="of:=IF([.B1257]=&quot;ropes&quot;;[.A1257]*[.F1257];IF([.B1257]=&quot;poles&quot;;[.A1257]*[.E1257];[.A1257]*[.G1257]))" office:value-type="float" office:value="128.47995801" calcext:value-type="float">
            <text:p>128.47995801</text:p>
          </table:table-cell>
          <table:table-cell table:formula="of:=[.C1257]*[.H1257]" office:value-type="float" office:value="0.012847995801" calcext:value-type="float">
            <text:p>0.012847995801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opes</text:p>
          </table:table-cell>
          <table:table-cell table:formula="of:=IF([.B1258]=&quot;ropes&quot;;[.A1258]*[.F1258];IF([.B1258]=&quot;poles&quot;;[.A1258]*[.E1258];[.A1258]*[.G1258]))" office:value-type="float" office:value="114.20440712" calcext:value-type="float">
            <text:p>114.20440712</text:p>
          </table:table-cell>
          <table:table-cell table:formula="of:=[.C1258]*[.H1258]" office:value-type="float" office:value="0.011420440712" calcext:value-type="float">
            <text:p>0.01142044071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opes</text:p>
          </table:table-cell>
          <table:table-cell table:formula="of:=IF([.B1259]=&quot;ropes&quot;;[.A1259]*[.F1259];IF([.B1259]=&quot;poles&quot;;[.A1259]*[.E1259];[.A1259]*[.G1259]))" office:value-type="float" office:value="57.10220356" calcext:value-type="float">
            <text:p>57.10220356</text:p>
          </table:table-cell>
          <table:table-cell table:formula="of:=[.C1259]*[.H1259]" office:value-type="float" office:value="0.005710220356" calcext:value-type="float">
            <text:p>0.0057102203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1260]=&quot;ropes&quot;;[.A1260]*[.F1260];IF([.B1260]=&quot;poles&quot;;[.A1260]*[.E1260];[.A1260]*[.G1260]))" office:value-type="float" office:value="6070.284" calcext:value-type="float">
            <text:p>6070.284</text:p>
          </table:table-cell>
          <table:table-cell table:formula="of:=[.C1260]*[.H1260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261]=&quot;ropes&quot;;[.A1261]*[.F1261];IF([.B1261]=&quot;poles&quot;;[.A1261]*[.E1261];[.A1261]*[.G1261]))" office:value-type="float" office:value="28.55110178" calcext:value-type="float">
            <text:p>28.55110178</text:p>
          </table:table-cell>
          <table:table-cell table:formula="of:=[.C1261]*[.H1261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262]=&quot;ropes&quot;;[.A1262]*[.F1262];IF([.B1262]=&quot;poles&quot;;[.A1262]*[.E1262];[.A1262]*[.G1262]))" office:value-type="float" office:value="28.55110178" calcext:value-type="float">
            <text:p>28.55110178</text:p>
          </table:table-cell>
          <table:table-cell table:formula="of:=[.C1262]*[.H1262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formula="of:=IF([.B1263]=&quot;ropes&quot;;[.A1263]*[.F1263];IF([.B1263]=&quot;poles&quot;;[.A1263]*[.E1263];[.A1263]*[.G1263]))" office:value-type="float" office:value="12140.568" calcext:value-type="float">
            <text:p>12140.568</text:p>
          </table:table-cell>
          <table:table-cell table:formula="of:=[.C1263]*[.H1263]" office:value-type="float" office:value="1.2140568" calcext:value-type="float">
            <text:p>1.214056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264]=&quot;ropes&quot;;[.A1264]*[.F1264];IF([.B1264]=&quot;poles&quot;;[.A1264]*[.E1264];[.A1264]*[.G1264]))" office:value-type="float" office:value="28.55110178" calcext:value-type="float">
            <text:p>28.55110178</text:p>
          </table:table-cell>
          <table:table-cell table:formula="of:=[.C1264]*[.H1264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/>
          <table:table-cell table:formula="of:=IF([.B1265]=&quot;ropes&quot;;[.A1265]*[.F1265];IF([.B1265]=&quot;poles&quot;;[.A1265]*[.E1265];[.A1265]*[.G1265]))" office:value-type="float" office:value="6070.284" calcext:value-type="float">
            <text:p>6070.284</text:p>
          </table:table-cell>
          <table:table-cell table:formula="of:=[.C1265]*[.H1265]" office:value-type="float" office:value="0.6070284" calcext:value-type="float">
            <text:p>0.607028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7.5" calcext:value-type="float">
            <text:p>7.5</text:p>
          </table:table-cell>
          <table:table-cell table:style-name="ce5"/>
          <table:table-cell table:formula="of:=IF([.B1266]=&quot;ropes&quot;;[.A1266]*[.F1266];IF([.B1266]=&quot;poles&quot;;[.A1266]*[.E1266];[.A1266]*[.G1266]))" office:value-type="float" office:value="30351.42" calcext:value-type="float">
            <text:p>30351.42</text:p>
          </table:table-cell>
          <table:table-cell table:formula="of:=[.C1266]*[.H1266]" office:value-type="float" office:value="3.035142" calcext:value-type="float">
            <text:p>3.035142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pes</text:p>
          </table:table-cell>
          <table:table-cell table:formula="of:=IF([.B1267]=&quot;ropes&quot;;[.A1267]*[.F1267];IF([.B1267]=&quot;poles&quot;;[.A1267]*[.E1267];[.A1267]*[.G1267]))" office:value-type="float" office:value="42.82665267" calcext:value-type="float">
            <text:p>42.82665267</text:p>
          </table:table-cell>
          <table:table-cell table:formula="of:=[.C1267]*[.H1267]" office:value-type="float" office:value="0.004282665267" calcext:value-type="float">
            <text:p>0.00428266526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268]=&quot;ropes&quot;;[.A1268]*[.F1268];IF([.B1268]=&quot;poles&quot;;[.A1268]*[.E1268];[.A1268]*[.G1268]))" office:value-type="float" office:value="85.65330534" calcext:value-type="float">
            <text:p>85.65330534</text:p>
          </table:table-cell>
          <table:table-cell table:formula="of:=[.C1268]*[.H1268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269]=&quot;ropes&quot;;[.A1269]*[.F1269];IF([.B1269]=&quot;poles&quot;;[.A1269]*[.E1269];[.A1269]*[.G1269]))" office:value-type="float" office:value="4046.856" calcext:value-type="float">
            <text:p>4046.856</text:p>
          </table:table-cell>
          <table:table-cell table:formula="of:=[.C1269]*[.H1269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opes</text:p>
          </table:table-cell>
          <table:table-cell table:formula="of:=IF([.B1270]=&quot;ropes&quot;;[.A1270]*[.F1270];IF([.B1270]=&quot;poles&quot;;[.A1270]*[.E1270];[.A1270]*[.G1270]))" office:value-type="float" office:value="85.65330534" calcext:value-type="float">
            <text:p>85.65330534</text:p>
          </table:table-cell>
          <table:table-cell table:formula="of:=[.C1270]*[.H1270]" office:value-type="float" office:value="0.008565330534" calcext:value-type="float">
            <text:p>0.008565330534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271]=&quot;ropes&quot;;[.A1271]*[.F1271];IF([.B1271]=&quot;poles&quot;;[.A1271]*[.E1271];[.A1271]*[.G1271]))" office:value-type="float" office:value="28.55110178" calcext:value-type="float">
            <text:p>28.55110178</text:p>
          </table:table-cell>
          <table:table-cell table:formula="of:=[.C1271]*[.H1271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272]=&quot;ropes&quot;;[.A1272]*[.F1272];IF([.B1272]=&quot;poles&quot;;[.A1272]*[.E1272];[.A1272]*[.G1272]))" office:value-type="float" office:value="4046.856" calcext:value-type="float">
            <text:p>4046.856</text:p>
          </table:table-cell>
          <table:table-cell table:formula="of:=[.C1272]*[.H1272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273]=&quot;ropes&quot;;[.A1273]*[.F1273];IF([.B1273]=&quot;poles&quot;;[.A1273]*[.E1273];[.A1273]*[.G1273]))" office:value-type="float" office:value="4046.856" calcext:value-type="float">
            <text:p>4046.856</text:p>
          </table:table-cell>
          <table:table-cell table:formula="of:=[.C1273]*[.H1273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formula="of:=IF([.B1274]=&quot;ropes&quot;;[.A1274]*[.F1274];IF([.B1274]=&quot;poles&quot;;[.A1274]*[.E1274];[.A1274]*[.G1274]))" office:value-type="float" office:value="4046.856" calcext:value-type="float">
            <text:p>4046.856</text:p>
          </table:table-cell>
          <table:table-cell table:formula="of:=[.C1274]*[.H1274]" office:value-type="float" office:value="0.4046856" calcext:value-type="float">
            <text:p>0.404685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opes</text:p>
          </table:table-cell>
          <table:table-cell table:formula="of:=IF([.B1275]=&quot;ropes&quot;;[.A1275]*[.F1275];IF([.B1275]=&quot;poles&quot;;[.A1275]*[.E1275];[.A1275]*[.G1275]))" office:value-type="float" office:value="185.58216157" calcext:value-type="float">
            <text:p>185.58216157</text:p>
          </table:table-cell>
          <table:table-cell table:formula="of:=[.C1275]*[.H1275]" office:value-type="float" office:value="0.018558216157" calcext:value-type="float">
            <text:p>0.01855821615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opes</text:p>
          </table:table-cell>
          <table:table-cell table:formula="of:=IF([.B1276]=&quot;ropes&quot;;[.A1276]*[.F1276];IF([.B1276]=&quot;poles&quot;;[.A1276]*[.E1276];[.A1276]*[.G1276]))" office:value-type="float" office:value="185.58216157" calcext:value-type="float">
            <text:p>185.58216157</text:p>
          </table:table-cell>
          <table:table-cell table:formula="of:=[.C1276]*[.H1276]" office:value-type="float" office:value="0.018558216157" calcext:value-type="float">
            <text:p>0.01855821615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opes</text:p>
          </table:table-cell>
          <table:table-cell table:formula="of:=IF([.B1277]=&quot;ropes&quot;;[.A1277]*[.F1277];IF([.B1277]=&quot;poles&quot;;[.A1277]*[.E1277];[.A1277]*[.G1277]))" office:value-type="float" office:value="185.58216157" calcext:value-type="float">
            <text:p>185.58216157</text:p>
          </table:table-cell>
          <table:table-cell table:formula="of:=[.C1277]*[.H1277]" office:value-type="float" office:value="0.018558216157" calcext:value-type="float">
            <text:p>0.01855821615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opes</text:p>
          </table:table-cell>
          <table:table-cell table:formula="of:=IF([.B1278]=&quot;ropes&quot;;[.A1278]*[.F1278];IF([.B1278]=&quot;poles&quot;;[.A1278]*[.E1278];[.A1278]*[.G1278]))" office:value-type="float" office:value="185.58216157" calcext:value-type="float">
            <text:p>185.58216157</text:p>
          </table:table-cell>
          <table:table-cell table:formula="of:=[.C1278]*[.H1278]" office:value-type="float" office:value="0.018558216157" calcext:value-type="float">
            <text:p>0.018558216157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48.5" calcext:value-type="float">
            <text:p>48.5</text:p>
          </table:table-cell>
          <table:table-cell table:style-name="ce5"/>
          <table:table-cell table:formula="of:=IF([.B1279]=&quot;ropes&quot;;[.A1279]*[.F1279];IF([.B1279]=&quot;poles&quot;;[.A1279]*[.E1279];[.A1279]*[.G1279]))" office:value-type="float" office:value="196272.516" calcext:value-type="float">
            <text:p>196272.516</text:p>
          </table:table-cell>
          <table:table-cell table:formula="of:=[.C1279]*[.H1279]" office:value-type="float" office:value="19.6272516" calcext:value-type="float">
            <text:p>19.6272516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280]=&quot;ropes&quot;;[.A1280]*[.F1280];IF([.B1280]=&quot;poles&quot;;[.A1280]*[.E1280];[.A1280]*[.G1280]))" office:value-type="float" office:value="28.55110178" calcext:value-type="float">
            <text:p>28.55110178</text:p>
          </table:table-cell>
          <table:table-cell table:formula="of:=[.C1280]*[.H1280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opes</text:p>
          </table:table-cell>
          <table:table-cell table:formula="of:=IF([.B1281]=&quot;ropes&quot;;[.A1281]*[.F1281];IF([.B1281]=&quot;poles&quot;;[.A1281]*[.E1281];[.A1281]*[.G1281]))" office:value-type="float" office:value="28.55110178" calcext:value-type="float">
            <text:p>28.55110178</text:p>
          </table:table-cell>
          <table:table-cell table:formula="of:=[.C1281]*[.H1281]" office:value-type="float" office:value="0.002855110178" calcext:value-type="float">
            <text:p>0.002855110178</text:p>
          </table:table-cell>
          <table:table-cell office:value-type="float" office:value="25.29285264" calcext:value-type="float">
            <text:p>25.29285264</text:p>
          </table:table-cell>
          <table:table-cell office:value-type="float" office:value="14.27555089" calcext:value-type="float">
            <text:p>14.27555089</text:p>
          </table:table-cell>
          <table:table-cell office:value-type="float" office:value="4046.856" calcext:value-type="float">
            <text:p>4046.85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1047293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Sheet1.B1:Sheet1.B1">
            <calcext:condition calcext:apply-style-name="Good" calcext:value="=[$Sheet1.$E$1]" calcext:base-cell-address="Sheet1.B1"/>
          </calcext:conditional-format>
          <calcext:conditional-format calcext:target-range-address="Sheet1.B1283:Sheet1.B1048576">
            <calcext:condition calcext:apply-style-name="Good" calcext:value="=[$Sheet1.$E$1]" calcext:base-cell-address="Sheet1.B1283"/>
          </calcext:conditional-format>
          <calcext:conditional-format calcext:target-range-address="Sheet1.B2:Sheet1.B1281">
            <calcext:condition calcext:apply-style-name="Good" calcext:value="=[$Sheet1.$E$1]" calcext:base-cell-address="Sheet1.B2"/>
          </calcext:conditional-format>
          <calcext:conditional-format calcext:target-range-address="Sheet1.A1042:Sheet1.A1048576 Sheet1.A1:Sheet1.A984 Sheet1.A986:Sheet1.A1040">
            <calcext:condition calcext:apply-style-name="Error" calcext:value="&gt;=99999" calcext:base-cell-address="Sheet1.A1"/>
          </calcext:conditional-format>
          <calcext:conditional-format calcext:target-range-address="Sheet1.A985:Sheet1.A985">
            <calcext:condition calcext:apply-style-name="Error" calcext:value="&gt;=99999" calcext:base-cell-address="Sheet1.A98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 style:data-style-name="N2" text:time-value="12:22:37.519723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7:56:48.018533455</meta:creation-date>
    <dc:date>2019-05-18T13:30:31.802595988</dc:date>
    <meta:editing-duration>PT16H46M31S</meta:editing-duration>
    <meta:editing-cycles>36</meta:editing-cycles>
    <meta:generator>LibreOffice/6.0.7.3$Linux_X86_64 LibreOffice_project/00m0$Build-3</meta:generator>
    <meta:document-statistic meta:table-count="1" meta:cell-count="9556" meta:object-count="0"/>
  </office:meta>
</office:document-meta>
</file>